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6.22pt" svg:height="292.71pt" svg:x="387.01pt" svg:y="24.75pt">
            <draw:object draw:notify-on-update-of-ranges="Sheet1.A1:Sheet1.A1 Sheet1.A2:Sheet1.A257 Sheet1.B1:Sheet1.B1 Sheet1.B2:Sheet1.B257 Sheet1.A1:Sheet1.A1 Sheet1.A2:Sheet1.A257 Sheet1.C1:Sheet1.C1 Sheet1.C2:Sheet1.C257 Sheet1.A1:Sheet1.A1 Sheet1.A2:Sheet1.A257 Sheet1.D1:Sheet1.D1 Sheet1.D2:Sheet1.D257 Sheet1.A1:Sheet1.A1 Sheet1.A2:Sheet1.A257 Sheet1.E1:Sheet1.E1 Sheet1.E2:Sheet1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mg_8</text:p>
          </table:table-cell>
          <table:table-cell office:value-type="string" calcext:value-type="string">
            <text:p>Img_5</text:p>
          </table:table-cell>
          <table:table-cell office:value-type="string" calcext:value-type="string">
            <text:p>Img_1</text:p>
          </table:table-cell>
          <table:table-cell office:value-type="string" calcext:value-type="string">
            <text:p>Img_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877899" calcext:value-type="float">
            <text:p>877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877899" calcext:value-type="float">
            <text:p>877899</text:p>
          </table:table-cell>
          <table:table-cell office:value-type="float" office:value="877897" calcext:value-type="float">
            <text:p>877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77897" calcext:value-type="float">
            <text:p>877897</text:p>
          </table:table-cell>
          <table:table-cell office:value-type="float" office:value="877898" calcext:value-type="float">
            <text:p>877898</text:p>
          </table:table-cell>
          <table:table-cell office:value-type="float" office:value="877893" calcext:value-type="float">
            <text:p>877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77892" calcext:value-type="float">
            <text:p>877892</text:p>
          </table:table-cell>
          <table:table-cell office:value-type="float" office:value="877893" calcext:value-type="float">
            <text:p>877893</text:p>
          </table:table-cell>
          <table:table-cell office:value-type="float" office:value="877887" calcext:value-type="float">
            <text:p>877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7892" calcext:value-type="float">
            <text:p>877892</text:p>
          </table:table-cell>
          <table:table-cell office:value-type="float" office:value="877891" calcext:value-type="float">
            <text:p>877891</text:p>
          </table:table-cell>
          <table:table-cell office:value-type="float" office:value="877892" calcext:value-type="float">
            <text:p>877892</text:p>
          </table:table-cell>
          <table:table-cell office:value-type="float" office:value="877883" calcext:value-type="float">
            <text:p>877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7889" calcext:value-type="float">
            <text:p>877889</text:p>
          </table:table-cell>
          <table:table-cell office:value-type="float" office:value="877887" calcext:value-type="float">
            <text:p>877887</text:p>
          </table:table-cell>
          <table:table-cell office:value-type="float" office:value="877889" calcext:value-type="float">
            <text:p>877889</text:p>
          </table:table-cell>
          <table:table-cell office:value-type="float" office:value="877874" calcext:value-type="float">
            <text:p>877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7883" calcext:value-type="float">
            <text:p>877883</text:p>
          </table:table-cell>
          <table:table-cell office:value-type="float" office:value="877882" calcext:value-type="float">
            <text:p>877882</text:p>
          </table:table-cell>
          <table:table-cell office:value-type="float" office:value="877884" calcext:value-type="float">
            <text:p>877884</text:p>
          </table:table-cell>
          <table:table-cell office:value-type="float" office:value="877865" calcext:value-type="float">
            <text:p>8778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77881" calcext:value-type="float">
            <text:p>877881</text:p>
          </table:table-cell>
          <table:table-cell office:value-type="float" office:value="877883" calcext:value-type="float">
            <text:p>877883</text:p>
          </table:table-cell>
          <table:table-cell office:value-type="float" office:value="877847" calcext:value-type="float">
            <text:p>877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7880" calcext:value-type="float">
            <text:p>877880</text:p>
          </table:table-cell>
          <table:table-cell office:value-type="float" office:value="877878" calcext:value-type="float">
            <text:p>877878</text:p>
          </table:table-cell>
          <table:table-cell office:value-type="float" office:value="877880" calcext:value-type="float">
            <text:p>877880</text:p>
          </table:table-cell>
          <table:table-cell office:value-type="float" office:value="877793" calcext:value-type="float">
            <text:p>8777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7876" calcext:value-type="float">
            <text:p>877876</text:p>
          </table:table-cell>
          <table:table-cell office:value-type="float" office:value="877875" calcext:value-type="float">
            <text:p>877875</text:p>
          </table:table-cell>
          <table:table-cell office:value-type="float" office:value="877876" calcext:value-type="float">
            <text:p>877876</text:p>
          </table:table-cell>
          <table:table-cell office:value-type="float" office:value="877723" calcext:value-type="float">
            <text:p>8777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77873" calcext:value-type="float">
            <text:p>877873</text:p>
          </table:table-cell>
          <table:table-cell office:value-type="float" office:value="877875" calcext:value-type="float">
            <text:p>877875</text:p>
          </table:table-cell>
          <table:table-cell office:value-type="float" office:value="877663" calcext:value-type="float">
            <text:p>877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7872" calcext:value-type="float">
            <text:p>877872</text:p>
          </table:table-cell>
          <table:table-cell office:value-type="float" office:value="877858" calcext:value-type="float">
            <text:p>877858</text:p>
          </table:table-cell>
          <table:table-cell office:value-type="float" office:value="877874" calcext:value-type="float">
            <text:p>877874</text:p>
          </table:table-cell>
          <table:table-cell office:value-type="float" office:value="877624" calcext:value-type="float">
            <text:p>8776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706" calcext:value-type="float">
            <text:p>877706</text:p>
          </table:table-cell>
          <table:table-cell office:value-type="float" office:value="877872" calcext:value-type="float">
            <text:p>877872</text:p>
          </table:table-cell>
          <table:table-cell office:value-type="float" office:value="877571" calcext:value-type="float">
            <text:p>877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7867" calcext:value-type="float">
            <text:p>877867</text:p>
          </table:table-cell>
          <table:table-cell office:value-type="float" office:value="876992" calcext:value-type="float">
            <text:p>876992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402" calcext:value-type="float">
            <text:p>8774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7864" calcext:value-type="float">
            <text:p>877864</text:p>
          </table:table-cell>
          <table:table-cell office:value-type="float" office:value="874615" calcext:value-type="float">
            <text:p>874615</text:p>
          </table:table-cell>
          <table:table-cell office:value-type="float" office:value="877866" calcext:value-type="float">
            <text:p>877866</text:p>
          </table:table-cell>
          <table:table-cell office:value-type="float" office:value="877009" calcext:value-type="float">
            <text:p>877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7861" calcext:value-type="float">
            <text:p>877861</text:p>
          </table:table-cell>
          <table:table-cell office:value-type="float" office:value="871520" calcext:value-type="float">
            <text:p>871520</text:p>
          </table:table-cell>
          <table:table-cell office:value-type="float" office:value="877864" calcext:value-type="float">
            <text:p>877864</text:p>
          </table:table-cell>
          <table:table-cell office:value-type="float" office:value="876424" calcext:value-type="float">
            <text:p>8764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7857" calcext:value-type="float">
            <text:p>877857</text:p>
          </table:table-cell>
          <table:table-cell office:value-type="float" office:value="868852" calcext:value-type="float">
            <text:p>868852</text:p>
          </table:table-cell>
          <table:table-cell office:value-type="float" office:value="877859" calcext:value-type="float">
            <text:p>877859</text:p>
          </table:table-cell>
          <table:table-cell office:value-type="float" office:value="875623" calcext:value-type="float">
            <text:p>8756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7854" calcext:value-type="float">
            <text:p>877854</text:p>
          </table:table-cell>
          <table:table-cell office:value-type="float" office:value="866197" calcext:value-type="float">
            <text:p>866197</text:p>
          </table:table-cell>
          <table:table-cell office:value-type="float" office:value="877857" calcext:value-type="float">
            <text:p>877857</text:p>
          </table:table-cell>
          <table:table-cell office:value-type="float" office:value="874789" calcext:value-type="float">
            <text:p>8747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7851" calcext:value-type="float">
            <text:p>877851</text:p>
          </table:table-cell>
          <table:table-cell office:value-type="float" office:value="864099" calcext:value-type="float">
            <text:p>864099</text:p>
          </table:table-cell>
          <table:table-cell office:value-type="float" office:value="877854" calcext:value-type="float">
            <text:p>877854</text:p>
          </table:table-cell>
          <table:table-cell office:value-type="float" office:value="874188" calcext:value-type="float">
            <text:p>8741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7848" calcext:value-type="float">
            <text:p>877848</text:p>
          </table:table-cell>
          <table:table-cell office:value-type="float" office:value="862433" calcext:value-type="float">
            <text:p>862433</text:p>
          </table:table-cell>
          <table:table-cell office:value-type="float" office:value="877851" calcext:value-type="float">
            <text:p>877851</text:p>
          </table:table-cell>
          <table:table-cell office:value-type="float" office:value="873806" calcext:value-type="float">
            <text:p>873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7846" calcext:value-type="float">
            <text:p>877846</text:p>
          </table:table-cell>
          <table:table-cell office:value-type="float" office:value="861217" calcext:value-type="float">
            <text:p>861217</text:p>
          </table:table-cell>
          <table:table-cell office:value-type="float" office:value="877849" calcext:value-type="float">
            <text:p>877849</text:p>
          </table:table-cell>
          <table:table-cell office:value-type="float" office:value="873522" calcext:value-type="float">
            <text:p>8735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7843" calcext:value-type="float">
            <text:p>877843</text:p>
          </table:table-cell>
          <table:table-cell office:value-type="float" office:value="860210" calcext:value-type="float">
            <text:p>860210</text:p>
          </table:table-cell>
          <table:table-cell office:value-type="float" office:value="877847" calcext:value-type="float">
            <text:p>877847</text:p>
          </table:table-cell>
          <table:table-cell office:value-type="float" office:value="873216" calcext:value-type="float">
            <text:p>8732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7840" calcext:value-type="float">
            <text:p>877840</text:p>
          </table:table-cell>
          <table:table-cell office:value-type="float" office:value="859176" calcext:value-type="float">
            <text:p>859176</text:p>
          </table:table-cell>
          <table:table-cell office:value-type="float" office:value="877843" calcext:value-type="float">
            <text:p>877843</text:p>
          </table:table-cell>
          <table:table-cell office:value-type="float" office:value="872850" calcext:value-type="float">
            <text:p>8728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7837" calcext:value-type="float">
            <text:p>877837</text:p>
          </table:table-cell>
          <table:table-cell office:value-type="float" office:value="857973" calcext:value-type="float">
            <text:p>857973</text:p>
          </table:table-cell>
          <table:table-cell office:value-type="float" office:value="877843" calcext:value-type="float">
            <text:p>877843</text:p>
          </table:table-cell>
          <table:table-cell office:value-type="float" office:value="872514" calcext:value-type="float">
            <text:p>8725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7835" calcext:value-type="float">
            <text:p>877835</text:p>
          </table:table-cell>
          <table:table-cell office:value-type="float" office:value="856547" calcext:value-type="float">
            <text:p>856547</text:p>
          </table:table-cell>
          <table:table-cell office:value-type="float" office:value="877838" calcext:value-type="float">
            <text:p>877838</text:p>
          </table:table-cell>
          <table:table-cell office:value-type="float" office:value="872229" calcext:value-type="float">
            <text:p>8722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7832" calcext:value-type="float">
            <text:p>877832</text:p>
          </table:table-cell>
          <table:table-cell office:value-type="float" office:value="855689" calcext:value-type="float">
            <text:p>855689</text:p>
          </table:table-cell>
          <table:table-cell office:value-type="float" office:value="877835" calcext:value-type="float">
            <text:p>877835</text:p>
          </table:table-cell>
          <table:table-cell office:value-type="float" office:value="871920" calcext:value-type="float">
            <text:p>8719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7829" calcext:value-type="float">
            <text:p>877829</text:p>
          </table:table-cell>
          <table:table-cell office:value-type="float" office:value="855146" calcext:value-type="float">
            <text:p>855146</text:p>
          </table:table-cell>
          <table:table-cell office:value-type="float" office:value="877833" calcext:value-type="float">
            <text:p>877833</text:p>
          </table:table-cell>
          <table:table-cell office:value-type="float" office:value="871600" calcext:value-type="float">
            <text:p>8716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7825" calcext:value-type="float">
            <text:p>877825</text:p>
          </table:table-cell>
          <table:table-cell office:value-type="float" office:value="854610" calcext:value-type="float">
            <text:p>854610</text:p>
          </table:table-cell>
          <table:table-cell office:value-type="float" office:value="877828" calcext:value-type="float">
            <text:p>877828</text:p>
          </table:table-cell>
          <table:table-cell office:value-type="float" office:value="871277" calcext:value-type="float">
            <text:p>8712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7823" calcext:value-type="float">
            <text:p>877823</text:p>
          </table:table-cell>
          <table:table-cell office:value-type="float" office:value="854171" calcext:value-type="float">
            <text:p>854171</text:p>
          </table:table-cell>
          <table:table-cell office:value-type="float" office:value="877827" calcext:value-type="float">
            <text:p>877827</text:p>
          </table:table-cell>
          <table:table-cell office:value-type="float" office:value="870832" calcext:value-type="float">
            <text:p>8708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7819" calcext:value-type="float">
            <text:p>877819</text:p>
          </table:table-cell>
          <table:table-cell office:value-type="float" office:value="853755" calcext:value-type="float">
            <text:p>853755</text:p>
          </table:table-cell>
          <table:table-cell office:value-type="float" office:value="877825" calcext:value-type="float">
            <text:p>877825</text:p>
          </table:table-cell>
          <table:table-cell office:value-type="float" office:value="870261" calcext:value-type="float">
            <text:p>8702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7816" calcext:value-type="float">
            <text:p>877816</text:p>
          </table:table-cell>
          <table:table-cell office:value-type="float" office:value="853349" calcext:value-type="float">
            <text:p>853349</text:p>
          </table:table-cell>
          <table:table-cell office:value-type="float" office:value="877822" calcext:value-type="float">
            <text:p>877822</text:p>
          </table:table-cell>
          <table:table-cell office:value-type="float" office:value="869406" calcext:value-type="float">
            <text:p>8694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7814" calcext:value-type="float">
            <text:p>877814</text:p>
          </table:table-cell>
          <table:table-cell office:value-type="float" office:value="853032" calcext:value-type="float">
            <text:p>853032</text:p>
          </table:table-cell>
          <table:table-cell office:value-type="float" office:value="877819" calcext:value-type="float">
            <text:p>877819</text:p>
          </table:table-cell>
          <table:table-cell office:value-type="float" office:value="868286" calcext:value-type="float">
            <text:p>8682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7812" calcext:value-type="float">
            <text:p>877812</text:p>
          </table:table-cell>
          <table:table-cell office:value-type="float" office:value="852640" calcext:value-type="float">
            <text:p>852640</text:p>
          </table:table-cell>
          <table:table-cell office:value-type="float" office:value="877816" calcext:value-type="float">
            <text:p>877816</text:p>
          </table:table-cell>
          <table:table-cell office:value-type="float" office:value="866520" calcext:value-type="float">
            <text:p>8665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7809" calcext:value-type="float">
            <text:p>877809</text:p>
          </table:table-cell>
          <table:table-cell office:value-type="float" office:value="852279" calcext:value-type="float">
            <text:p>852279</text:p>
          </table:table-cell>
          <table:table-cell office:value-type="float" office:value="877803" calcext:value-type="float">
            <text:p>877803</text:p>
          </table:table-cell>
          <table:table-cell office:value-type="float" office:value="865488" calcext:value-type="float">
            <text:p>8654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7808" calcext:value-type="float">
            <text:p>877808</text:p>
          </table:table-cell>
          <table:table-cell office:value-type="float" office:value="851853" calcext:value-type="float">
            <text:p>851853</text:p>
          </table:table-cell>
          <table:table-cell office:value-type="float" office:value="877760" calcext:value-type="float">
            <text:p>877760</text:p>
          </table:table-cell>
          <table:table-cell office:value-type="float" office:value="864478" calcext:value-type="float">
            <text:p>8644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7806" calcext:value-type="float">
            <text:p>877806</text:p>
          </table:table-cell>
          <table:table-cell office:value-type="float" office:value="851473" calcext:value-type="float">
            <text:p>851473</text:p>
          </table:table-cell>
          <table:table-cell office:value-type="float" office:value="877653" calcext:value-type="float">
            <text:p>877653</text:p>
          </table:table-cell>
          <table:table-cell office:value-type="float" office:value="863627" calcext:value-type="float">
            <text:p>8636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7804" calcext:value-type="float">
            <text:p>877804</text:p>
          </table:table-cell>
          <table:table-cell office:value-type="float" office:value="851126" calcext:value-type="float">
            <text:p>851126</text:p>
          </table:table-cell>
          <table:table-cell office:value-type="float" office:value="877529" calcext:value-type="float">
            <text:p>877529</text:p>
          </table:table-cell>
          <table:table-cell office:value-type="float" office:value="862815" calcext:value-type="float">
            <text:p>8628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7803" calcext:value-type="float">
            <text:p>877803</text:p>
          </table:table-cell>
          <table:table-cell office:value-type="float" office:value="850739" calcext:value-type="float">
            <text:p>850739</text:p>
          </table:table-cell>
          <table:table-cell office:value-type="float" office:value="877388" calcext:value-type="float">
            <text:p>877388</text:p>
          </table:table-cell>
          <table:table-cell office:value-type="float" office:value="862021" calcext:value-type="float">
            <text:p>8620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7798" calcext:value-type="float">
            <text:p>877798</text:p>
          </table:table-cell>
          <table:table-cell office:value-type="float" office:value="850372" calcext:value-type="float">
            <text:p>850372</text:p>
          </table:table-cell>
          <table:table-cell office:value-type="float" office:value="877194" calcext:value-type="float">
            <text:p>877194</text:p>
          </table:table-cell>
          <table:table-cell office:value-type="float" office:value="861275" calcext:value-type="float">
            <text:p>8612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7796" calcext:value-type="float">
            <text:p>877796</text:p>
          </table:table-cell>
          <table:table-cell office:value-type="float" office:value="850060" calcext:value-type="float">
            <text:p>850060</text:p>
          </table:table-cell>
          <table:table-cell office:value-type="float" office:value="877003" calcext:value-type="float">
            <text:p>877003</text:p>
          </table:table-cell>
          <table:table-cell office:value-type="float" office:value="860592" calcext:value-type="float">
            <text:p>8605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7794" calcext:value-type="float">
            <text:p>877794</text:p>
          </table:table-cell>
          <table:table-cell office:value-type="float" office:value="849690" calcext:value-type="float">
            <text:p>849690</text:p>
          </table:table-cell>
          <table:table-cell office:value-type="float" office:value="876810" calcext:value-type="float">
            <text:p>876810</text:p>
          </table:table-cell>
          <table:table-cell office:value-type="float" office:value="859907" calcext:value-type="float">
            <text:p>8599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7793" calcext:value-type="float">
            <text:p>877793</text:p>
          </table:table-cell>
          <table:table-cell office:value-type="float" office:value="849316" calcext:value-type="float">
            <text:p>849316</text:p>
          </table:table-cell>
          <table:table-cell office:value-type="float" office:value="876651" calcext:value-type="float">
            <text:p>876651</text:p>
          </table:table-cell>
          <table:table-cell office:value-type="float" office:value="859228" calcext:value-type="float">
            <text:p>8592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7793" calcext:value-type="float">
            <text:p>877793</text:p>
          </table:table-cell>
          <table:table-cell office:value-type="float" office:value="848951" calcext:value-type="float">
            <text:p>848951</text:p>
          </table:table-cell>
          <table:table-cell office:value-type="float" office:value="876469" calcext:value-type="float">
            <text:p>876469</text:p>
          </table:table-cell>
          <table:table-cell office:value-type="float" office:value="858534" calcext:value-type="float">
            <text:p>8585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7789" calcext:value-type="float">
            <text:p>877789</text:p>
          </table:table-cell>
          <table:table-cell office:value-type="float" office:value="848591" calcext:value-type="float">
            <text:p>848591</text:p>
          </table:table-cell>
          <table:table-cell office:value-type="float" office:value="876304" calcext:value-type="float">
            <text:p>876304</text:p>
          </table:table-cell>
          <table:table-cell office:value-type="float" office:value="857866" calcext:value-type="float">
            <text:p>857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7786" calcext:value-type="float">
            <text:p>877786</text:p>
          </table:table-cell>
          <table:table-cell office:value-type="float" office:value="848210" calcext:value-type="float">
            <text:p>848210</text:p>
          </table:table-cell>
          <table:table-cell office:value-type="float" office:value="876136" calcext:value-type="float">
            <text:p>876136</text:p>
          </table:table-cell>
          <table:table-cell office:value-type="float" office:value="857214" calcext:value-type="float">
            <text:p>8572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7784" calcext:value-type="float">
            <text:p>877784</text:p>
          </table:table-cell>
          <table:table-cell office:value-type="float" office:value="847838" calcext:value-type="float">
            <text:p>847838</text:p>
          </table:table-cell>
          <table:table-cell office:value-type="float" office:value="875959" calcext:value-type="float">
            <text:p>875959</text:p>
          </table:table-cell>
          <table:table-cell office:value-type="float" office:value="856572" calcext:value-type="float">
            <text:p>8565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7781" calcext:value-type="float">
            <text:p>877781</text:p>
          </table:table-cell>
          <table:table-cell office:value-type="float" office:value="847489" calcext:value-type="float">
            <text:p>847489</text:p>
          </table:table-cell>
          <table:table-cell office:value-type="float" office:value="875803" calcext:value-type="float">
            <text:p>875803</text:p>
          </table:table-cell>
          <table:table-cell office:value-type="float" office:value="855946" calcext:value-type="float">
            <text:p>8559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77780" calcext:value-type="float">
            <text:p>877780</text:p>
          </table:table-cell>
          <table:table-cell office:value-type="float" office:value="847125" calcext:value-type="float">
            <text:p>847125</text:p>
          </table:table-cell>
          <table:table-cell office:value-type="float" office:value="875639" calcext:value-type="float">
            <text:p>875639</text:p>
          </table:table-cell>
          <table:table-cell office:value-type="float" office:value="855321" calcext:value-type="float">
            <text:p>8553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7778" calcext:value-type="float">
            <text:p>877778</text:p>
          </table:table-cell>
          <table:table-cell office:value-type="float" office:value="846741" calcext:value-type="float">
            <text:p>846741</text:p>
          </table:table-cell>
          <table:table-cell office:value-type="float" office:value="875461" calcext:value-type="float">
            <text:p>875461</text:p>
          </table:table-cell>
          <table:table-cell office:value-type="float" office:value="854718" calcext:value-type="float">
            <text:p>8547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7777" calcext:value-type="float">
            <text:p>877777</text:p>
          </table:table-cell>
          <table:table-cell office:value-type="float" office:value="846315" calcext:value-type="float">
            <text:p>846315</text:p>
          </table:table-cell>
          <table:table-cell office:value-type="float" office:value="875311" calcext:value-type="float">
            <text:p>875311</text:p>
          </table:table-cell>
          <table:table-cell office:value-type="float" office:value="854122" calcext:value-type="float">
            <text:p>854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7775" calcext:value-type="float">
            <text:p>877775</text:p>
          </table:table-cell>
          <table:table-cell office:value-type="float" office:value="845892" calcext:value-type="float">
            <text:p>845892</text:p>
          </table:table-cell>
          <table:table-cell office:value-type="float" office:value="875144" calcext:value-type="float">
            <text:p>875144</text:p>
          </table:table-cell>
          <table:table-cell office:value-type="float" office:value="853478" calcext:value-type="float">
            <text:p>8534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7772" calcext:value-type="float">
            <text:p>877772</text:p>
          </table:table-cell>
          <table:table-cell office:value-type="float" office:value="845411" calcext:value-type="float">
            <text:p>845411</text:p>
          </table:table-cell>
          <table:table-cell office:value-type="float" office:value="874981" calcext:value-type="float">
            <text:p>874981</text:p>
          </table:table-cell>
          <table:table-cell office:value-type="float" office:value="852917" calcext:value-type="float">
            <text:p>8529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7771" calcext:value-type="float">
            <text:p>877771</text:p>
          </table:table-cell>
          <table:table-cell office:value-type="float" office:value="844918" calcext:value-type="float">
            <text:p>844918</text:p>
          </table:table-cell>
          <table:table-cell office:value-type="float" office:value="874841" calcext:value-type="float">
            <text:p>874841</text:p>
          </table:table-cell>
          <table:table-cell office:value-type="float" office:value="852349" calcext:value-type="float">
            <text:p>8523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77766" calcext:value-type="float">
            <text:p>877766</text:p>
          </table:table-cell>
          <table:table-cell office:value-type="float" office:value="844390" calcext:value-type="float">
            <text:p>844390</text:p>
          </table:table-cell>
          <table:table-cell office:value-type="float" office:value="874677" calcext:value-type="float">
            <text:p>874677</text:p>
          </table:table-cell>
          <table:table-cell office:value-type="float" office:value="851770" calcext:value-type="float">
            <text:p>8517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7765" calcext:value-type="float">
            <text:p>877765</text:p>
          </table:table-cell>
          <table:table-cell office:value-type="float" office:value="843891" calcext:value-type="float">
            <text:p>843891</text:p>
          </table:table-cell>
          <table:table-cell office:value-type="float" office:value="874523" calcext:value-type="float">
            <text:p>874523</text:p>
          </table:table-cell>
          <table:table-cell office:value-type="float" office:value="851208" calcext:value-type="float">
            <text:p>8512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77762" calcext:value-type="float">
            <text:p>877762</text:p>
          </table:table-cell>
          <table:table-cell office:value-type="float" office:value="843391" calcext:value-type="float">
            <text:p>843391</text:p>
          </table:table-cell>
          <table:table-cell office:value-type="float" office:value="874373" calcext:value-type="float">
            <text:p>874373</text:p>
          </table:table-cell>
          <table:table-cell office:value-type="float" office:value="850651" calcext:value-type="float">
            <text:p>8506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7760" calcext:value-type="float">
            <text:p>877760</text:p>
          </table:table-cell>
          <table:table-cell office:value-type="float" office:value="842846" calcext:value-type="float">
            <text:p>842846</text:p>
          </table:table-cell>
          <table:table-cell office:value-type="float" office:value="874209" calcext:value-type="float">
            <text:p>874209</text:p>
          </table:table-cell>
          <table:table-cell office:value-type="float" office:value="850088" calcext:value-type="float">
            <text:p>8500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7759" calcext:value-type="float">
            <text:p>877759</text:p>
          </table:table-cell>
          <table:table-cell office:value-type="float" office:value="842256" calcext:value-type="float">
            <text:p>842256</text:p>
          </table:table-cell>
          <table:table-cell office:value-type="float" office:value="874056" calcext:value-type="float">
            <text:p>874056</text:p>
          </table:table-cell>
          <table:table-cell office:value-type="float" office:value="849537" calcext:value-type="float">
            <text:p>8495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7757" calcext:value-type="float">
            <text:p>877757</text:p>
          </table:table-cell>
          <table:table-cell office:value-type="float" office:value="841594" calcext:value-type="float">
            <text:p>841594</text:p>
          </table:table-cell>
          <table:table-cell office:value-type="float" office:value="873904" calcext:value-type="float">
            <text:p>873904</text:p>
          </table:table-cell>
          <table:table-cell office:value-type="float" office:value="848937" calcext:value-type="float">
            <text:p>8489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7754" calcext:value-type="float">
            <text:p>877754</text:p>
          </table:table-cell>
          <table:table-cell office:value-type="float" office:value="840894" calcext:value-type="float">
            <text:p>840894</text:p>
          </table:table-cell>
          <table:table-cell office:value-type="float" office:value="873734" calcext:value-type="float">
            <text:p>873734</text:p>
          </table:table-cell>
          <table:table-cell office:value-type="float" office:value="848327" calcext:value-type="float">
            <text:p>8483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7749" calcext:value-type="float">
            <text:p>877749</text:p>
          </table:table-cell>
          <table:table-cell office:value-type="float" office:value="840231" calcext:value-type="float">
            <text:p>840231</text:p>
          </table:table-cell>
          <table:table-cell office:value-type="float" office:value="873560" calcext:value-type="float">
            <text:p>873560</text:p>
          </table:table-cell>
          <table:table-cell office:value-type="float" office:value="847715" calcext:value-type="float">
            <text:p>8477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7743" calcext:value-type="float">
            <text:p>877743</text:p>
          </table:table-cell>
          <table:table-cell office:value-type="float" office:value="839455" calcext:value-type="float">
            <text:p>839455</text:p>
          </table:table-cell>
          <table:table-cell office:value-type="float" office:value="873400" calcext:value-type="float">
            <text:p>873400</text:p>
          </table:table-cell>
          <table:table-cell office:value-type="float" office:value="847080" calcext:value-type="float">
            <text:p>8470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7732" calcext:value-type="float">
            <text:p>877732</text:p>
          </table:table-cell>
          <table:table-cell office:value-type="float" office:value="838642" calcext:value-type="float">
            <text:p>838642</text:p>
          </table:table-cell>
          <table:table-cell office:value-type="float" office:value="873228" calcext:value-type="float">
            <text:p>873228</text:p>
          </table:table-cell>
          <table:table-cell office:value-type="float" office:value="846385" calcext:value-type="float">
            <text:p>8463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7719" calcext:value-type="float">
            <text:p>877719</text:p>
          </table:table-cell>
          <table:table-cell office:value-type="float" office:value="837722" calcext:value-type="float">
            <text:p>837722</text:p>
          </table:table-cell>
          <table:table-cell office:value-type="float" office:value="873056" calcext:value-type="float">
            <text:p>873056</text:p>
          </table:table-cell>
          <table:table-cell office:value-type="float" office:value="845667" calcext:value-type="float">
            <text:p>845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7705" calcext:value-type="float">
            <text:p>877705</text:p>
          </table:table-cell>
          <table:table-cell office:value-type="float" office:value="836716" calcext:value-type="float">
            <text:p>836716</text:p>
          </table:table-cell>
          <table:table-cell office:value-type="float" office:value="872880" calcext:value-type="float">
            <text:p>872880</text:p>
          </table:table-cell>
          <table:table-cell office:value-type="float" office:value="844861" calcext:value-type="float">
            <text:p>8448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7681" calcext:value-type="float">
            <text:p>877681</text:p>
          </table:table-cell>
          <table:table-cell office:value-type="float" office:value="835765" calcext:value-type="float">
            <text:p>835765</text:p>
          </table:table-cell>
          <table:table-cell office:value-type="float" office:value="872703" calcext:value-type="float">
            <text:p>872703</text:p>
          </table:table-cell>
          <table:table-cell office:value-type="float" office:value="843975" calcext:value-type="float">
            <text:p>8439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7634" calcext:value-type="float">
            <text:p>877634</text:p>
          </table:table-cell>
          <table:table-cell office:value-type="float" office:value="834525" calcext:value-type="float">
            <text:p>834525</text:p>
          </table:table-cell>
          <table:table-cell office:value-type="float" office:value="872521" calcext:value-type="float">
            <text:p>872521</text:p>
          </table:table-cell>
          <table:table-cell office:value-type="float" office:value="843000" calcext:value-type="float">
            <text:p>843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7561" calcext:value-type="float">
            <text:p>877561</text:p>
          </table:table-cell>
          <table:table-cell office:value-type="float" office:value="832837" calcext:value-type="float">
            <text:p>832837</text:p>
          </table:table-cell>
          <table:table-cell office:value-type="float" office:value="872334" calcext:value-type="float">
            <text:p>872334</text:p>
          </table:table-cell>
          <table:table-cell office:value-type="float" office:value="841942" calcext:value-type="float">
            <text:p>8419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7432" calcext:value-type="float">
            <text:p>877432</text:p>
          </table:table-cell>
          <table:table-cell office:value-type="float" office:value="830811" calcext:value-type="float">
            <text:p>830811</text:p>
          </table:table-cell>
          <table:table-cell office:value-type="float" office:value="872102" calcext:value-type="float">
            <text:p>872102</text:p>
          </table:table-cell>
          <table:table-cell office:value-type="float" office:value="840745" calcext:value-type="float">
            <text:p>8407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7200" calcext:value-type="float">
            <text:p>877200</text:p>
          </table:table-cell>
          <table:table-cell office:value-type="float" office:value="828434" calcext:value-type="float">
            <text:p>828434</text:p>
          </table:table-cell>
          <table:table-cell office:value-type="float" office:value="871800" calcext:value-type="float">
            <text:p>871800</text:p>
          </table:table-cell>
          <table:table-cell office:value-type="float" office:value="839583" calcext:value-type="float">
            <text:p>8395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6788" calcext:value-type="float">
            <text:p>876788</text:p>
          </table:table-cell>
          <table:table-cell office:value-type="float" office:value="826218" calcext:value-type="float">
            <text:p>826218</text:p>
          </table:table-cell>
          <table:table-cell office:value-type="float" office:value="871404" calcext:value-type="float">
            <text:p>871404</text:p>
          </table:table-cell>
          <table:table-cell office:value-type="float" office:value="838463" calcext:value-type="float">
            <text:p>8384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6247" calcext:value-type="float">
            <text:p>876247</text:p>
          </table:table-cell>
          <table:table-cell office:value-type="float" office:value="823691" calcext:value-type="float">
            <text:p>823691</text:p>
          </table:table-cell>
          <table:table-cell office:value-type="float" office:value="870912" calcext:value-type="float">
            <text:p>870912</text:p>
          </table:table-cell>
          <table:table-cell office:value-type="float" office:value="837340" calcext:value-type="float">
            <text:p>8373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5525" calcext:value-type="float">
            <text:p>875525</text:p>
          </table:table-cell>
          <table:table-cell office:value-type="float" office:value="821087" calcext:value-type="float">
            <text:p>821087</text:p>
          </table:table-cell>
          <table:table-cell office:value-type="float" office:value="870341" calcext:value-type="float">
            <text:p>870341</text:p>
          </table:table-cell>
          <table:table-cell office:value-type="float" office:value="836135" calcext:value-type="float">
            <text:p>8361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4588" calcext:value-type="float">
            <text:p>874588</text:p>
          </table:table-cell>
          <table:table-cell office:value-type="float" office:value="818311" calcext:value-type="float">
            <text:p>818311</text:p>
          </table:table-cell>
          <table:table-cell office:value-type="float" office:value="869656" calcext:value-type="float">
            <text:p>869656</text:p>
          </table:table-cell>
          <table:table-cell office:value-type="float" office:value="834951" calcext:value-type="float">
            <text:p>8349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73552" calcext:value-type="float">
            <text:p>873552</text:p>
          </table:table-cell>
          <table:table-cell office:value-type="float" office:value="815279" calcext:value-type="float">
            <text:p>815279</text:p>
          </table:table-cell>
          <table:table-cell office:value-type="float" office:value="869010" calcext:value-type="float">
            <text:p>869010</text:p>
          </table:table-cell>
          <table:table-cell office:value-type="float" office:value="833647" calcext:value-type="float">
            <text:p>8336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2291" calcext:value-type="float">
            <text:p>872291</text:p>
          </table:table-cell>
          <table:table-cell office:value-type="float" office:value="811665" calcext:value-type="float">
            <text:p>811665</text:p>
          </table:table-cell>
          <table:table-cell office:value-type="float" office:value="868435" calcext:value-type="float">
            <text:p>868435</text:p>
          </table:table-cell>
          <table:table-cell office:value-type="float" office:value="832180" calcext:value-type="float">
            <text:p>8321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0916" calcext:value-type="float">
            <text:p>870916</text:p>
          </table:table-cell>
          <table:table-cell office:value-type="float" office:value="807570" calcext:value-type="float">
            <text:p>807570</text:p>
          </table:table-cell>
          <table:table-cell office:value-type="float" office:value="867821" calcext:value-type="float">
            <text:p>867821</text:p>
          </table:table-cell>
          <table:table-cell office:value-type="float" office:value="830577" calcext:value-type="float">
            <text:p>8305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9400" calcext:value-type="float">
            <text:p>869400</text:p>
          </table:table-cell>
          <table:table-cell office:value-type="float" office:value="803416" calcext:value-type="float">
            <text:p>803416</text:p>
          </table:table-cell>
          <table:table-cell office:value-type="float" office:value="867110" calcext:value-type="float">
            <text:p>867110</text:p>
          </table:table-cell>
          <table:table-cell office:value-type="float" office:value="828774" calcext:value-type="float">
            <text:p>8287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7738" calcext:value-type="float">
            <text:p>867738</text:p>
          </table:table-cell>
          <table:table-cell office:value-type="float" office:value="799249" calcext:value-type="float">
            <text:p>799249</text:p>
          </table:table-cell>
          <table:table-cell office:value-type="float" office:value="866211" calcext:value-type="float">
            <text:p>866211</text:p>
          </table:table-cell>
          <table:table-cell office:value-type="float" office:value="826975" calcext:value-type="float">
            <text:p>8269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6017" calcext:value-type="float">
            <text:p>866017</text:p>
          </table:table-cell>
          <table:table-cell office:value-type="float" office:value="794532" calcext:value-type="float">
            <text:p>794532</text:p>
          </table:table-cell>
          <table:table-cell office:value-type="float" office:value="865177" calcext:value-type="float">
            <text:p>865177</text:p>
          </table:table-cell>
          <table:table-cell office:value-type="float" office:value="825011" calcext:value-type="float">
            <text:p>8250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4170" calcext:value-type="float">
            <text:p>864170</text:p>
          </table:table-cell>
          <table:table-cell office:value-type="float" office:value="789216" calcext:value-type="float">
            <text:p>789216</text:p>
          </table:table-cell>
          <table:table-cell office:value-type="float" office:value="863805" calcext:value-type="float">
            <text:p>863805</text:p>
          </table:table-cell>
          <table:table-cell office:value-type="float" office:value="822894" calcext:value-type="float">
            <text:p>8228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2021" calcext:value-type="float">
            <text:p>862021</text:p>
          </table:table-cell>
          <table:table-cell office:value-type="float" office:value="782966" calcext:value-type="float">
            <text:p>782966</text:p>
          </table:table-cell>
          <table:table-cell office:value-type="float" office:value="862280" calcext:value-type="float">
            <text:p>862280</text:p>
          </table:table-cell>
          <table:table-cell office:value-type="float" office:value="820509" calcext:value-type="float">
            <text:p>8205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9480" calcext:value-type="float">
            <text:p>859480</text:p>
          </table:table-cell>
          <table:table-cell office:value-type="float" office:value="775885" calcext:value-type="float">
            <text:p>775885</text:p>
          </table:table-cell>
          <table:table-cell office:value-type="float" office:value="860454" calcext:value-type="float">
            <text:p>860454</text:p>
          </table:table-cell>
          <table:table-cell office:value-type="float" office:value="817594" calcext:value-type="float">
            <text:p>8175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6562" calcext:value-type="float">
            <text:p>856562</text:p>
          </table:table-cell>
          <table:table-cell office:value-type="float" office:value="768034" calcext:value-type="float">
            <text:p>768034</text:p>
          </table:table-cell>
          <table:table-cell office:value-type="float" office:value="858261" calcext:value-type="float">
            <text:p>858261</text:p>
          </table:table-cell>
          <table:table-cell office:value-type="float" office:value="813867" calcext:value-type="float">
            <text:p>8138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2912" calcext:value-type="float">
            <text:p>852912</text:p>
          </table:table-cell>
          <table:table-cell office:value-type="float" office:value="758904" calcext:value-type="float">
            <text:p>758904</text:p>
          </table:table-cell>
          <table:table-cell office:value-type="float" office:value="855574" calcext:value-type="float">
            <text:p>855574</text:p>
          </table:table-cell>
          <table:table-cell office:value-type="float" office:value="809116" calcext:value-type="float">
            <text:p>8091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8529" calcext:value-type="float">
            <text:p>848529</text:p>
          </table:table-cell>
          <table:table-cell office:value-type="float" office:value="748676" calcext:value-type="float">
            <text:p>748676</text:p>
          </table:table-cell>
          <table:table-cell office:value-type="float" office:value="852527" calcext:value-type="float">
            <text:p>852527</text:p>
          </table:table-cell>
          <table:table-cell office:value-type="float" office:value="803083" calcext:value-type="float">
            <text:p>8030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3226" calcext:value-type="float">
            <text:p>843226</text:p>
          </table:table-cell>
          <table:table-cell office:value-type="float" office:value="737607" calcext:value-type="float">
            <text:p>737607</text:p>
          </table:table-cell>
          <table:table-cell office:value-type="float" office:value="849139" calcext:value-type="float">
            <text:p>849139</text:p>
          </table:table-cell>
          <table:table-cell office:value-type="float" office:value="794344" calcext:value-type="float">
            <text:p>7943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6612" calcext:value-type="float">
            <text:p>836612</text:p>
          </table:table-cell>
          <table:table-cell office:value-type="float" office:value="726655" calcext:value-type="float">
            <text:p>726655</text:p>
          </table:table-cell>
          <table:table-cell office:value-type="float" office:value="845195" calcext:value-type="float">
            <text:p>845195</text:p>
          </table:table-cell>
          <table:table-cell office:value-type="float" office:value="780961" calcext:value-type="float">
            <text:p>7809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8058" calcext:value-type="float">
            <text:p>828058</text:p>
          </table:table-cell>
          <table:table-cell office:value-type="float" office:value="716692" calcext:value-type="float">
            <text:p>716692</text:p>
          </table:table-cell>
          <table:table-cell office:value-type="float" office:value="840649" calcext:value-type="float">
            <text:p>840649</text:p>
          </table:table-cell>
          <table:table-cell office:value-type="float" office:value="765011" calcext:value-type="float">
            <text:p>7650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7361" calcext:value-type="float">
            <text:p>817361</text:p>
          </table:table-cell>
          <table:table-cell office:value-type="float" office:value="707329" calcext:value-type="float">
            <text:p>707329</text:p>
          </table:table-cell>
          <table:table-cell office:value-type="float" office:value="834979" calcext:value-type="float">
            <text:p>834979</text:p>
          </table:table-cell>
          <table:table-cell office:value-type="float" office:value="748004" calcext:value-type="float">
            <text:p>7480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3756" calcext:value-type="float">
            <text:p>803756</text:p>
          </table:table-cell>
          <table:table-cell office:value-type="float" office:value="697635" calcext:value-type="float">
            <text:p>697635</text:p>
          </table:table-cell>
          <table:table-cell office:value-type="float" office:value="828503" calcext:value-type="float">
            <text:p>828503</text:p>
          </table:table-cell>
          <table:table-cell office:value-type="float" office:value="732077" calcext:value-type="float">
            <text:p>7320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7703" calcext:value-type="float">
            <text:p>787703</text:p>
          </table:table-cell>
          <table:table-cell office:value-type="float" office:value="686767" calcext:value-type="float">
            <text:p>686767</text:p>
          </table:table-cell>
          <table:table-cell office:value-type="float" office:value="821125" calcext:value-type="float">
            <text:p>821125</text:p>
          </table:table-cell>
          <table:table-cell office:value-type="float" office:value="720605" calcext:value-type="float">
            <text:p>7206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0158" calcext:value-type="float">
            <text:p>770158</text:p>
          </table:table-cell>
          <table:table-cell office:value-type="float" office:value="673403" calcext:value-type="float">
            <text:p>673403</text:p>
          </table:table-cell>
          <table:table-cell office:value-type="float" office:value="812352" calcext:value-type="float">
            <text:p>812352</text:p>
          </table:table-cell>
          <table:table-cell office:value-type="float" office:value="710100" calcext:value-type="float">
            <text:p>710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1290" calcext:value-type="float">
            <text:p>751290</text:p>
          </table:table-cell>
          <table:table-cell office:value-type="float" office:value="656538" calcext:value-type="float">
            <text:p>656538</text:p>
          </table:table-cell>
          <table:table-cell office:value-type="float" office:value="801563" calcext:value-type="float">
            <text:p>801563</text:p>
          </table:table-cell>
          <table:table-cell office:value-type="float" office:value="699414" calcext:value-type="float">
            <text:p>6994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1095" calcext:value-type="float">
            <text:p>731095</text:p>
          </table:table-cell>
          <table:table-cell office:value-type="float" office:value="636470" calcext:value-type="float">
            <text:p>636470</text:p>
          </table:table-cell>
          <table:table-cell office:value-type="float" office:value="787862" calcext:value-type="float">
            <text:p>787862</text:p>
          </table:table-cell>
          <table:table-cell office:value-type="float" office:value="686455" calcext:value-type="float">
            <text:p>6864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8224" calcext:value-type="float">
            <text:p>708224</text:p>
          </table:table-cell>
          <table:table-cell office:value-type="float" office:value="613570" calcext:value-type="float">
            <text:p>613570</text:p>
          </table:table-cell>
          <table:table-cell office:value-type="float" office:value="771263" calcext:value-type="float">
            <text:p>771263</text:p>
          </table:table-cell>
          <table:table-cell office:value-type="float" office:value="670645" calcext:value-type="float">
            <text:p>6706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82593" calcext:value-type="float">
            <text:p>682593</text:p>
          </table:table-cell>
          <table:table-cell office:value-type="float" office:value="589733" calcext:value-type="float">
            <text:p>589733</text:p>
          </table:table-cell>
          <table:table-cell office:value-type="float" office:value="752470" calcext:value-type="float">
            <text:p>752470</text:p>
          </table:table-cell>
          <table:table-cell office:value-type="float" office:value="651987" calcext:value-type="float">
            <text:p>6519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55862" calcext:value-type="float">
            <text:p>655862</text:p>
          </table:table-cell>
          <table:table-cell office:value-type="float" office:value="564773" calcext:value-type="float">
            <text:p>564773</text:p>
          </table:table-cell>
          <table:table-cell office:value-type="float" office:value="732136" calcext:value-type="float">
            <text:p>732136</text:p>
          </table:table-cell>
          <table:table-cell office:value-type="float" office:value="630531" calcext:value-type="float">
            <text:p>6305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7809" calcext:value-type="float">
            <text:p>627809</text:p>
          </table:table-cell>
          <table:table-cell office:value-type="float" office:value="539203" calcext:value-type="float">
            <text:p>539203</text:p>
          </table:table-cell>
          <table:table-cell office:value-type="float" office:value="711550" calcext:value-type="float">
            <text:p>711550</text:p>
          </table:table-cell>
          <table:table-cell office:value-type="float" office:value="609953" calcext:value-type="float">
            <text:p>6099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99858" calcext:value-type="float">
            <text:p>599858</text:p>
          </table:table-cell>
          <table:table-cell office:value-type="float" office:value="514040" calcext:value-type="float">
            <text:p>514040</text:p>
          </table:table-cell>
          <table:table-cell office:value-type="float" office:value="688980" calcext:value-type="float">
            <text:p>688980</text:p>
          </table:table-cell>
          <table:table-cell office:value-type="float" office:value="590583" calcext:value-type="float">
            <text:p>5905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3936" calcext:value-type="float">
            <text:p>573936</text:p>
          </table:table-cell>
          <table:table-cell office:value-type="float" office:value="488987" calcext:value-type="float">
            <text:p>488987</text:p>
          </table:table-cell>
          <table:table-cell office:value-type="float" office:value="665887" calcext:value-type="float">
            <text:p>665887</text:p>
          </table:table-cell>
          <table:table-cell office:value-type="float" office:value="569685" calcext:value-type="float">
            <text:p>5696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48895" calcext:value-type="float">
            <text:p>548895</text:p>
          </table:table-cell>
          <table:table-cell office:value-type="float" office:value="466039" calcext:value-type="float">
            <text:p>466039</text:p>
          </table:table-cell>
          <table:table-cell office:value-type="float" office:value="642177" calcext:value-type="float">
            <text:p>642177</text:p>
          </table:table-cell>
          <table:table-cell office:value-type="float" office:value="549476" calcext:value-type="float">
            <text:p>5494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19612" calcext:value-type="float">
            <text:p>519612</text:p>
          </table:table-cell>
          <table:table-cell office:value-type="float" office:value="444259" calcext:value-type="float">
            <text:p>444259</text:p>
          </table:table-cell>
          <table:table-cell office:value-type="float" office:value="615716" calcext:value-type="float">
            <text:p>615716</text:p>
          </table:table-cell>
          <table:table-cell office:value-type="float" office:value="526684" calcext:value-type="float">
            <text:p>5266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7736" calcext:value-type="float">
            <text:p>487736</text:p>
          </table:table-cell>
          <table:table-cell office:value-type="float" office:value="421559" calcext:value-type="float">
            <text:p>421559</text:p>
          </table:table-cell>
          <table:table-cell office:value-type="float" office:value="587333" calcext:value-type="float">
            <text:p>587333</text:p>
          </table:table-cell>
          <table:table-cell office:value-type="float" office:value="500495" calcext:value-type="float">
            <text:p>50049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6985" calcext:value-type="float">
            <text:p>456985</text:p>
          </table:table-cell>
          <table:table-cell office:value-type="float" office:value="394908" calcext:value-type="float">
            <text:p>394908</text:p>
          </table:table-cell>
          <table:table-cell office:value-type="float" office:value="560519" calcext:value-type="float">
            <text:p>560519</text:p>
          </table:table-cell>
          <table:table-cell office:value-type="float" office:value="470470" calcext:value-type="float">
            <text:p>4704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5398" calcext:value-type="float">
            <text:p>425398</text:p>
          </table:table-cell>
          <table:table-cell office:value-type="float" office:value="365456" calcext:value-type="float">
            <text:p>365456</text:p>
          </table:table-cell>
          <table:table-cell office:value-type="float" office:value="534237" calcext:value-type="float">
            <text:p>534237</text:p>
          </table:table-cell>
          <table:table-cell office:value-type="float" office:value="439171" calcext:value-type="float">
            <text:p>4391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86948" calcext:value-type="float">
            <text:p>386948</text:p>
          </table:table-cell>
          <table:table-cell office:value-type="float" office:value="330179" calcext:value-type="float">
            <text:p>330179</text:p>
          </table:table-cell>
          <table:table-cell office:value-type="float" office:value="506494" calcext:value-type="float">
            <text:p>506494</text:p>
          </table:table-cell>
          <table:table-cell office:value-type="float" office:value="406107" calcext:value-type="float">
            <text:p>406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2618" calcext:value-type="float">
            <text:p>342618</text:p>
          </table:table-cell>
          <table:table-cell office:value-type="float" office:value="292050" calcext:value-type="float">
            <text:p>292050</text:p>
          </table:table-cell>
          <table:table-cell office:value-type="float" office:value="476307" calcext:value-type="float">
            <text:p>476307</text:p>
          </table:table-cell>
          <table:table-cell office:value-type="float" office:value="374987" calcext:value-type="float">
            <text:p>3749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3564" calcext:value-type="float">
            <text:p>293564</text:p>
          </table:table-cell>
          <table:table-cell office:value-type="float" office:value="251909" calcext:value-type="float">
            <text:p>251909</text:p>
          </table:table-cell>
          <table:table-cell office:value-type="float" office:value="440961" calcext:value-type="float">
            <text:p>440961</text:p>
          </table:table-cell>
          <table:table-cell office:value-type="float" office:value="343881" calcext:value-type="float">
            <text:p>3438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7518" calcext:value-type="float">
            <text:p>247518</text:p>
          </table:table-cell>
          <table:table-cell office:value-type="float" office:value="214310" calcext:value-type="float">
            <text:p>214310</text:p>
          </table:table-cell>
          <table:table-cell office:value-type="float" office:value="402823" calcext:value-type="float">
            <text:p>402823</text:p>
          </table:table-cell>
          <table:table-cell office:value-type="float" office:value="312304" calcext:value-type="float">
            <text:p>3123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6986" calcext:value-type="float">
            <text:p>206986</text:p>
          </table:table-cell>
          <table:table-cell office:value-type="float" office:value="176132" calcext:value-type="float">
            <text:p>176132</text:p>
          </table:table-cell>
          <table:table-cell office:value-type="float" office:value="365461" calcext:value-type="float">
            <text:p>365461</text:p>
          </table:table-cell>
          <table:table-cell office:value-type="float" office:value="278690" calcext:value-type="float">
            <text:p>2786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4359" calcext:value-type="float">
            <text:p>174359</text:p>
          </table:table-cell>
          <table:table-cell office:value-type="float" office:value="137329" calcext:value-type="float">
            <text:p>137329</text:p>
          </table:table-cell>
          <table:table-cell office:value-type="float" office:value="330256" calcext:value-type="float">
            <text:p>330256</text:p>
          </table:table-cell>
          <table:table-cell office:value-type="float" office:value="246260" calcext:value-type="float">
            <text:p>2462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094" calcext:value-type="float">
            <text:p>145094</text:p>
          </table:table-cell>
          <table:table-cell office:value-type="float" office:value="105194" calcext:value-type="float">
            <text:p>105194</text:p>
          </table:table-cell>
          <table:table-cell office:value-type="float" office:value="297121" calcext:value-type="float">
            <text:p>297121</text:p>
          </table:table-cell>
          <table:table-cell office:value-type="float" office:value="213687" calcext:value-type="float">
            <text:p>2136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9327" calcext:value-type="float">
            <text:p>119327</text:p>
          </table:table-cell>
          <table:table-cell office:value-type="float" office:value="80972" calcext:value-type="float">
            <text:p>80972</text:p>
          </table:table-cell>
          <table:table-cell office:value-type="float" office:value="263220" calcext:value-type="float">
            <text:p>263220</text:p>
          </table:table-cell>
          <table:table-cell office:value-type="float" office:value="184011" calcext:value-type="float">
            <text:p>1840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2772" calcext:value-type="float">
            <text:p>92772</text:p>
          </table:table-cell>
          <table:table-cell office:value-type="float" office:value="60553" calcext:value-type="float">
            <text:p>60553</text:p>
          </table:table-cell>
          <table:table-cell office:value-type="float" office:value="232025" calcext:value-type="float">
            <text:p>232025</text:p>
          </table:table-cell>
          <table:table-cell office:value-type="float" office:value="155655" calcext:value-type="float">
            <text:p>1556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386" calcext:value-type="float">
            <text:p>67386</text:p>
          </table:table-cell>
          <table:table-cell office:value-type="float" office:value="43940" calcext:value-type="float">
            <text:p>43940</text:p>
          </table:table-cell>
          <table:table-cell office:value-type="float" office:value="200449" calcext:value-type="float">
            <text:p>200449</text:p>
          </table:table-cell>
          <table:table-cell office:value-type="float" office:value="126560" calcext:value-type="float">
            <text:p>1265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133" calcext:value-type="float">
            <text:p>45133</text:p>
          </table:table-cell>
          <table:table-cell office:value-type="float" office:value="29196" calcext:value-type="float">
            <text:p>29196</text:p>
          </table:table-cell>
          <table:table-cell office:value-type="float" office:value="171456" calcext:value-type="float">
            <text:p>171456</text:p>
          </table:table-cell>
          <table:table-cell office:value-type="float" office:value="100701" calcext:value-type="float">
            <text:p>1007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448" calcext:value-type="float">
            <text:p>27448</text:p>
          </table:table-cell>
          <table:table-cell office:value-type="float" office:value="18531" calcext:value-type="float">
            <text:p>18531</text:p>
          </table:table-cell>
          <table:table-cell office:value-type="float" office:value="146607" calcext:value-type="float">
            <text:p>146607</text:p>
          </table:table-cell>
          <table:table-cell office:value-type="float" office:value="75180" calcext:value-type="float">
            <text:p>7518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823" calcext:value-type="float">
            <text:p>16823</text:p>
          </table:table-cell>
          <table:table-cell office:value-type="float" office:value="12665" calcext:value-type="float">
            <text:p>12665</text:p>
          </table:table-cell>
          <table:table-cell office:value-type="float" office:value="123465" calcext:value-type="float">
            <text:p>123465</text:p>
          </table:table-cell>
          <table:table-cell office:value-type="float" office:value="51090" calcext:value-type="float">
            <text:p>510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677" calcext:value-type="float">
            <text:p>11677</text:p>
          </table:table-cell>
          <table:table-cell office:value-type="float" office:value="11050" calcext:value-type="float">
            <text:p>11050</text:p>
          </table:table-cell>
          <table:table-cell office:value-type="float" office:value="102991" calcext:value-type="float">
            <text:p>102991</text:p>
          </table:table-cell>
          <table:table-cell office:value-type="float" office:value="32187" calcext:value-type="float">
            <text:p>321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85" calcext:value-type="float">
            <text:p>10385</text:p>
          </table:table-cell>
          <table:table-cell office:value-type="float" office:value="10272" calcext:value-type="float">
            <text:p>10272</text:p>
          </table:table-cell>
          <table:table-cell office:value-type="float" office:value="82738" calcext:value-type="float">
            <text:p>82738</text:p>
          </table:table-cell>
          <table:table-cell office:value-type="float" office:value="19953" calcext:value-type="float">
            <text:p>199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25" calcext:value-type="float">
            <text:p>10025</text:p>
          </table:table-cell>
          <table:table-cell office:value-type="float" office:value="9906" calcext:value-type="float">
            <text:p>9906</text:p>
          </table:table-cell>
          <table:table-cell office:value-type="float" office:value="65638" calcext:value-type="float">
            <text:p>65638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750" calcext:value-type="float">
            <text:p>9750</text:p>
          </table:table-cell>
          <table:table-cell office:value-type="float" office:value="9572" calcext:value-type="float">
            <text:p>9572</text:p>
          </table:table-cell>
          <table:table-cell office:value-type="float" office:value="49259" calcext:value-type="float">
            <text:p>49259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82" calcext:value-type="float">
            <text:p>9482</text:p>
          </table:table-cell>
          <table:table-cell office:value-type="float" office:value="9267" calcext:value-type="float">
            <text:p>9267</text:p>
          </table:table-cell>
          <table:table-cell office:value-type="float" office:value="41069" calcext:value-type="float">
            <text:p>41069</text:p>
          </table:table-cell>
          <table:table-cell office:value-type="float" office:value="12806" calcext:value-type="float">
            <text:p>1280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10" calcext:value-type="float">
            <text:p>9210</text:p>
          </table:table-cell>
          <table:table-cell office:value-type="float" office:value="8957" calcext:value-type="float">
            <text:p>8957</text:p>
          </table:table-cell>
          <table:table-cell office:value-type="float" office:value="35574" calcext:value-type="float">
            <text:p>35574</text:p>
          </table:table-cell>
          <table:table-cell office:value-type="float" office:value="12424" calcext:value-type="float">
            <text:p>124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917" calcext:value-type="float">
            <text:p>8917</text:p>
          </table:table-cell>
          <table:table-cell office:value-type="float" office:value="8676" calcext:value-type="float">
            <text:p>8676</text:p>
          </table:table-cell>
          <table:table-cell office:value-type="float" office:value="30749" calcext:value-type="float">
            <text:p>30749</text:p>
          </table:table-cell>
          <table:table-cell office:value-type="float" office:value="12102" calcext:value-type="float">
            <text:p>121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626" calcext:value-type="float">
            <text:p>8626</text:p>
          </table:table-cell>
          <table:table-cell office:value-type="float" office:value="8370" calcext:value-type="float">
            <text:p>8370</text:p>
          </table:table-cell>
          <table:table-cell office:value-type="float" office:value="26347" calcext:value-type="float">
            <text:p>26347</text:p>
          </table:table-cell>
          <table:table-cell office:value-type="float" office:value="11825" calcext:value-type="float">
            <text:p>11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361" calcext:value-type="float">
            <text:p>8361</text:p>
          </table:table-cell>
          <table:table-cell office:value-type="float" office:value="8086" calcext:value-type="float">
            <text:p>8086</text:p>
          </table:table-cell>
          <table:table-cell office:value-type="float" office:value="23146" calcext:value-type="float">
            <text:p>23146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20" calcext:value-type="float">
            <text:p>8120</text:p>
          </table:table-cell>
          <table:table-cell office:value-type="float" office:value="7767" calcext:value-type="float">
            <text:p>7767</text:p>
          </table:table-cell>
          <table:table-cell office:value-type="float" office:value="21539" calcext:value-type="float">
            <text:p>21539</text:p>
          </table:table-cell>
          <table:table-cell office:value-type="float" office:value="11281" calcext:value-type="float">
            <text:p>1128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830" calcext:value-type="float">
            <text:p>7830</text:p>
          </table:table-cell>
          <table:table-cell office:value-type="float" office:value="7416" calcext:value-type="float">
            <text:p>7416</text:p>
          </table:table-cell>
          <table:table-cell office:value-type="float" office:value="20821" calcext:value-type="float">
            <text:p>20821</text:p>
          </table:table-cell>
          <table:table-cell office:value-type="float" office:value="10978" calcext:value-type="float">
            <text:p>109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22" calcext:value-type="float">
            <text:p>7522</text:p>
          </table:table-cell>
          <table:table-cell office:value-type="float" office:value="7087" calcext:value-type="float">
            <text:p>7087</text:p>
          </table:table-cell>
          <table:table-cell office:value-type="float" office:value="20167" calcext:value-type="float">
            <text:p>20167</text:p>
          </table:table-cell>
          <table:table-cell office:value-type="float" office:value="10685" calcext:value-type="float">
            <text:p>106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214" calcext:value-type="float">
            <text:p>7214</text:p>
          </table:table-cell>
          <table:table-cell office:value-type="float" office:value="6718" calcext:value-type="float">
            <text:p>6718</text:p>
          </table:table-cell>
          <table:table-cell office:value-type="float" office:value="19599" calcext:value-type="float">
            <text:p>19599</text:p>
          </table:table-cell>
          <table:table-cell office:value-type="float" office:value="10405" calcext:value-type="float">
            <text:p>104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884" calcext:value-type="float">
            <text:p>6884</text:p>
          </table:table-cell>
          <table:table-cell office:value-type="float" office:value="6354" calcext:value-type="float">
            <text:p>6354</text:p>
          </table:table-cell>
          <table:table-cell office:value-type="float" office:value="18998" calcext:value-type="float">
            <text:p>18998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58" calcext:value-type="float">
            <text:p>6558</text:p>
          </table:table-cell>
          <table:table-cell office:value-type="float" office:value="5963" calcext:value-type="float">
            <text:p>5963</text:p>
          </table:table-cell>
          <table:table-cell office:value-type="float" office:value="18466" calcext:value-type="float">
            <text:p>18466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228" calcext:value-type="float">
            <text:p>6228</text:p>
          </table:table-cell>
          <table:table-cell office:value-type="float" office:value="5616" calcext:value-type="float">
            <text:p>5616</text:p>
          </table:table-cell>
          <table:table-cell office:value-type="float" office:value="17913" calcext:value-type="float">
            <text:p>17913</text:p>
          </table:table-cell>
          <table:table-cell office:value-type="float" office:value="9409" calcext:value-type="float">
            <text:p>94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80" calcext:value-type="float">
            <text:p>5880</text:p>
          </table:table-cell>
          <table:table-cell office:value-type="float" office:value="5314" calcext:value-type="float">
            <text:p>5314</text:p>
          </table:table-cell>
          <table:table-cell office:value-type="float" office:value="17302" calcext:value-type="float">
            <text:p>17302</text:p>
          </table:table-cell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25" calcext:value-type="float">
            <text:p>5525</text:p>
          </table:table-cell>
          <table:table-cell office:value-type="float" office:value="5027" calcext:value-type="float">
            <text:p>5027</text:p>
          </table:table-cell>
          <table:table-cell office:value-type="float" office:value="16740" calcext:value-type="float">
            <text:p>16740</text:p>
          </table:table-cell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75" calcext:value-type="float">
            <text:p>5175</text:p>
          </table:table-cell>
          <table:table-cell office:value-type="float" office:value="4751" calcext:value-type="float">
            <text:p>4751</text:p>
          </table:table-cell>
          <table:table-cell office:value-type="float" office:value="16257" calcext:value-type="float">
            <text:p>16257</text:p>
          </table:table-cell>
          <table:table-cell office:value-type="float" office:value="8405" calcext:value-type="float">
            <text:p>84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10" calcext:value-type="float">
            <text:p>4810</text:p>
          </table:table-cell>
          <table:table-cell office:value-type="float" office:value="4481" calcext:value-type="float">
            <text:p>4481</text:p>
          </table:table-cell>
          <table:table-cell office:value-type="float" office:value="15772" calcext:value-type="float">
            <text:p>15772</text:p>
          </table:table-cell>
          <table:table-cell office:value-type="float" office:value="8072" calcext:value-type="float">
            <text:p>80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488" calcext:value-type="float">
            <text:p>4488</text:p>
          </table:table-cell>
          <table:table-cell office:value-type="float" office:value="4176" calcext:value-type="float">
            <text:p>4176</text:p>
          </table:table-cell>
          <table:table-cell office:value-type="float" office:value="15292" calcext:value-type="float">
            <text:p>15292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196" calcext:value-type="float">
            <text:p>4196</text:p>
          </table:table-cell>
          <table:table-cell office:value-type="float" office:value="3907" calcext:value-type="float">
            <text:p>3907</text:p>
          </table:table-cell>
          <table:table-cell office:value-type="float" office:value="14819" calcext:value-type="float">
            <text:p>14819</text:p>
          </table:table-cell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42" calcext:value-type="float">
            <text:p>3942</text:p>
          </table:table-cell>
          <table:table-cell office:value-type="float" office:value="3653" calcext:value-type="float">
            <text:p>3653</text:p>
          </table:table-cell>
          <table:table-cell office:value-type="float" office:value="14343" calcext:value-type="float">
            <text:p>14343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94" calcext:value-type="float">
            <text:p>3694</text:p>
          </table:table-cell>
          <table:table-cell office:value-type="float" office:value="3319" calcext:value-type="float">
            <text:p>3319</text:p>
          </table:table-cell>
          <table:table-cell office:value-type="float" office:value="13918" calcext:value-type="float">
            <text:p>13918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63" calcext:value-type="float">
            <text:p>3463</text:p>
          </table:table-cell>
          <table:table-cell office:value-type="float" office:value="3009" calcext:value-type="float">
            <text:p>3009</text:p>
          </table:table-cell>
          <table:table-cell office:value-type="float" office:value="13430" calcext:value-type="float">
            <text:p>13430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46" calcext:value-type="float">
            <text:p>3246</text:p>
          </table:table-cell>
          <table:table-cell office:value-type="float" office:value="2712" calcext:value-type="float">
            <text:p>2712</text:p>
          </table:table-cell>
          <table:table-cell office:value-type="float" office:value="12979" calcext:value-type="float">
            <text:p>12979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025" calcext:value-type="float">
            <text:p>3025</text:p>
          </table:table-cell>
          <table:table-cell office:value-type="float" office:value="2439" calcext:value-type="float">
            <text:p>2439</text:p>
          </table:table-cell>
          <table:table-cell office:value-type="float" office:value="12559" calcext:value-type="float">
            <text:p>12559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832" calcext:value-type="float">
            <text:p>2832</text:p>
          </table:table-cell>
          <table:table-cell office:value-type="float" office:value="2218" calcext:value-type="float">
            <text:p>2218</text:p>
          </table:table-cell>
          <table:table-cell office:value-type="float" office:value="12109" calcext:value-type="float">
            <text:p>12109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55" calcext:value-type="float">
            <text:p>2655</text:p>
          </table:table-cell>
          <table:table-cell office:value-type="float" office:value="2019" calcext:value-type="float">
            <text:p>2019</text:p>
          </table:table-cell>
          <table:table-cell office:value-type="float" office:value="11663" calcext:value-type="float">
            <text:p>11663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83" calcext:value-type="float">
            <text:p>2483</text:p>
          </table:table-cell>
          <table:table-cell office:value-type="float" office:value="1845" calcext:value-type="float">
            <text:p>1845</text:p>
          </table:table-cell>
          <table:table-cell office:value-type="float" office:value="11233" calcext:value-type="float">
            <text:p>11233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25" calcext:value-type="float">
            <text:p>2325</text:p>
          </table:table-cell>
          <table:table-cell office:value-type="float" office:value="1655" calcext:value-type="float">
            <text:p>1655</text:p>
          </table:table-cell>
          <table:table-cell office:value-type="float" office:value="10814" calcext:value-type="float">
            <text:p>10814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65" calcext:value-type="float">
            <text:p>2165</text:p>
          </table:table-cell>
          <table:table-cell office:value-type="float" office:value="1476" calcext:value-type="float">
            <text:p>1476</text:p>
          </table:table-cell>
          <table:table-cell office:value-type="float" office:value="10390" calcext:value-type="float">
            <text:p>10390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4" calcext:value-type="float">
            <text:p>2014</text:p>
          </table:table-cell>
          <table:table-cell office:value-type="float" office:value="1323" calcext:value-type="float">
            <text:p>1323</text:p>
          </table:table-cell>
          <table:table-cell office:value-type="float" office:value="9928" calcext:value-type="float">
            <text:p>99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51" calcext:value-type="float">
            <text:p>1851</text:p>
          </table:table-cell>
          <table:table-cell office:value-type="float" office:value="1163" calcext:value-type="float">
            <text:p>1163</text:p>
          </table:table-cell>
          <table:table-cell office:value-type="float" office:value="9458" calcext:value-type="float">
            <text:p>9458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19" calcext:value-type="float">
            <text:p>1719</text:p>
          </table:table-cell>
          <table:table-cell office:value-type="float" office:value="1042" calcext:value-type="float">
            <text:p>1042</text:p>
          </table:table-cell>
          <table:table-cell office:value-type="float" office:value="9026" calcext:value-type="float">
            <text:p>9026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64" calcext:value-type="float">
            <text:p>1564</text:p>
          </table:table-cell>
          <table:table-cell office:value-type="float" office:value="933" calcext:value-type="float">
            <text:p>933</text:p>
          </table:table-cell>
          <table:table-cell office:value-type="float" office:value="8566" calcext:value-type="float">
            <text:p>8566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1" calcext:value-type="float">
            <text:p>1441</text:p>
          </table:table-cell>
          <table:table-cell office:value-type="float" office:value="836" calcext:value-type="float">
            <text:p>836</text:p>
          </table:table-cell>
          <table:table-cell office:value-type="float" office:value="8096" calcext:value-type="float">
            <text:p>809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04" calcext:value-type="float">
            <text:p>1304</text:p>
          </table:table-cell>
          <table:table-cell office:value-type="float" office:value="729" calcext:value-type="float">
            <text:p>729</text:p>
          </table:table-cell>
          <table:table-cell office:value-type="float" office:value="7602" calcext:value-type="float">
            <text:p>7602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74" calcext:value-type="float">
            <text:p>1174</text:p>
          </table:table-cell>
          <table:table-cell office:value-type="float" office:value="633" calcext:value-type="float">
            <text:p>633</text:p>
          </table:table-cell>
          <table:table-cell office:value-type="float" office:value="7110" calcext:value-type="float">
            <text:p>711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75" calcext:value-type="float">
            <text:p>1075</text:p>
          </table:table-cell>
          <table:table-cell office:value-type="float" office:value="563" calcext:value-type="float">
            <text:p>563</text:p>
          </table:table-cell>
          <table:table-cell office:value-type="float" office:value="6574" calcext:value-type="float">
            <text:p>6574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3" calcext:value-type="float">
            <text:p>973</text:p>
          </table:table-cell>
          <table:table-cell office:value-type="float" office:value="497" calcext:value-type="float">
            <text:p>497</text:p>
          </table:table-cell>
          <table:table-cell office:value-type="float" office:value="6019" calcext:value-type="float">
            <text:p>6019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75" calcext:value-type="float">
            <text:p>875</text:p>
          </table:table-cell>
          <table:table-cell office:value-type="float" office:value="439" calcext:value-type="float">
            <text:p>439</text:p>
          </table:table-cell>
          <table:table-cell office:value-type="float" office:value="5425" calcext:value-type="float">
            <text:p>5425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86" calcext:value-type="float">
            <text:p>786</text:p>
          </table:table-cell>
          <table:table-cell office:value-type="float" office:value="389" calcext:value-type="float">
            <text:p>389</text:p>
          </table:table-cell>
          <table:table-cell office:value-type="float" office:value="4836" calcext:value-type="float">
            <text:p>4836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5" calcext:value-type="float">
            <text:p>705</text:p>
          </table:table-cell>
          <table:table-cell office:value-type="float" office:value="336" calcext:value-type="float">
            <text:p>336</text:p>
          </table:table-cell>
          <table:table-cell office:value-type="float" office:value="4298" calcext:value-type="float">
            <text:p>429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1" calcext:value-type="float">
            <text:p>631</text:p>
          </table:table-cell>
          <table:table-cell office:value-type="float" office:value="302" calcext:value-type="float">
            <text:p>302</text:p>
          </table:table-cell>
          <table:table-cell office:value-type="float" office:value="3734" calcext:value-type="float">
            <text:p>373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0" calcext:value-type="float">
            <text:p>570</text:p>
          </table:table-cell>
          <table:table-cell office:value-type="float" office:value="259" calcext:value-type="float">
            <text:p>259</text:p>
          </table:table-cell>
          <table:table-cell office:value-type="float" office:value="3134" calcext:value-type="float">
            <text:p>313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16" calcext:value-type="float">
            <text:p>516</text:p>
          </table:table-cell>
          <table:table-cell office:value-type="float" office:value="221" calcext:value-type="float">
            <text:p>221</text:p>
          </table:table-cell>
          <table:table-cell office:value-type="float" office:value="2609" calcext:value-type="float">
            <text:p>260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66" calcext:value-type="float">
            <text:p>466</text:p>
          </table:table-cell>
          <table:table-cell office:value-type="float" office:value="196" calcext:value-type="float">
            <text:p>196</text:p>
          </table:table-cell>
          <table:table-cell office:value-type="float" office:value="2174" calcext:value-type="float">
            <text:p>217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7" calcext:value-type="float">
            <text:p>417</text:p>
          </table:table-cell>
          <table:table-cell office:value-type="float" office:value="170" calcext:value-type="float">
            <text:p>170</text:p>
          </table:table-cell>
          <table:table-cell office:value-type="float" office:value="1830" calcext:value-type="float">
            <text:p>18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8" calcext:value-type="float">
            <text:p>368</text:p>
          </table:table-cell>
          <table:table-cell office:value-type="float" office:value="142" calcext:value-type="float">
            <text:p>142</text:p>
          </table:table-cell>
          <table:table-cell office:value-type="float" office:value="1505" calcext:value-type="float">
            <text:p>150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29" calcext:value-type="float">
            <text:p>329</text:p>
          </table:table-cell>
          <table:table-cell office:value-type="float" office:value="115" calcext:value-type="float">
            <text:p>115</text:p>
          </table:table-cell>
          <table:table-cell office:value-type="float" office:value="1163" calcext:value-type="float">
            <text:p>116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4" calcext:value-type="float">
            <text:p>314</text:p>
          </table:table-cell>
          <table:table-cell office:value-type="float" office:value="95" calcext:value-type="float">
            <text:p>95</text:p>
          </table:table-cell>
          <table:table-cell office:value-type="float" office:value="918" calcext:value-type="float">
            <text:p>9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77" calcext:value-type="float">
            <text:p>77</text:p>
          </table:table-cell>
          <table:table-cell office:value-type="float" office:value="711" calcext:value-type="float">
            <text:p>7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4" calcext:value-type="float">
            <text:p>274</text:p>
          </table:table-cell>
          <table:table-cell office:value-type="float" office:value="59" calcext:value-type="float">
            <text:p>59</text:p>
          </table:table-cell>
          <table:table-cell office:value-type="float" office:value="533" calcext:value-type="float">
            <text:p>5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0" calcext:value-type="float">
            <text:p>260</text:p>
          </table:table-cell>
          <table:table-cell office:value-type="float" office:value="49" calcext:value-type="float">
            <text:p>49</text:p>
          </table:table-cell>
          <table:table-cell office:value-type="float" office:value="382" calcext:value-type="float">
            <text:p>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7899" calcext:value-type="float">
            <text:p>877899</text:p>
          </table:table-cell>
          <table:table-cell office:value-type="float" office:value="877898" calcext:value-type="float">
            <text:p>877898</text:p>
          </table:table-cell>
          <table:table-cell table:number-columns-repeated="2" office:value-type="float" office:value="877899" calcext:value-type="float">
            <text:p>8778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877899" calcext:value-type="float">
            <text:p>8778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877899" calcext:value-type="float">
            <text:p>8778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877899" calcext:value-type="float">
            <text:p>877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7897" calcext:value-type="float">
            <text:p>877897</text:p>
          </table:table-cell>
          <table:table-cell office:value-type="float" office:value="877891" calcext:value-type="float">
            <text:p>877891</text:p>
          </table:table-cell>
          <table:table-cell office:value-type="float" office:value="877897" calcext:value-type="float">
            <text:p>877897</text:p>
          </table:table-cell>
          <table:table-cell office:value-type="float" office:value="877898" calcext:value-type="float">
            <text:p>877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7898" calcext:value-type="float">
            <text:p>877898</text:p>
          </table:table-cell>
          <table:table-cell office:value-type="float" office:value="877894" calcext:value-type="float">
            <text:p>877894</text:p>
          </table:table-cell>
          <table:table-cell table:number-columns-repeated="2" office:value-type="float" office:value="877898" calcext:value-type="float">
            <text:p>877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7899" calcext:value-type="float">
            <text:p>877899</text:p>
          </table:table-cell>
          <table:table-cell office:value-type="float" office:value="877898" calcext:value-type="float">
            <text:p>877898</text:p>
          </table:table-cell>
          <table:table-cell table:number-columns-repeated="2" office:value-type="float" office:value="877899" calcext:value-type="float">
            <text:p>8778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7899" calcext:value-type="float">
            <text:p>877899</text:p>
          </table:table-cell>
          <table:table-cell office:value-type="float" office:value="877898" calcext:value-type="float">
            <text:p>877898</text:p>
          </table:table-cell>
          <table:table-cell table:number-columns-repeated="2" office:value-type="float" office:value="877899" calcext:value-type="float">
            <text:p>877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7892" calcext:value-type="float">
            <text:p>877892</text:p>
          </table:table-cell>
          <table:table-cell office:value-type="float" office:value="877886" calcext:value-type="float">
            <text:p>877886</text:p>
          </table:table-cell>
          <table:table-cell table:number-columns-repeated="2" office:value-type="float" office:value="877892" calcext:value-type="float">
            <text:p>8778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7892" calcext:value-type="float">
            <text:p>877892</text:p>
          </table:table-cell>
          <table:table-cell office:value-type="float" office:value="877886" calcext:value-type="float">
            <text:p>877886</text:p>
          </table:table-cell>
          <table:table-cell table:number-columns-repeated="2" office:value-type="float" office:value="877892" calcext:value-type="float">
            <text:p>8778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7898" calcext:value-type="float">
            <text:p>877898</text:p>
          </table:table-cell>
          <table:table-cell office:value-type="float" office:value="877894" calcext:value-type="float">
            <text:p>877894</text:p>
          </table:table-cell>
          <table:table-cell office:value-type="float" office:value="877898" calcext:value-type="float">
            <text:p>877898</text:p>
          </table:table-cell>
          <table:table-cell office:value-type="float" office:value="877899" calcext:value-type="float">
            <text:p>8778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7898" calcext:value-type="float">
            <text:p>877898</text:p>
          </table:table-cell>
          <table:table-cell office:value-type="float" office:value="877894" calcext:value-type="float">
            <text:p>877894</text:p>
          </table:table-cell>
          <table:table-cell office:value-type="float" office:value="877898" calcext:value-type="float">
            <text:p>877898</text:p>
          </table:table-cell>
          <table:table-cell office:value-type="float" office:value="877899" calcext:value-type="float">
            <text:p>877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7883" calcext:value-type="float">
            <text:p>877883</text:p>
          </table:table-cell>
          <table:table-cell office:value-type="float" office:value="877880" calcext:value-type="float">
            <text:p>877880</text:p>
          </table:table-cell>
          <table:table-cell office:value-type="float" office:value="877889" calcext:value-type="float">
            <text:p>877889</text:p>
          </table:table-cell>
          <table:table-cell office:value-type="float" office:value="877885" calcext:value-type="float">
            <text:p>8778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7883" calcext:value-type="float">
            <text:p>877883</text:p>
          </table:table-cell>
          <table:table-cell office:value-type="float" office:value="877880" calcext:value-type="float">
            <text:p>877880</text:p>
          </table:table-cell>
          <table:table-cell office:value-type="float" office:value="877889" calcext:value-type="float">
            <text:p>877889</text:p>
          </table:table-cell>
          <table:table-cell office:value-type="float" office:value="877885" calcext:value-type="float">
            <text:p>8778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7892" calcext:value-type="float">
            <text:p>877892</text:p>
          </table:table-cell>
          <table:table-cell office:value-type="float" office:value="877890" calcext:value-type="float">
            <text:p>877890</text:p>
          </table:table-cell>
          <table:table-cell table:number-columns-repeated="2" office:value-type="float" office:value="877892" calcext:value-type="float">
            <text:p>8778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7892" calcext:value-type="float">
            <text:p>877892</text:p>
          </table:table-cell>
          <table:table-cell office:value-type="float" office:value="877890" calcext:value-type="float">
            <text:p>877890</text:p>
          </table:table-cell>
          <table:table-cell table:number-columns-repeated="2" office:value-type="float" office:value="877892" calcext:value-type="float">
            <text:p>877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7882" calcext:value-type="float">
            <text:p>877882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82" calcext:value-type="float">
            <text:p>877882</text:p>
          </table:table-cell>
          <table:table-cell office:value-type="float" office:value="877883" calcext:value-type="float">
            <text:p>8778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7883" calcext:value-type="float">
            <text:p>877883</text:p>
          </table:table-cell>
          <table:table-cell office:value-type="float" office:value="877880" calcext:value-type="float">
            <text:p>877880</text:p>
          </table:table-cell>
          <table:table-cell office:value-type="float" office:value="877889" calcext:value-type="float">
            <text:p>877889</text:p>
          </table:table-cell>
          <table:table-cell office:value-type="float" office:value="877885" calcext:value-type="float">
            <text:p>8778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7891" calcext:value-type="float">
            <text:p>877891</text:p>
          </table:table-cell>
          <table:table-cell office:value-type="float" office:value="877885" calcext:value-type="float">
            <text:p>877885</text:p>
          </table:table-cell>
          <table:table-cell office:value-type="float" office:value="877892" calcext:value-type="float">
            <text:p>877892</text:p>
          </table:table-cell>
          <table:table-cell office:value-type="float" office:value="877890" calcext:value-type="float">
            <text:p>8778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7892" calcext:value-type="float">
            <text:p>877892</text:p>
          </table:table-cell>
          <table:table-cell office:value-type="float" office:value="877886" calcext:value-type="float">
            <text:p>877886</text:p>
          </table:table-cell>
          <table:table-cell table:number-columns-repeated="2" office:value-type="float" office:value="877892" calcext:value-type="float">
            <text:p>8778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7876" calcext:value-type="float">
            <text:p>877876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81" calcext:value-type="float">
            <text:p>877881</text:p>
          </table:table-cell>
          <table:table-cell office:value-type="float" office:value="877878" calcext:value-type="float">
            <text:p>8778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7882" calcext:value-type="float">
            <text:p>877882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82" calcext:value-type="float">
            <text:p>877882</text:p>
          </table:table-cell>
          <table:table-cell office:value-type="float" office:value="877883" calcext:value-type="float">
            <text:p>8778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7883" calcext:value-type="float">
            <text:p>877883</text:p>
          </table:table-cell>
          <table:table-cell office:value-type="float" office:value="877880" calcext:value-type="float">
            <text:p>877880</text:p>
          </table:table-cell>
          <table:table-cell office:value-type="float" office:value="877889" calcext:value-type="float">
            <text:p>877889</text:p>
          </table:table-cell>
          <table:table-cell office:value-type="float" office:value="877886" calcext:value-type="float">
            <text:p>8778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7883" calcext:value-type="float">
            <text:p>877883</text:p>
          </table:table-cell>
          <table:table-cell office:value-type="float" office:value="877880" calcext:value-type="float">
            <text:p>877880</text:p>
          </table:table-cell>
          <table:table-cell office:value-type="float" office:value="877889" calcext:value-type="float">
            <text:p>877889</text:p>
          </table:table-cell>
          <table:table-cell office:value-type="float" office:value="877886" calcext:value-type="float">
            <text:p>8778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66" calcext:value-type="float">
            <text:p>877866</text:p>
          </table:table-cell>
          <table:table-cell office:value-type="float" office:value="877878" calcext:value-type="float">
            <text:p>877878</text:p>
          </table:table-cell>
          <table:table-cell office:value-type="float" office:value="877876" calcext:value-type="float">
            <text:p>8778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77876" calcext:value-type="float">
            <text:p>877876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81" calcext:value-type="float">
            <text:p>877881</text:p>
          </table:table-cell>
          <table:table-cell office:value-type="float" office:value="877878" calcext:value-type="float">
            <text:p>8778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77883" calcext:value-type="float">
            <text:p>877883</text:p>
          </table:table-cell>
          <table:table-cell office:value-type="float" office:value="877878" calcext:value-type="float">
            <text:p>877878</text:p>
          </table:table-cell>
          <table:table-cell office:value-type="float" office:value="877886" calcext:value-type="float">
            <text:p>877886</text:p>
          </table:table-cell>
          <table:table-cell office:value-type="float" office:value="877883" calcext:value-type="float">
            <text:p>8778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77883" calcext:value-type="float">
            <text:p>877883</text:p>
          </table:table-cell>
          <table:table-cell office:value-type="float" office:value="877878" calcext:value-type="float">
            <text:p>877878</text:p>
          </table:table-cell>
          <table:table-cell office:value-type="float" office:value="877886" calcext:value-type="float">
            <text:p>877886</text:p>
          </table:table-cell>
          <table:table-cell office:value-type="float" office:value="877883" calcext:value-type="float">
            <text:p>877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59" calcext:value-type="float">
            <text:p>877859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70" calcext:value-type="float">
            <text:p>8778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7871" calcext:value-type="float">
            <text:p>877871</text:p>
          </table:table-cell>
          <table:table-cell office:value-type="float" office:value="877865" calcext:value-type="float">
            <text:p>877865</text:p>
          </table:table-cell>
          <table:table-cell office:value-type="float" office:value="877875" calcext:value-type="float">
            <text:p>877875</text:p>
          </table:table-cell>
          <table:table-cell office:value-type="float" office:value="877872" calcext:value-type="float">
            <text:p>8778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7882" calcext:value-type="float">
            <text:p>877882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82" calcext:value-type="float">
            <text:p>877882</text:p>
          </table:table-cell>
          <table:table-cell office:value-type="float" office:value="877883" calcext:value-type="float">
            <text:p>8778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7882" calcext:value-type="float">
            <text:p>877882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82" calcext:value-type="float">
            <text:p>877882</text:p>
          </table:table-cell>
          <table:table-cell office:value-type="float" office:value="877883" calcext:value-type="float">
            <text:p>877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7867" calcext:value-type="float">
            <text:p>877867</text:p>
          </table:table-cell>
          <table:table-cell office:value-type="float" office:value="877848" calcext:value-type="float">
            <text:p>877848</text:p>
          </table:table-cell>
          <table:table-cell office:value-type="float" office:value="877872" calcext:value-type="float">
            <text:p>877872</text:p>
          </table:table-cell>
          <table:table-cell office:value-type="float" office:value="877869" calcext:value-type="float">
            <text:p>8778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57" calcext:value-type="float">
            <text:p>877857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70" calcext:value-type="float">
            <text:p>8778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7876" calcext:value-type="float">
            <text:p>877876</text:p>
          </table:table-cell>
          <table:table-cell office:value-type="float" office:value="877868" calcext:value-type="float">
            <text:p>877868</text:p>
          </table:table-cell>
          <table:table-cell office:value-type="float" office:value="877880" calcext:value-type="float">
            <text:p>877880</text:p>
          </table:table-cell>
          <table:table-cell office:value-type="float" office:value="877877" calcext:value-type="float">
            <text:p>8778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7876" calcext:value-type="float">
            <text:p>877876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81" calcext:value-type="float">
            <text:p>877881</text:p>
          </table:table-cell>
          <table:table-cell office:value-type="float" office:value="877878" calcext:value-type="float">
            <text:p>8778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7861" calcext:value-type="float">
            <text:p>877861</text:p>
          </table:table-cell>
          <table:table-cell office:value-type="float" office:value="877795" calcext:value-type="float">
            <text:p>877795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63" calcext:value-type="float">
            <text:p>8778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77861" calcext:value-type="float">
            <text:p>877861</text:p>
          </table:table-cell>
          <table:table-cell office:value-type="float" office:value="877821" calcext:value-type="float">
            <text:p>877821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63" calcext:value-type="float">
            <text:p>8778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66" calcext:value-type="float">
            <text:p>877866</text:p>
          </table:table-cell>
          <table:table-cell office:value-type="float" office:value="877878" calcext:value-type="float">
            <text:p>877878</text:p>
          </table:table-cell>
          <table:table-cell office:value-type="float" office:value="877877" calcext:value-type="float">
            <text:p>8778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67" calcext:value-type="float">
            <text:p>877867</text:p>
          </table:table-cell>
          <table:table-cell office:value-type="float" office:value="877878" calcext:value-type="float">
            <text:p>877878</text:p>
          </table:table-cell>
          <table:table-cell office:value-type="float" office:value="877877" calcext:value-type="float">
            <text:p>8778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7859" calcext:value-type="float">
            <text:p>877859</text:p>
          </table:table-cell>
          <table:table-cell office:value-type="float" office:value="876812" calcext:value-type="float">
            <text:p>876812</text:p>
          </table:table-cell>
          <table:table-cell office:value-type="float" office:value="877864" calcext:value-type="float">
            <text:p>877864</text:p>
          </table:table-cell>
          <table:table-cell office:value-type="float" office:value="877863" calcext:value-type="float">
            <text:p>877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7860" calcext:value-type="float">
            <text:p>877860</text:p>
          </table:table-cell>
          <table:table-cell office:value-type="float" office:value="877650" calcext:value-type="float">
            <text:p>877650</text:p>
          </table:table-cell>
          <table:table-cell office:value-type="float" office:value="877867" calcext:value-type="float">
            <text:p>877867</text:p>
          </table:table-cell>
          <table:table-cell office:value-type="float" office:value="877863" calcext:value-type="float">
            <text:p>877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58" calcext:value-type="float">
            <text:p>877858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70" calcext:value-type="float">
            <text:p>8778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7871" calcext:value-type="float">
            <text:p>877871</text:p>
          </table:table-cell>
          <table:table-cell office:value-type="float" office:value="877865" calcext:value-type="float">
            <text:p>877865</text:p>
          </table:table-cell>
          <table:table-cell office:value-type="float" office:value="877875" calcext:value-type="float">
            <text:p>877875</text:p>
          </table:table-cell>
          <table:table-cell office:value-type="float" office:value="877872" calcext:value-type="float">
            <text:p>877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7853" calcext:value-type="float">
            <text:p>877853</text:p>
          </table:table-cell>
          <table:table-cell office:value-type="float" office:value="873850" calcext:value-type="float">
            <text:p>873850</text:p>
          </table:table-cell>
          <table:table-cell office:value-type="float" office:value="877862" calcext:value-type="float">
            <text:p>877862</text:p>
          </table:table-cell>
          <table:table-cell office:value-type="float" office:value="877857" calcext:value-type="float">
            <text:p>8778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77858" calcext:value-type="float">
            <text:p>877858</text:p>
          </table:table-cell>
          <table:table-cell office:value-type="float" office:value="873549" calcext:value-type="float">
            <text:p>873549</text:p>
          </table:table-cell>
          <table:table-cell office:value-type="float" office:value="877864" calcext:value-type="float">
            <text:p>877864</text:p>
          </table:table-cell>
          <table:table-cell office:value-type="float" office:value="877861" calcext:value-type="float">
            <text:p>8778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45" calcext:value-type="float">
            <text:p>877845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70" calcext:value-type="float">
            <text:p>87787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59" calcext:value-type="float">
            <text:p>877859</text:p>
          </table:table-cell>
          <table:table-cell office:value-type="float" office:value="877873" calcext:value-type="float">
            <text:p>877873</text:p>
          </table:table-cell>
          <table:table-cell office:value-type="float" office:value="877870" calcext:value-type="float">
            <text:p>8778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7852" calcext:value-type="float">
            <text:p>877852</text:p>
          </table:table-cell>
          <table:table-cell office:value-type="float" office:value="871977" calcext:value-type="float">
            <text:p>871977</text:p>
          </table:table-cell>
          <table:table-cell office:value-type="float" office:value="877859" calcext:value-type="float">
            <text:p>877859</text:p>
          </table:table-cell>
          <table:table-cell office:value-type="float" office:value="877855" calcext:value-type="float">
            <text:p>8778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77852" calcext:value-type="float">
            <text:p>877852</text:p>
          </table:table-cell>
          <table:table-cell office:value-type="float" office:value="870070" calcext:value-type="float">
            <text:p>870070</text:p>
          </table:table-cell>
          <table:table-cell office:value-type="float" office:value="877859" calcext:value-type="float">
            <text:p>877859</text:p>
          </table:table-cell>
          <table:table-cell office:value-type="float" office:value="877855" calcext:value-type="float">
            <text:p>8778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77867" calcext:value-type="float">
            <text:p>877867</text:p>
          </table:table-cell>
          <table:table-cell office:value-type="float" office:value="877781" calcext:value-type="float">
            <text:p>877781</text:p>
          </table:table-cell>
          <table:table-cell office:value-type="float" office:value="877872" calcext:value-type="float">
            <text:p>877872</text:p>
          </table:table-cell>
          <table:table-cell office:value-type="float" office:value="877869" calcext:value-type="float">
            <text:p>8778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77867" calcext:value-type="float">
            <text:p>877867</text:p>
          </table:table-cell>
          <table:table-cell office:value-type="float" office:value="877851" calcext:value-type="float">
            <text:p>877851</text:p>
          </table:table-cell>
          <table:table-cell office:value-type="float" office:value="877872" calcext:value-type="float">
            <text:p>877872</text:p>
          </table:table-cell>
          <table:table-cell office:value-type="float" office:value="877869" calcext:value-type="float">
            <text:p>8778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7849" calcext:value-type="float">
            <text:p>877849</text:p>
          </table:table-cell>
          <table:table-cell office:value-type="float" office:value="868836" calcext:value-type="float">
            <text:p>868836</text:p>
          </table:table-cell>
          <table:table-cell table:number-columns-repeated="2" office:value-type="float" office:value="877855" calcext:value-type="float">
            <text:p>8778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77852" calcext:value-type="float">
            <text:p>877852</text:p>
          </table:table-cell>
          <table:table-cell office:value-type="float" office:value="870070" calcext:value-type="float">
            <text:p>870070</text:p>
          </table:table-cell>
          <table:table-cell office:value-type="float" office:value="877859" calcext:value-type="float">
            <text:p>877859</text:p>
          </table:table-cell>
          <table:table-cell office:value-type="float" office:value="877855" calcext:value-type="float">
            <text:p>8778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77861" calcext:value-type="float">
            <text:p>877861</text:p>
          </table:table-cell>
          <table:table-cell office:value-type="float" office:value="876857" calcext:value-type="float">
            <text:p>876857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63" calcext:value-type="float">
            <text:p>8778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77861" calcext:value-type="float">
            <text:p>877861</text:p>
          </table:table-cell>
          <table:table-cell office:value-type="float" office:value="877837" calcext:value-type="float">
            <text:p>877837</text:p>
          </table:table-cell>
          <table:table-cell office:value-type="float" office:value="877869" calcext:value-type="float">
            <text:p>877869</text:p>
          </table:table-cell>
          <table:table-cell office:value-type="float" office:value="877863" calcext:value-type="float">
            <text:p>8778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7848" calcext:value-type="float">
            <text:p>877848</text:p>
          </table:table-cell>
          <table:table-cell office:value-type="float" office:value="866428" calcext:value-type="float">
            <text:p>866428</text:p>
          </table:table-cell>
          <table:table-cell office:value-type="float" office:value="877854" calcext:value-type="float">
            <text:p>877854</text:p>
          </table:table-cell>
          <table:table-cell office:value-type="float" office:value="877849" calcext:value-type="float">
            <text:p>8778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77848" calcext:value-type="float">
            <text:p>877848</text:p>
          </table:table-cell>
          <table:table-cell office:value-type="float" office:value="867227" calcext:value-type="float">
            <text:p>867227</text:p>
          </table:table-cell>
          <table:table-cell office:value-type="float" office:value="877855" calcext:value-type="float">
            <text:p>877855</text:p>
          </table:table-cell>
          <table:table-cell office:value-type="float" office:value="877850" calcext:value-type="float">
            <text:p>8778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77860" calcext:value-type="float">
            <text:p>877860</text:p>
          </table:table-cell>
          <table:table-cell office:value-type="float" office:value="874085" calcext:value-type="float">
            <text:p>874085</text:p>
          </table:table-cell>
          <table:table-cell office:value-type="float" office:value="877867" calcext:value-type="float">
            <text:p>877867</text:p>
          </table:table-cell>
          <table:table-cell office:value-type="float" office:value="877862" calcext:value-type="float">
            <text:p>8778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77860" calcext:value-type="float">
            <text:p>877860</text:p>
          </table:table-cell>
          <table:table-cell office:value-type="float" office:value="877775" calcext:value-type="float">
            <text:p>877775</text:p>
          </table:table-cell>
          <table:table-cell office:value-type="float" office:value="877867" calcext:value-type="float">
            <text:p>877867</text:p>
          </table:table-cell>
          <table:table-cell office:value-type="float" office:value="877863" calcext:value-type="float">
            <text:p>8778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7845" calcext:value-type="float">
            <text:p>877845</text:p>
          </table:table-cell>
          <table:table-cell office:value-type="float" office:value="864907" calcext:value-type="float">
            <text:p>864907</text:p>
          </table:table-cell>
          <table:table-cell office:value-type="float" office:value="877851" calcext:value-type="float">
            <text:p>877851</text:p>
          </table:table-cell>
          <table:table-cell office:value-type="float" office:value="877848" calcext:value-type="float">
            <text:p>8778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77845" calcext:value-type="float">
            <text:p>877845</text:p>
          </table:table-cell>
          <table:table-cell office:value-type="float" office:value="865341" calcext:value-type="float">
            <text:p>865341</text:p>
          </table:table-cell>
          <table:table-cell office:value-type="float" office:value="877854" calcext:value-type="float">
            <text:p>877854</text:p>
          </table:table-cell>
          <table:table-cell office:value-type="float" office:value="877848" calcext:value-type="float">
            <text:p>8778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77857" calcext:value-type="float">
            <text:p>877857</text:p>
          </table:table-cell>
          <table:table-cell office:value-type="float" office:value="870968" calcext:value-type="float">
            <text:p>870968</text:p>
          </table:table-cell>
          <table:table-cell office:value-type="float" office:value="877864" calcext:value-type="float">
            <text:p>877864</text:p>
          </table:table-cell>
          <table:table-cell office:value-type="float" office:value="877858" calcext:value-type="float">
            <text:p>8778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77858" calcext:value-type="float">
            <text:p>877858</text:p>
          </table:table-cell>
          <table:table-cell office:value-type="float" office:value="877592" calcext:value-type="float">
            <text:p>877592</text:p>
          </table:table-cell>
          <table:table-cell office:value-type="float" office:value="877864" calcext:value-type="float">
            <text:p>877864</text:p>
          </table:table-cell>
          <table:table-cell office:value-type="float" office:value="877862" calcext:value-type="float">
            <text:p>8778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7754" calcext:value-type="float">
            <text:p>877754</text:p>
          </table:table-cell>
          <table:table-cell office:value-type="float" office:value="863753" calcext:value-type="float">
            <text:p>863753</text:p>
          </table:table-cell>
          <table:table-cell office:value-type="float" office:value="877851" calcext:value-type="float">
            <text:p>877851</text:p>
          </table:table-cell>
          <table:table-cell office:value-type="float" office:value="877845" calcext:value-type="float">
            <text:p>8778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77754" calcext:value-type="float">
            <text:p>877754</text:p>
          </table:table-cell>
          <table:table-cell office:value-type="float" office:value="863975" calcext:value-type="float">
            <text:p>863975</text:p>
          </table:table-cell>
          <table:table-cell office:value-type="float" office:value="877851" calcext:value-type="float">
            <text:p>877851</text:p>
          </table:table-cell>
          <table:table-cell office:value-type="float" office:value="877845" calcext:value-type="float">
            <text:p>8778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77852" calcext:value-type="float">
            <text:p>877852</text:p>
          </table:table-cell>
          <table:table-cell office:value-type="float" office:value="867232" calcext:value-type="float">
            <text:p>867232</text:p>
          </table:table-cell>
          <table:table-cell office:value-type="float" office:value="877859" calcext:value-type="float">
            <text:p>877859</text:p>
          </table:table-cell>
          <table:table-cell office:value-type="float" office:value="877855" calcext:value-type="float">
            <text:p>8778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77853" calcext:value-type="float">
            <text:p>877853</text:p>
          </table:table-cell>
          <table:table-cell office:value-type="float" office:value="876383" calcext:value-type="float">
            <text:p>876383</text:p>
          </table:table-cell>
          <table:table-cell office:value-type="float" office:value="877862" calcext:value-type="float">
            <text:p>877862</text:p>
          </table:table-cell>
          <table:table-cell office:value-type="float" office:value="877857" calcext:value-type="float">
            <text:p>8778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7564" calcext:value-type="float">
            <text:p>877564</text:p>
          </table:table-cell>
          <table:table-cell office:value-type="float" office:value="862697" calcext:value-type="float">
            <text:p>862697</text:p>
          </table:table-cell>
          <table:table-cell office:value-type="float" office:value="877846" calcext:value-type="float">
            <text:p>877846</text:p>
          </table:table-cell>
          <table:table-cell office:value-type="float" office:value="877841" calcext:value-type="float">
            <text:p>8778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77564" calcext:value-type="float">
            <text:p>877564</text:p>
          </table:table-cell>
          <table:table-cell office:value-type="float" office:value="862658" calcext:value-type="float">
            <text:p>862658</text:p>
          </table:table-cell>
          <table:table-cell office:value-type="float" office:value="877846" calcext:value-type="float">
            <text:p>877846</text:p>
          </table:table-cell>
          <table:table-cell office:value-type="float" office:value="877841" calcext:value-type="float">
            <text:p>8778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77851" calcext:value-type="float">
            <text:p>877851</text:p>
          </table:table-cell>
          <table:table-cell office:value-type="float" office:value="866255" calcext:value-type="float">
            <text:p>866255</text:p>
          </table:table-cell>
          <table:table-cell office:value-type="float" office:value="877857" calcext:value-type="float">
            <text:p>877857</text:p>
          </table:table-cell>
          <table:table-cell office:value-type="float" office:value="877850" calcext:value-type="float">
            <text:p>877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77852" calcext:value-type="float">
            <text:p>877852</text:p>
          </table:table-cell>
          <table:table-cell office:value-type="float" office:value="873381" calcext:value-type="float">
            <text:p>873381</text:p>
          </table:table-cell>
          <table:table-cell office:value-type="float" office:value="877859" calcext:value-type="float">
            <text:p>877859</text:p>
          </table:table-cell>
          <table:table-cell office:value-type="float" office:value="877855" calcext:value-type="float">
            <text:p>8778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7336" calcext:value-type="float">
            <text:p>877336</text:p>
          </table:table-cell>
          <table:table-cell office:value-type="float" office:value="861516" calcext:value-type="float">
            <text:p>861516</text:p>
          </table:table-cell>
          <table:table-cell office:value-type="float" office:value="877846" calcext:value-type="float">
            <text:p>877846</text:p>
          </table:table-cell>
          <table:table-cell office:value-type="float" office:value="877840" calcext:value-type="float">
            <text:p>8778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77336" calcext:value-type="float">
            <text:p>877336</text:p>
          </table:table-cell>
          <table:table-cell office:value-type="float" office:value="861658" calcext:value-type="float">
            <text:p>861658</text:p>
          </table:table-cell>
          <table:table-cell office:value-type="float" office:value="877846" calcext:value-type="float">
            <text:p>877846</text:p>
          </table:table-cell>
          <table:table-cell office:value-type="float" office:value="877840" calcext:value-type="float">
            <text:p>8778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77845" calcext:value-type="float">
            <text:p>877845</text:p>
          </table:table-cell>
          <table:table-cell office:value-type="float" office:value="863940" calcext:value-type="float">
            <text:p>863940</text:p>
          </table:table-cell>
          <table:table-cell office:value-type="float" office:value="877854" calcext:value-type="float">
            <text:p>877854</text:p>
          </table:table-cell>
          <table:table-cell office:value-type="float" office:value="877848" calcext:value-type="float">
            <text:p>8778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77848" calcext:value-type="float">
            <text:p>877848</text:p>
          </table:table-cell>
          <table:table-cell office:value-type="float" office:value="870363" calcext:value-type="float">
            <text:p>870363</text:p>
          </table:table-cell>
          <table:table-cell office:value-type="float" office:value="877855" calcext:value-type="float">
            <text:p>877855</text:p>
          </table:table-cell>
          <table:table-cell office:value-type="float" office:value="877850" calcext:value-type="float">
            <text:p>8778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7127" calcext:value-type="float">
            <text:p>877127</text:p>
          </table:table-cell>
          <table:table-cell office:value-type="float" office:value="860656" calcext:value-type="float">
            <text:p>860656</text:p>
          </table:table-cell>
          <table:table-cell office:value-type="float" office:value="877843" calcext:value-type="float">
            <text:p>877843</text:p>
          </table:table-cell>
          <table:table-cell office:value-type="float" office:value="877836" calcext:value-type="float">
            <text:p>8778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77257" calcext:value-type="float">
            <text:p>877257</text:p>
          </table:table-cell>
          <table:table-cell office:value-type="float" office:value="860738" calcext:value-type="float">
            <text:p>860738</text:p>
          </table:table-cell>
          <table:table-cell office:value-type="float" office:value="877843" calcext:value-type="float">
            <text:p>877843</text:p>
          </table:table-cell>
          <table:table-cell office:value-type="float" office:value="877836" calcext:value-type="float">
            <text:p>8778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77756" calcext:value-type="float">
            <text:p>877756</text:p>
          </table:table-cell>
          <table:table-cell office:value-type="float" office:value="863330" calcext:value-type="float">
            <text:p>863330</text:p>
          </table:table-cell>
          <table:table-cell office:value-type="float" office:value="877851" calcext:value-type="float">
            <text:p>877851</text:p>
          </table:table-cell>
          <table:table-cell office:value-type="float" office:value="877847" calcext:value-type="float">
            <text:p>8778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77845" calcext:value-type="float">
            <text:p>877845</text:p>
          </table:table-cell>
          <table:table-cell office:value-type="float" office:value="867475" calcext:value-type="float">
            <text:p>867475</text:p>
          </table:table-cell>
          <table:table-cell office:value-type="float" office:value="877854" calcext:value-type="float">
            <text:p>877854</text:p>
          </table:table-cell>
          <table:table-cell office:value-type="float" office:value="877848" calcext:value-type="float">
            <text:p>877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6945" calcext:value-type="float">
            <text:p>876945</text:p>
          </table:table-cell>
          <table:table-cell office:value-type="float" office:value="859790" calcext:value-type="float">
            <text:p>859790</text:p>
          </table:table-cell>
          <table:table-cell office:value-type="float" office:value="877839" calcext:value-type="float">
            <text:p>877839</text:p>
          </table:table-cell>
          <table:table-cell office:value-type="float" office:value="877833" calcext:value-type="float">
            <text:p>8778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77010" calcext:value-type="float">
            <text:p>877010</text:p>
          </table:table-cell>
          <table:table-cell office:value-type="float" office:value="859805" calcext:value-type="float">
            <text:p>859805</text:p>
          </table:table-cell>
          <table:table-cell office:value-type="float" office:value="877839" calcext:value-type="float">
            <text:p>877839</text:p>
          </table:table-cell>
          <table:table-cell office:value-type="float" office:value="877835" calcext:value-type="float">
            <text:p>8778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77560" calcext:value-type="float">
            <text:p>877560</text:p>
          </table:table-cell>
          <table:table-cell office:value-type="float" office:value="862072" calcext:value-type="float">
            <text:p>862072</text:p>
          </table:table-cell>
          <table:table-cell office:value-type="float" office:value="877846" calcext:value-type="float">
            <text:p>877846</text:p>
          </table:table-cell>
          <table:table-cell office:value-type="float" office:value="877841" calcext:value-type="float">
            <text:p>8778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77843" calcext:value-type="float">
            <text:p>877843</text:p>
          </table:table-cell>
          <table:table-cell office:value-type="float" office:value="865680" calcext:value-type="float">
            <text:p>865680</text:p>
          </table:table-cell>
          <table:table-cell office:value-type="float" office:value="877851" calcext:value-type="float">
            <text:p>877851</text:p>
          </table:table-cell>
          <table:table-cell office:value-type="float" office:value="877847" calcext:value-type="float">
            <text:p>8778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6794" calcext:value-type="float">
            <text:p>876794</text:p>
          </table:table-cell>
          <table:table-cell office:value-type="float" office:value="859130" calcext:value-type="float">
            <text:p>859130</text:p>
          </table:table-cell>
          <table:table-cell office:value-type="float" office:value="877837" calcext:value-type="float">
            <text:p>877837</text:p>
          </table:table-cell>
          <table:table-cell office:value-type="float" office:value="877833" calcext:value-type="float">
            <text:p>8778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76763" calcext:value-type="float">
            <text:p>876763</text:p>
          </table:table-cell>
          <table:table-cell office:value-type="float" office:value="859066" calcext:value-type="float">
            <text:p>859066</text:p>
          </table:table-cell>
          <table:table-cell office:value-type="float" office:value="877837" calcext:value-type="float">
            <text:p>877837</text:p>
          </table:table-cell>
          <table:table-cell office:value-type="float" office:value="877833" calcext:value-type="float">
            <text:p>8778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77347" calcext:value-type="float">
            <text:p>877347</text:p>
          </table:table-cell>
          <table:table-cell office:value-type="float" office:value="861188" calcext:value-type="float">
            <text:p>861188</text:p>
          </table:table-cell>
          <table:table-cell office:value-type="float" office:value="877846" calcext:value-type="float">
            <text:p>877846</text:p>
          </table:table-cell>
          <table:table-cell office:value-type="float" office:value="877840" calcext:value-type="float">
            <text:p>87784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77840" calcext:value-type="float">
            <text:p>877840</text:p>
          </table:table-cell>
          <table:table-cell office:value-type="float" office:value="864268" calcext:value-type="float">
            <text:p>864268</text:p>
          </table:table-cell>
          <table:table-cell office:value-type="float" office:value="877846" calcext:value-type="float">
            <text:p>877846</text:p>
          </table:table-cell>
          <table:table-cell office:value-type="float" office:value="877841" calcext:value-type="float">
            <text:p>8778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6013" calcext:value-type="float">
            <text:p>876013</text:p>
          </table:table-cell>
          <table:table-cell office:value-type="float" office:value="858669" calcext:value-type="float">
            <text:p>858669</text:p>
          </table:table-cell>
          <table:table-cell office:value-type="float" office:value="877837" calcext:value-type="float">
            <text:p>877837</text:p>
          </table:table-cell>
          <table:table-cell office:value-type="float" office:value="877832" calcext:value-type="float">
            <text:p>8778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76763" calcext:value-type="float">
            <text:p>876763</text:p>
          </table:table-cell>
          <table:table-cell office:value-type="float" office:value="859066" calcext:value-type="float">
            <text:p>859066</text:p>
          </table:table-cell>
          <table:table-cell office:value-type="float" office:value="877837" calcext:value-type="float">
            <text:p>877837</text:p>
          </table:table-cell>
          <table:table-cell office:value-type="float" office:value="877833" calcext:value-type="float">
            <text:p>8778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77124" calcext:value-type="float">
            <text:p>877124</text:p>
          </table:table-cell>
          <table:table-cell office:value-type="float" office:value="860213" calcext:value-type="float">
            <text:p>860213</text:p>
          </table:table-cell>
          <table:table-cell office:value-type="float" office:value="877843" calcext:value-type="float">
            <text:p>877843</text:p>
          </table:table-cell>
          <table:table-cell office:value-type="float" office:value="877836" calcext:value-type="float">
            <text:p>8778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77836" calcext:value-type="float">
            <text:p>877836</text:p>
          </table:table-cell>
          <table:table-cell office:value-type="float" office:value="863037" calcext:value-type="float">
            <text:p>863037</text:p>
          </table:table-cell>
          <table:table-cell office:value-type="float" office:value="877846" calcext:value-type="float">
            <text:p>877846</text:p>
          </table:table-cell>
          <table:table-cell office:value-type="float" office:value="877840" calcext:value-type="float">
            <text:p>8778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5300" calcext:value-type="float">
            <text:p>875300</text:p>
          </table:table-cell>
          <table:table-cell office:value-type="float" office:value="858118" calcext:value-type="float">
            <text:p>858118</text:p>
          </table:table-cell>
          <table:table-cell office:value-type="float" office:value="877834" calcext:value-type="float">
            <text:p>877834</text:p>
          </table:table-cell>
          <table:table-cell office:value-type="float" office:value="877828" calcext:value-type="float">
            <text:p>8778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75933" calcext:value-type="float">
            <text:p>875933</text:p>
          </table:table-cell>
          <table:table-cell office:value-type="float" office:value="858379" calcext:value-type="float">
            <text:p>858379</text:p>
          </table:table-cell>
          <table:table-cell office:value-type="float" office:value="877837" calcext:value-type="float">
            <text:p>877837</text:p>
          </table:table-cell>
          <table:table-cell office:value-type="float" office:value="877832" calcext:value-type="float">
            <text:p>8778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76928" calcext:value-type="float">
            <text:p>876928</text:p>
          </table:table-cell>
          <table:table-cell office:value-type="float" office:value="859441" calcext:value-type="float">
            <text:p>859441</text:p>
          </table:table-cell>
          <table:table-cell office:value-type="float" office:value="877840" calcext:value-type="float">
            <text:p>877840</text:p>
          </table:table-cell>
          <table:table-cell office:value-type="float" office:value="877833" calcext:value-type="float">
            <text:p>8778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77833" calcext:value-type="float">
            <text:p>877833</text:p>
          </table:table-cell>
          <table:table-cell office:value-type="float" office:value="861943" calcext:value-type="float">
            <text:p>861943</text:p>
          </table:table-cell>
          <table:table-cell office:value-type="float" office:value="877843" calcext:value-type="float">
            <text:p>877843</text:p>
          </table:table-cell>
          <table:table-cell office:value-type="float" office:value="877836" calcext:value-type="float">
            <text:p>8778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4919" calcext:value-type="float">
            <text:p>874919</text:p>
          </table:table-cell>
          <table:table-cell office:value-type="float" office:value="857535" calcext:value-type="float">
            <text:p>857535</text:p>
          </table:table-cell>
          <table:table-cell office:value-type="float" office:value="877833" calcext:value-type="float">
            <text:p>877833</text:p>
          </table:table-cell>
          <table:table-cell office:value-type="float" office:value="877824" calcext:value-type="float">
            <text:p>8778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75272" calcext:value-type="float">
            <text:p>875272</text:p>
          </table:table-cell>
          <table:table-cell office:value-type="float" office:value="858128" calcext:value-type="float">
            <text:p>858128</text:p>
          </table:table-cell>
          <table:table-cell office:value-type="float" office:value="877834" calcext:value-type="float">
            <text:p>877834</text:p>
          </table:table-cell>
          <table:table-cell office:value-type="float" office:value="877828" calcext:value-type="float">
            <text:p>8778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76688" calcext:value-type="float">
            <text:p>876688</text:p>
          </table:table-cell>
          <table:table-cell office:value-type="float" office:value="858700" calcext:value-type="float">
            <text:p>858700</text:p>
          </table:table-cell>
          <table:table-cell office:value-type="float" office:value="877837" calcext:value-type="float">
            <text:p>877837</text:p>
          </table:table-cell>
          <table:table-cell office:value-type="float" office:value="877832" calcext:value-type="float">
            <text:p>8778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77824" calcext:value-type="float">
            <text:p>877824</text:p>
          </table:table-cell>
          <table:table-cell office:value-type="float" office:value="860948" calcext:value-type="float">
            <text:p>860948</text:p>
          </table:table-cell>
          <table:table-cell office:value-type="float" office:value="877839" calcext:value-type="float">
            <text:p>877839</text:p>
          </table:table-cell>
          <table:table-cell office:value-type="float" office:value="877833" calcext:value-type="float">
            <text:p>8778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4262" calcext:value-type="float">
            <text:p>874262</text:p>
          </table:table-cell>
          <table:table-cell office:value-type="float" office:value="857016" calcext:value-type="float">
            <text:p>857016</text:p>
          </table:table-cell>
          <table:table-cell office:value-type="float" office:value="877830" calcext:value-type="float">
            <text:p>877830</text:p>
          </table:table-cell>
          <table:table-cell office:value-type="float" office:value="877822" calcext:value-type="float">
            <text:p>8778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74919" calcext:value-type="float">
            <text:p>874919</text:p>
          </table:table-cell>
          <table:table-cell office:value-type="float" office:value="857522" calcext:value-type="float">
            <text:p>857522</text:p>
          </table:table-cell>
          <table:table-cell office:value-type="float" office:value="877833" calcext:value-type="float">
            <text:p>877833</text:p>
          </table:table-cell>
          <table:table-cell office:value-type="float" office:value="877824" calcext:value-type="float">
            <text:p>8778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75843" calcext:value-type="float">
            <text:p>875843</text:p>
          </table:table-cell>
          <table:table-cell office:value-type="float" office:value="858024" calcext:value-type="float">
            <text:p>858024</text:p>
          </table:table-cell>
          <table:table-cell office:value-type="float" office:value="877835" calcext:value-type="float">
            <text:p>877835</text:p>
          </table:table-cell>
          <table:table-cell office:value-type="float" office:value="877828" calcext:value-type="float">
            <text:p>8778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77717" calcext:value-type="float">
            <text:p>877717</text:p>
          </table:table-cell>
          <table:table-cell office:value-type="float" office:value="860106" calcext:value-type="float">
            <text:p>860106</text:p>
          </table:table-cell>
          <table:table-cell office:value-type="float" office:value="877837" calcext:value-type="float">
            <text:p>877837</text:p>
          </table:table-cell>
          <table:table-cell office:value-type="float" office:value="877832" calcext:value-type="float">
            <text:p>8778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3712" calcext:value-type="float">
            <text:p>873712</text:p>
          </table:table-cell>
          <table:table-cell office:value-type="float" office:value="856528" calcext:value-type="float">
            <text:p>856528</text:p>
          </table:table-cell>
          <table:table-cell office:value-type="float" office:value="877829" calcext:value-type="float">
            <text:p>877829</text:p>
          </table:table-cell>
          <table:table-cell office:value-type="float" office:value="877820" calcext:value-type="float">
            <text:p>8778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74228" calcext:value-type="float">
            <text:p>874228</text:p>
          </table:table-cell>
          <table:table-cell office:value-type="float" office:value="856967" calcext:value-type="float">
            <text:p>856967</text:p>
          </table:table-cell>
          <table:table-cell office:value-type="float" office:value="877830" calcext:value-type="float">
            <text:p>877830</text:p>
          </table:table-cell>
          <table:table-cell office:value-type="float" office:value="877822" calcext:value-type="float">
            <text:p>8778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75103" calcext:value-type="float">
            <text:p>875103</text:p>
          </table:table-cell>
          <table:table-cell office:value-type="float" office:value="857438" calcext:value-type="float">
            <text:p>857438</text:p>
          </table:table-cell>
          <table:table-cell office:value-type="float" office:value="877833" calcext:value-type="float">
            <text:p>877833</text:p>
          </table:table-cell>
          <table:table-cell office:value-type="float" office:value="877824" calcext:value-type="float">
            <text:p>8778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77502" calcext:value-type="float">
            <text:p>877502</text:p>
          </table:table-cell>
          <table:table-cell office:value-type="float" office:value="859316" calcext:value-type="float">
            <text:p>859316</text:p>
          </table:table-cell>
          <table:table-cell office:value-type="float" office:value="877834" calcext:value-type="float">
            <text:p>877834</text:p>
          </table:table-cell>
          <table:table-cell office:value-type="float" office:value="877829" calcext:value-type="float">
            <text:p>8778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2285" calcext:value-type="float">
            <text:p>872285</text:p>
          </table:table-cell>
          <table:table-cell office:value-type="float" office:value="856131" calcext:value-type="float">
            <text:p>856131</text:p>
          </table:table-cell>
          <table:table-cell office:value-type="float" office:value="877825" calcext:value-type="float">
            <text:p>877825</text:p>
          </table:table-cell>
          <table:table-cell office:value-type="float" office:value="877817" calcext:value-type="float">
            <text:p>8778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72274" calcext:value-type="float">
            <text:p>872274</text:p>
          </table:table-cell>
          <table:table-cell office:value-type="float" office:value="856204" calcext:value-type="float">
            <text:p>856204</text:p>
          </table:table-cell>
          <table:table-cell office:value-type="float" office:value="877825" calcext:value-type="float">
            <text:p>877825</text:p>
          </table:table-cell>
          <table:table-cell office:value-type="float" office:value="877817" calcext:value-type="float">
            <text:p>8778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74270" calcext:value-type="float">
            <text:p>874270</text:p>
          </table:table-cell>
          <table:table-cell office:value-type="float" office:value="856876" calcext:value-type="float">
            <text:p>856876</text:p>
          </table:table-cell>
          <table:table-cell office:value-type="float" office:value="877830" calcext:value-type="float">
            <text:p>877830</text:p>
          </table:table-cell>
          <table:table-cell office:value-type="float" office:value="877821" calcext:value-type="float">
            <text:p>8778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77186" calcext:value-type="float">
            <text:p>877186</text:p>
          </table:table-cell>
          <table:table-cell office:value-type="float" office:value="858634" calcext:value-type="float">
            <text:p>858634</text:p>
          </table:table-cell>
          <table:table-cell office:value-type="float" office:value="877833" calcext:value-type="float">
            <text:p>877833</text:p>
          </table:table-cell>
          <table:table-cell office:value-type="float" office:value="877824" calcext:value-type="float">
            <text:p>8778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0888" calcext:value-type="float">
            <text:p>870888</text:p>
          </table:table-cell>
          <table:table-cell office:value-type="float" office:value="855744" calcext:value-type="float">
            <text:p>855744</text:p>
          </table:table-cell>
          <table:table-cell office:value-type="float" office:value="877823" calcext:value-type="float">
            <text:p>877823</text:p>
          </table:table-cell>
          <table:table-cell office:value-type="float" office:value="877815" calcext:value-type="float">
            <text:p>8778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71099" calcext:value-type="float">
            <text:p>871099</text:p>
          </table:table-cell>
          <table:table-cell office:value-type="float" office:value="855780" calcext:value-type="float">
            <text:p>855780</text:p>
          </table:table-cell>
          <table:table-cell office:value-type="float" office:value="877823" calcext:value-type="float">
            <text:p>877823</text:p>
          </table:table-cell>
          <table:table-cell office:value-type="float" office:value="877815" calcext:value-type="float">
            <text:p>8778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73141" calcext:value-type="float">
            <text:p>873141</text:p>
          </table:table-cell>
          <table:table-cell office:value-type="float" office:value="856372" calcext:value-type="float">
            <text:p>856372</text:p>
          </table:table-cell>
          <table:table-cell office:value-type="float" office:value="877826" calcext:value-type="float">
            <text:p>877826</text:p>
          </table:table-cell>
          <table:table-cell office:value-type="float" office:value="877817" calcext:value-type="float">
            <text:p>8778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76828" calcext:value-type="float">
            <text:p>876828</text:p>
          </table:table-cell>
          <table:table-cell office:value-type="float" office:value="858014" calcext:value-type="float">
            <text:p>858014</text:p>
          </table:table-cell>
          <table:table-cell office:value-type="float" office:value="877830" calcext:value-type="float">
            <text:p>877830</text:p>
          </table:table-cell>
          <table:table-cell office:value-type="float" office:value="877822" calcext:value-type="float">
            <text:p>8778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8998" calcext:value-type="float">
            <text:p>868998</text:p>
          </table:table-cell>
          <table:table-cell office:value-type="float" office:value="855196" calcext:value-type="float">
            <text:p>855196</text:p>
          </table:table-cell>
          <table:table-cell office:value-type="float" office:value="877821" calcext:value-type="float">
            <text:p>877821</text:p>
          </table:table-cell>
          <table:table-cell office:value-type="float" office:value="877815" calcext:value-type="float">
            <text:p>8778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69130" calcext:value-type="float">
            <text:p>869130</text:p>
          </table:table-cell>
          <table:table-cell office:value-type="float" office:value="855260" calcext:value-type="float">
            <text:p>855260</text:p>
          </table:table-cell>
          <table:table-cell office:value-type="float" office:value="877821" calcext:value-type="float">
            <text:p>877821</text:p>
          </table:table-cell>
          <table:table-cell office:value-type="float" office:value="877815" calcext:value-type="float">
            <text:p>8778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71513" calcext:value-type="float">
            <text:p>871513</text:p>
          </table:table-cell>
          <table:table-cell office:value-type="float" office:value="855806" calcext:value-type="float">
            <text:p>855806</text:p>
          </table:table-cell>
          <table:table-cell office:value-type="float" office:value="877824" calcext:value-type="float">
            <text:p>877824</text:p>
          </table:table-cell>
          <table:table-cell office:value-type="float" office:value="877815" calcext:value-type="float">
            <text:p>8778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76329" calcext:value-type="float">
            <text:p>876329</text:p>
          </table:table-cell>
          <table:table-cell office:value-type="float" office:value="857469" calcext:value-type="float">
            <text:p>857469</text:p>
          </table:table-cell>
          <table:table-cell office:value-type="float" office:value="877826" calcext:value-type="float">
            <text:p>877826</text:p>
          </table:table-cell>
          <table:table-cell office:value-type="float" office:value="877817" calcext:value-type="float">
            <text:p>8778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6731" calcext:value-type="float">
            <text:p>866731</text:p>
          </table:table-cell>
          <table:table-cell office:value-type="float" office:value="854646" calcext:value-type="float">
            <text:p>854646</text:p>
          </table:table-cell>
          <table:table-cell office:value-type="float" office:value="877819" calcext:value-type="float">
            <text:p>877819</text:p>
          </table:table-cell>
          <table:table-cell office:value-type="float" office:value="877810" calcext:value-type="float">
            <text:p>8778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8327" calcext:value-type="float">
            <text:p>868327</text:p>
          </table:table-cell>
          <table:table-cell office:value-type="float" office:value="854927" calcext:value-type="float">
            <text:p>854927</text:p>
          </table:table-cell>
          <table:table-cell office:value-type="float" office:value="877819" calcext:value-type="float">
            <text:p>877819</text:p>
          </table:table-cell>
          <table:table-cell office:value-type="float" office:value="877813" calcext:value-type="float">
            <text:p>8778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9666" calcext:value-type="float">
            <text:p>869666</text:p>
          </table:table-cell>
          <table:table-cell office:value-type="float" office:value="855232" calcext:value-type="float">
            <text:p>855232</text:p>
          </table:table-cell>
          <table:table-cell office:value-type="float" office:value="877821" calcext:value-type="float">
            <text:p>877821</text:p>
          </table:table-cell>
          <table:table-cell office:value-type="float" office:value="877814" calcext:value-type="float">
            <text:p>8778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5607" calcext:value-type="float">
            <text:p>875607</text:p>
          </table:table-cell>
          <table:table-cell office:value-type="float" office:value="856942" calcext:value-type="float">
            <text:p>856942</text:p>
          </table:table-cell>
          <table:table-cell office:value-type="float" office:value="877823" calcext:value-type="float">
            <text:p>877823</text:p>
          </table:table-cell>
          <table:table-cell office:value-type="float" office:value="877816" calcext:value-type="float">
            <text:p>8778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5916" calcext:value-type="float">
            <text:p>865916</text:p>
          </table:table-cell>
          <table:table-cell office:value-type="float" office:value="854072" calcext:value-type="float">
            <text:p>854072</text:p>
          </table:table-cell>
          <table:table-cell office:value-type="float" office:value="877815" calcext:value-type="float">
            <text:p>877815</text:p>
          </table:table-cell>
          <table:table-cell office:value-type="float" office:value="877809" calcext:value-type="float">
            <text:p>8778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66397" calcext:value-type="float">
            <text:p>866397</text:p>
          </table:table-cell>
          <table:table-cell office:value-type="float" office:value="854480" calcext:value-type="float">
            <text:p>854480</text:p>
          </table:table-cell>
          <table:table-cell office:value-type="float" office:value="877819" calcext:value-type="float">
            <text:p>877819</text:p>
          </table:table-cell>
          <table:table-cell office:value-type="float" office:value="877809" calcext:value-type="float">
            <text:p>8778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67126" calcext:value-type="float">
            <text:p>867126</text:p>
          </table:table-cell>
          <table:table-cell office:value-type="float" office:value="854629" calcext:value-type="float">
            <text:p>854629</text:p>
          </table:table-cell>
          <table:table-cell office:value-type="float" office:value="877819" calcext:value-type="float">
            <text:p>877819</text:p>
          </table:table-cell>
          <table:table-cell office:value-type="float" office:value="877809" calcext:value-type="float">
            <text:p>8778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74850" calcext:value-type="float">
            <text:p>874850</text:p>
          </table:table-cell>
          <table:table-cell office:value-type="float" office:value="856432" calcext:value-type="float">
            <text:p>856432</text:p>
          </table:table-cell>
          <table:table-cell office:value-type="float" office:value="877821" calcext:value-type="float">
            <text:p>877821</text:p>
          </table:table-cell>
          <table:table-cell office:value-type="float" office:value="877815" calcext:value-type="float">
            <text:p>8778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64316" calcext:value-type="float">
            <text:p>864316</text:p>
          </table:table-cell>
          <table:table-cell office:value-type="float" office:value="853490" calcext:value-type="float">
            <text:p>853490</text:p>
          </table:table-cell>
          <table:table-cell office:value-type="float" office:value="877814" calcext:value-type="float">
            <text:p>877814</text:p>
          </table:table-cell>
          <table:table-cell office:value-type="float" office:value="877807" calcext:value-type="float">
            <text:p>8778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65954" calcext:value-type="float">
            <text:p>865954</text:p>
          </table:table-cell>
          <table:table-cell office:value-type="float" office:value="854015" calcext:value-type="float">
            <text:p>854015</text:p>
          </table:table-cell>
          <table:table-cell office:value-type="float" office:value="877815" calcext:value-type="float">
            <text:p>877815</text:p>
          </table:table-cell>
          <table:table-cell office:value-type="float" office:value="877809" calcext:value-type="float">
            <text:p>8778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63967" calcext:value-type="float">
            <text:p>863967</text:p>
          </table:table-cell>
          <table:table-cell office:value-type="float" office:value="853561" calcext:value-type="float">
            <text:p>853561</text:p>
          </table:table-cell>
          <table:table-cell office:value-type="float" office:value="877814" calcext:value-type="float">
            <text:p>877814</text:p>
          </table:table-cell>
          <table:table-cell office:value-type="float" office:value="877806" calcext:value-type="float">
            <text:p>8778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74217" calcext:value-type="float">
            <text:p>874217</text:p>
          </table:table-cell>
          <table:table-cell office:value-type="float" office:value="855919" calcext:value-type="float">
            <text:p>855919</text:p>
          </table:table-cell>
          <table:table-cell office:value-type="float" office:value="877819" calcext:value-type="float">
            <text:p>877819</text:p>
          </table:table-cell>
          <table:table-cell office:value-type="float" office:value="877810" calcext:value-type="float">
            <text:p>8778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3318" calcext:value-type="float">
            <text:p>863318</text:p>
          </table:table-cell>
          <table:table-cell office:value-type="float" office:value="852871" calcext:value-type="float">
            <text:p>852871</text:p>
          </table:table-cell>
          <table:table-cell office:value-type="float" office:value="877812" calcext:value-type="float">
            <text:p>877812</text:p>
          </table:table-cell>
          <table:table-cell office:value-type="float" office:value="877804" calcext:value-type="float">
            <text:p>87780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63412" calcext:value-type="float">
            <text:p>863412</text:p>
          </table:table-cell>
          <table:table-cell office:value-type="float" office:value="853005" calcext:value-type="float">
            <text:p>853005</text:p>
          </table:table-cell>
          <table:table-cell office:value-type="float" office:value="877812" calcext:value-type="float">
            <text:p>877812</text:p>
          </table:table-cell>
          <table:table-cell office:value-type="float" office:value="877807" calcext:value-type="float">
            <text:p>8778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63777" calcext:value-type="float">
            <text:p>863777</text:p>
          </table:table-cell>
          <table:table-cell office:value-type="float" office:value="853215" calcext:value-type="float">
            <text:p>853215</text:p>
          </table:table-cell>
          <table:table-cell office:value-type="float" office:value="877812" calcext:value-type="float">
            <text:p>877812</text:p>
          </table:table-cell>
          <table:table-cell office:value-type="float" office:value="877803" calcext:value-type="float">
            <text:p>8778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73512" calcext:value-type="float">
            <text:p>873512</text:p>
          </table:table-cell>
          <table:table-cell office:value-type="float" office:value="855314" calcext:value-type="float">
            <text:p>855314</text:p>
          </table:table-cell>
          <table:table-cell office:value-type="float" office:value="877815" calcext:value-type="float">
            <text:p>877815</text:p>
          </table:table-cell>
          <table:table-cell office:value-type="float" office:value="877808" calcext:value-type="float">
            <text:p>8778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2517" calcext:value-type="float">
            <text:p>862517</text:p>
          </table:table-cell>
          <table:table-cell office:value-type="float" office:value="852142" calcext:value-type="float">
            <text:p>852142</text:p>
          </table:table-cell>
          <table:table-cell office:value-type="float" office:value="877812" calcext:value-type="float">
            <text:p>877812</text:p>
          </table:table-cell>
          <table:table-cell office:value-type="float" office:value="877802" calcext:value-type="float">
            <text:p>87780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3075" calcext:value-type="float">
            <text:p>863075</text:p>
          </table:table-cell>
          <table:table-cell office:value-type="float" office:value="852456" calcext:value-type="float">
            <text:p>852456</text:p>
          </table:table-cell>
          <table:table-cell office:value-type="float" office:value="877812" calcext:value-type="float">
            <text:p>877812</text:p>
          </table:table-cell>
          <table:table-cell office:value-type="float" office:value="877804" calcext:value-type="float">
            <text:p>8778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2274" calcext:value-type="float">
            <text:p>862274</text:p>
          </table:table-cell>
          <table:table-cell office:value-type="float" office:value="852016" calcext:value-type="float">
            <text:p>852016</text:p>
          </table:table-cell>
          <table:table-cell office:value-type="float" office:value="877809" calcext:value-type="float">
            <text:p>877809</text:p>
          </table:table-cell>
          <table:table-cell office:value-type="float" office:value="877801" calcext:value-type="float">
            <text:p>8778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72425" calcext:value-type="float">
            <text:p>872425</text:p>
          </table:table-cell>
          <table:table-cell office:value-type="float" office:value="854671" calcext:value-type="float">
            <text:p>854671</text:p>
          </table:table-cell>
          <table:table-cell office:value-type="float" office:value="877812" calcext:value-type="float">
            <text:p>877812</text:p>
          </table:table-cell>
          <table:table-cell office:value-type="float" office:value="877806" calcext:value-type="float">
            <text:p>8778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1966" calcext:value-type="float">
            <text:p>861966</text:p>
          </table:table-cell>
          <table:table-cell office:value-type="float" office:value="851346" calcext:value-type="float">
            <text:p>851346</text:p>
          </table:table-cell>
          <table:table-cell office:value-type="float" office:value="877809" calcext:value-type="float">
            <text:p>877809</text:p>
          </table:table-cell>
          <table:table-cell office:value-type="float" office:value="877801" calcext:value-type="float">
            <text:p>8778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62438" calcext:value-type="float">
            <text:p>862438</text:p>
          </table:table-cell>
          <table:table-cell office:value-type="float" office:value="852018" calcext:value-type="float">
            <text:p>852018</text:p>
          </table:table-cell>
          <table:table-cell office:value-type="float" office:value="877812" calcext:value-type="float">
            <text:p>877812</text:p>
          </table:table-cell>
          <table:table-cell office:value-type="float" office:value="877801" calcext:value-type="float">
            <text:p>8778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62105" calcext:value-type="float">
            <text:p>862105</text:p>
          </table:table-cell>
          <table:table-cell office:value-type="float" office:value="851597" calcext:value-type="float">
            <text:p>851597</text:p>
          </table:table-cell>
          <table:table-cell office:value-type="float" office:value="877809" calcext:value-type="float">
            <text:p>877809</text:p>
          </table:table-cell>
          <table:table-cell office:value-type="float" office:value="877797" calcext:value-type="float">
            <text:p>8777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70684" calcext:value-type="float">
            <text:p>870684</text:p>
          </table:table-cell>
          <table:table-cell office:value-type="float" office:value="854013" calcext:value-type="float">
            <text:p>854013</text:p>
          </table:table-cell>
          <table:table-cell office:value-type="float" office:value="877812" calcext:value-type="float">
            <text:p>877812</text:p>
          </table:table-cell>
          <table:table-cell office:value-type="float" office:value="877803" calcext:value-type="float">
            <text:p>8778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1593" calcext:value-type="float">
            <text:p>861593</text:p>
          </table:table-cell>
          <table:table-cell office:value-type="float" office:value="850500" calcext:value-type="float">
            <text:p>850500</text:p>
          </table:table-cell>
          <table:table-cell office:value-type="float" office:value="877807" calcext:value-type="float">
            <text:p>877807</text:p>
          </table:table-cell>
          <table:table-cell office:value-type="float" office:value="877799" calcext:value-type="float">
            <text:p>8777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61815" calcext:value-type="float">
            <text:p>861815</text:p>
          </table:table-cell>
          <table:table-cell office:value-type="float" office:value="851004" calcext:value-type="float">
            <text:p>851004</text:p>
          </table:table-cell>
          <table:table-cell office:value-type="float" office:value="877809" calcext:value-type="float">
            <text:p>877809</text:p>
          </table:table-cell>
          <table:table-cell office:value-type="float" office:value="877801" calcext:value-type="float">
            <text:p>8778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61232" calcext:value-type="float">
            <text:p>861232</text:p>
          </table:table-cell>
          <table:table-cell office:value-type="float" office:value="850370" calcext:value-type="float">
            <text:p>850370</text:p>
          </table:table-cell>
          <table:table-cell office:value-type="float" office:value="877806" calcext:value-type="float">
            <text:p>877806</text:p>
          </table:table-cell>
          <table:table-cell office:value-type="float" office:value="877796" calcext:value-type="float">
            <text:p>87779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68857" calcext:value-type="float">
            <text:p>868857</text:p>
          </table:table-cell>
          <table:table-cell office:value-type="float" office:value="853323" calcext:value-type="float">
            <text:p>853323</text:p>
          </table:table-cell>
          <table:table-cell office:value-type="float" office:value="877809" calcext:value-type="float">
            <text:p>877809</text:p>
          </table:table-cell>
          <table:table-cell office:value-type="float" office:value="877801" calcext:value-type="float">
            <text:p>8778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1203" calcext:value-type="float">
            <text:p>861203</text:p>
          </table:table-cell>
          <table:table-cell office:value-type="float" office:value="849815" calcext:value-type="float">
            <text:p>849815</text:p>
          </table:table-cell>
          <table:table-cell office:value-type="float" office:value="877806" calcext:value-type="float">
            <text:p>877806</text:p>
          </table:table-cell>
          <table:table-cell office:value-type="float" office:value="877796" calcext:value-type="float">
            <text:p>87779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61591" calcext:value-type="float">
            <text:p>861591</text:p>
          </table:table-cell>
          <table:table-cell office:value-type="float" office:value="850386" calcext:value-type="float">
            <text:p>850386</text:p>
          </table:table-cell>
          <table:table-cell office:value-type="float" office:value="877807" calcext:value-type="float">
            <text:p>877807</text:p>
          </table:table-cell>
          <table:table-cell office:value-type="float" office:value="877797" calcext:value-type="float">
            <text:p>87779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61072" calcext:value-type="float">
            <text:p>861072</text:p>
          </table:table-cell>
          <table:table-cell office:value-type="float" office:value="849929" calcext:value-type="float">
            <text:p>849929</text:p>
          </table:table-cell>
          <table:table-cell office:value-type="float" office:value="877806" calcext:value-type="float">
            <text:p>877806</text:p>
          </table:table-cell>
          <table:table-cell office:value-type="float" office:value="877795" calcext:value-type="float">
            <text:p>87779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66517" calcext:value-type="float">
            <text:p>866517</text:p>
          </table:table-cell>
          <table:table-cell office:value-type="float" office:value="852556" calcext:value-type="float">
            <text:p>852556</text:p>
          </table:table-cell>
          <table:table-cell office:value-type="float" office:value="877807" calcext:value-type="float">
            <text:p>877807</text:p>
          </table:table-cell>
          <table:table-cell office:value-type="float" office:value="877797" calcext:value-type="float">
            <text:p>8777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0825" calcext:value-type="float">
            <text:p>860825</text:p>
          </table:table-cell>
          <table:table-cell office:value-type="float" office:value="849128" calcext:value-type="float">
            <text:p>849128</text:p>
          </table:table-cell>
          <table:table-cell office:value-type="float" office:value="877806" calcext:value-type="float">
            <text:p>877806</text:p>
          </table:table-cell>
          <table:table-cell office:value-type="float" office:value="877796" calcext:value-type="float">
            <text:p>8777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60944" calcext:value-type="float">
            <text:p>860944</text:p>
          </table:table-cell>
          <table:table-cell office:value-type="float" office:value="849270" calcext:value-type="float">
            <text:p>849270</text:p>
          </table:table-cell>
          <table:table-cell office:value-type="float" office:value="877806" calcext:value-type="float">
            <text:p>877806</text:p>
          </table:table-cell>
          <table:table-cell office:value-type="float" office:value="877796" calcext:value-type="float">
            <text:p>8777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60407" calcext:value-type="float">
            <text:p>860407</text:p>
          </table:table-cell>
          <table:table-cell office:value-type="float" office:value="848729" calcext:value-type="float">
            <text:p>848729</text:p>
          </table:table-cell>
          <table:table-cell office:value-type="float" office:value="877803" calcext:value-type="float">
            <text:p>877803</text:p>
          </table:table-cell>
          <table:table-cell office:value-type="float" office:value="877792" calcext:value-type="float">
            <text:p>87779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64490" calcext:value-type="float">
            <text:p>864490</text:p>
          </table:table-cell>
          <table:table-cell office:value-type="float" office:value="851829" calcext:value-type="float">
            <text:p>851829</text:p>
          </table:table-cell>
          <table:table-cell office:value-type="float" office:value="877806" calcext:value-type="float">
            <text:p>877806</text:p>
          </table:table-cell>
          <table:table-cell office:value-type="float" office:value="877796" calcext:value-type="float">
            <text:p>8777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0523" calcext:value-type="float">
            <text:p>860523</text:p>
          </table:table-cell>
          <table:table-cell office:value-type="float" office:value="848361" calcext:value-type="float">
            <text:p>848361</text:p>
          </table:table-cell>
          <table:table-cell office:value-type="float" office:value="877804" calcext:value-type="float">
            <text:p>877804</text:p>
          </table:table-cell>
          <table:table-cell office:value-type="float" office:value="877793" calcext:value-type="float">
            <text:p>87779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60713" calcext:value-type="float">
            <text:p>860713</text:p>
          </table:table-cell>
          <table:table-cell office:value-type="float" office:value="848689" calcext:value-type="float">
            <text:p>848689</text:p>
          </table:table-cell>
          <table:table-cell office:value-type="float" office:value="877804" calcext:value-type="float">
            <text:p>877804</text:p>
          </table:table-cell>
          <table:table-cell office:value-type="float" office:value="877795" calcext:value-type="float">
            <text:p>87779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60268" calcext:value-type="float">
            <text:p>860268</text:p>
          </table:table-cell>
          <table:table-cell office:value-type="float" office:value="848258" calcext:value-type="float">
            <text:p>848258</text:p>
          </table:table-cell>
          <table:table-cell office:value-type="float" office:value="877803" calcext:value-type="float">
            <text:p>877803</text:p>
          </table:table-cell>
          <table:table-cell office:value-type="float" office:value="877791" calcext:value-type="float">
            <text:p>87779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63237" calcext:value-type="float">
            <text:p>863237</text:p>
          </table:table-cell>
          <table:table-cell office:value-type="float" office:value="851085" calcext:value-type="float">
            <text:p>851085</text:p>
          </table:table-cell>
          <table:table-cell office:value-type="float" office:value="877804" calcext:value-type="float">
            <text:p>877804</text:p>
          </table:table-cell>
          <table:table-cell office:value-type="float" office:value="877794" calcext:value-type="float">
            <text:p>8777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0187" calcext:value-type="float">
            <text:p>860187</text:p>
          </table:table-cell>
          <table:table-cell office:value-type="float" office:value="847567" calcext:value-type="float">
            <text:p>847567</text:p>
          </table:table-cell>
          <table:table-cell office:value-type="float" office:value="877803" calcext:value-type="float">
            <text:p>877803</text:p>
          </table:table-cell>
          <table:table-cell office:value-type="float" office:value="877793" calcext:value-type="float">
            <text:p>87779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60263" calcext:value-type="float">
            <text:p>860263</text:p>
          </table:table-cell>
          <table:table-cell office:value-type="float" office:value="847741" calcext:value-type="float">
            <text:p>847741</text:p>
          </table:table-cell>
          <table:table-cell office:value-type="float" office:value="877803" calcext:value-type="float">
            <text:p>877803</text:p>
          </table:table-cell>
          <table:table-cell office:value-type="float" office:value="877793" calcext:value-type="float">
            <text:p>87779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59592" calcext:value-type="float">
            <text:p>859592</text:p>
          </table:table-cell>
          <table:table-cell office:value-type="float" office:value="846982" calcext:value-type="float">
            <text:p>846982</text:p>
          </table:table-cell>
          <table:table-cell office:value-type="float" office:value="877797" calcext:value-type="float">
            <text:p>877797</text:p>
          </table:table-cell>
          <table:table-cell office:value-type="float" office:value="877787" calcext:value-type="float">
            <text:p>8777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62311" calcext:value-type="float">
            <text:p>862311</text:p>
          </table:table-cell>
          <table:table-cell office:value-type="float" office:value="850310" calcext:value-type="float">
            <text:p>850310</text:p>
          </table:table-cell>
          <table:table-cell office:value-type="float" office:value="877803" calcext:value-type="float">
            <text:p>877803</text:p>
          </table:table-cell>
          <table:table-cell office:value-type="float" office:value="877793" calcext:value-type="float">
            <text:p>8777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9849" calcext:value-type="float">
            <text:p>859849</text:p>
          </table:table-cell>
          <table:table-cell office:value-type="float" office:value="846769" calcext:value-type="float">
            <text:p>846769</text:p>
          </table:table-cell>
          <table:table-cell office:value-type="float" office:value="877799" calcext:value-type="float">
            <text:p>877799</text:p>
          </table:table-cell>
          <table:table-cell office:value-type="float" office:value="877791" calcext:value-type="float">
            <text:p>87779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59978" calcext:value-type="float">
            <text:p>859978</text:p>
          </table:table-cell>
          <table:table-cell office:value-type="float" office:value="847350" calcext:value-type="float">
            <text:p>847350</text:p>
          </table:table-cell>
          <table:table-cell office:value-type="float" office:value="877803" calcext:value-type="float">
            <text:p>877803</text:p>
          </table:table-cell>
          <table:table-cell office:value-type="float" office:value="877793" calcext:value-type="float">
            <text:p>87779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59507" calcext:value-type="float">
            <text:p>859507</text:p>
          </table:table-cell>
          <table:table-cell office:value-type="float" office:value="846467" calcext:value-type="float">
            <text:p>846467</text:p>
          </table:table-cell>
          <table:table-cell office:value-type="float" office:value="877796" calcext:value-type="float">
            <text:p>877796</text:p>
          </table:table-cell>
          <table:table-cell office:value-type="float" office:value="877786" calcext:value-type="float">
            <text:p>8777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61565" calcext:value-type="float">
            <text:p>861565</text:p>
          </table:table-cell>
          <table:table-cell office:value-type="float" office:value="849578" calcext:value-type="float">
            <text:p>849578</text:p>
          </table:table-cell>
          <table:table-cell office:value-type="float" office:value="877799" calcext:value-type="float">
            <text:p>877799</text:p>
          </table:table-cell>
          <table:table-cell office:value-type="float" office:value="877791" calcext:value-type="float">
            <text:p>8777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9590" calcext:value-type="float">
            <text:p>859590</text:p>
          </table:table-cell>
          <table:table-cell office:value-type="float" office:value="845942" calcext:value-type="float">
            <text:p>845942</text:p>
          </table:table-cell>
          <table:table-cell office:value-type="float" office:value="877797" calcext:value-type="float">
            <text:p>877797</text:p>
          </table:table-cell>
          <table:table-cell office:value-type="float" office:value="877788" calcext:value-type="float">
            <text:p>8777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59608" calcext:value-type="float">
            <text:p>859608</text:p>
          </table:table-cell>
          <table:table-cell office:value-type="float" office:value="846383" calcext:value-type="float">
            <text:p>846383</text:p>
          </table:table-cell>
          <table:table-cell office:value-type="float" office:value="877798" calcext:value-type="float">
            <text:p>877798</text:p>
          </table:table-cell>
          <table:table-cell office:value-type="float" office:value="877789" calcext:value-type="float">
            <text:p>8777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59152" calcext:value-type="float">
            <text:p>859152</text:p>
          </table:table-cell>
          <table:table-cell office:value-type="float" office:value="845262" calcext:value-type="float">
            <text:p>845262</text:p>
          </table:table-cell>
          <table:table-cell office:value-type="float" office:value="877793" calcext:value-type="float">
            <text:p>877793</text:p>
          </table:table-cell>
          <table:table-cell office:value-type="float" office:value="877780" calcext:value-type="float">
            <text:p>87778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61092" calcext:value-type="float">
            <text:p>861092</text:p>
          </table:table-cell>
          <table:table-cell office:value-type="float" office:value="848803" calcext:value-type="float">
            <text:p>848803</text:p>
          </table:table-cell>
          <table:table-cell office:value-type="float" office:value="877797" calcext:value-type="float">
            <text:p>877797</text:p>
          </table:table-cell>
          <table:table-cell office:value-type="float" office:value="877788" calcext:value-type="float">
            <text:p>8777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9262" calcext:value-type="float">
            <text:p>859262</text:p>
          </table:table-cell>
          <table:table-cell office:value-type="float" office:value="845195" calcext:value-type="float">
            <text:p>845195</text:p>
          </table:table-cell>
          <table:table-cell office:value-type="float" office:value="877795" calcext:value-type="float">
            <text:p>877795</text:p>
          </table:table-cell>
          <table:table-cell office:value-type="float" office:value="877786" calcext:value-type="float">
            <text:p>8777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59273" calcext:value-type="float">
            <text:p>859273</text:p>
          </table:table-cell>
          <table:table-cell office:value-type="float" office:value="845412" calcext:value-type="float">
            <text:p>845412</text:p>
          </table:table-cell>
          <table:table-cell office:value-type="float" office:value="877796" calcext:value-type="float">
            <text:p>877796</text:p>
          </table:table-cell>
          <table:table-cell office:value-type="float" office:value="877786" calcext:value-type="float">
            <text:p>8777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58911" calcext:value-type="float">
            <text:p>858911</text:p>
          </table:table-cell>
          <table:table-cell office:value-type="float" office:value="844718" calcext:value-type="float">
            <text:p>844718</text:p>
          </table:table-cell>
          <table:table-cell office:value-type="float" office:value="877793" calcext:value-type="float">
            <text:p>877793</text:p>
          </table:table-cell>
          <table:table-cell office:value-type="float" office:value="877778" calcext:value-type="float">
            <text:p>8777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60593" calcext:value-type="float">
            <text:p>860593</text:p>
          </table:table-cell>
          <table:table-cell office:value-type="float" office:value="848003" calcext:value-type="float">
            <text:p>848003</text:p>
          </table:table-cell>
          <table:table-cell office:value-type="float" office:value="877795" calcext:value-type="float">
            <text:p>877795</text:p>
          </table:table-cell>
          <table:table-cell office:value-type="float" office:value="877786" calcext:value-type="float">
            <text:p>8777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9021" calcext:value-type="float">
            <text:p>859021</text:p>
          </table:table-cell>
          <table:table-cell office:value-type="float" office:value="844452" calcext:value-type="float">
            <text:p>844452</text:p>
          </table:table-cell>
          <table:table-cell office:value-type="float" office:value="877794" calcext:value-type="float">
            <text:p>877794</text:p>
          </table:table-cell>
          <table:table-cell office:value-type="float" office:value="877784" calcext:value-type="float">
            <text:p>8777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9173" calcext:value-type="float">
            <text:p>859173</text:p>
          </table:table-cell>
          <table:table-cell office:value-type="float" office:value="844880" calcext:value-type="float">
            <text:p>844880</text:p>
          </table:table-cell>
          <table:table-cell office:value-type="float" office:value="877795" calcext:value-type="float">
            <text:p>877795</text:p>
          </table:table-cell>
          <table:table-cell office:value-type="float" office:value="877786" calcext:value-type="float">
            <text:p>8777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8628" calcext:value-type="float">
            <text:p>858628</text:p>
          </table:table-cell>
          <table:table-cell office:value-type="float" office:value="843778" calcext:value-type="float">
            <text:p>843778</text:p>
          </table:table-cell>
          <table:table-cell office:value-type="float" office:value="877792" calcext:value-type="float">
            <text:p>877792</text:p>
          </table:table-cell>
          <table:table-cell office:value-type="float" office:value="877776" calcext:value-type="float">
            <text:p>87777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60174" calcext:value-type="float">
            <text:p>860174</text:p>
          </table:table-cell>
          <table:table-cell office:value-type="float" office:value="847254" calcext:value-type="float">
            <text:p>847254</text:p>
          </table:table-cell>
          <table:table-cell office:value-type="float" office:value="877793" calcext:value-type="float">
            <text:p>877793</text:p>
          </table:table-cell>
          <table:table-cell office:value-type="float" office:value="877783" calcext:value-type="float">
            <text:p>8777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8858" calcext:value-type="float">
            <text:p>858858</text:p>
          </table:table-cell>
          <table:table-cell office:value-type="float" office:value="843576" calcext:value-type="float">
            <text:p>843576</text:p>
          </table:table-cell>
          <table:table-cell office:value-type="float" office:value="877793" calcext:value-type="float">
            <text:p>877793</text:p>
          </table:table-cell>
          <table:table-cell office:value-type="float" office:value="877781" calcext:value-type="float">
            <text:p>87778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59003" calcext:value-type="float">
            <text:p>859003</text:p>
          </table:table-cell>
          <table:table-cell office:value-type="float" office:value="844044" calcext:value-type="float">
            <text:p>844044</text:p>
          </table:table-cell>
          <table:table-cell office:value-type="float" office:value="877793" calcext:value-type="float">
            <text:p>877793</text:p>
          </table:table-cell>
          <table:table-cell office:value-type="float" office:value="877782" calcext:value-type="float">
            <text:p>8777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58452" calcext:value-type="float">
            <text:p>858452</text:p>
          </table:table-cell>
          <table:table-cell office:value-type="float" office:value="843017" calcext:value-type="float">
            <text:p>843017</text:p>
          </table:table-cell>
          <table:table-cell office:value-type="float" office:value="877789" calcext:value-type="float">
            <text:p>877789</text:p>
          </table:table-cell>
          <table:table-cell office:value-type="float" office:value="877774" calcext:value-type="float">
            <text:p>87777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59815" calcext:value-type="float">
            <text:p>859815</text:p>
          </table:table-cell>
          <table:table-cell office:value-type="float" office:value="846491" calcext:value-type="float">
            <text:p>846491</text:p>
          </table:table-cell>
          <table:table-cell office:value-type="float" office:value="877793" calcext:value-type="float">
            <text:p>877793</text:p>
          </table:table-cell>
          <table:table-cell office:value-type="float" office:value="877779" calcext:value-type="float">
            <text:p>8777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8662" calcext:value-type="float">
            <text:p>858662</text:p>
          </table:table-cell>
          <table:table-cell office:value-type="float" office:value="842649" calcext:value-type="float">
            <text:p>842649</text:p>
          </table:table-cell>
          <table:table-cell office:value-type="float" office:value="877793" calcext:value-type="float">
            <text:p>877793</text:p>
          </table:table-cell>
          <table:table-cell office:value-type="float" office:value="877778" calcext:value-type="float">
            <text:p>8777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58800" calcext:value-type="float">
            <text:p>858800</text:p>
          </table:table-cell>
          <table:table-cell office:value-type="float" office:value="843023" calcext:value-type="float">
            <text:p>843023</text:p>
          </table:table-cell>
          <table:table-cell office:value-type="float" office:value="877793" calcext:value-type="float">
            <text:p>877793</text:p>
          </table:table-cell>
          <table:table-cell office:value-type="float" office:value="877780" calcext:value-type="float">
            <text:p>87778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58201" calcext:value-type="float">
            <text:p>858201</text:p>
          </table:table-cell>
          <table:table-cell office:value-type="float" office:value="842217" calcext:value-type="float">
            <text:p>842217</text:p>
          </table:table-cell>
          <table:table-cell office:value-type="float" office:value="877786" calcext:value-type="float">
            <text:p>877786</text:p>
          </table:table-cell>
          <table:table-cell office:value-type="float" office:value="877770" calcext:value-type="float">
            <text:p>87777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59443" calcext:value-type="float">
            <text:p>859443</text:p>
          </table:table-cell>
          <table:table-cell office:value-type="float" office:value="845702" calcext:value-type="float">
            <text:p>845702</text:p>
          </table:table-cell>
          <table:table-cell office:value-type="float" office:value="877792" calcext:value-type="float">
            <text:p>877792</text:p>
          </table:table-cell>
          <table:table-cell office:value-type="float" office:value="877777" calcext:value-type="float">
            <text:p>8777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8498" calcext:value-type="float">
            <text:p>858498</text:p>
          </table:table-cell>
          <table:table-cell office:value-type="float" office:value="841429" calcext:value-type="float">
            <text:p>841429</text:p>
          </table:table-cell>
          <table:table-cell office:value-type="float" office:value="877792" calcext:value-type="float">
            <text:p>877792</text:p>
          </table:table-cell>
          <table:table-cell office:value-type="float" office:value="877777" calcext:value-type="float">
            <text:p>87777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58582" calcext:value-type="float">
            <text:p>858582</text:p>
          </table:table-cell>
          <table:table-cell office:value-type="float" office:value="841823" calcext:value-type="float">
            <text:p>841823</text:p>
          </table:table-cell>
          <table:table-cell office:value-type="float" office:value="877793" calcext:value-type="float">
            <text:p>877793</text:p>
          </table:table-cell>
          <table:table-cell office:value-type="float" office:value="877778" calcext:value-type="float">
            <text:p>8777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58044" calcext:value-type="float">
            <text:p>858044</text:p>
          </table:table-cell>
          <table:table-cell office:value-type="float" office:value="841435" calcext:value-type="float">
            <text:p>841435</text:p>
          </table:table-cell>
          <table:table-cell office:value-type="float" office:value="877784" calcext:value-type="float">
            <text:p>877784</text:p>
          </table:table-cell>
          <table:table-cell office:value-type="float" office:value="877767" calcext:value-type="float">
            <text:p>8777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59094" calcext:value-type="float">
            <text:p>859094</text:p>
          </table:table-cell>
          <table:table-cell office:value-type="float" office:value="844985" calcext:value-type="float">
            <text:p>844985</text:p>
          </table:table-cell>
          <table:table-cell office:value-type="float" office:value="877787" calcext:value-type="float">
            <text:p>877787</text:p>
          </table:table-cell>
          <table:table-cell office:value-type="float" office:value="877775" calcext:value-type="float">
            <text:p>8777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8339" calcext:value-type="float">
            <text:p>858339</text:p>
          </table:table-cell>
          <table:table-cell office:value-type="float" office:value="840018" calcext:value-type="float">
            <text:p>840018</text:p>
          </table:table-cell>
          <table:table-cell office:value-type="float" office:value="877787" calcext:value-type="float">
            <text:p>877787</text:p>
          </table:table-cell>
          <table:table-cell office:value-type="float" office:value="877777" calcext:value-type="float">
            <text:p>8777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58393" calcext:value-type="float">
            <text:p>858393</text:p>
          </table:table-cell>
          <table:table-cell office:value-type="float" office:value="840514" calcext:value-type="float">
            <text:p>840514</text:p>
          </table:table-cell>
          <table:table-cell office:value-type="float" office:value="877787" calcext:value-type="float">
            <text:p>877787</text:p>
          </table:table-cell>
          <table:table-cell office:value-type="float" office:value="877777" calcext:value-type="float">
            <text:p>8777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57871" calcext:value-type="float">
            <text:p>857871</text:p>
          </table:table-cell>
          <table:table-cell office:value-type="float" office:value="840605" calcext:value-type="float">
            <text:p>840605</text:p>
          </table:table-cell>
          <table:table-cell office:value-type="float" office:value="877781" calcext:value-type="float">
            <text:p>877781</text:p>
          </table:table-cell>
          <table:table-cell office:value-type="float" office:value="877765" calcext:value-type="float">
            <text:p>87776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58811" calcext:value-type="float">
            <text:p>858811</text:p>
          </table:table-cell>
          <table:table-cell office:value-type="float" office:value="844308" calcext:value-type="float">
            <text:p>844308</text:p>
          </table:table-cell>
          <table:table-cell office:value-type="float" office:value="877786" calcext:value-type="float">
            <text:p>877786</text:p>
          </table:table-cell>
          <table:table-cell office:value-type="float" office:value="877771" calcext:value-type="float">
            <text:p>8777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8192" calcext:value-type="float">
            <text:p>858192</text:p>
          </table:table-cell>
          <table:table-cell office:value-type="float" office:value="838771" calcext:value-type="float">
            <text:p>838771</text:p>
          </table:table-cell>
          <table:table-cell office:value-type="float" office:value="877786" calcext:value-type="float">
            <text:p>877786</text:p>
          </table:table-cell>
          <table:table-cell office:value-type="float" office:value="877773" calcext:value-type="float">
            <text:p>8777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58249" calcext:value-type="float">
            <text:p>858249</text:p>
          </table:table-cell>
          <table:table-cell office:value-type="float" office:value="839658" calcext:value-type="float">
            <text:p>839658</text:p>
          </table:table-cell>
          <table:table-cell office:value-type="float" office:value="877787" calcext:value-type="float">
            <text:p>877787</text:p>
          </table:table-cell>
          <table:table-cell office:value-type="float" office:value="877775" calcext:value-type="float">
            <text:p>87777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57666" calcext:value-type="float">
            <text:p>857666</text:p>
          </table:table-cell>
          <table:table-cell office:value-type="float" office:value="839783" calcext:value-type="float">
            <text:p>839783</text:p>
          </table:table-cell>
          <table:table-cell office:value-type="float" office:value="877780" calcext:value-type="float">
            <text:p>877780</text:p>
          </table:table-cell>
          <table:table-cell office:value-type="float" office:value="877748" calcext:value-type="float">
            <text:p>87774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58549" calcext:value-type="float">
            <text:p>858549</text:p>
          </table:table-cell>
          <table:table-cell office:value-type="float" office:value="843617" calcext:value-type="float">
            <text:p>843617</text:p>
          </table:table-cell>
          <table:table-cell office:value-type="float" office:value="877783" calcext:value-type="float">
            <text:p>877783</text:p>
          </table:table-cell>
          <table:table-cell office:value-type="float" office:value="877770" calcext:value-type="float">
            <text:p>8777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8010" calcext:value-type="float">
            <text:p>858010</text:p>
          </table:table-cell>
          <table:table-cell office:value-type="float" office:value="837744" calcext:value-type="float">
            <text:p>837744</text:p>
          </table:table-cell>
          <table:table-cell office:value-type="float" office:value="877784" calcext:value-type="float">
            <text:p>877784</text:p>
          </table:table-cell>
          <table:table-cell office:value-type="float" office:value="877769" calcext:value-type="float">
            <text:p>8777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8151" calcext:value-type="float">
            <text:p>858151</text:p>
          </table:table-cell>
          <table:table-cell office:value-type="float" office:value="838387" calcext:value-type="float">
            <text:p>838387</text:p>
          </table:table-cell>
          <table:table-cell office:value-type="float" office:value="877786" calcext:value-type="float">
            <text:p>877786</text:p>
          </table:table-cell>
          <table:table-cell office:value-type="float" office:value="877770" calcext:value-type="float">
            <text:p>8777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7509" calcext:value-type="float">
            <text:p>857509</text:p>
          </table:table-cell>
          <table:table-cell office:value-type="float" office:value="838887" calcext:value-type="float">
            <text:p>838887</text:p>
          </table:table-cell>
          <table:table-cell office:value-type="float" office:value="877779" calcext:value-type="float">
            <text:p>877779</text:p>
          </table:table-cell>
          <table:table-cell office:value-type="float" office:value="877722" calcext:value-type="float">
            <text:p>8777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8322" calcext:value-type="float">
            <text:p>858322</text:p>
          </table:table-cell>
          <table:table-cell office:value-type="float" office:value="842889" calcext:value-type="float">
            <text:p>842889</text:p>
          </table:table-cell>
          <table:table-cell office:value-type="float" office:value="877781" calcext:value-type="float">
            <text:p>877781</text:p>
          </table:table-cell>
          <table:table-cell office:value-type="float" office:value="877767" calcext:value-type="float">
            <text:p>8777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7882" calcext:value-type="float">
            <text:p>857882</text:p>
          </table:table-cell>
          <table:table-cell office:value-type="float" office:value="836530" calcext:value-type="float">
            <text:p>836530</text:p>
          </table:table-cell>
          <table:table-cell office:value-type="float" office:value="877781" calcext:value-type="float">
            <text:p>877781</text:p>
          </table:table-cell>
          <table:table-cell office:value-type="float" office:value="877765" calcext:value-type="float">
            <text:p>87776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57961" calcext:value-type="float">
            <text:p>857961</text:p>
          </table:table-cell>
          <table:table-cell office:value-type="float" office:value="837181" calcext:value-type="float">
            <text:p>837181</text:p>
          </table:table-cell>
          <table:table-cell office:value-type="float" office:value="877784" calcext:value-type="float">
            <text:p>877784</text:p>
          </table:table-cell>
          <table:table-cell office:value-type="float" office:value="877769" calcext:value-type="float">
            <text:p>87776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57242" calcext:value-type="float">
            <text:p>857242</text:p>
          </table:table-cell>
          <table:table-cell office:value-type="float" office:value="837913" calcext:value-type="float">
            <text:p>837913</text:p>
          </table:table-cell>
          <table:table-cell office:value-type="float" office:value="877777" calcext:value-type="float">
            <text:p>877777</text:p>
          </table:table-cell>
          <table:table-cell office:value-type="float" office:value="877687" calcext:value-type="float">
            <text:p>87768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58118" calcext:value-type="float">
            <text:p>858118</text:p>
          </table:table-cell>
          <table:table-cell office:value-type="float" office:value="842167" calcext:value-type="float">
            <text:p>842167</text:p>
          </table:table-cell>
          <table:table-cell office:value-type="float" office:value="877780" calcext:value-type="float">
            <text:p>877780</text:p>
          </table:table-cell>
          <table:table-cell office:value-type="float" office:value="877762" calcext:value-type="float">
            <text:p>8777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57709" calcext:value-type="float">
            <text:p>857709</text:p>
          </table:table-cell>
          <table:table-cell office:value-type="float" office:value="835339" calcext:value-type="float">
            <text:p>835339</text:p>
          </table:table-cell>
          <table:table-cell office:value-type="float" office:value="877781" calcext:value-type="float">
            <text:p>877781</text:p>
          </table:table-cell>
          <table:table-cell office:value-type="float" office:value="877764" calcext:value-type="float">
            <text:p>87776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57857" calcext:value-type="float">
            <text:p>857857</text:p>
          </table:table-cell>
          <table:table-cell office:value-type="float" office:value="836190" calcext:value-type="float">
            <text:p>836190</text:p>
          </table:table-cell>
          <table:table-cell office:value-type="float" office:value="877781" calcext:value-type="float">
            <text:p>877781</text:p>
          </table:table-cell>
          <table:table-cell office:value-type="float" office:value="877765" calcext:value-type="float">
            <text:p>87776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57000" calcext:value-type="float">
            <text:p>857000</text:p>
          </table:table-cell>
          <table:table-cell office:value-type="float" office:value="836877" calcext:value-type="float">
            <text:p>836877</text:p>
          </table:table-cell>
          <table:table-cell office:value-type="float" office:value="877775" calcext:value-type="float">
            <text:p>877775</text:p>
          </table:table-cell>
          <table:table-cell office:value-type="float" office:value="877649" calcext:value-type="float">
            <text:p>8776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57917" calcext:value-type="float">
            <text:p>857917</text:p>
          </table:table-cell>
          <table:table-cell office:value-type="float" office:value="841385" calcext:value-type="float">
            <text:p>841385</text:p>
          </table:table-cell>
          <table:table-cell office:value-type="float" office:value="877779" calcext:value-type="float">
            <text:p>877779</text:p>
          </table:table-cell>
          <table:table-cell office:value-type="float" office:value="877758" calcext:value-type="float">
            <text:p>8777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57565" calcext:value-type="float">
            <text:p>857565</text:p>
          </table:table-cell>
          <table:table-cell office:value-type="float" office:value="834247" calcext:value-type="float">
            <text:p>834247</text:p>
          </table:table-cell>
          <table:table-cell office:value-type="float" office:value="877780" calcext:value-type="float">
            <text:p>877780</text:p>
          </table:table-cell>
          <table:table-cell office:value-type="float" office:value="877762" calcext:value-type="float">
            <text:p>8777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57702" calcext:value-type="float">
            <text:p>857702</text:p>
          </table:table-cell>
          <table:table-cell office:value-type="float" office:value="835153" calcext:value-type="float">
            <text:p>835153</text:p>
          </table:table-cell>
          <table:table-cell office:value-type="float" office:value="877781" calcext:value-type="float">
            <text:p>877781</text:p>
          </table:table-cell>
          <table:table-cell office:value-type="float" office:value="877764" calcext:value-type="float">
            <text:p>87776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56658" calcext:value-type="float">
            <text:p>856658</text:p>
          </table:table-cell>
          <table:table-cell office:value-type="float" office:value="835726" calcext:value-type="float">
            <text:p>835726</text:p>
          </table:table-cell>
          <table:table-cell office:value-type="float" office:value="877774" calcext:value-type="float">
            <text:p>877774</text:p>
          </table:table-cell>
          <table:table-cell office:value-type="float" office:value="877610" calcext:value-type="float">
            <text:p>87761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57757" calcext:value-type="float">
            <text:p>857757</text:p>
          </table:table-cell>
          <table:table-cell office:value-type="float" office:value="840617" calcext:value-type="float">
            <text:p>840617</text:p>
          </table:table-cell>
          <table:table-cell office:value-type="float" office:value="877777" calcext:value-type="float">
            <text:p>877777</text:p>
          </table:table-cell>
          <table:table-cell office:value-type="float" office:value="877755" calcext:value-type="float">
            <text:p>8777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7457" calcext:value-type="float">
            <text:p>857457</text:p>
          </table:table-cell>
          <table:table-cell office:value-type="float" office:value="832627" calcext:value-type="float">
            <text:p>832627</text:p>
          </table:table-cell>
          <table:table-cell office:value-type="float" office:value="877779" calcext:value-type="float">
            <text:p>877779</text:p>
          </table:table-cell>
          <table:table-cell office:value-type="float" office:value="877757" calcext:value-type="float">
            <text:p>87775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57507" calcext:value-type="float">
            <text:p>857507</text:p>
          </table:table-cell>
          <table:table-cell office:value-type="float" office:value="833084" calcext:value-type="float">
            <text:p>833084</text:p>
          </table:table-cell>
          <table:table-cell office:value-type="float" office:value="877779" calcext:value-type="float">
            <text:p>877779</text:p>
          </table:table-cell>
          <table:table-cell office:value-type="float" office:value="877759" calcext:value-type="float">
            <text:p>8777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56352" calcext:value-type="float">
            <text:p>856352</text:p>
          </table:table-cell>
          <table:table-cell office:value-type="float" office:value="834231" calcext:value-type="float">
            <text:p>834231</text:p>
          </table:table-cell>
          <table:table-cell office:value-type="float" office:value="877771" calcext:value-type="float">
            <text:p>877771</text:p>
          </table:table-cell>
          <table:table-cell office:value-type="float" office:value="877563" calcext:value-type="float">
            <text:p>8775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57474" calcext:value-type="float">
            <text:p>857474</text:p>
          </table:table-cell>
          <table:table-cell office:value-type="float" office:value="839798" calcext:value-type="float">
            <text:p>839798</text:p>
          </table:table-cell>
          <table:table-cell office:value-type="float" office:value="877775" calcext:value-type="float">
            <text:p>877775</text:p>
          </table:table-cell>
          <table:table-cell office:value-type="float" office:value="877749" calcext:value-type="float">
            <text:p>8777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7316" calcext:value-type="float">
            <text:p>857316</text:p>
          </table:table-cell>
          <table:table-cell office:value-type="float" office:value="831598" calcext:value-type="float">
            <text:p>831598</text:p>
          </table:table-cell>
          <table:table-cell office:value-type="float" office:value="877777" calcext:value-type="float">
            <text:p>877777</text:p>
          </table:table-cell>
          <table:table-cell office:value-type="float" office:value="877756" calcext:value-type="float">
            <text:p>87775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57344" calcext:value-type="float">
            <text:p>857344</text:p>
          </table:table-cell>
          <table:table-cell office:value-type="float" office:value="832150" calcext:value-type="float">
            <text:p>832150</text:p>
          </table:table-cell>
          <table:table-cell office:value-type="float" office:value="877778" calcext:value-type="float">
            <text:p>877778</text:p>
          </table:table-cell>
          <table:table-cell office:value-type="float" office:value="877756" calcext:value-type="float">
            <text:p>87775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56005" calcext:value-type="float">
            <text:p>856005</text:p>
          </table:table-cell>
          <table:table-cell office:value-type="float" office:value="832479" calcext:value-type="float">
            <text:p>832479</text:p>
          </table:table-cell>
          <table:table-cell office:value-type="float" office:value="877768" calcext:value-type="float">
            <text:p>877768</text:p>
          </table:table-cell>
          <table:table-cell office:value-type="float" office:value="877512" calcext:value-type="float">
            <text:p>8775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57254" calcext:value-type="float">
            <text:p>857254</text:p>
          </table:table-cell>
          <table:table-cell office:value-type="float" office:value="839003" calcext:value-type="float">
            <text:p>839003</text:p>
          </table:table-cell>
          <table:table-cell office:value-type="float" office:value="877774" calcext:value-type="float">
            <text:p>877774</text:p>
          </table:table-cell>
          <table:table-cell office:value-type="float" office:value="877747" calcext:value-type="float">
            <text:p>8777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57113" calcext:value-type="float">
            <text:p>857113</text:p>
          </table:table-cell>
          <table:table-cell office:value-type="float" office:value="830591" calcext:value-type="float">
            <text:p>830591</text:p>
          </table:table-cell>
          <table:table-cell office:value-type="float" office:value="877775" calcext:value-type="float">
            <text:p>877775</text:p>
          </table:table-cell>
          <table:table-cell office:value-type="float" office:value="877751" calcext:value-type="float">
            <text:p>8777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57140" calcext:value-type="float">
            <text:p>857140</text:p>
          </table:table-cell>
          <table:table-cell office:value-type="float" office:value="831123" calcext:value-type="float">
            <text:p>831123</text:p>
          </table:table-cell>
          <table:table-cell office:value-type="float" office:value="877777" calcext:value-type="float">
            <text:p>877777</text:p>
          </table:table-cell>
          <table:table-cell office:value-type="float" office:value="877753" calcext:value-type="float">
            <text:p>87775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55560" calcext:value-type="float">
            <text:p>855560</text:p>
          </table:table-cell>
          <table:table-cell office:value-type="float" office:value="830798" calcext:value-type="float">
            <text:p>830798</text:p>
          </table:table-cell>
          <table:table-cell office:value-type="float" office:value="877765" calcext:value-type="float">
            <text:p>877765</text:p>
          </table:table-cell>
          <table:table-cell office:value-type="float" office:value="877453" calcext:value-type="float">
            <text:p>87745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56972" calcext:value-type="float">
            <text:p>856972</text:p>
          </table:table-cell>
          <table:table-cell office:value-type="float" office:value="838131" calcext:value-type="float">
            <text:p>838131</text:p>
          </table:table-cell>
          <table:table-cell office:value-type="float" office:value="877771" calcext:value-type="float">
            <text:p>877771</text:p>
          </table:table-cell>
          <table:table-cell office:value-type="float" office:value="877736" calcext:value-type="float">
            <text:p>8777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6924" calcext:value-type="float">
            <text:p>856924</text:p>
          </table:table-cell>
          <table:table-cell office:value-type="float" office:value="829371" calcext:value-type="float">
            <text:p>829371</text:p>
          </table:table-cell>
          <table:table-cell office:value-type="float" office:value="877774" calcext:value-type="float">
            <text:p>877774</text:p>
          </table:table-cell>
          <table:table-cell office:value-type="float" office:value="877738" calcext:value-type="float">
            <text:p>87773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57046" calcext:value-type="float">
            <text:p>857046</text:p>
          </table:table-cell>
          <table:table-cell office:value-type="float" office:value="830097" calcext:value-type="float">
            <text:p>830097</text:p>
          </table:table-cell>
          <table:table-cell office:value-type="float" office:value="877775" calcext:value-type="float">
            <text:p>877775</text:p>
          </table:table-cell>
          <table:table-cell office:value-type="float" office:value="877749" calcext:value-type="float">
            <text:p>87774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55171" calcext:value-type="float">
            <text:p>855171</text:p>
          </table:table-cell>
          <table:table-cell office:value-type="float" office:value="829146" calcext:value-type="float">
            <text:p>829146</text:p>
          </table:table-cell>
          <table:table-cell office:value-type="float" office:value="877765" calcext:value-type="float">
            <text:p>877765</text:p>
          </table:table-cell>
          <table:table-cell office:value-type="float" office:value="877370" calcext:value-type="float">
            <text:p>87737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56652" calcext:value-type="float">
            <text:p>856652</text:p>
          </table:table-cell>
          <table:table-cell office:value-type="float" office:value="837220" calcext:value-type="float">
            <text:p>837220</text:p>
          </table:table-cell>
          <table:table-cell office:value-type="float" office:value="877768" calcext:value-type="float">
            <text:p>877768</text:p>
          </table:table-cell>
          <table:table-cell office:value-type="float" office:value="877709" calcext:value-type="float">
            <text:p>8777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6679" calcext:value-type="float">
            <text:p>856679</text:p>
          </table:table-cell>
          <table:table-cell office:value-type="float" office:value="828036" calcext:value-type="float">
            <text:p>828036</text:p>
          </table:table-cell>
          <table:table-cell office:value-type="float" office:value="877772" calcext:value-type="float">
            <text:p>877772</text:p>
          </table:table-cell>
          <table:table-cell office:value-type="float" office:value="877736" calcext:value-type="float">
            <text:p>87773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56803" calcext:value-type="float">
            <text:p>856803</text:p>
          </table:table-cell>
          <table:table-cell office:value-type="float" office:value="828471" calcext:value-type="float">
            <text:p>828471</text:p>
          </table:table-cell>
          <table:table-cell office:value-type="float" office:value="877774" calcext:value-type="float">
            <text:p>877774</text:p>
          </table:table-cell>
          <table:table-cell office:value-type="float" office:value="877736" calcext:value-type="float">
            <text:p>87773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54758" calcext:value-type="float">
            <text:p>854758</text:p>
          </table:table-cell>
          <table:table-cell office:value-type="float" office:value="827541" calcext:value-type="float">
            <text:p>827541</text:p>
          </table:table-cell>
          <table:table-cell office:value-type="float" office:value="877762" calcext:value-type="float">
            <text:p>877762</text:p>
          </table:table-cell>
          <table:table-cell office:value-type="float" office:value="877269" calcext:value-type="float">
            <text:p>87726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56337" calcext:value-type="float">
            <text:p>856337</text:p>
          </table:table-cell>
          <table:table-cell office:value-type="float" office:value="836236" calcext:value-type="float">
            <text:p>836236</text:p>
          </table:table-cell>
          <table:table-cell office:value-type="float" office:value="877766" calcext:value-type="float">
            <text:p>877766</text:p>
          </table:table-cell>
          <table:table-cell office:value-type="float" office:value="877673" calcext:value-type="float">
            <text:p>8776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6394" calcext:value-type="float">
            <text:p>856394</text:p>
          </table:table-cell>
          <table:table-cell office:value-type="float" office:value="826604" calcext:value-type="float">
            <text:p>826604</text:p>
          </table:table-cell>
          <table:table-cell office:value-type="float" office:value="877770" calcext:value-type="float">
            <text:p>877770</text:p>
          </table:table-cell>
          <table:table-cell office:value-type="float" office:value="877710" calcext:value-type="float">
            <text:p>8777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56561" calcext:value-type="float">
            <text:p>856561</text:p>
          </table:table-cell>
          <table:table-cell office:value-type="float" office:value="827183" calcext:value-type="float">
            <text:p>827183</text:p>
          </table:table-cell>
          <table:table-cell office:value-type="float" office:value="877772" calcext:value-type="float">
            <text:p>877772</text:p>
          </table:table-cell>
          <table:table-cell office:value-type="float" office:value="877716" calcext:value-type="float">
            <text:p>8777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54333" calcext:value-type="float">
            <text:p>854333</text:p>
          </table:table-cell>
          <table:table-cell office:value-type="float" office:value="825943" calcext:value-type="float">
            <text:p>825943</text:p>
          </table:table-cell>
          <table:table-cell office:value-type="float" office:value="877761" calcext:value-type="float">
            <text:p>877761</text:p>
          </table:table-cell>
          <table:table-cell office:value-type="float" office:value="877157" calcext:value-type="float">
            <text:p>87715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55946" calcext:value-type="float">
            <text:p>855946</text:p>
          </table:table-cell>
          <table:table-cell office:value-type="float" office:value="835185" calcext:value-type="float">
            <text:p>835185</text:p>
          </table:table-cell>
          <table:table-cell office:value-type="float" office:value="877765" calcext:value-type="float">
            <text:p>877765</text:p>
          </table:table-cell>
          <table:table-cell office:value-type="float" office:value="877638" calcext:value-type="float">
            <text:p>8776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6151" calcext:value-type="float">
            <text:p>856151</text:p>
          </table:table-cell>
          <table:table-cell office:value-type="float" office:value="825112" calcext:value-type="float">
            <text:p>825112</text:p>
          </table:table-cell>
          <table:table-cell office:value-type="float" office:value="877768" calcext:value-type="float">
            <text:p>877768</text:p>
          </table:table-cell>
          <table:table-cell office:value-type="float" office:value="877677" calcext:value-type="float">
            <text:p>8776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6317" calcext:value-type="float">
            <text:p>856317</text:p>
          </table:table-cell>
          <table:table-cell office:value-type="float" office:value="825833" calcext:value-type="float">
            <text:p>825833</text:p>
          </table:table-cell>
          <table:table-cell office:value-type="float" office:value="877768" calcext:value-type="float">
            <text:p>877768</text:p>
          </table:table-cell>
          <table:table-cell office:value-type="float" office:value="877679" calcext:value-type="float">
            <text:p>87767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3876" calcext:value-type="float">
            <text:p>853876</text:p>
          </table:table-cell>
          <table:table-cell office:value-type="float" office:value="823906" calcext:value-type="float">
            <text:p>823906</text:p>
          </table:table-cell>
          <table:table-cell office:value-type="float" office:value="877761" calcext:value-type="float">
            <text:p>877761</text:p>
          </table:table-cell>
          <table:table-cell office:value-type="float" office:value="877011" calcext:value-type="float">
            <text:p>8770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5544" calcext:value-type="float">
            <text:p>855544</text:p>
          </table:table-cell>
          <table:table-cell office:value-type="float" office:value="834097" calcext:value-type="float">
            <text:p>834097</text:p>
          </table:table-cell>
          <table:table-cell office:value-type="float" office:value="877763" calcext:value-type="float">
            <text:p>877763</text:p>
          </table:table-cell>
          <table:table-cell office:value-type="float" office:value="877599" calcext:value-type="float">
            <text:p>8775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5910" calcext:value-type="float">
            <text:p>855910</text:p>
          </table:table-cell>
          <table:table-cell office:value-type="float" office:value="823703" calcext:value-type="float">
            <text:p>823703</text:p>
          </table:table-cell>
          <table:table-cell office:value-type="float" office:value="877765" calcext:value-type="float">
            <text:p>877765</text:p>
          </table:table-cell>
          <table:table-cell office:value-type="float" office:value="877639" calcext:value-type="float">
            <text:p>87763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56020" calcext:value-type="float">
            <text:p>856020</text:p>
          </table:table-cell>
          <table:table-cell office:value-type="float" office:value="824248" calcext:value-type="float">
            <text:p>824248</text:p>
          </table:table-cell>
          <table:table-cell office:value-type="float" office:value="877766" calcext:value-type="float">
            <text:p>877766</text:p>
          </table:table-cell>
          <table:table-cell office:value-type="float" office:value="877640" calcext:value-type="float">
            <text:p>87764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53385" calcext:value-type="float">
            <text:p>853385</text:p>
          </table:table-cell>
          <table:table-cell office:value-type="float" office:value="822217" calcext:value-type="float">
            <text:p>822217</text:p>
          </table:table-cell>
          <table:table-cell office:value-type="float" office:value="877757" calcext:value-type="float">
            <text:p>877757</text:p>
          </table:table-cell>
          <table:table-cell office:value-type="float" office:value="876838" calcext:value-type="float">
            <text:p>87683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55160" calcext:value-type="float">
            <text:p>855160</text:p>
          </table:table-cell>
          <table:table-cell office:value-type="float" office:value="832920" calcext:value-type="float">
            <text:p>832920</text:p>
          </table:table-cell>
          <table:table-cell office:value-type="float" office:value="877761" calcext:value-type="float">
            <text:p>877761</text:p>
          </table:table-cell>
          <table:table-cell office:value-type="float" office:value="877551" calcext:value-type="float">
            <text:p>8775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5564" calcext:value-type="float">
            <text:p>855564</text:p>
          </table:table-cell>
          <table:table-cell office:value-type="float" office:value="822194" calcext:value-type="float">
            <text:p>822194</text:p>
          </table:table-cell>
          <table:table-cell office:value-type="float" office:value="877765" calcext:value-type="float">
            <text:p>877765</text:p>
          </table:table-cell>
          <table:table-cell office:value-type="float" office:value="877603" calcext:value-type="float">
            <text:p>87760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55756" calcext:value-type="float">
            <text:p>855756</text:p>
          </table:table-cell>
          <table:table-cell office:value-type="float" office:value="823120" calcext:value-type="float">
            <text:p>823120</text:p>
          </table:table-cell>
          <table:table-cell office:value-type="float" office:value="877765" calcext:value-type="float">
            <text:p>877765</text:p>
          </table:table-cell>
          <table:table-cell office:value-type="float" office:value="877639" calcext:value-type="float">
            <text:p>87763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52800" calcext:value-type="float">
            <text:p>852800</text:p>
          </table:table-cell>
          <table:table-cell office:value-type="float" office:value="820363" calcext:value-type="float">
            <text:p>820363</text:p>
          </table:table-cell>
          <table:table-cell office:value-type="float" office:value="877752" calcext:value-type="float">
            <text:p>877752</text:p>
          </table:table-cell>
          <table:table-cell office:value-type="float" office:value="876561" calcext:value-type="float">
            <text:p>8765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54736" calcext:value-type="float">
            <text:p>854736</text:p>
          </table:table-cell>
          <table:table-cell office:value-type="float" office:value="831767" calcext:value-type="float">
            <text:p>831767</text:p>
          </table:table-cell>
          <table:table-cell office:value-type="float" office:value="877760" calcext:value-type="float">
            <text:p>877760</text:p>
          </table:table-cell>
          <table:table-cell office:value-type="float" office:value="877479" calcext:value-type="float">
            <text:p>8774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55218" calcext:value-type="float">
            <text:p>855218</text:p>
          </table:table-cell>
          <table:table-cell office:value-type="float" office:value="820737" calcext:value-type="float">
            <text:p>820737</text:p>
          </table:table-cell>
          <table:table-cell office:value-type="float" office:value="877763" calcext:value-type="float">
            <text:p>877763</text:p>
          </table:table-cell>
          <table:table-cell office:value-type="float" office:value="877556" calcext:value-type="float">
            <text:p>8775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55369" calcext:value-type="float">
            <text:p>855369</text:p>
          </table:table-cell>
          <table:table-cell office:value-type="float" office:value="821318" calcext:value-type="float">
            <text:p>821318</text:p>
          </table:table-cell>
          <table:table-cell office:value-type="float" office:value="877764" calcext:value-type="float">
            <text:p>877764</text:p>
          </table:table-cell>
          <table:table-cell office:value-type="float" office:value="877593" calcext:value-type="float">
            <text:p>8775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52147" calcext:value-type="float">
            <text:p>852147</text:p>
          </table:table-cell>
          <table:table-cell office:value-type="float" office:value="818268" calcext:value-type="float">
            <text:p>818268</text:p>
          </table:table-cell>
          <table:table-cell office:value-type="float" office:value="877749" calcext:value-type="float">
            <text:p>877749</text:p>
          </table:table-cell>
          <table:table-cell office:value-type="float" office:value="876161" calcext:value-type="float">
            <text:p>8761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54313" calcext:value-type="float">
            <text:p>854313</text:p>
          </table:table-cell>
          <table:table-cell office:value-type="float" office:value="830657" calcext:value-type="float">
            <text:p>830657</text:p>
          </table:table-cell>
          <table:table-cell office:value-type="float" office:value="877759" calcext:value-type="float">
            <text:p>877759</text:p>
          </table:table-cell>
          <table:table-cell office:value-type="float" office:value="877375" calcext:value-type="float">
            <text:p>877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4934" calcext:value-type="float">
            <text:p>854934</text:p>
          </table:table-cell>
          <table:table-cell office:value-type="float" office:value="819335" calcext:value-type="float">
            <text:p>819335</text:p>
          </table:table-cell>
          <table:table-cell office:value-type="float" office:value="877762" calcext:value-type="float">
            <text:p>877762</text:p>
          </table:table-cell>
          <table:table-cell office:value-type="float" office:value="877501" calcext:value-type="float">
            <text:p>87750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55049" calcext:value-type="float">
            <text:p>855049</text:p>
          </table:table-cell>
          <table:table-cell office:value-type="float" office:value="820261" calcext:value-type="float">
            <text:p>820261</text:p>
          </table:table-cell>
          <table:table-cell office:value-type="float" office:value="877762" calcext:value-type="float">
            <text:p>877762</text:p>
          </table:table-cell>
          <table:table-cell office:value-type="float" office:value="877553" calcext:value-type="float">
            <text:p>87755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51009" calcext:value-type="float">
            <text:p>851009</text:p>
          </table:table-cell>
          <table:table-cell office:value-type="float" office:value="814964" calcext:value-type="float">
            <text:p>814964</text:p>
          </table:table-cell>
          <table:table-cell office:value-type="float" office:value="877740" calcext:value-type="float">
            <text:p>877740</text:p>
          </table:table-cell>
          <table:table-cell office:value-type="float" office:value="875215" calcext:value-type="float">
            <text:p>87521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53817" calcext:value-type="float">
            <text:p>853817</text:p>
          </table:table-cell>
          <table:table-cell office:value-type="float" office:value="829522" calcext:value-type="float">
            <text:p>829522</text:p>
          </table:table-cell>
          <table:table-cell office:value-type="float" office:value="877752" calcext:value-type="float">
            <text:p>877752</text:p>
          </table:table-cell>
          <table:table-cell office:value-type="float" office:value="877274" calcext:value-type="float">
            <text:p>8772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4563" calcext:value-type="float">
            <text:p>854563</text:p>
          </table:table-cell>
          <table:table-cell office:value-type="float" office:value="818202" calcext:value-type="float">
            <text:p>818202</text:p>
          </table:table-cell>
          <table:table-cell office:value-type="float" office:value="877760" calcext:value-type="float">
            <text:p>877760</text:p>
          </table:table-cell>
          <table:table-cell office:value-type="float" office:value="877422" calcext:value-type="float">
            <text:p>8774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54649" calcext:value-type="float">
            <text:p>854649</text:p>
          </table:table-cell>
          <table:table-cell office:value-type="float" office:value="818817" calcext:value-type="float">
            <text:p>818817</text:p>
          </table:table-cell>
          <table:table-cell office:value-type="float" office:value="877760" calcext:value-type="float">
            <text:p>877760</text:p>
          </table:table-cell>
          <table:table-cell office:value-type="float" office:value="877479" calcext:value-type="float">
            <text:p>87747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50694" calcext:value-type="float">
            <text:p>850694</text:p>
          </table:table-cell>
          <table:table-cell office:value-type="float" office:value="813783" calcext:value-type="float">
            <text:p>813783</text:p>
          </table:table-cell>
          <table:table-cell office:value-type="float" office:value="877737" calcext:value-type="float">
            <text:p>877737</text:p>
          </table:table-cell>
          <table:table-cell office:value-type="float" office:value="874958" calcext:value-type="float">
            <text:p>87495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53253" calcext:value-type="float">
            <text:p>853253</text:p>
          </table:table-cell>
          <table:table-cell office:value-type="float" office:value="828223" calcext:value-type="float">
            <text:p>828223</text:p>
          </table:table-cell>
          <table:table-cell office:value-type="float" office:value="877750" calcext:value-type="float">
            <text:p>877750</text:p>
          </table:table-cell>
          <table:table-cell office:value-type="float" office:value="877142" calcext:value-type="float">
            <text:p>8771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4195" calcext:value-type="float">
            <text:p>854195</text:p>
          </table:table-cell>
          <table:table-cell office:value-type="float" office:value="816891" calcext:value-type="float">
            <text:p>816891</text:p>
          </table:table-cell>
          <table:table-cell office:value-type="float" office:value="877759" calcext:value-type="float">
            <text:p>877759</text:p>
          </table:table-cell>
          <table:table-cell office:value-type="float" office:value="877368" calcext:value-type="float">
            <text:p>8773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54229" calcext:value-type="float">
            <text:p>854229</text:p>
          </table:table-cell>
          <table:table-cell office:value-type="float" office:value="817329" calcext:value-type="float">
            <text:p>817329</text:p>
          </table:table-cell>
          <table:table-cell office:value-type="float" office:value="877760" calcext:value-type="float">
            <text:p>877760</text:p>
          </table:table-cell>
          <table:table-cell office:value-type="float" office:value="877380" calcext:value-type="float">
            <text:p>87738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49213" calcext:value-type="float">
            <text:p>849213</text:p>
          </table:table-cell>
          <table:table-cell office:value-type="float" office:value="809421" calcext:value-type="float">
            <text:p>809421</text:p>
          </table:table-cell>
          <table:table-cell office:value-type="float" office:value="877724" calcext:value-type="float">
            <text:p>877724</text:p>
          </table:table-cell>
          <table:table-cell office:value-type="float" office:value="873284" calcext:value-type="float">
            <text:p>87328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52637" calcext:value-type="float">
            <text:p>852637</text:p>
          </table:table-cell>
          <table:table-cell office:value-type="float" office:value="826838" calcext:value-type="float">
            <text:p>826838</text:p>
          </table:table-cell>
          <table:table-cell office:value-type="float" office:value="877748" calcext:value-type="float">
            <text:p>877748</text:p>
          </table:table-cell>
          <table:table-cell office:value-type="float" office:value="876971" calcext:value-type="float">
            <text:p>8769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53793" calcext:value-type="float">
            <text:p>853793</text:p>
          </table:table-cell>
          <table:table-cell office:value-type="float" office:value="815313" calcext:value-type="float">
            <text:p>815313</text:p>
          </table:table-cell>
          <table:table-cell office:value-type="float" office:value="877754" calcext:value-type="float">
            <text:p>877754</text:p>
          </table:table-cell>
          <table:table-cell office:value-type="float" office:value="877265" calcext:value-type="float">
            <text:p>87726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54029" calcext:value-type="float">
            <text:p>854029</text:p>
          </table:table-cell>
          <table:table-cell office:value-type="float" office:value="816356" calcext:value-type="float">
            <text:p>816356</text:p>
          </table:table-cell>
          <table:table-cell office:value-type="float" office:value="877759" calcext:value-type="float">
            <text:p>877759</text:p>
          </table:table-cell>
          <table:table-cell office:value-type="float" office:value="877313" calcext:value-type="float">
            <text:p>87731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48846" calcext:value-type="float">
            <text:p>848846</text:p>
          </table:table-cell>
          <table:table-cell office:value-type="float" office:value="808088" calcext:value-type="float">
            <text:p>808088</text:p>
          </table:table-cell>
          <table:table-cell office:value-type="float" office:value="877717" calcext:value-type="float">
            <text:p>877717</text:p>
          </table:table-cell>
          <table:table-cell office:value-type="float" office:value="872742" calcext:value-type="float">
            <text:p>87274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51978" calcext:value-type="float">
            <text:p>851978</text:p>
          </table:table-cell>
          <table:table-cell office:value-type="float" office:value="825363" calcext:value-type="float">
            <text:p>825363</text:p>
          </table:table-cell>
          <table:table-cell office:value-type="float" office:value="877742" calcext:value-type="float">
            <text:p>877742</text:p>
          </table:table-cell>
          <table:table-cell office:value-type="float" office:value="876795" calcext:value-type="float">
            <text:p>8767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3274" calcext:value-type="float">
            <text:p>853274</text:p>
          </table:table-cell>
          <table:table-cell office:value-type="float" office:value="813486" calcext:value-type="float">
            <text:p>813486</text:p>
          </table:table-cell>
          <table:table-cell office:value-type="float" office:value="877751" calcext:value-type="float">
            <text:p>877751</text:p>
          </table:table-cell>
          <table:table-cell office:value-type="float" office:value="877141" calcext:value-type="float">
            <text:p>87714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53701" calcext:value-type="float">
            <text:p>853701</text:p>
          </table:table-cell>
          <table:table-cell office:value-type="float" office:value="814623" calcext:value-type="float">
            <text:p>814623</text:p>
          </table:table-cell>
          <table:table-cell office:value-type="float" office:value="877753" calcext:value-type="float">
            <text:p>877753</text:p>
          </table:table-cell>
          <table:table-cell office:value-type="float" office:value="877200" calcext:value-type="float">
            <text:p>8772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47021" calcext:value-type="float">
            <text:p>847021</text:p>
          </table:table-cell>
          <table:table-cell office:value-type="float" office:value="803258" calcext:value-type="float">
            <text:p>803258</text:p>
          </table:table-cell>
          <table:table-cell office:value-type="float" office:value="877688" calcext:value-type="float">
            <text:p>877688</text:p>
          </table:table-cell>
          <table:table-cell office:value-type="float" office:value="869984" calcext:value-type="float">
            <text:p>86998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51249" calcext:value-type="float">
            <text:p>851249</text:p>
          </table:table-cell>
          <table:table-cell office:value-type="float" office:value="823588" calcext:value-type="float">
            <text:p>823588</text:p>
          </table:table-cell>
          <table:table-cell office:value-type="float" office:value="877737" calcext:value-type="float">
            <text:p>877737</text:p>
          </table:table-cell>
          <table:table-cell office:value-type="float" office:value="876516" calcext:value-type="float">
            <text:p>8765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52758" calcext:value-type="float">
            <text:p>852758</text:p>
          </table:table-cell>
          <table:table-cell office:value-type="float" office:value="811262" calcext:value-type="float">
            <text:p>811262</text:p>
          </table:table-cell>
          <table:table-cell office:value-type="float" office:value="877749" calcext:value-type="float">
            <text:p>877749</text:p>
          </table:table-cell>
          <table:table-cell office:value-type="float" office:value="876977" calcext:value-type="float">
            <text:p>87697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53130" calcext:value-type="float">
            <text:p>853130</text:p>
          </table:table-cell>
          <table:table-cell office:value-type="float" office:value="812379" calcext:value-type="float">
            <text:p>812379</text:p>
          </table:table-cell>
          <table:table-cell office:value-type="float" office:value="877750" calcext:value-type="float">
            <text:p>877750</text:p>
          </table:table-cell>
          <table:table-cell office:value-type="float" office:value="877065" calcext:value-type="float">
            <text:p>87706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46567" calcext:value-type="float">
            <text:p>846567</text:p>
          </table:table-cell>
          <table:table-cell office:value-type="float" office:value="801666" calcext:value-type="float">
            <text:p>801666</text:p>
          </table:table-cell>
          <table:table-cell office:value-type="float" office:value="877677" calcext:value-type="float">
            <text:p>877677</text:p>
          </table:table-cell>
          <table:table-cell office:value-type="float" office:value="869188" calcext:value-type="float">
            <text:p>86918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50388" calcext:value-type="float">
            <text:p>850388</text:p>
          </table:table-cell>
          <table:table-cell office:value-type="float" office:value="821421" calcext:value-type="float">
            <text:p>821421</text:p>
          </table:table-cell>
          <table:table-cell office:value-type="float" office:value="877727" calcext:value-type="float">
            <text:p>877727</text:p>
          </table:table-cell>
          <table:table-cell office:value-type="float" office:value="876166" calcext:value-type="float">
            <text:p>8761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2252" calcext:value-type="float">
            <text:p>852252</text:p>
          </table:table-cell>
          <table:table-cell office:value-type="float" office:value="808414" calcext:value-type="float">
            <text:p>808414</text:p>
          </table:table-cell>
          <table:table-cell office:value-type="float" office:value="877746" calcext:value-type="float">
            <text:p>877746</text:p>
          </table:table-cell>
          <table:table-cell office:value-type="float" office:value="876796" calcext:value-type="float">
            <text:p>8767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2536" calcext:value-type="float">
            <text:p>852536</text:p>
          </table:table-cell>
          <table:table-cell office:value-type="float" office:value="809850" calcext:value-type="float">
            <text:p>809850</text:p>
          </table:table-cell>
          <table:table-cell office:value-type="float" office:value="877747" calcext:value-type="float">
            <text:p>877747</text:p>
          </table:table-cell>
          <table:table-cell office:value-type="float" office:value="876932" calcext:value-type="float">
            <text:p>8769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4411" calcext:value-type="float">
            <text:p>844411</text:p>
          </table:table-cell>
          <table:table-cell office:value-type="float" office:value="796152" calcext:value-type="float">
            <text:p>796152</text:p>
          </table:table-cell>
          <table:table-cell office:value-type="float" office:value="877597" calcext:value-type="float">
            <text:p>877597</text:p>
          </table:table-cell>
          <table:table-cell office:value-type="float" office:value="865691" calcext:value-type="float">
            <text:p>8656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9464" calcext:value-type="float">
            <text:p>849464</text:p>
          </table:table-cell>
          <table:table-cell office:value-type="float" office:value="818885" calcext:value-type="float">
            <text:p>818885</text:p>
          </table:table-cell>
          <table:table-cell office:value-type="float" office:value="877719" calcext:value-type="float">
            <text:p>877719</text:p>
          </table:table-cell>
          <table:table-cell office:value-type="float" office:value="875730" calcext:value-type="float">
            <text:p>8757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51642" calcext:value-type="float">
            <text:p>851642</text:p>
          </table:table-cell>
          <table:table-cell office:value-type="float" office:value="805471" calcext:value-type="float">
            <text:p>805471</text:p>
          </table:table-cell>
          <table:table-cell office:value-type="float" office:value="877740" calcext:value-type="float">
            <text:p>877740</text:p>
          </table:table-cell>
          <table:table-cell office:value-type="float" office:value="876646" calcext:value-type="float">
            <text:p>87664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51978" calcext:value-type="float">
            <text:p>851978</text:p>
          </table:table-cell>
          <table:table-cell office:value-type="float" office:value="807042" calcext:value-type="float">
            <text:p>807042</text:p>
          </table:table-cell>
          <table:table-cell office:value-type="float" office:value="877742" calcext:value-type="float">
            <text:p>877742</text:p>
          </table:table-cell>
          <table:table-cell office:value-type="float" office:value="876738" calcext:value-type="float">
            <text:p>8767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43909" calcext:value-type="float">
            <text:p>843909</text:p>
          </table:table-cell>
          <table:table-cell office:value-type="float" office:value="794205" calcext:value-type="float">
            <text:p>794205</text:p>
          </table:table-cell>
          <table:table-cell office:value-type="float" office:value="877561" calcext:value-type="float">
            <text:p>877561</text:p>
          </table:table-cell>
          <table:table-cell office:value-type="float" office:value="864811" calcext:value-type="float">
            <text:p>86481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48454" calcext:value-type="float">
            <text:p>848454</text:p>
          </table:table-cell>
          <table:table-cell office:value-type="float" office:value="816185" calcext:value-type="float">
            <text:p>816185</text:p>
          </table:table-cell>
          <table:table-cell office:value-type="float" office:value="877708" calcext:value-type="float">
            <text:p>877708</text:p>
          </table:table-cell>
          <table:table-cell office:value-type="float" office:value="875047" calcext:value-type="float">
            <text:p>8750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50985" calcext:value-type="float">
            <text:p>850985</text:p>
          </table:table-cell>
          <table:table-cell office:value-type="float" office:value="802039" calcext:value-type="float">
            <text:p>802039</text:p>
          </table:table-cell>
          <table:table-cell office:value-type="float" office:value="877735" calcext:value-type="float">
            <text:p>877735</text:p>
          </table:table-cell>
          <table:table-cell office:value-type="float" office:value="876308" calcext:value-type="float">
            <text:p>8763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51302" calcext:value-type="float">
            <text:p>851302</text:p>
          </table:table-cell>
          <table:table-cell office:value-type="float" office:value="803840" calcext:value-type="float">
            <text:p>803840</text:p>
          </table:table-cell>
          <table:table-cell office:value-type="float" office:value="877738" calcext:value-type="float">
            <text:p>877738</text:p>
          </table:table-cell>
          <table:table-cell office:value-type="float" office:value="876503" calcext:value-type="float">
            <text:p>87650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41317" calcext:value-type="float">
            <text:p>841317</text:p>
          </table:table-cell>
          <table:table-cell office:value-type="float" office:value="787725" calcext:value-type="float">
            <text:p>787725</text:p>
          </table:table-cell>
          <table:table-cell office:value-type="float" office:value="877316" calcext:value-type="float">
            <text:p>877316</text:p>
          </table:table-cell>
          <table:table-cell office:value-type="float" office:value="861463" calcext:value-type="float">
            <text:p>86146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47261" calcext:value-type="float">
            <text:p>847261</text:p>
          </table:table-cell>
          <table:table-cell office:value-type="float" office:value="813303" calcext:value-type="float">
            <text:p>813303</text:p>
          </table:table-cell>
          <table:table-cell office:value-type="float" office:value="877688" calcext:value-type="float">
            <text:p>877688</text:p>
          </table:table-cell>
          <table:table-cell office:value-type="float" office:value="874279" calcext:value-type="float">
            <text:p>8742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0165" calcext:value-type="float">
            <text:p>850165</text:p>
          </table:table-cell>
          <table:table-cell office:value-type="float" office:value="797863" calcext:value-type="float">
            <text:p>797863</text:p>
          </table:table-cell>
          <table:table-cell office:value-type="float" office:value="877725" calcext:value-type="float">
            <text:p>877725</text:p>
          </table:table-cell>
          <table:table-cell office:value-type="float" office:value="875921" calcext:value-type="float">
            <text:p>8759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50535" calcext:value-type="float">
            <text:p>850535</text:p>
          </table:table-cell>
          <table:table-cell office:value-type="float" office:value="799556" calcext:value-type="float">
            <text:p>799556</text:p>
          </table:table-cell>
          <table:table-cell office:value-type="float" office:value="877728" calcext:value-type="float">
            <text:p>877728</text:p>
          </table:table-cell>
          <table:table-cell office:value-type="float" office:value="876164" calcext:value-type="float">
            <text:p>87616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40661" calcext:value-type="float">
            <text:p>840661</text:p>
          </table:table-cell>
          <table:table-cell office:value-type="float" office:value="785537" calcext:value-type="float">
            <text:p>785537</text:p>
          </table:table-cell>
          <table:table-cell office:value-type="float" office:value="877212" calcext:value-type="float">
            <text:p>877212</text:p>
          </table:table-cell>
          <table:table-cell office:value-type="float" office:value="860861" calcext:value-type="float">
            <text:p>86086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45976" calcext:value-type="float">
            <text:p>845976</text:p>
          </table:table-cell>
          <table:table-cell office:value-type="float" office:value="810196" calcext:value-type="float">
            <text:p>810196</text:p>
          </table:table-cell>
          <table:table-cell office:value-type="float" office:value="877653" calcext:value-type="float">
            <text:p>877653</text:p>
          </table:table-cell>
          <table:table-cell office:value-type="float" office:value="873203" calcext:value-type="float">
            <text:p>8732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9442" calcext:value-type="float">
            <text:p>849442</text:p>
          </table:table-cell>
          <table:table-cell office:value-type="float" office:value="793835" calcext:value-type="float">
            <text:p>793835</text:p>
          </table:table-cell>
          <table:table-cell office:value-type="float" office:value="877716" calcext:value-type="float">
            <text:p>877716</text:p>
          </table:table-cell>
          <table:table-cell office:value-type="float" office:value="875434" calcext:value-type="float">
            <text:p>87543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49832" calcext:value-type="float">
            <text:p>849832</text:p>
          </table:table-cell>
          <table:table-cell office:value-type="float" office:value="796138" calcext:value-type="float">
            <text:p>796138</text:p>
          </table:table-cell>
          <table:table-cell office:value-type="float" office:value="877720" calcext:value-type="float">
            <text:p>877720</text:p>
          </table:table-cell>
          <table:table-cell office:value-type="float" office:value="875751" calcext:value-type="float">
            <text:p>8757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37577" calcext:value-type="float">
            <text:p>837577</text:p>
          </table:table-cell>
          <table:table-cell office:value-type="float" office:value="776777" calcext:value-type="float">
            <text:p>776777</text:p>
          </table:table-cell>
          <table:table-cell office:value-type="float" office:value="876512" calcext:value-type="float">
            <text:p>876512</text:p>
          </table:table-cell>
          <table:table-cell office:value-type="float" office:value="858289" calcext:value-type="float">
            <text:p>85828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44579" calcext:value-type="float">
            <text:p>844579</text:p>
          </table:table-cell>
          <table:table-cell office:value-type="float" office:value="807109" calcext:value-type="float">
            <text:p>807109</text:p>
          </table:table-cell>
          <table:table-cell office:value-type="float" office:value="877593" calcext:value-type="float">
            <text:p>877593</text:p>
          </table:table-cell>
          <table:table-cell office:value-type="float" office:value="872045" calcext:value-type="float">
            <text:p>8720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48583" calcext:value-type="float">
            <text:p>848583</text:p>
          </table:table-cell>
          <table:table-cell office:value-type="float" office:value="789434" calcext:value-type="float">
            <text:p>789434</text:p>
          </table:table-cell>
          <table:table-cell office:value-type="float" office:value="877707" calcext:value-type="float">
            <text:p>877707</text:p>
          </table:table-cell>
          <table:table-cell office:value-type="float" office:value="874856" calcext:value-type="float">
            <text:p>87485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49105" calcext:value-type="float">
            <text:p>849105</text:p>
          </table:table-cell>
          <table:table-cell office:value-type="float" office:value="791748" calcext:value-type="float">
            <text:p>791748</text:p>
          </table:table-cell>
          <table:table-cell office:value-type="float" office:value="877716" calcext:value-type="float">
            <text:p>877716</text:p>
          </table:table-cell>
          <table:table-cell office:value-type="float" office:value="875352" calcext:value-type="float">
            <text:p>87535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36623" calcext:value-type="float">
            <text:p>836623</text:p>
          </table:table-cell>
          <table:table-cell office:value-type="float" office:value="773500" calcext:value-type="float">
            <text:p>773500</text:p>
          </table:table-cell>
          <table:table-cell office:value-type="float" office:value="876265" calcext:value-type="float">
            <text:p>876265</text:p>
          </table:table-cell>
          <table:table-cell office:value-type="float" office:value="857701" calcext:value-type="float">
            <text:p>85770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42960" calcext:value-type="float">
            <text:p>842960</text:p>
          </table:table-cell>
          <table:table-cell office:value-type="float" office:value="803668" calcext:value-type="float">
            <text:p>803668</text:p>
          </table:table-cell>
          <table:table-cell office:value-type="float" office:value="877495" calcext:value-type="float">
            <text:p>877495</text:p>
          </table:table-cell>
          <table:table-cell office:value-type="float" office:value="870477" calcext:value-type="float">
            <text:p>8704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7526" calcext:value-type="float">
            <text:p>847526</text:p>
          </table:table-cell>
          <table:table-cell office:value-type="float" office:value="785423" calcext:value-type="float">
            <text:p>785423</text:p>
          </table:table-cell>
          <table:table-cell office:value-type="float" office:value="877687" calcext:value-type="float">
            <text:p>877687</text:p>
          </table:table-cell>
          <table:table-cell office:value-type="float" office:value="874132" calcext:value-type="float">
            <text:p>87413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48221" calcext:value-type="float">
            <text:p>848221</text:p>
          </table:table-cell>
          <table:table-cell office:value-type="float" office:value="787872" calcext:value-type="float">
            <text:p>787872</text:p>
          </table:table-cell>
          <table:table-cell office:value-type="float" office:value="877698" calcext:value-type="float">
            <text:p>877698</text:p>
          </table:table-cell>
          <table:table-cell office:value-type="float" office:value="874560" calcext:value-type="float">
            <text:p>87456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32611" calcext:value-type="float">
            <text:p>832611</text:p>
          </table:table-cell>
          <table:table-cell office:value-type="float" office:value="764016" calcext:value-type="float">
            <text:p>764016</text:p>
          </table:table-cell>
          <table:table-cell office:value-type="float" office:value="875131" calcext:value-type="float">
            <text:p>875131</text:p>
          </table:table-cell>
          <table:table-cell office:value-type="float" office:value="854854" calcext:value-type="float">
            <text:p>85485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41034" calcext:value-type="float">
            <text:p>841034</text:p>
          </table:table-cell>
          <table:table-cell office:value-type="float" office:value="799674" calcext:value-type="float">
            <text:p>799674</text:p>
          </table:table-cell>
          <table:table-cell office:value-type="float" office:value="877317" calcext:value-type="float">
            <text:p>877317</text:p>
          </table:table-cell>
          <table:table-cell office:value-type="float" office:value="868415" calcext:value-type="float">
            <text:p>8684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6321" calcext:value-type="float">
            <text:p>846321</text:p>
          </table:table-cell>
          <table:table-cell office:value-type="float" office:value="781511" calcext:value-type="float">
            <text:p>781511</text:p>
          </table:table-cell>
          <table:table-cell office:value-type="float" office:value="877652" calcext:value-type="float">
            <text:p>877652</text:p>
          </table:table-cell>
          <table:table-cell office:value-type="float" office:value="873119" calcext:value-type="float">
            <text:p>8731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46846" calcext:value-type="float">
            <text:p>846846</text:p>
          </table:table-cell>
          <table:table-cell office:value-type="float" office:value="783411" calcext:value-type="float">
            <text:p>783411</text:p>
          </table:table-cell>
          <table:table-cell office:value-type="float" office:value="877670" calcext:value-type="float">
            <text:p>877670</text:p>
          </table:table-cell>
          <table:table-cell office:value-type="float" office:value="873518" calcext:value-type="float">
            <text:p>87351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31209" calcext:value-type="float">
            <text:p>831209</text:p>
          </table:table-cell>
          <table:table-cell office:value-type="float" office:value="760530" calcext:value-type="float">
            <text:p>760530</text:p>
          </table:table-cell>
          <table:table-cell office:value-type="float" office:value="874636" calcext:value-type="float">
            <text:p>874636</text:p>
          </table:table-cell>
          <table:table-cell office:value-type="float" office:value="853851" calcext:value-type="float">
            <text:p>8538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38817" calcext:value-type="float">
            <text:p>838817</text:p>
          </table:table-cell>
          <table:table-cell office:value-type="float" office:value="794715" calcext:value-type="float">
            <text:p>794715</text:p>
          </table:table-cell>
          <table:table-cell office:value-type="float" office:value="877002" calcext:value-type="float">
            <text:p>877002</text:p>
          </table:table-cell>
          <table:table-cell office:value-type="float" office:value="866218" calcext:value-type="float">
            <text:p>8662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45187" calcext:value-type="float">
            <text:p>845187</text:p>
          </table:table-cell>
          <table:table-cell office:value-type="float" office:value="777955" calcext:value-type="float">
            <text:p>777955</text:p>
          </table:table-cell>
          <table:table-cell office:value-type="float" office:value="877593" calcext:value-type="float">
            <text:p>877593</text:p>
          </table:table-cell>
          <table:table-cell office:value-type="float" office:value="872047" calcext:value-type="float">
            <text:p>87204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45787" calcext:value-type="float">
            <text:p>845787</text:p>
          </table:table-cell>
          <table:table-cell office:value-type="float" office:value="780218" calcext:value-type="float">
            <text:p>780218</text:p>
          </table:table-cell>
          <table:table-cell office:value-type="float" office:value="877632" calcext:value-type="float">
            <text:p>877632</text:p>
          </table:table-cell>
          <table:table-cell office:value-type="float" office:value="872698" calcext:value-type="float">
            <text:p>87269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26030" calcext:value-type="float">
            <text:p>826030</text:p>
          </table:table-cell>
          <table:table-cell office:value-type="float" office:value="750948" calcext:value-type="float">
            <text:p>750948</text:p>
          </table:table-cell>
          <table:table-cell office:value-type="float" office:value="873015" calcext:value-type="float">
            <text:p>873015</text:p>
          </table:table-cell>
          <table:table-cell office:value-type="float" office:value="847695" calcext:value-type="float">
            <text:p>8476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36333" calcext:value-type="float">
            <text:p>836333</text:p>
          </table:table-cell>
          <table:table-cell office:value-type="float" office:value="789553" calcext:value-type="float">
            <text:p>789553</text:p>
          </table:table-cell>
          <table:table-cell office:value-type="float" office:value="876523" calcext:value-type="float">
            <text:p>876523</text:p>
          </table:table-cell>
          <table:table-cell office:value-type="float" office:value="863975" calcext:value-type="float">
            <text:p>8639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43911" calcext:value-type="float">
            <text:p>843911</text:p>
          </table:table-cell>
          <table:table-cell office:value-type="float" office:value="775191" calcext:value-type="float">
            <text:p>775191</text:p>
          </table:table-cell>
          <table:table-cell office:value-type="float" office:value="877502" calcext:value-type="float">
            <text:p>877502</text:p>
          </table:table-cell>
          <table:table-cell office:value-type="float" office:value="870557" calcext:value-type="float">
            <text:p>87055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44889" calcext:value-type="float">
            <text:p>844889</text:p>
          </table:table-cell>
          <table:table-cell office:value-type="float" office:value="777242" calcext:value-type="float">
            <text:p>777242</text:p>
          </table:table-cell>
          <table:table-cell office:value-type="float" office:value="877593" calcext:value-type="float">
            <text:p>877593</text:p>
          </table:table-cell>
          <table:table-cell office:value-type="float" office:value="871882" calcext:value-type="float">
            <text:p>87188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24135" calcext:value-type="float">
            <text:p>824135</text:p>
          </table:table-cell>
          <table:table-cell office:value-type="float" office:value="747718" calcext:value-type="float">
            <text:p>747718</text:p>
          </table:table-cell>
          <table:table-cell office:value-type="float" office:value="872337" calcext:value-type="float">
            <text:p>872337</text:p>
          </table:table-cell>
          <table:table-cell office:value-type="float" office:value="845032" calcext:value-type="float">
            <text:p>84503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33575" calcext:value-type="float">
            <text:p>833575</text:p>
          </table:table-cell>
          <table:table-cell office:value-type="float" office:value="784732" calcext:value-type="float">
            <text:p>784732</text:p>
          </table:table-cell>
          <table:table-cell office:value-type="float" office:value="875914" calcext:value-type="float">
            <text:p>875914</text:p>
          </table:table-cell>
          <table:table-cell office:value-type="float" office:value="861644" calcext:value-type="float">
            <text:p>8616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2403" calcext:value-type="float">
            <text:p>842403</text:p>
          </table:table-cell>
          <table:table-cell office:value-type="float" office:value="771620" calcext:value-type="float">
            <text:p>771620</text:p>
          </table:table-cell>
          <table:table-cell office:value-type="float" office:value="877323" calcext:value-type="float">
            <text:p>877323</text:p>
          </table:table-cell>
          <table:table-cell office:value-type="float" office:value="868777" calcext:value-type="float">
            <text:p>8687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43268" calcext:value-type="float">
            <text:p>843268</text:p>
          </table:table-cell>
          <table:table-cell office:value-type="float" office:value="773291" calcext:value-type="float">
            <text:p>773291</text:p>
          </table:table-cell>
          <table:table-cell office:value-type="float" office:value="877459" calcext:value-type="float">
            <text:p>877459</text:p>
          </table:table-cell>
          <table:table-cell office:value-type="float" office:value="869682" calcext:value-type="float">
            <text:p>8696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16932" calcext:value-type="float">
            <text:p>816932</text:p>
          </table:table-cell>
          <table:table-cell office:value-type="float" office:value="737708" calcext:value-type="float">
            <text:p>737708</text:p>
          </table:table-cell>
          <table:table-cell office:value-type="float" office:value="870293" calcext:value-type="float">
            <text:p>870293</text:p>
          </table:table-cell>
          <table:table-cell office:value-type="float" office:value="837268" calcext:value-type="float">
            <text:p>8372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0276" calcext:value-type="float">
            <text:p>830276</text:p>
          </table:table-cell>
          <table:table-cell office:value-type="float" office:value="779637" calcext:value-type="float">
            <text:p>779637</text:p>
          </table:table-cell>
          <table:table-cell office:value-type="float" office:value="875148" calcext:value-type="float">
            <text:p>875148</text:p>
          </table:table-cell>
          <table:table-cell office:value-type="float" office:value="859165" calcext:value-type="float">
            <text:p>8591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0570" calcext:value-type="float">
            <text:p>840570</text:p>
          </table:table-cell>
          <table:table-cell office:value-type="float" office:value="767421" calcext:value-type="float">
            <text:p>767421</text:p>
          </table:table-cell>
          <table:table-cell office:value-type="float" office:value="877013" calcext:value-type="float">
            <text:p>877013</text:p>
          </table:table-cell>
          <table:table-cell office:value-type="float" office:value="867073" calcext:value-type="float">
            <text:p>8670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41620" calcext:value-type="float">
            <text:p>841620</text:p>
          </table:table-cell>
          <table:table-cell office:value-type="float" office:value="769712" calcext:value-type="float">
            <text:p>769712</text:p>
          </table:table-cell>
          <table:table-cell office:value-type="float" office:value="877311" calcext:value-type="float">
            <text:p>877311</text:p>
          </table:table-cell>
          <table:table-cell office:value-type="float" office:value="868290" calcext:value-type="float">
            <text:p>86829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13926" calcext:value-type="float">
            <text:p>813926</text:p>
          </table:table-cell>
          <table:table-cell office:value-type="float" office:value="734506" calcext:value-type="float">
            <text:p>734506</text:p>
          </table:table-cell>
          <table:table-cell office:value-type="float" office:value="869458" calcext:value-type="float">
            <text:p>869458</text:p>
          </table:table-cell>
          <table:table-cell office:value-type="float" office:value="834927" calcext:value-type="float">
            <text:p>83492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6485" calcext:value-type="float">
            <text:p>826485</text:p>
          </table:table-cell>
          <table:table-cell office:value-type="float" office:value="774265" calcext:value-type="float">
            <text:p>774265</text:p>
          </table:table-cell>
          <table:table-cell office:value-type="float" office:value="874187" calcext:value-type="float">
            <text:p>874187</text:p>
          </table:table-cell>
          <table:table-cell office:value-type="float" office:value="856485" calcext:value-type="float">
            <text:p>856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8476" calcext:value-type="float">
            <text:p>838476</text:p>
          </table:table-cell>
          <table:table-cell office:value-type="float" office:value="762581" calcext:value-type="float">
            <text:p>762581</text:p>
          </table:table-cell>
          <table:table-cell office:value-type="float" office:value="876788" calcext:value-type="float">
            <text:p>876788</text:p>
          </table:table-cell>
          <table:table-cell office:value-type="float" office:value="865020" calcext:value-type="float">
            <text:p>86502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9492" calcext:value-type="float">
            <text:p>839492</text:p>
          </table:table-cell>
          <table:table-cell office:value-type="float" office:value="764835" calcext:value-type="float">
            <text:p>764835</text:p>
          </table:table-cell>
          <table:table-cell office:value-type="float" office:value="876989" calcext:value-type="float">
            <text:p>876989</text:p>
          </table:table-cell>
          <table:table-cell office:value-type="float" office:value="865909" calcext:value-type="float">
            <text:p>8659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03598" calcext:value-type="float">
            <text:p>803598</text:p>
          </table:table-cell>
          <table:table-cell office:value-type="float" office:value="724568" calcext:value-type="float">
            <text:p>724568</text:p>
          </table:table-cell>
          <table:table-cell office:value-type="float" office:value="867095" calcext:value-type="float">
            <text:p>867095</text:p>
          </table:table-cell>
          <table:table-cell office:value-type="float" office:value="826087" calcext:value-type="float">
            <text:p>82608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22076" calcext:value-type="float">
            <text:p>822076</text:p>
          </table:table-cell>
          <table:table-cell office:value-type="float" office:value="768379" calcext:value-type="float">
            <text:p>768379</text:p>
          </table:table-cell>
          <table:table-cell office:value-type="float" office:value="873049" calcext:value-type="float">
            <text:p>873049</text:p>
          </table:table-cell>
          <table:table-cell office:value-type="float" office:value="853037" calcext:value-type="float">
            <text:p>8530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6149" calcext:value-type="float">
            <text:p>836149</text:p>
          </table:table-cell>
          <table:table-cell office:value-type="float" office:value="758132" calcext:value-type="float">
            <text:p>758132</text:p>
          </table:table-cell>
          <table:table-cell office:value-type="float" office:value="876261" calcext:value-type="float">
            <text:p>876261</text:p>
          </table:table-cell>
          <table:table-cell office:value-type="float" office:value="862840" calcext:value-type="float">
            <text:p>86284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37174" calcext:value-type="float">
            <text:p>837174</text:p>
          </table:table-cell>
          <table:table-cell office:value-type="float" office:value="760092" calcext:value-type="float">
            <text:p>760092</text:p>
          </table:table-cell>
          <table:table-cell office:value-type="float" office:value="876515" calcext:value-type="float">
            <text:p>876515</text:p>
          </table:table-cell>
          <table:table-cell office:value-type="float" office:value="863717" calcext:value-type="float">
            <text:p>86371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98524" calcext:value-type="float">
            <text:p>798524</text:p>
          </table:table-cell>
          <table:table-cell office:value-type="float" office:value="720629" calcext:value-type="float">
            <text:p>720629</text:p>
          </table:table-cell>
          <table:table-cell office:value-type="float" office:value="866081" calcext:value-type="float">
            <text:p>866081</text:p>
          </table:table-cell>
          <table:table-cell office:value-type="float" office:value="822907" calcext:value-type="float">
            <text:p>8229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16948" calcext:value-type="float">
            <text:p>816948</text:p>
          </table:table-cell>
          <table:table-cell office:value-type="float" office:value="762110" calcext:value-type="float">
            <text:p>762110</text:p>
          </table:table-cell>
          <table:table-cell office:value-type="float" office:value="871805" calcext:value-type="float">
            <text:p>871805</text:p>
          </table:table-cell>
          <table:table-cell office:value-type="float" office:value="848327" calcext:value-type="float">
            <text:p>8483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3569" calcext:value-type="float">
            <text:p>833569</text:p>
          </table:table-cell>
          <table:table-cell office:value-type="float" office:value="754268" calcext:value-type="float">
            <text:p>754268</text:p>
          </table:table-cell>
          <table:table-cell office:value-type="float" office:value="875573" calcext:value-type="float">
            <text:p>875573</text:p>
          </table:table-cell>
          <table:table-cell office:value-type="float" office:value="860641" calcext:value-type="float">
            <text:p>86064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35550" calcext:value-type="float">
            <text:p>835550</text:p>
          </table:table-cell>
          <table:table-cell office:value-type="float" office:value="757730" calcext:value-type="float">
            <text:p>757730</text:p>
          </table:table-cell>
          <table:table-cell office:value-type="float" office:value="875924" calcext:value-type="float">
            <text:p>875924</text:p>
          </table:table-cell>
          <table:table-cell office:value-type="float" office:value="861899" calcext:value-type="float">
            <text:p>8618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83387" calcext:value-type="float">
            <text:p>783387</text:p>
          </table:table-cell>
          <table:table-cell office:value-type="float" office:value="707062" calcext:value-type="float">
            <text:p>707062</text:p>
          </table:table-cell>
          <table:table-cell office:value-type="float" office:value="863430" calcext:value-type="float">
            <text:p>863430</text:p>
          </table:table-cell>
          <table:table-cell office:value-type="float" office:value="809691" calcext:value-type="float">
            <text:p>80969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0767" calcext:value-type="float">
            <text:p>810767</text:p>
          </table:table-cell>
          <table:table-cell office:value-type="float" office:value="754787" calcext:value-type="float">
            <text:p>754787</text:p>
          </table:table-cell>
          <table:table-cell office:value-type="float" office:value="870365" calcext:value-type="float">
            <text:p>870365</text:p>
          </table:table-cell>
          <table:table-cell office:value-type="float" office:value="843175" calcext:value-type="float">
            <text:p>8431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1215" calcext:value-type="float">
            <text:p>831215</text:p>
          </table:table-cell>
          <table:table-cell office:value-type="float" office:value="750568" calcext:value-type="float">
            <text:p>750568</text:p>
          </table:table-cell>
          <table:table-cell office:value-type="float" office:value="874757" calcext:value-type="float">
            <text:p>874757</text:p>
          </table:table-cell>
          <table:table-cell office:value-type="float" office:value="858352" calcext:value-type="float">
            <text:p>8583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33117" calcext:value-type="float">
            <text:p>833117</text:p>
          </table:table-cell>
          <table:table-cell office:value-type="float" office:value="753618" calcext:value-type="float">
            <text:p>753618</text:p>
          </table:table-cell>
          <table:table-cell office:value-type="float" office:value="875164" calcext:value-type="float">
            <text:p>875164</text:p>
          </table:table-cell>
          <table:table-cell office:value-type="float" office:value="859966" calcext:value-type="float">
            <text:p>85996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76256" calcext:value-type="float">
            <text:p>776256</text:p>
          </table:table-cell>
          <table:table-cell office:value-type="float" office:value="701254" calcext:value-type="float">
            <text:p>701254</text:p>
          </table:table-cell>
          <table:table-cell office:value-type="float" office:value="862105" calcext:value-type="float">
            <text:p>862105</text:p>
          </table:table-cell>
          <table:table-cell office:value-type="float" office:value="804124" calcext:value-type="float">
            <text:p>80412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2855" calcext:value-type="float">
            <text:p>802855</text:p>
          </table:table-cell>
          <table:table-cell office:value-type="float" office:value="746209" calcext:value-type="float">
            <text:p>746209</text:p>
          </table:table-cell>
          <table:table-cell office:value-type="float" office:value="868799" calcext:value-type="float">
            <text:p>868799</text:p>
          </table:table-cell>
          <table:table-cell office:value-type="float" office:value="838256" calcext:value-type="float">
            <text:p>8382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7906" calcext:value-type="float">
            <text:p>827906</text:p>
          </table:table-cell>
          <table:table-cell office:value-type="float" office:value="746214" calcext:value-type="float">
            <text:p>746214</text:p>
          </table:table-cell>
          <table:table-cell office:value-type="float" office:value="874113" calcext:value-type="float">
            <text:p>874113</text:p>
          </table:table-cell>
          <table:table-cell office:value-type="float" office:value="854562" calcext:value-type="float">
            <text:p>85456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29794" calcext:value-type="float">
            <text:p>829794</text:p>
          </table:table-cell>
          <table:table-cell office:value-type="float" office:value="748947" calcext:value-type="float">
            <text:p>748947</text:p>
          </table:table-cell>
          <table:table-cell office:value-type="float" office:value="874199" calcext:value-type="float">
            <text:p>874199</text:p>
          </table:table-cell>
          <table:table-cell office:value-type="float" office:value="857456" calcext:value-type="float">
            <text:p>85745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54962" calcext:value-type="float">
            <text:p>754962</text:p>
          </table:table-cell>
          <table:table-cell office:value-type="float" office:value="682596" calcext:value-type="float">
            <text:p>682596</text:p>
          </table:table-cell>
          <table:table-cell office:value-type="float" office:value="858485" calcext:value-type="float">
            <text:p>858485</text:p>
          </table:table-cell>
          <table:table-cell office:value-type="float" office:value="785601" calcext:value-type="float">
            <text:p>7856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3310" calcext:value-type="float">
            <text:p>793310</text:p>
          </table:table-cell>
          <table:table-cell office:value-type="float" office:value="736343" calcext:value-type="float">
            <text:p>736343</text:p>
          </table:table-cell>
          <table:table-cell office:value-type="float" office:value="867168" calcext:value-type="float">
            <text:p>867168</text:p>
          </table:table-cell>
          <table:table-cell office:value-type="float" office:value="832923" calcext:value-type="float">
            <text:p>8329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4150" calcext:value-type="float">
            <text:p>824150</text:p>
          </table:table-cell>
          <table:table-cell office:value-type="float" office:value="741730" calcext:value-type="float">
            <text:p>741730</text:p>
          </table:table-cell>
          <table:table-cell office:value-type="float" office:value="872997" calcext:value-type="float">
            <text:p>872997</text:p>
          </table:table-cell>
          <table:table-cell office:value-type="float" office:value="851625" calcext:value-type="float">
            <text:p>85162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25992" calcext:value-type="float">
            <text:p>825992</text:p>
          </table:table-cell>
          <table:table-cell office:value-type="float" office:value="744434" calcext:value-type="float">
            <text:p>744434</text:p>
          </table:table-cell>
          <table:table-cell office:value-type="float" office:value="873065" calcext:value-type="float">
            <text:p>873065</text:p>
          </table:table-cell>
          <table:table-cell office:value-type="float" office:value="853375" calcext:value-type="float">
            <text:p>85337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45773" calcext:value-type="float">
            <text:p>745773</text:p>
          </table:table-cell>
          <table:table-cell office:value-type="float" office:value="674579" calcext:value-type="float">
            <text:p>674579</text:p>
          </table:table-cell>
          <table:table-cell office:value-type="float" office:value="856638" calcext:value-type="float">
            <text:p>856638</text:p>
          </table:table-cell>
          <table:table-cell office:value-type="float" office:value="780147" calcext:value-type="float">
            <text:p>7801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82083" calcext:value-type="float">
            <text:p>782083</text:p>
          </table:table-cell>
          <table:table-cell office:value-type="float" office:value="724748" calcext:value-type="float">
            <text:p>724748</text:p>
          </table:table-cell>
          <table:table-cell office:value-type="float" office:value="865432" calcext:value-type="float">
            <text:p>865432</text:p>
          </table:table-cell>
          <table:table-cell office:value-type="float" office:value="827105" calcext:value-type="float">
            <text:p>8271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19727" calcext:value-type="float">
            <text:p>819727</text:p>
          </table:table-cell>
          <table:table-cell office:value-type="float" office:value="736972" calcext:value-type="float">
            <text:p>736972</text:p>
          </table:table-cell>
          <table:table-cell office:value-type="float" office:value="871763" calcext:value-type="float">
            <text:p>871763</text:p>
          </table:table-cell>
          <table:table-cell office:value-type="float" office:value="846476" calcext:value-type="float">
            <text:p>84647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21610" calcext:value-type="float">
            <text:p>821610</text:p>
          </table:table-cell>
          <table:table-cell office:value-type="float" office:value="739683" calcext:value-type="float">
            <text:p>739683</text:p>
          </table:table-cell>
          <table:table-cell office:value-type="float" office:value="871804" calcext:value-type="float">
            <text:p>871804</text:p>
          </table:table-cell>
          <table:table-cell office:value-type="float" office:value="848383" calcext:value-type="float">
            <text:p>84838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2102" calcext:value-type="float">
            <text:p>722102</text:p>
          </table:table-cell>
          <table:table-cell office:value-type="float" office:value="647698" calcext:value-type="float">
            <text:p>647698</text:p>
          </table:table-cell>
          <table:table-cell office:value-type="float" office:value="851217" calcext:value-type="float">
            <text:p>851217</text:p>
          </table:table-cell>
          <table:table-cell office:value-type="float" office:value="756443" calcext:value-type="float">
            <text:p>75644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68930" calcext:value-type="float">
            <text:p>768930</text:p>
          </table:table-cell>
          <table:table-cell office:value-type="float" office:value="711683" calcext:value-type="float">
            <text:p>711683</text:p>
          </table:table-cell>
          <table:table-cell office:value-type="float" office:value="863499" calcext:value-type="float">
            <text:p>863499</text:p>
          </table:table-cell>
          <table:table-cell office:value-type="float" office:value="820165" calcext:value-type="float">
            <text:p>8201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4684" calcext:value-type="float">
            <text:p>814684</text:p>
          </table:table-cell>
          <table:table-cell office:value-type="float" office:value="731628" calcext:value-type="float">
            <text:p>731628</text:p>
          </table:table-cell>
          <table:table-cell office:value-type="float" office:value="870336" calcext:value-type="float">
            <text:p>870336</text:p>
          </table:table-cell>
          <table:table-cell office:value-type="float" office:value="841625" calcext:value-type="float">
            <text:p>84162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16449" calcext:value-type="float">
            <text:p>816449</text:p>
          </table:table-cell>
          <table:table-cell office:value-type="float" office:value="734729" calcext:value-type="float">
            <text:p>734729</text:p>
          </table:table-cell>
          <table:table-cell office:value-type="float" office:value="870804" calcext:value-type="float">
            <text:p>870804</text:p>
          </table:table-cell>
          <table:table-cell office:value-type="float" office:value="843474" calcext:value-type="float">
            <text:p>84347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10758" calcext:value-type="float">
            <text:p>710758</text:p>
          </table:table-cell>
          <table:table-cell office:value-type="float" office:value="638597" calcext:value-type="float">
            <text:p>638597</text:p>
          </table:table-cell>
          <table:table-cell office:value-type="float" office:value="848769" calcext:value-type="float">
            <text:p>848769</text:p>
          </table:table-cell>
          <table:table-cell office:value-type="float" office:value="750227" calcext:value-type="float">
            <text:p>75022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53057" calcext:value-type="float">
            <text:p>753057</text:p>
          </table:table-cell>
          <table:table-cell office:value-type="float" office:value="695899" calcext:value-type="float">
            <text:p>695899</text:p>
          </table:table-cell>
          <table:table-cell office:value-type="float" office:value="861210" calcext:value-type="float">
            <text:p>861210</text:p>
          </table:table-cell>
          <table:table-cell office:value-type="float" office:value="810375" calcext:value-type="float">
            <text:p>810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8768" calcext:value-type="float">
            <text:p>808768</text:p>
          </table:table-cell>
          <table:table-cell office:value-type="float" office:value="726458" calcext:value-type="float">
            <text:p>726458</text:p>
          </table:table-cell>
          <table:table-cell office:value-type="float" office:value="868769" calcext:value-type="float">
            <text:p>868769</text:p>
          </table:table-cell>
          <table:table-cell office:value-type="float" office:value="836749" calcext:value-type="float">
            <text:p>8367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10451" calcext:value-type="float">
            <text:p>810451</text:p>
          </table:table-cell>
          <table:table-cell office:value-type="float" office:value="728941" calcext:value-type="float">
            <text:p>728941</text:p>
          </table:table-cell>
          <table:table-cell office:value-type="float" office:value="869262" calcext:value-type="float">
            <text:p>869262</text:p>
          </table:table-cell>
          <table:table-cell office:value-type="float" office:value="838687" calcext:value-type="float">
            <text:p>83868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3195" calcext:value-type="float">
            <text:p>683195</text:p>
          </table:table-cell>
          <table:table-cell office:value-type="float" office:value="609442" calcext:value-type="float">
            <text:p>609442</text:p>
          </table:table-cell>
          <table:table-cell office:value-type="float" office:value="841134" calcext:value-type="float">
            <text:p>841134</text:p>
          </table:table-cell>
          <table:table-cell office:value-type="float" office:value="716312" calcext:value-type="float">
            <text:p>7163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35548" calcext:value-type="float">
            <text:p>735548</text:p>
          </table:table-cell>
          <table:table-cell office:value-type="float" office:value="678104" calcext:value-type="float">
            <text:p>678104</text:p>
          </table:table-cell>
          <table:table-cell office:value-type="float" office:value="858568" calcext:value-type="float">
            <text:p>858568</text:p>
          </table:table-cell>
          <table:table-cell office:value-type="float" office:value="798050" calcext:value-type="float">
            <text:p>7980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1546" calcext:value-type="float">
            <text:p>801546</text:p>
          </table:table-cell>
          <table:table-cell office:value-type="float" office:value="721128" calcext:value-type="float">
            <text:p>721128</text:p>
          </table:table-cell>
          <table:table-cell office:value-type="float" office:value="867148" calcext:value-type="float">
            <text:p>867148</text:p>
          </table:table-cell>
          <table:table-cell office:value-type="float" office:value="831148" calcext:value-type="float">
            <text:p>83114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02696" calcext:value-type="float">
            <text:p>802696</text:p>
          </table:table-cell>
          <table:table-cell office:value-type="float" office:value="722360" calcext:value-type="float">
            <text:p>722360</text:p>
          </table:table-cell>
          <table:table-cell office:value-type="float" office:value="867852" calcext:value-type="float">
            <text:p>867852</text:p>
          </table:table-cell>
          <table:table-cell office:value-type="float" office:value="833360" calcext:value-type="float">
            <text:p>83336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68074" calcext:value-type="float">
            <text:p>668074</text:p>
          </table:table-cell>
          <table:table-cell office:value-type="float" office:value="601652" calcext:value-type="float">
            <text:p>601652</text:p>
          </table:table-cell>
          <table:table-cell office:value-type="float" office:value="837869" calcext:value-type="float">
            <text:p>837869</text:p>
          </table:table-cell>
          <table:table-cell office:value-type="float" office:value="709253" calcext:value-type="float">
            <text:p>70925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16733" calcext:value-type="float">
            <text:p>716733</text:p>
          </table:table-cell>
          <table:table-cell office:value-type="float" office:value="658703" calcext:value-type="float">
            <text:p>658703</text:p>
          </table:table-cell>
          <table:table-cell office:value-type="float" office:value="855245" calcext:value-type="float">
            <text:p>855245</text:p>
          </table:table-cell>
          <table:table-cell office:value-type="float" office:value="785194" calcext:value-type="float">
            <text:p>7851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92123" calcext:value-type="float">
            <text:p>792123</text:p>
          </table:table-cell>
          <table:table-cell office:value-type="float" office:value="712696" calcext:value-type="float">
            <text:p>712696</text:p>
          </table:table-cell>
          <table:table-cell office:value-type="float" office:value="865428" calcext:value-type="float">
            <text:p>865428</text:p>
          </table:table-cell>
          <table:table-cell office:value-type="float" office:value="825021" calcext:value-type="float">
            <text:p>82502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97827" calcext:value-type="float">
            <text:p>797827</text:p>
          </table:table-cell>
          <table:table-cell office:value-type="float" office:value="715739" calcext:value-type="float">
            <text:p>715739</text:p>
          </table:table-cell>
          <table:table-cell office:value-type="float" office:value="866121" calcext:value-type="float">
            <text:p>866121</text:p>
          </table:table-cell>
          <table:table-cell office:value-type="float" office:value="827331" calcext:value-type="float">
            <text:p>8273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36261" calcext:value-type="float">
            <text:p>636261</text:p>
          </table:table-cell>
          <table:table-cell office:value-type="float" office:value="576484" calcext:value-type="float">
            <text:p>576484</text:p>
          </table:table-cell>
          <table:table-cell office:value-type="float" office:value="826889" calcext:value-type="float">
            <text:p>826889</text:p>
          </table:table-cell>
          <table:table-cell office:value-type="float" office:value="656719" calcext:value-type="float">
            <text:p>65671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95061" calcext:value-type="float">
            <text:p>695061</text:p>
          </table:table-cell>
          <table:table-cell office:value-type="float" office:value="638411" calcext:value-type="float">
            <text:p>638411</text:p>
          </table:table-cell>
          <table:table-cell office:value-type="float" office:value="851281" calcext:value-type="float">
            <text:p>851281</text:p>
          </table:table-cell>
          <table:table-cell office:value-type="float" office:value="770451" calcext:value-type="float">
            <text:p>7704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1049" calcext:value-type="float">
            <text:p>781049</text:p>
          </table:table-cell>
          <table:table-cell office:value-type="float" office:value="702331" calcext:value-type="float">
            <text:p>702331</text:p>
          </table:table-cell>
          <table:table-cell office:value-type="float" office:value="863502" calcext:value-type="float">
            <text:p>863502</text:p>
          </table:table-cell>
          <table:table-cell office:value-type="float" office:value="817379" calcext:value-type="float">
            <text:p>81737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87445" calcext:value-type="float">
            <text:p>787445</text:p>
          </table:table-cell>
          <table:table-cell office:value-type="float" office:value="705914" calcext:value-type="float">
            <text:p>705914</text:p>
          </table:table-cell>
          <table:table-cell office:value-type="float" office:value="865301" calcext:value-type="float">
            <text:p>865301</text:p>
          </table:table-cell>
          <table:table-cell office:value-type="float" office:value="823343" calcext:value-type="float">
            <text:p>82334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18068" calcext:value-type="float">
            <text:p>618068</text:p>
          </table:table-cell>
          <table:table-cell office:value-type="float" office:value="569155" calcext:value-type="float">
            <text:p>569155</text:p>
          </table:table-cell>
          <table:table-cell office:value-type="float" office:value="821815" calcext:value-type="float">
            <text:p>821815</text:p>
          </table:table-cell>
          <table:table-cell office:value-type="float" office:value="645441" calcext:value-type="float">
            <text:p>64544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70816" calcext:value-type="float">
            <text:p>670816</text:p>
          </table:table-cell>
          <table:table-cell office:value-type="float" office:value="618053" calcext:value-type="float">
            <text:p>618053</text:p>
          </table:table-cell>
          <table:table-cell office:value-type="float" office:value="846678" calcext:value-type="float">
            <text:p>846678</text:p>
          </table:table-cell>
          <table:table-cell office:value-type="float" office:value="753386" calcext:value-type="float">
            <text:p>7533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8247" calcext:value-type="float">
            <text:p>768247</text:p>
          </table:table-cell>
          <table:table-cell office:value-type="float" office:value="690304" calcext:value-type="float">
            <text:p>690304</text:p>
          </table:table-cell>
          <table:table-cell office:value-type="float" office:value="861238" calcext:value-type="float">
            <text:p>861238</text:p>
          </table:table-cell>
          <table:table-cell office:value-type="float" office:value="809602" calcext:value-type="float">
            <text:p>80960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76509" calcext:value-type="float">
            <text:p>776509</text:p>
          </table:table-cell>
          <table:table-cell office:value-type="float" office:value="695764" calcext:value-type="float">
            <text:p>695764</text:p>
          </table:table-cell>
          <table:table-cell office:value-type="float" office:value="863447" calcext:value-type="float">
            <text:p>863447</text:p>
          </table:table-cell>
          <table:table-cell office:value-type="float" office:value="815993" calcext:value-type="float">
            <text:p>81599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83809" calcext:value-type="float">
            <text:p>583809</text:p>
          </table:table-cell>
          <table:table-cell office:value-type="float" office:value="546485" calcext:value-type="float">
            <text:p>546485</text:p>
          </table:table-cell>
          <table:table-cell office:value-type="float" office:value="804464" calcext:value-type="float">
            <text:p>804464</text:p>
          </table:table-cell>
          <table:table-cell office:value-type="float" office:value="575095" calcext:value-type="float">
            <text:p>5750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45385" calcext:value-type="float">
            <text:p>645385</text:p>
          </table:table-cell>
          <table:table-cell office:value-type="float" office:value="598321" calcext:value-type="float">
            <text:p>598321</text:p>
          </table:table-cell>
          <table:table-cell office:value-type="float" office:value="841376" calcext:value-type="float">
            <text:p>841376</text:p>
          </table:table-cell>
          <table:table-cell office:value-type="float" office:value="732811" calcext:value-type="float">
            <text:p>7328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2615" calcext:value-type="float">
            <text:p>752615</text:p>
          </table:table-cell>
          <table:table-cell office:value-type="float" office:value="675891" calcext:value-type="float">
            <text:p>675891</text:p>
          </table:table-cell>
          <table:table-cell office:value-type="float" office:value="859255" calcext:value-type="float">
            <text:p>859255</text:p>
          </table:table-cell>
          <table:table-cell office:value-type="float" office:value="799474" calcext:value-type="float">
            <text:p>79947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2191" calcext:value-type="float">
            <text:p>762191</text:p>
          </table:table-cell>
          <table:table-cell office:value-type="float" office:value="682007" calcext:value-type="float">
            <text:p>682007</text:p>
          </table:table-cell>
          <table:table-cell office:value-type="float" office:value="861149" calcext:value-type="float">
            <text:p>861149</text:p>
          </table:table-cell>
          <table:table-cell office:value-type="float" office:value="804127" calcext:value-type="float">
            <text:p>8041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66400" calcext:value-type="float">
            <text:p>566400</text:p>
          </table:table-cell>
          <table:table-cell office:value-type="float" office:value="539961" calcext:value-type="float">
            <text:p>539961</text:p>
          </table:table-cell>
          <table:table-cell office:value-type="float" office:value="795790" calcext:value-type="float">
            <text:p>795790</text:p>
          </table:table-cell>
          <table:table-cell office:value-type="float" office:value="560403" calcext:value-type="float">
            <text:p>56040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17539" calcext:value-type="float">
            <text:p>617539</text:p>
          </table:table-cell>
          <table:table-cell office:value-type="float" office:value="579809" calcext:value-type="float">
            <text:p>579809</text:p>
          </table:table-cell>
          <table:table-cell office:value-type="float" office:value="835167" calcext:value-type="float">
            <text:p>835167</text:p>
          </table:table-cell>
          <table:table-cell office:value-type="float" office:value="708839" calcext:value-type="float">
            <text:p>7088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35484" calcext:value-type="float">
            <text:p>735484</text:p>
          </table:table-cell>
          <table:table-cell office:value-type="float" office:value="659151" calcext:value-type="float">
            <text:p>659151</text:p>
          </table:table-cell>
          <table:table-cell office:value-type="float" office:value="856429" calcext:value-type="float">
            <text:p>856429</text:p>
          </table:table-cell>
          <table:table-cell office:value-type="float" office:value="787615" calcext:value-type="float">
            <text:p>78761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47397" calcext:value-type="float">
            <text:p>747397</text:p>
          </table:table-cell>
          <table:table-cell office:value-type="float" office:value="669342" calcext:value-type="float">
            <text:p>669342</text:p>
          </table:table-cell>
          <table:table-cell office:value-type="float" office:value="858498" calcext:value-type="float">
            <text:p>858498</text:p>
          </table:table-cell>
          <table:table-cell office:value-type="float" office:value="794004" calcext:value-type="float">
            <text:p>79400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37447" calcext:value-type="float">
            <text:p>537447</text:p>
          </table:table-cell>
          <table:table-cell office:value-type="float" office:value="514243" calcext:value-type="float">
            <text:p>514243</text:p>
          </table:table-cell>
          <table:table-cell office:value-type="float" office:value="771530" calcext:value-type="float">
            <text:p>771530</text:p>
          </table:table-cell>
          <table:table-cell office:value-type="float" office:value="474931" calcext:value-type="float">
            <text:p>47493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90669" calcext:value-type="float">
            <text:p>590669</text:p>
          </table:table-cell>
          <table:table-cell office:value-type="float" office:value="561831" calcext:value-type="float">
            <text:p>561831</text:p>
          </table:table-cell>
          <table:table-cell office:value-type="float" office:value="828214" calcext:value-type="float">
            <text:p>828214</text:p>
          </table:table-cell>
          <table:table-cell office:value-type="float" office:value="677906" calcext:value-type="float">
            <text:p>6779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17133" calcext:value-type="float">
            <text:p>717133</text:p>
          </table:table-cell>
          <table:table-cell office:value-type="float" office:value="641447" calcext:value-type="float">
            <text:p>641447</text:p>
          </table:table-cell>
          <table:table-cell office:value-type="float" office:value="853042" calcext:value-type="float">
            <text:p>853042</text:p>
          </table:table-cell>
          <table:table-cell office:value-type="float" office:value="774976" calcext:value-type="float">
            <text:p>77497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28447" calcext:value-type="float">
            <text:p>728447</text:p>
          </table:table-cell>
          <table:table-cell office:value-type="float" office:value="646871" calcext:value-type="float">
            <text:p>646871</text:p>
          </table:table-cell>
          <table:table-cell office:value-type="float" office:value="855147" calcext:value-type="float">
            <text:p>855147</text:p>
          </table:table-cell>
          <table:table-cell office:value-type="float" office:value="781188" calcext:value-type="float">
            <text:p>78118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23699" calcext:value-type="float">
            <text:p>523699</text:p>
          </table:table-cell>
          <table:table-cell office:value-type="float" office:value="504173" calcext:value-type="float">
            <text:p>504173</text:p>
          </table:table-cell>
          <table:table-cell office:value-type="float" office:value="760910" calcext:value-type="float">
            <text:p>760910</text:p>
          </table:table-cell>
          <table:table-cell office:value-type="float" office:value="455875" calcext:value-type="float">
            <text:p>45587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67080" calcext:value-type="float">
            <text:p>567080</text:p>
          </table:table-cell>
          <table:table-cell office:value-type="float" office:value="545715" calcext:value-type="float">
            <text:p>545715</text:p>
          </table:table-cell>
          <table:table-cell office:value-type="float" office:value="819912" calcext:value-type="float">
            <text:p>819912</text:p>
          </table:table-cell>
          <table:table-cell office:value-type="float" office:value="643314" calcext:value-type="float">
            <text:p>6433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7418" calcext:value-type="float">
            <text:p>697418</text:p>
          </table:table-cell>
          <table:table-cell office:value-type="float" office:value="623256" calcext:value-type="float">
            <text:p>623256</text:p>
          </table:table-cell>
          <table:table-cell office:value-type="float" office:value="848865" calcext:value-type="float">
            <text:p>848865</text:p>
          </table:table-cell>
          <table:table-cell office:value-type="float" office:value="760337" calcext:value-type="float">
            <text:p>76033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12038" calcext:value-type="float">
            <text:p>712038</text:p>
          </table:table-cell>
          <table:table-cell office:value-type="float" office:value="632600" calcext:value-type="float">
            <text:p>632600</text:p>
          </table:table-cell>
          <table:table-cell office:value-type="float" office:value="851261" calcext:value-type="float">
            <text:p>851261</text:p>
          </table:table-cell>
          <table:table-cell office:value-type="float" office:value="766933" calcext:value-type="float">
            <text:p>76693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99506" calcext:value-type="float">
            <text:p>499506</text:p>
          </table:table-cell>
          <table:table-cell office:value-type="float" office:value="481311" calcext:value-type="float">
            <text:p>481311</text:p>
          </table:table-cell>
          <table:table-cell office:value-type="float" office:value="733984" calcext:value-type="float">
            <text:p>733984</text:p>
          </table:table-cell>
          <table:table-cell office:value-type="float" office:value="384440" calcext:value-type="float">
            <text:p>38444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45914" calcext:value-type="float">
            <text:p>545914</text:p>
          </table:table-cell>
          <table:table-cell office:value-type="float" office:value="529272" calcext:value-type="float">
            <text:p>529272</text:p>
          </table:table-cell>
          <table:table-cell office:value-type="float" office:value="809201" calcext:value-type="float">
            <text:p>809201</text:p>
          </table:table-cell>
          <table:table-cell office:value-type="float" office:value="605844" calcext:value-type="float">
            <text:p>6058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84728" calcext:value-type="float">
            <text:p>684728</text:p>
          </table:table-cell>
          <table:table-cell office:value-type="float" office:value="606620" calcext:value-type="float">
            <text:p>606620</text:p>
          </table:table-cell>
          <table:table-cell office:value-type="float" office:value="844167" calcext:value-type="float">
            <text:p>844167</text:p>
          </table:table-cell>
          <table:table-cell office:value-type="float" office:value="744246" calcext:value-type="float">
            <text:p>74424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90318" calcext:value-type="float">
            <text:p>690318</text:p>
          </table:table-cell>
          <table:table-cell office:value-type="float" office:value="613327" calcext:value-type="float">
            <text:p>613327</text:p>
          </table:table-cell>
          <table:table-cell office:value-type="float" office:value="846632" calcext:value-type="float">
            <text:p>846632</text:p>
          </table:table-cell>
          <table:table-cell office:value-type="float" office:value="749806" calcext:value-type="float">
            <text:p>74980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78174" calcext:value-type="float">
            <text:p>478174</text:p>
          </table:table-cell>
          <table:table-cell office:value-type="float" office:value="461865" calcext:value-type="float">
            <text:p>461865</text:p>
          </table:table-cell>
          <table:table-cell office:value-type="float" office:value="719197" calcext:value-type="float">
            <text:p>719197</text:p>
          </table:table-cell>
          <table:table-cell office:value-type="float" office:value="376019" calcext:value-type="float">
            <text:p>37601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24110" calcext:value-type="float">
            <text:p>524110</text:p>
          </table:table-cell>
          <table:table-cell office:value-type="float" office:value="510125" calcext:value-type="float">
            <text:p>510125</text:p>
          </table:table-cell>
          <table:table-cell office:value-type="float" office:value="795861" calcext:value-type="float">
            <text:p>795861</text:p>
          </table:table-cell>
          <table:table-cell office:value-type="float" office:value="561224" calcext:value-type="float">
            <text:p>561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0334" calcext:value-type="float">
            <text:p>660334</text:p>
          </table:table-cell>
          <table:table-cell office:value-type="float" office:value="589246" calcext:value-type="float">
            <text:p>589246</text:p>
          </table:table-cell>
          <table:table-cell office:value-type="float" office:value="838532" calcext:value-type="float">
            <text:p>838532</text:p>
          </table:table-cell>
          <table:table-cell office:value-type="float" office:value="725087" calcext:value-type="float">
            <text:p>7250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69823" calcext:value-type="float">
            <text:p>669823</text:p>
          </table:table-cell>
          <table:table-cell office:value-type="float" office:value="603007" calcext:value-type="float">
            <text:p>603007</text:p>
          </table:table-cell>
          <table:table-cell office:value-type="float" office:value="841422" calcext:value-type="float">
            <text:p>841422</text:p>
          </table:table-cell>
          <table:table-cell office:value-type="float" office:value="735768" calcext:value-type="float">
            <text:p>735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4838" calcext:value-type="float">
            <text:p>454838</text:p>
          </table:table-cell>
          <table:table-cell office:value-type="float" office:value="438320" calcext:value-type="float">
            <text:p>438320</text:p>
          </table:table-cell>
          <table:table-cell office:value-type="float" office:value="691684" calcext:value-type="float">
            <text:p>691684</text:p>
          </table:table-cell>
          <table:table-cell office:value-type="float" office:value="332414" calcext:value-type="float">
            <text:p>3324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0542" calcext:value-type="float">
            <text:p>500542</text:p>
          </table:table-cell>
          <table:table-cell office:value-type="float" office:value="490281" calcext:value-type="float">
            <text:p>490281</text:p>
          </table:table-cell>
          <table:table-cell office:value-type="float" office:value="779897" calcext:value-type="float">
            <text:p>779897</text:p>
          </table:table-cell>
          <table:table-cell office:value-type="float" office:value="514478" calcext:value-type="float">
            <text:p>5144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5813" calcext:value-type="float">
            <text:p>635813</text:p>
          </table:table-cell>
          <table:table-cell office:value-type="float" office:value="574327" calcext:value-type="float">
            <text:p>574327</text:p>
          </table:table-cell>
          <table:table-cell office:value-type="float" office:value="834068" calcext:value-type="float">
            <text:p>834068</text:p>
          </table:table-cell>
          <table:table-cell office:value-type="float" office:value="702893" calcext:value-type="float">
            <text:p>70289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44290" calcext:value-type="float">
            <text:p>644290</text:p>
          </table:table-cell>
          <table:table-cell office:value-type="float" office:value="585975" calcext:value-type="float">
            <text:p>585975</text:p>
          </table:table-cell>
          <table:table-cell office:value-type="float" office:value="835226" calcext:value-type="float">
            <text:p>835226</text:p>
          </table:table-cell>
          <table:table-cell office:value-type="float" office:value="714212" calcext:value-type="float">
            <text:p>71421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29527" calcext:value-type="float">
            <text:p>429527</text:p>
          </table:table-cell>
          <table:table-cell office:value-type="float" office:value="414410" calcext:value-type="float">
            <text:p>414410</text:p>
          </table:table-cell>
          <table:table-cell office:value-type="float" office:value="665841" calcext:value-type="float">
            <text:p>665841</text:p>
          </table:table-cell>
          <table:table-cell office:value-type="float" office:value="291466" calcext:value-type="float">
            <text:p>29146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77837" calcext:value-type="float">
            <text:p>477837</text:p>
          </table:table-cell>
          <table:table-cell office:value-type="float" office:value="469447" calcext:value-type="float">
            <text:p>469447</text:p>
          </table:table-cell>
          <table:table-cell office:value-type="float" office:value="762604" calcext:value-type="float">
            <text:p>762604</text:p>
          </table:table-cell>
          <table:table-cell office:value-type="float" office:value="464208" calcext:value-type="float">
            <text:p>4642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8823" calcext:value-type="float">
            <text:p>608823</text:p>
          </table:table-cell>
          <table:table-cell office:value-type="float" office:value="560614" calcext:value-type="float">
            <text:p>560614</text:p>
          </table:table-cell>
          <table:table-cell office:value-type="float" office:value="826873" calcext:value-type="float">
            <text:p>826873</text:p>
          </table:table-cell>
          <table:table-cell office:value-type="float" office:value="675721" calcext:value-type="float">
            <text:p>67572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16757" calcext:value-type="float">
            <text:p>616757</text:p>
          </table:table-cell>
          <table:table-cell office:value-type="float" office:value="571133" calcext:value-type="float">
            <text:p>571133</text:p>
          </table:table-cell>
          <table:table-cell office:value-type="float" office:value="830559" calcext:value-type="float">
            <text:p>830559</text:p>
          </table:table-cell>
          <table:table-cell office:value-type="float" office:value="687638" calcext:value-type="float">
            <text:p>68763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01131" calcext:value-type="float">
            <text:p>401131</text:p>
          </table:table-cell>
          <table:table-cell office:value-type="float" office:value="386386" calcext:value-type="float">
            <text:p>386386</text:p>
          </table:table-cell>
          <table:table-cell office:value-type="float" office:value="638421" calcext:value-type="float">
            <text:p>638421</text:p>
          </table:table-cell>
          <table:table-cell office:value-type="float" office:value="244615" calcext:value-type="float">
            <text:p>2446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54663" calcext:value-type="float">
            <text:p>454663</text:p>
          </table:table-cell>
          <table:table-cell office:value-type="float" office:value="448421" calcext:value-type="float">
            <text:p>448421</text:p>
          </table:table-cell>
          <table:table-cell office:value-type="float" office:value="743581" calcext:value-type="float">
            <text:p>743581</text:p>
          </table:table-cell>
          <table:table-cell office:value-type="float" office:value="414436" calcext:value-type="float">
            <text:p>4144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82849" calcext:value-type="float">
            <text:p>582849</text:p>
          </table:table-cell>
          <table:table-cell office:value-type="float" office:value="546648" calcext:value-type="float">
            <text:p>546648</text:p>
          </table:table-cell>
          <table:table-cell office:value-type="float" office:value="817794" calcext:value-type="float">
            <text:p>817794</text:p>
          </table:table-cell>
          <table:table-cell office:value-type="float" office:value="641039" calcext:value-type="float">
            <text:p>64103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90905" calcext:value-type="float">
            <text:p>590905</text:p>
          </table:table-cell>
          <table:table-cell office:value-type="float" office:value="556895" calcext:value-type="float">
            <text:p>556895</text:p>
          </table:table-cell>
          <table:table-cell office:value-type="float" office:value="822328" calcext:value-type="float">
            <text:p>822328</text:p>
          </table:table-cell>
          <table:table-cell office:value-type="float" office:value="665985" calcext:value-type="float">
            <text:p>66598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70947" calcext:value-type="float">
            <text:p>370947</text:p>
          </table:table-cell>
          <table:table-cell office:value-type="float" office:value="355142" calcext:value-type="float">
            <text:p>355142</text:p>
          </table:table-cell>
          <table:table-cell office:value-type="float" office:value="610985" calcext:value-type="float">
            <text:p>610985</text:p>
          </table:table-cell>
          <table:table-cell office:value-type="float" office:value="201336" calcext:value-type="float">
            <text:p>20133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29456" calcext:value-type="float">
            <text:p>429456</text:p>
          </table:table-cell>
          <table:table-cell office:value-type="float" office:value="426869" calcext:value-type="float">
            <text:p>426869</text:p>
          </table:table-cell>
          <table:table-cell office:value-type="float" office:value="721076" calcext:value-type="float">
            <text:p>721076</text:p>
          </table:table-cell>
          <table:table-cell office:value-type="float" office:value="368656" calcext:value-type="float">
            <text:p>3686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60666" calcext:value-type="float">
            <text:p>560666</text:p>
          </table:table-cell>
          <table:table-cell office:value-type="float" office:value="531068" calcext:value-type="float">
            <text:p>531068</text:p>
          </table:table-cell>
          <table:table-cell office:value-type="float" office:value="806176" calcext:value-type="float">
            <text:p>806176</text:p>
          </table:table-cell>
          <table:table-cell office:value-type="float" office:value="601200" calcext:value-type="float">
            <text:p>6012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67047" calcext:value-type="float">
            <text:p>567047</text:p>
          </table:table-cell>
          <table:table-cell office:value-type="float" office:value="542999" calcext:value-type="float">
            <text:p>542999</text:p>
          </table:table-cell>
          <table:table-cell office:value-type="float" office:value="809175" calcext:value-type="float">
            <text:p>809175</text:p>
          </table:table-cell>
          <table:table-cell office:value-type="float" office:value="627118" calcext:value-type="float">
            <text:p>62711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38526" calcext:value-type="float">
            <text:p>338526</text:p>
          </table:table-cell>
          <table:table-cell office:value-type="float" office:value="319613" calcext:value-type="float">
            <text:p>319613</text:p>
          </table:table-cell>
          <table:table-cell office:value-type="float" office:value="584684" calcext:value-type="float">
            <text:p>584684</text:p>
          </table:table-cell>
          <table:table-cell office:value-type="float" office:value="160372" calcext:value-type="float">
            <text:p>16037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00406" calcext:value-type="float">
            <text:p>400406</text:p>
          </table:table-cell>
          <table:table-cell office:value-type="float" office:value="403147" calcext:value-type="float">
            <text:p>403147</text:p>
          </table:table-cell>
          <table:table-cell office:value-type="float" office:value="694901" calcext:value-type="float">
            <text:p>694901</text:p>
          </table:table-cell>
          <table:table-cell office:value-type="float" office:value="321658" calcext:value-type="float">
            <text:p>3216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40380" calcext:value-type="float">
            <text:p>540380</text:p>
          </table:table-cell>
          <table:table-cell office:value-type="float" office:value="512914" calcext:value-type="float">
            <text:p>512914</text:p>
          </table:table-cell>
          <table:table-cell office:value-type="float" office:value="791293" calcext:value-type="float">
            <text:p>791293</text:p>
          </table:table-cell>
          <table:table-cell office:value-type="float" office:value="557436" calcext:value-type="float">
            <text:p>55743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46109" calcext:value-type="float">
            <text:p>546109</text:p>
          </table:table-cell>
          <table:table-cell office:value-type="float" office:value="527384" calcext:value-type="float">
            <text:p>527384</text:p>
          </table:table-cell>
          <table:table-cell office:value-type="float" office:value="799625" calcext:value-type="float">
            <text:p>799625</text:p>
          </table:table-cell>
          <table:table-cell office:value-type="float" office:value="587258" calcext:value-type="float">
            <text:p>58725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99660" calcext:value-type="float">
            <text:p>299660</text:p>
          </table:table-cell>
          <table:table-cell office:value-type="float" office:value="282565" calcext:value-type="float">
            <text:p>282565</text:p>
          </table:table-cell>
          <table:table-cell office:value-type="float" office:value="560883" calcext:value-type="float">
            <text:p>560883</text:p>
          </table:table-cell>
          <table:table-cell office:value-type="float" office:value="123277" calcext:value-type="float">
            <text:p>12327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69146" calcext:value-type="float">
            <text:p>369146</text:p>
          </table:table-cell>
          <table:table-cell office:value-type="float" office:value="375211" calcext:value-type="float">
            <text:p>375211</text:p>
          </table:table-cell>
          <table:table-cell office:value-type="float" office:value="666252" calcext:value-type="float">
            <text:p>666252</text:p>
          </table:table-cell>
          <table:table-cell office:value-type="float" office:value="278295" calcext:value-type="float">
            <text:p>2782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18837" calcext:value-type="float">
            <text:p>518837</text:p>
          </table:table-cell>
          <table:table-cell office:value-type="float" office:value="494218" calcext:value-type="float">
            <text:p>494218</text:p>
          </table:table-cell>
          <table:table-cell office:value-type="float" office:value="774599" calcext:value-type="float">
            <text:p>774599</text:p>
          </table:table-cell>
          <table:table-cell office:value-type="float" office:value="510306" calcext:value-type="float">
            <text:p>5103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27859" calcext:value-type="float">
            <text:p>527859</text:p>
          </table:table-cell>
          <table:table-cell office:value-type="float" office:value="509194" calcext:value-type="float">
            <text:p>509194</text:p>
          </table:table-cell>
          <table:table-cell office:value-type="float" office:value="783690" calcext:value-type="float">
            <text:p>783690</text:p>
          </table:table-cell>
          <table:table-cell office:value-type="float" office:value="543828" calcext:value-type="float">
            <text:p>54382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59224" calcext:value-type="float">
            <text:p>259224</text:p>
          </table:table-cell>
          <table:table-cell office:value-type="float" office:value="246165" calcext:value-type="float">
            <text:p>246165</text:p>
          </table:table-cell>
          <table:table-cell office:value-type="float" office:value="536747" calcext:value-type="float">
            <text:p>536747</text:p>
          </table:table-cell>
          <table:table-cell office:value-type="float" office:value="94019" calcext:value-type="float">
            <text:p>9401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35666" calcext:value-type="float">
            <text:p>335666</text:p>
          </table:table-cell>
          <table:table-cell office:value-type="float" office:value="341887" calcext:value-type="float">
            <text:p>341887</text:p>
          </table:table-cell>
          <table:table-cell office:value-type="float" office:value="637248" calcext:value-type="float">
            <text:p>637248</text:p>
          </table:table-cell>
          <table:table-cell office:value-type="float" office:value="233057" calcext:value-type="float">
            <text:p>2330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6150" calcext:value-type="float">
            <text:p>496150</text:p>
          </table:table-cell>
          <table:table-cell office:value-type="float" office:value="479140" calcext:value-type="float">
            <text:p>479140</text:p>
          </table:table-cell>
          <table:table-cell office:value-type="float" office:value="760072" calcext:value-type="float">
            <text:p>760072</text:p>
          </table:table-cell>
          <table:table-cell office:value-type="float" office:value="457468" calcext:value-type="float">
            <text:p>45746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04731" calcext:value-type="float">
            <text:p>504731</text:p>
          </table:table-cell>
          <table:table-cell office:value-type="float" office:value="489569" calcext:value-type="float">
            <text:p>489569</text:p>
          </table:table-cell>
          <table:table-cell office:value-type="float" office:value="765931" calcext:value-type="float">
            <text:p>765931</text:p>
          </table:table-cell>
          <table:table-cell office:value-type="float" office:value="492080" calcext:value-type="float">
            <text:p>49208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20847" calcext:value-type="float">
            <text:p>220847</text:p>
          </table:table-cell>
          <table:table-cell office:value-type="float" office:value="209794" calcext:value-type="float">
            <text:p>209794</text:p>
          </table:table-cell>
          <table:table-cell office:value-type="float" office:value="509015" calcext:value-type="float">
            <text:p>509015</text:p>
          </table:table-cell>
          <table:table-cell office:value-type="float" office:value="75010" calcext:value-type="float">
            <text:p>7501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96693" calcext:value-type="float">
            <text:p>296693</text:p>
          </table:table-cell>
          <table:table-cell office:value-type="float" office:value="305094" calcext:value-type="float">
            <text:p>305094</text:p>
          </table:table-cell>
          <table:table-cell office:value-type="float" office:value="610245" calcext:value-type="float">
            <text:p>610245</text:p>
          </table:table-cell>
          <table:table-cell office:value-type="float" office:value="191334" calcext:value-type="float">
            <text:p>1913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4177" calcext:value-type="float">
            <text:p>474177</text:p>
          </table:table-cell>
          <table:table-cell office:value-type="float" office:value="459149" calcext:value-type="float">
            <text:p>459149</text:p>
          </table:table-cell>
          <table:table-cell office:value-type="float" office:value="740824" calcext:value-type="float">
            <text:p>740824</text:p>
          </table:table-cell>
          <table:table-cell office:value-type="float" office:value="416324" calcext:value-type="float">
            <text:p>41632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81662" calcext:value-type="float">
            <text:p>481662</text:p>
          </table:table-cell>
          <table:table-cell office:value-type="float" office:value="467665" calcext:value-type="float">
            <text:p>467665</text:p>
          </table:table-cell>
          <table:table-cell office:value-type="float" office:value="748023" calcext:value-type="float">
            <text:p>748023</text:p>
          </table:table-cell>
          <table:table-cell office:value-type="float" office:value="445615" calcext:value-type="float">
            <text:p>4456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84319" calcext:value-type="float">
            <text:p>184319</text:p>
          </table:table-cell>
          <table:table-cell office:value-type="float" office:value="171573" calcext:value-type="float">
            <text:p>171573</text:p>
          </table:table-cell>
          <table:table-cell office:value-type="float" office:value="477275" calcext:value-type="float">
            <text:p>477275</text:p>
          </table:table-cell>
          <table:table-cell office:value-type="float" office:value="57061" calcext:value-type="float">
            <text:p>5706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56410" calcext:value-type="float">
            <text:p>256410</text:p>
          </table:table-cell>
          <table:table-cell office:value-type="float" office:value="268345" calcext:value-type="float">
            <text:p>268345</text:p>
          </table:table-cell>
          <table:table-cell office:value-type="float" office:value="584979" calcext:value-type="float">
            <text:p>584979</text:p>
          </table:table-cell>
          <table:table-cell office:value-type="float" office:value="150224" calcext:value-type="float">
            <text:p>1502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50657" calcext:value-type="float">
            <text:p>450657</text:p>
          </table:table-cell>
          <table:table-cell office:value-type="float" office:value="436665" calcext:value-type="float">
            <text:p>436665</text:p>
          </table:table-cell>
          <table:table-cell office:value-type="float" office:value="718792" calcext:value-type="float">
            <text:p>718792</text:p>
          </table:table-cell>
          <table:table-cell office:value-type="float" office:value="374842" calcext:value-type="float">
            <text:p>37484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57699" calcext:value-type="float">
            <text:p>457699</text:p>
          </table:table-cell>
          <table:table-cell office:value-type="float" office:value="445151" calcext:value-type="float">
            <text:p>445151</text:p>
          </table:table-cell>
          <table:table-cell office:value-type="float" office:value="726757" calcext:value-type="float">
            <text:p>726757</text:p>
          </table:table-cell>
          <table:table-cell office:value-type="float" office:value="406775" calcext:value-type="float">
            <text:p>40677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47666" calcext:value-type="float">
            <text:p>147666</text:p>
          </table:table-cell>
          <table:table-cell office:value-type="float" office:value="137354" calcext:value-type="float">
            <text:p>137354</text:p>
          </table:table-cell>
          <table:table-cell office:value-type="float" office:value="445409" calcext:value-type="float">
            <text:p>445409</text:p>
          </table:table-cell>
          <table:table-cell office:value-type="float" office:value="44031" calcext:value-type="float">
            <text:p>4403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20193" calcext:value-type="float">
            <text:p>220193</text:p>
          </table:table-cell>
          <table:table-cell office:value-type="float" office:value="231838" calcext:value-type="float">
            <text:p>231838</text:p>
          </table:table-cell>
          <table:table-cell office:value-type="float" office:value="561265" calcext:value-type="float">
            <text:p>561265</text:p>
          </table:table-cell>
          <table:table-cell office:value-type="float" office:value="114795" calcext:value-type="float">
            <text:p>1147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8417" calcext:value-type="float">
            <text:p>428417</text:p>
          </table:table-cell>
          <table:table-cell office:value-type="float" office:value="416586" calcext:value-type="float">
            <text:p>416586</text:p>
          </table:table-cell>
          <table:table-cell office:value-type="float" office:value="692716" calcext:value-type="float">
            <text:p>692716</text:p>
          </table:table-cell>
          <table:table-cell office:value-type="float" office:value="331541" calcext:value-type="float">
            <text:p>3315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42961" calcext:value-type="float">
            <text:p>442961</text:p>
          </table:table-cell>
          <table:table-cell office:value-type="float" office:value="423005" calcext:value-type="float">
            <text:p>423005</text:p>
          </table:table-cell>
          <table:table-cell office:value-type="float" office:value="701275" calcext:value-type="float">
            <text:p>701275</text:p>
          </table:table-cell>
          <table:table-cell office:value-type="float" office:value="369328" calcext:value-type="float">
            <text:p>3693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4370" calcext:value-type="float">
            <text:p>114370</text:p>
          </table:table-cell>
          <table:table-cell office:value-type="float" office:value="107696" calcext:value-type="float">
            <text:p>107696</text:p>
          </table:table-cell>
          <table:table-cell office:value-type="float" office:value="414079" calcext:value-type="float">
            <text:p>414079</text:p>
          </table:table-cell>
          <table:table-cell office:value-type="float" office:value="37542" calcext:value-type="float">
            <text:p>375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81051" calcext:value-type="float">
            <text:p>181051</text:p>
          </table:table-cell>
          <table:table-cell office:value-type="float" office:value="193361" calcext:value-type="float">
            <text:p>193361</text:p>
          </table:table-cell>
          <table:table-cell office:value-type="float" office:value="537725" calcext:value-type="float">
            <text:p>537725</text:p>
          </table:table-cell>
          <table:table-cell office:value-type="float" office:value="90710" calcext:value-type="float">
            <text:p>907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9067" calcext:value-type="float">
            <text:p>399067</text:p>
          </table:table-cell>
          <table:table-cell office:value-type="float" office:value="389794" calcext:value-type="float">
            <text:p>389794</text:p>
          </table:table-cell>
          <table:table-cell office:value-type="float" office:value="664179" calcext:value-type="float">
            <text:p>664179</text:p>
          </table:table-cell>
          <table:table-cell office:value-type="float" office:value="303196" calcext:value-type="float">
            <text:p>30319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416189" calcext:value-type="float">
            <text:p>416189</text:p>
          </table:table-cell>
          <table:table-cell office:value-type="float" office:value="402267" calcext:value-type="float">
            <text:p>402267</text:p>
          </table:table-cell>
          <table:table-cell office:value-type="float" office:value="683868" calcext:value-type="float">
            <text:p>683868</text:p>
          </table:table-cell>
          <table:table-cell office:value-type="float" office:value="326035" calcext:value-type="float">
            <text:p>32603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82449" calcext:value-type="float">
            <text:p>82449</text:p>
          </table:table-cell>
          <table:table-cell office:value-type="float" office:value="83691" calcext:value-type="float">
            <text:p>83691</text:p>
          </table:table-cell>
          <table:table-cell office:value-type="float" office:value="379828" calcext:value-type="float">
            <text:p>379828</text:p>
          </table:table-cell>
          <table:table-cell office:value-type="float" office:value="34146" calcext:value-type="float">
            <text:p>3414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44295" calcext:value-type="float">
            <text:p>144295</text:p>
          </table:table-cell>
          <table:table-cell office:value-type="float" office:value="158276" calcext:value-type="float">
            <text:p>158276</text:p>
          </table:table-cell>
          <table:table-cell office:value-type="float" office:value="513212" calcext:value-type="float">
            <text:p>513212</text:p>
          </table:table-cell>
          <table:table-cell office:value-type="float" office:value="71230" calcext:value-type="float">
            <text:p>712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7417" calcext:value-type="float">
            <text:p>367417</text:p>
          </table:table-cell>
          <table:table-cell office:value-type="float" office:value="358621" calcext:value-type="float">
            <text:p>358621</text:p>
          </table:table-cell>
          <table:table-cell office:value-type="float" office:value="635756" calcext:value-type="float">
            <text:p>635756</text:p>
          </table:table-cell>
          <table:table-cell office:value-type="float" office:value="263380" calcext:value-type="float">
            <text:p>26338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84159" calcext:value-type="float">
            <text:p>384159</text:p>
          </table:table-cell>
          <table:table-cell office:value-type="float" office:value="374199" calcext:value-type="float">
            <text:p>374199</text:p>
          </table:table-cell>
          <table:table-cell office:value-type="float" office:value="656162" calcext:value-type="float">
            <text:p>656162</text:p>
          </table:table-cell>
          <table:table-cell office:value-type="float" office:value="284078" calcext:value-type="float">
            <text:p>2840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0842" calcext:value-type="float">
            <text:p>60842</text:p>
          </table:table-cell>
          <table:table-cell office:value-type="float" office:value="64292" calcext:value-type="float">
            <text:p>64292</text:p>
          </table:table-cell>
          <table:table-cell office:value-type="float" office:value="339082" calcext:value-type="float">
            <text:p>339082</text:p>
          </table:table-cell>
          <table:table-cell office:value-type="float" office:value="32142" calcext:value-type="float">
            <text:p>3214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3190" calcext:value-type="float">
            <text:p>113190</text:p>
          </table:table-cell>
          <table:table-cell office:value-type="float" office:value="127409" calcext:value-type="float">
            <text:p>127409</text:p>
          </table:table-cell>
          <table:table-cell office:value-type="float" office:value="483998" calcext:value-type="float">
            <text:p>483998</text:p>
          </table:table-cell>
          <table:table-cell office:value-type="float" office:value="55957" calcext:value-type="float">
            <text:p>559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3784" calcext:value-type="float">
            <text:p>333784</text:p>
          </table:table-cell>
          <table:table-cell office:value-type="float" office:value="323844" calcext:value-type="float">
            <text:p>323844</text:p>
          </table:table-cell>
          <table:table-cell office:value-type="float" office:value="608369" calcext:value-type="float">
            <text:p>608369</text:p>
          </table:table-cell>
          <table:table-cell office:value-type="float" office:value="217527" calcext:value-type="float">
            <text:p>21752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53574" calcext:value-type="float">
            <text:p>353574</text:p>
          </table:table-cell>
          <table:table-cell office:value-type="float" office:value="343678" calcext:value-type="float">
            <text:p>343678</text:p>
          </table:table-cell>
          <table:table-cell office:value-type="float" office:value="630046" calcext:value-type="float">
            <text:p>630046</text:p>
          </table:table-cell>
          <table:table-cell office:value-type="float" office:value="250402" calcext:value-type="float">
            <text:p>25040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44481" calcext:value-type="float">
            <text:p>44481</text:p>
          </table:table-cell>
          <table:table-cell office:value-type="float" office:value="50656" calcext:value-type="float">
            <text:p>50656</text:p>
          </table:table-cell>
          <table:table-cell office:value-type="float" office:value="297012" calcext:value-type="float">
            <text:p>297012</text:p>
          </table:table-cell>
          <table:table-cell office:value-type="float" office:value="30511" calcext:value-type="float">
            <text:p>3051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2553" calcext:value-type="float">
            <text:p>82553</text:p>
          </table:table-cell>
          <table:table-cell office:value-type="float" office:value="102062" calcext:value-type="float">
            <text:p>102062</text:p>
          </table:table-cell>
          <table:table-cell office:value-type="float" office:value="451498" calcext:value-type="float">
            <text:p>451498</text:p>
          </table:table-cell>
          <table:table-cell office:value-type="float" office:value="44933" calcext:value-type="float">
            <text:p>449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4281" calcext:value-type="float">
            <text:p>294281</text:p>
          </table:table-cell>
          <table:table-cell office:value-type="float" office:value="286949" calcext:value-type="float">
            <text:p>286949</text:p>
          </table:table-cell>
          <table:table-cell office:value-type="float" office:value="582552" calcext:value-type="float">
            <text:p>582552</text:p>
          </table:table-cell>
          <table:table-cell office:value-type="float" office:value="187996" calcext:value-type="float">
            <text:p>18799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17650" calcext:value-type="float">
            <text:p>317650</text:p>
          </table:table-cell>
          <table:table-cell office:value-type="float" office:value="306232" calcext:value-type="float">
            <text:p>306232</text:p>
          </table:table-cell>
          <table:table-cell office:value-type="float" office:value="602044" calcext:value-type="float">
            <text:p>602044</text:p>
          </table:table-cell>
          <table:table-cell office:value-type="float" office:value="207399" calcext:value-type="float">
            <text:p>20739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3075" calcext:value-type="float">
            <text:p>33075</text:p>
          </table:table-cell>
          <table:table-cell office:value-type="float" office:value="40676" calcext:value-type="float">
            <text:p>40676</text:p>
          </table:table-cell>
          <table:table-cell office:value-type="float" office:value="253031" calcext:value-type="float">
            <text:p>253031</text:p>
          </table:table-cell>
          <table:table-cell office:value-type="float" office:value="28962" calcext:value-type="float">
            <text:p>2896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0108" calcext:value-type="float">
            <text:p>60108</text:p>
          </table:table-cell>
          <table:table-cell office:value-type="float" office:value="78431" calcext:value-type="float">
            <text:p>78431</text:p>
          </table:table-cell>
          <table:table-cell office:value-type="float" office:value="418111" calcext:value-type="float">
            <text:p>418111</text:p>
          </table:table-cell>
          <table:table-cell office:value-type="float" office:value="38729" calcext:value-type="float">
            <text:p>387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269" calcext:value-type="float">
            <text:p>255269</text:p>
          </table:table-cell>
          <table:table-cell office:value-type="float" office:value="251612" calcext:value-type="float">
            <text:p>251612</text:p>
          </table:table-cell>
          <table:table-cell office:value-type="float" office:value="559395" calcext:value-type="float">
            <text:p>559395</text:p>
          </table:table-cell>
          <table:table-cell office:value-type="float" office:value="147517" calcext:value-type="float">
            <text:p>14751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72725" calcext:value-type="float">
            <text:p>272725</text:p>
          </table:table-cell>
          <table:table-cell office:value-type="float" office:value="269150" calcext:value-type="float">
            <text:p>269150</text:p>
          </table:table-cell>
          <table:table-cell office:value-type="float" office:value="576320" calcext:value-type="float">
            <text:p>576320</text:p>
          </table:table-cell>
          <table:table-cell office:value-type="float" office:value="164603" calcext:value-type="float">
            <text:p>16460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8303" calcext:value-type="float">
            <text:p>28303</text:p>
          </table:table-cell>
          <table:table-cell office:value-type="float" office:value="32522" calcext:value-type="float">
            <text:p>32522</text:p>
          </table:table-cell>
          <table:table-cell office:value-type="float" office:value="211006" calcext:value-type="float">
            <text:p>211006</text:p>
          </table:table-cell>
          <table:table-cell office:value-type="float" office:value="27580" calcext:value-type="float">
            <text:p>2758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4373" calcext:value-type="float">
            <text:p>44373</text:p>
          </table:table-cell>
          <table:table-cell office:value-type="float" office:value="61542" calcext:value-type="float">
            <text:p>61542</text:p>
          </table:table-cell>
          <table:table-cell office:value-type="float" office:value="389100" calcext:value-type="float">
            <text:p>389100</text:p>
          </table:table-cell>
          <table:table-cell office:value-type="float" office:value="35202" calcext:value-type="float">
            <text:p>352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8786" calcext:value-type="float">
            <text:p>218786</text:p>
          </table:table-cell>
          <table:table-cell office:value-type="float" office:value="215873" calcext:value-type="float">
            <text:p>215873</text:p>
          </table:table-cell>
          <table:table-cell office:value-type="float" office:value="535800" calcext:value-type="float">
            <text:p>535800</text:p>
          </table:table-cell>
          <table:table-cell office:value-type="float" office:value="113918" calcext:value-type="float">
            <text:p>11391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0515" calcext:value-type="float">
            <text:p>230515</text:p>
          </table:table-cell>
          <table:table-cell office:value-type="float" office:value="232081" calcext:value-type="float">
            <text:p>232081</text:p>
          </table:table-cell>
          <table:table-cell office:value-type="float" office:value="552081" calcext:value-type="float">
            <text:p>552081</text:p>
          </table:table-cell>
          <table:table-cell office:value-type="float" office:value="126897" calcext:value-type="float">
            <text:p>12689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4569" calcext:value-type="float">
            <text:p>24569</text:p>
          </table:table-cell>
          <table:table-cell office:value-type="float" office:value="25619" calcext:value-type="float">
            <text:p>25619</text:p>
          </table:table-cell>
          <table:table-cell office:value-type="float" office:value="176988" calcext:value-type="float">
            <text:p>176988</text:p>
          </table:table-cell>
          <table:table-cell office:value-type="float" office:value="26311" calcext:value-type="float">
            <text:p>2631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5429" calcext:value-type="float">
            <text:p>35429</text:p>
          </table:table-cell>
          <table:table-cell office:value-type="float" office:value="50069" calcext:value-type="float">
            <text:p>50069</text:p>
          </table:table-cell>
          <table:table-cell office:value-type="float" office:value="355194" calcext:value-type="float">
            <text:p>355194</text:p>
          </table:table-cell>
          <table:table-cell office:value-type="float" office:value="33229" calcext:value-type="float">
            <text:p>332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9829" calcext:value-type="float">
            <text:p>179829</text:p>
          </table:table-cell>
          <table:table-cell office:value-type="float" office:value="177624" calcext:value-type="float">
            <text:p>177624</text:p>
          </table:table-cell>
          <table:table-cell office:value-type="float" office:value="510748" calcext:value-type="float">
            <text:p>510748</text:p>
          </table:table-cell>
          <table:table-cell office:value-type="float" office:value="90371" calcext:value-type="float">
            <text:p>9037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91375" calcext:value-type="float">
            <text:p>191375</text:p>
          </table:table-cell>
          <table:table-cell office:value-type="float" office:value="192902" calcext:value-type="float">
            <text:p>192902</text:p>
          </table:table-cell>
          <table:table-cell office:value-type="float" office:value="528160" calcext:value-type="float">
            <text:p>528160</text:p>
          </table:table-cell>
          <table:table-cell office:value-type="float" office:value="98602" calcext:value-type="float">
            <text:p>9860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2468" calcext:value-type="float">
            <text:p>22468</text:p>
          </table:table-cell>
          <table:table-cell office:value-type="float" office:value="20769" calcext:value-type="float">
            <text:p>20769</text:p>
          </table:table-cell>
          <table:table-cell office:value-type="float" office:value="147468" calcext:value-type="float">
            <text:p>147468</text:p>
          </table:table-cell>
          <table:table-cell office:value-type="float" office:value="25094" calcext:value-type="float">
            <text:p>2509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1004" calcext:value-type="float">
            <text:p>31004</text:p>
          </table:table-cell>
          <table:table-cell office:value-type="float" office:value="40828" calcext:value-type="float">
            <text:p>40828</text:p>
          </table:table-cell>
          <table:table-cell office:value-type="float" office:value="320435" calcext:value-type="float">
            <text:p>320435</text:p>
          </table:table-cell>
          <table:table-cell office:value-type="float" office:value="31373" calcext:value-type="float">
            <text:p>313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175" calcext:value-type="float">
            <text:p>143175</text:p>
          </table:table-cell>
          <table:table-cell office:value-type="float" office:value="143955" calcext:value-type="float">
            <text:p>143955</text:p>
          </table:table-cell>
          <table:table-cell office:value-type="float" office:value="489378" calcext:value-type="float">
            <text:p>489378</text:p>
          </table:table-cell>
          <table:table-cell office:value-type="float" office:value="70927" calcext:value-type="float">
            <text:p>7092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65161" calcext:value-type="float">
            <text:p>165161</text:p>
          </table:table-cell>
          <table:table-cell office:value-type="float" office:value="165521" calcext:value-type="float">
            <text:p>165521</text:p>
          </table:table-cell>
          <table:table-cell office:value-type="float" office:value="508738" calcext:value-type="float">
            <text:p>508738</text:p>
          </table:table-cell>
          <table:table-cell office:value-type="float" office:value="78264" calcext:value-type="float">
            <text:p>7826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0091" calcext:value-type="float">
            <text:p>20091</text:p>
          </table:table-cell>
          <table:table-cell office:value-type="float" office:value="17428" calcext:value-type="float">
            <text:p>17428</text:p>
          </table:table-cell>
          <table:table-cell office:value-type="float" office:value="121155" calcext:value-type="float">
            <text:p>121155</text:p>
          </table:table-cell>
          <table:table-cell office:value-type="float" office:value="23876" calcext:value-type="float">
            <text:p>2387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145" calcext:value-type="float">
            <text:p>28145</text:p>
          </table:table-cell>
          <table:table-cell office:value-type="float" office:value="33335" calcext:value-type="float">
            <text:p>33335</text:p>
          </table:table-cell>
          <table:table-cell office:value-type="float" office:value="280546" calcext:value-type="float">
            <text:p>280546</text:p>
          </table:table-cell>
          <table:table-cell office:value-type="float" office:value="29785" calcext:value-type="float">
            <text:p>297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2243" calcext:value-type="float">
            <text:p>112243</text:p>
          </table:table-cell>
          <table:table-cell office:value-type="float" office:value="114590" calcext:value-type="float">
            <text:p>114590</text:p>
          </table:table-cell>
          <table:table-cell office:value-type="float" office:value="457499" calcext:value-type="float">
            <text:p>457499</text:p>
          </table:table-cell>
          <table:table-cell office:value-type="float" office:value="55677" calcext:value-type="float">
            <text:p>5567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9681" calcext:value-type="float">
            <text:p>119681</text:p>
          </table:table-cell>
          <table:table-cell office:value-type="float" office:value="129857" calcext:value-type="float">
            <text:p>129857</text:p>
          </table:table-cell>
          <table:table-cell office:value-type="float" office:value="469232" calcext:value-type="float">
            <text:p>469232</text:p>
          </table:table-cell>
          <table:table-cell office:value-type="float" office:value="60541" calcext:value-type="float">
            <text:p>6054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7959" calcext:value-type="float">
            <text:p>17959</text:p>
          </table:table-cell>
          <table:table-cell office:value-type="float" office:value="14813" calcext:value-type="float">
            <text:p>14813</text:p>
          </table:table-cell>
          <table:table-cell office:value-type="float" office:value="95923" calcext:value-type="float">
            <text:p>95923</text:p>
          </table:table-cell>
          <table:table-cell office:value-type="float" office:value="22586" calcext:value-type="float">
            <text:p>2258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6206" calcext:value-type="float">
            <text:p>26206</text:p>
          </table:table-cell>
          <table:table-cell office:value-type="float" office:value="27003" calcext:value-type="float">
            <text:p>27003</text:p>
          </table:table-cell>
          <table:table-cell office:value-type="float" office:value="239229" calcext:value-type="float">
            <text:p>239229</text:p>
          </table:table-cell>
          <table:table-cell office:value-type="float" office:value="28314" calcext:value-type="float">
            <text:p>283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868" calcext:value-type="float">
            <text:p>81868</text:p>
          </table:table-cell>
          <table:table-cell office:value-type="float" office:value="89864" calcext:value-type="float">
            <text:p>89864</text:p>
          </table:table-cell>
          <table:table-cell office:value-type="float" office:value="425374" calcext:value-type="float">
            <text:p>425374</text:p>
          </table:table-cell>
          <table:table-cell office:value-type="float" office:value="44471" calcext:value-type="float">
            <text:p>444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7407" calcext:value-type="float">
            <text:p>87407</text:p>
          </table:table-cell>
          <table:table-cell office:value-type="float" office:value="104015" calcext:value-type="float">
            <text:p>104015</text:p>
          </table:table-cell>
          <table:table-cell office:value-type="float" office:value="436618" calcext:value-type="float">
            <text:p>436618</text:p>
          </table:table-cell>
          <table:table-cell office:value-type="float" office:value="47104" calcext:value-type="float">
            <text:p>47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133" calcext:value-type="float">
            <text:p>16133</text:p>
          </table:table-cell>
          <table:table-cell office:value-type="float" office:value="12733" calcext:value-type="float">
            <text:p>12733</text:p>
          </table:table-cell>
          <table:table-cell office:value-type="float" office:value="73157" calcext:value-type="float">
            <text:p>73157</text:p>
          </table:table-cell>
          <table:table-cell office:value-type="float" office:value="21288" calcext:value-type="float">
            <text:p>212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871" calcext:value-type="float">
            <text:p>23871</text:p>
          </table:table-cell>
          <table:table-cell office:value-type="float" office:value="22475" calcext:value-type="float">
            <text:p>22475</text:p>
          </table:table-cell>
          <table:table-cell office:value-type="float" office:value="200713" calcext:value-type="float">
            <text:p>200713</text:p>
          </table:table-cell>
          <table:table-cell office:value-type="float" office:value="26915" calcext:value-type="float">
            <text:p>269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9631" calcext:value-type="float">
            <text:p>59631</text:p>
          </table:table-cell>
          <table:table-cell office:value-type="float" office:value="70059" calcext:value-type="float">
            <text:p>70059</text:p>
          </table:table-cell>
          <table:table-cell office:value-type="float" office:value="393769" calcext:value-type="float">
            <text:p>393769</text:p>
          </table:table-cell>
          <table:table-cell office:value-type="float" office:value="38279" calcext:value-type="float">
            <text:p>3827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5885" calcext:value-type="float">
            <text:p>65885</text:p>
          </table:table-cell>
          <table:table-cell office:value-type="float" office:value="80152" calcext:value-type="float">
            <text:p>80152</text:p>
          </table:table-cell>
          <table:table-cell office:value-type="float" office:value="405793" calcext:value-type="float">
            <text:p>405793</text:p>
          </table:table-cell>
          <table:table-cell office:value-type="float" office:value="39260" calcext:value-type="float">
            <text:p>3926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4248" calcext:value-type="float">
            <text:p>14248</text:p>
          </table:table-cell>
          <table:table-cell office:value-type="float" office:value="10841" calcext:value-type="float">
            <text:p>10841</text:p>
          </table:table-cell>
          <table:table-cell office:value-type="float" office:value="50694" calcext:value-type="float">
            <text:p>50694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1859" calcext:value-type="float">
            <text:p>21859</text:p>
          </table:table-cell>
          <table:table-cell office:value-type="float" office:value="19775" calcext:value-type="float">
            <text:p>19775</text:p>
          </table:table-cell>
          <table:table-cell office:value-type="float" office:value="168314" calcext:value-type="float">
            <text:p>168314</text:p>
          </table:table-cell>
          <table:table-cell office:value-type="float" office:value="25643" calcext:value-type="float">
            <text:p>256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5512" calcext:value-type="float">
            <text:p>45512</text:p>
          </table:table-cell>
          <table:table-cell office:value-type="float" office:value="56045" calcext:value-type="float">
            <text:p>56045</text:p>
          </table:table-cell>
          <table:table-cell office:value-type="float" office:value="358281" calcext:value-type="float">
            <text:p>358281</text:p>
          </table:table-cell>
          <table:table-cell office:value-type="float" office:value="34874" calcext:value-type="float">
            <text:p>3487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6522" calcext:value-type="float">
            <text:p>56522</text:p>
          </table:table-cell>
          <table:table-cell office:value-type="float" office:value="65531" calcext:value-type="float">
            <text:p>65531</text:p>
          </table:table-cell>
          <table:table-cell office:value-type="float" office:value="373895" calcext:value-type="float">
            <text:p>373895</text:p>
          </table:table-cell>
          <table:table-cell office:value-type="float" office:value="35672" calcext:value-type="float">
            <text:p>3567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384" calcext:value-type="float">
            <text:p>12384</text:p>
          </table:table-cell>
          <table:table-cell office:value-type="float" office:value="9377" calcext:value-type="float">
            <text:p>9377</text:p>
          </table:table-cell>
          <table:table-cell office:value-type="float" office:value="33608" calcext:value-type="float">
            <text:p>33608</text:p>
          </table:table-cell>
          <table:table-cell office:value-type="float" office:value="19122" calcext:value-type="float">
            <text:p>1912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9725" calcext:value-type="float">
            <text:p>19725</text:p>
          </table:table-cell>
          <table:table-cell office:value-type="float" office:value="17662" calcext:value-type="float">
            <text:p>17662</text:p>
          </table:table-cell>
          <table:table-cell office:value-type="float" office:value="140094" calcext:value-type="float">
            <text:p>140094</text:p>
          </table:table-cell>
          <table:table-cell office:value-type="float" office:value="24409" calcext:value-type="float">
            <text:p>244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851" calcext:value-type="float">
            <text:p>35851</text:p>
          </table:table-cell>
          <table:table-cell office:value-type="float" office:value="46047" calcext:value-type="float">
            <text:p>46047</text:p>
          </table:table-cell>
          <table:table-cell office:value-type="float" office:value="324095" calcext:value-type="float">
            <text:p>324095</text:p>
          </table:table-cell>
          <table:table-cell office:value-type="float" office:value="32951" calcext:value-type="float">
            <text:p>3295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2543" calcext:value-type="float">
            <text:p>42543</text:p>
          </table:table-cell>
          <table:table-cell office:value-type="float" office:value="52558" calcext:value-type="float">
            <text:p>52558</text:p>
          </table:table-cell>
          <table:table-cell office:value-type="float" office:value="344961" calcext:value-type="float">
            <text:p>344961</text:p>
          </table:table-cell>
          <table:table-cell office:value-type="float" office:value="33798" calcext:value-type="float">
            <text:p>3379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876" calcext:value-type="float">
            <text:p>10876</text:p>
          </table:table-cell>
          <table:table-cell office:value-type="float" office:value="8138" calcext:value-type="float">
            <text:p>8138</text:p>
          </table:table-cell>
          <table:table-cell office:value-type="float" office:value="21656" calcext:value-type="float">
            <text:p>21656</text:p>
          </table:table-cell>
          <table:table-cell office:value-type="float" office:value="18486" calcext:value-type="float">
            <text:p>1848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737" calcext:value-type="float">
            <text:p>17737</text:p>
          </table:table-cell>
          <table:table-cell office:value-type="float" office:value="15836" calcext:value-type="float">
            <text:p>15836</text:p>
          </table:table-cell>
          <table:table-cell office:value-type="float" office:value="116100" calcext:value-type="float">
            <text:p>116100</text:p>
          </table:table-cell>
          <table:table-cell office:value-type="float" office:value="23164" calcext:value-type="float">
            <text:p>231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350" calcext:value-type="float">
            <text:p>31350</text:p>
          </table:table-cell>
          <table:table-cell office:value-type="float" office:value="37675" calcext:value-type="float">
            <text:p>37675</text:p>
          </table:table-cell>
          <table:table-cell office:value-type="float" office:value="283285" calcext:value-type="float">
            <text:p>283285</text:p>
          </table:table-cell>
          <table:table-cell office:value-type="float" office:value="31117" calcext:value-type="float">
            <text:p>3111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4002" calcext:value-type="float">
            <text:p>34002</text:p>
          </table:table-cell>
          <table:table-cell office:value-type="float" office:value="42879" calcext:value-type="float">
            <text:p>42879</text:p>
          </table:table-cell>
          <table:table-cell office:value-type="float" office:value="303067" calcext:value-type="float">
            <text:p>303067</text:p>
          </table:table-cell>
          <table:table-cell office:value-type="float" office:value="31753" calcext:value-type="float">
            <text:p>3175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9629" calcext:value-type="float">
            <text:p>9629</text:p>
          </table:table-cell>
          <table:table-cell office:value-type="float" office:value="6984" calcext:value-type="float">
            <text:p>6984</text:p>
          </table:table-cell>
          <table:table-cell office:value-type="float" office:value="14397" calcext:value-type="float">
            <text:p>14397</text:p>
          </table:table-cell>
          <table:table-cell office:value-type="float" office:value="17969" calcext:value-type="float">
            <text:p>1796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6098" calcext:value-type="float">
            <text:p>16098</text:p>
          </table:table-cell>
          <table:table-cell office:value-type="float" office:value="14302" calcext:value-type="float">
            <text:p>14302</text:p>
          </table:table-cell>
          <table:table-cell office:value-type="float" office:value="93663" calcext:value-type="float">
            <text:p>93663</text:p>
          </table:table-cell>
          <table:table-cell office:value-type="float" office:value="21809" calcext:value-type="float">
            <text:p>218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222" calcext:value-type="float">
            <text:p>28222</text:p>
          </table:table-cell>
          <table:table-cell office:value-type="float" office:value="30693" calcext:value-type="float">
            <text:p>30693</text:p>
          </table:table-cell>
          <table:table-cell office:value-type="float" office:value="241411" calcext:value-type="float">
            <text:p>241411</text:p>
          </table:table-cell>
          <table:table-cell office:value-type="float" office:value="29609" calcext:value-type="float">
            <text:p>2960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0240" calcext:value-type="float">
            <text:p>30240</text:p>
          </table:table-cell>
          <table:table-cell office:value-type="float" office:value="36312" calcext:value-type="float">
            <text:p>36312</text:p>
          </table:table-cell>
          <table:table-cell office:value-type="float" office:value="261459" calcext:value-type="float">
            <text:p>261459</text:p>
          </table:table-cell>
          <table:table-cell office:value-type="float" office:value="30227" calcext:value-type="float">
            <text:p>302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773" calcext:value-type="float">
            <text:p>8773</text:p>
          </table:table-cell>
          <table:table-cell office:value-type="float" office:value="6019" calcext:value-type="float">
            <text:p>6019</text:p>
          </table:table-cell>
          <table:table-cell office:value-type="float" office:value="10518" calcext:value-type="float">
            <text:p>10518</text:p>
          </table:table-cell>
          <table:table-cell office:value-type="float" office:value="17541" calcext:value-type="float">
            <text:p>1754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405" calcext:value-type="float">
            <text:p>14405</text:p>
          </table:table-cell>
          <table:table-cell office:value-type="float" office:value="12875" calcext:value-type="float">
            <text:p>12875</text:p>
          </table:table-cell>
          <table:table-cell office:value-type="float" office:value="71748" calcext:value-type="float">
            <text:p>71748</text:p>
          </table:table-cell>
          <table:table-cell office:value-type="float" office:value="20474" calcext:value-type="float">
            <text:p>204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352" calcext:value-type="float">
            <text:p>26352</text:p>
          </table:table-cell>
          <table:table-cell office:value-type="float" office:value="25540" calcext:value-type="float">
            <text:p>25540</text:p>
          </table:table-cell>
          <table:table-cell office:value-type="float" office:value="202447" calcext:value-type="float">
            <text:p>202447</text:p>
          </table:table-cell>
          <table:table-cell office:value-type="float" office:value="28190" calcext:value-type="float">
            <text:p>2819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7516" calcext:value-type="float">
            <text:p>27516</text:p>
          </table:table-cell>
          <table:table-cell office:value-type="float" office:value="29016" calcext:value-type="float">
            <text:p>29016</text:p>
          </table:table-cell>
          <table:table-cell office:value-type="float" office:value="219575" calcext:value-type="float">
            <text:p>219575</text:p>
          </table:table-cell>
          <table:table-cell office:value-type="float" office:value="28675" calcext:value-type="float">
            <text:p>2867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278" calcext:value-type="float">
            <text:p>8278</text:p>
          </table:table-cell>
          <table:table-cell office:value-type="float" office:value="5153" calcext:value-type="float">
            <text:p>5153</text:p>
          </table:table-cell>
          <table:table-cell office:value-type="float" office:value="9998" calcext:value-type="float">
            <text:p>9998</text:p>
          </table:table-cell>
          <table:table-cell office:value-type="float" office:value="17169" calcext:value-type="float">
            <text:p>1716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625" calcext:value-type="float">
            <text:p>12625</text:p>
          </table:table-cell>
          <table:table-cell office:value-type="float" office:value="11531" calcext:value-type="float">
            <text:p>11531</text:p>
          </table:table-cell>
          <table:table-cell office:value-type="float" office:value="49967" calcext:value-type="float">
            <text:p>49967</text:p>
          </table:table-cell>
          <table:table-cell office:value-type="float" office:value="19475" calcext:value-type="float">
            <text:p>194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011" calcext:value-type="float">
            <text:p>24011</text:p>
          </table:table-cell>
          <table:table-cell office:value-type="float" office:value="22089" calcext:value-type="float">
            <text:p>22089</text:p>
          </table:table-cell>
          <table:table-cell office:value-type="float" office:value="170251" calcext:value-type="float">
            <text:p>170251</text:p>
          </table:table-cell>
          <table:table-cell office:value-type="float" office:value="26874" calcext:value-type="float">
            <text:p>2687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5625" calcext:value-type="float">
            <text:p>25625</text:p>
          </table:table-cell>
          <table:table-cell office:value-type="float" office:value="24561" calcext:value-type="float">
            <text:p>24561</text:p>
          </table:table-cell>
          <table:table-cell office:value-type="float" office:value="187480" calcext:value-type="float">
            <text:p>187480</text:p>
          </table:table-cell>
          <table:table-cell office:value-type="float" office:value="27361" calcext:value-type="float">
            <text:p>2736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809" calcext:value-type="float">
            <text:p>7809</text:p>
          </table:table-cell>
          <table:table-cell office:value-type="float" office:value="4469" calcext:value-type="float">
            <text:p>4469</text:p>
          </table:table-cell>
          <table:table-cell office:value-type="float" office:value="9735" calcext:value-type="float">
            <text:p>9735</text:p>
          </table:table-cell>
          <table:table-cell office:value-type="float" office:value="16828" calcext:value-type="float">
            <text:p>1682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1170" calcext:value-type="float">
            <text:p>11170</text:p>
          </table:table-cell>
          <table:table-cell office:value-type="float" office:value="10103" calcext:value-type="float">
            <text:p>10103</text:p>
          </table:table-cell>
          <table:table-cell office:value-type="float" office:value="33401" calcext:value-type="float">
            <text:p>33401</text:p>
          </table:table-cell>
          <table:table-cell office:value-type="float" office:value="18841" calcext:value-type="float">
            <text:p>188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979" calcext:value-type="float">
            <text:p>21979</text:p>
          </table:table-cell>
          <table:table-cell office:value-type="float" office:value="19509" calcext:value-type="float">
            <text:p>19509</text:p>
          </table:table-cell>
          <table:table-cell office:value-type="float" office:value="141419" calcext:value-type="float">
            <text:p>141419</text:p>
          </table:table-cell>
          <table:table-cell office:value-type="float" office:value="25650" calcext:value-type="float">
            <text:p>256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652" calcext:value-type="float">
            <text:p>23652</text:p>
          </table:table-cell>
          <table:table-cell office:value-type="float" office:value="21286" calcext:value-type="float">
            <text:p>21286</text:p>
          </table:table-cell>
          <table:table-cell office:value-type="float" office:value="158242" calcext:value-type="float">
            <text:p>158242</text:p>
          </table:table-cell>
          <table:table-cell office:value-type="float" office:value="26047" calcext:value-type="float">
            <text:p>2604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406" calcext:value-type="float">
            <text:p>7406</text:p>
          </table:table-cell>
          <table:table-cell office:value-type="float" office:value="4060" calcext:value-type="float">
            <text:p>4060</text:p>
          </table:table-cell>
          <table:table-cell office:value-type="float" office:value="9454" calcext:value-type="float">
            <text:p>9454</text:p>
          </table:table-cell>
          <table:table-cell office:value-type="float" office:value="16479" calcext:value-type="float">
            <text:p>1647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957" calcext:value-type="float">
            <text:p>9957</text:p>
          </table:table-cell>
          <table:table-cell office:value-type="float" office:value="8686" calcext:value-type="float">
            <text:p>8686</text:p>
          </table:table-cell>
          <table:table-cell office:value-type="float" office:value="21422" calcext:value-type="float">
            <text:p>21422</text:p>
          </table:table-cell>
          <table:table-cell office:value-type="float" office:value="18315" calcext:value-type="float">
            <text:p>183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886" calcext:value-type="float">
            <text:p>19886</text:p>
          </table:table-cell>
          <table:table-cell office:value-type="float" office:value="17496" calcext:value-type="float">
            <text:p>17496</text:p>
          </table:table-cell>
          <table:table-cell office:value-type="float" office:value="116646" calcext:value-type="float">
            <text:p>116646</text:p>
          </table:table-cell>
          <table:table-cell office:value-type="float" office:value="24441" calcext:value-type="float">
            <text:p>2444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1633" calcext:value-type="float">
            <text:p>21633</text:p>
          </table:table-cell>
          <table:table-cell office:value-type="float" office:value="18801" calcext:value-type="float">
            <text:p>18801</text:p>
          </table:table-cell>
          <table:table-cell office:value-type="float" office:value="131985" calcext:value-type="float">
            <text:p>131985</text:p>
          </table:table-cell>
          <table:table-cell office:value-type="float" office:value="24805" calcext:value-type="float">
            <text:p>2480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024" calcext:value-type="float">
            <text:p>7024</text:p>
          </table:table-cell>
          <table:table-cell office:value-type="float" office:value="3761" calcext:value-type="float">
            <text:p>3761</text:p>
          </table:table-cell>
          <table:table-cell office:value-type="float" office:value="9180" calcext:value-type="float">
            <text:p>9180</text:p>
          </table:table-cell>
          <table:table-cell office:value-type="float" office:value="16085" calcext:value-type="float">
            <text:p>1608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076" calcext:value-type="float">
            <text:p>9076</text:p>
          </table:table-cell>
          <table:table-cell office:value-type="float" office:value="7490" calcext:value-type="float">
            <text:p>7490</text:p>
          </table:table-cell>
          <table:table-cell office:value-type="float" office:value="14234" calcext:value-type="float">
            <text:p>14234</text:p>
          </table:table-cell>
          <table:table-cell office:value-type="float" office:value="17832" calcext:value-type="float">
            <text:p>178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873" calcext:value-type="float">
            <text:p>17873</text:p>
          </table:table-cell>
          <table:table-cell office:value-type="float" office:value="15688" calcext:value-type="float">
            <text:p>15688</text:p>
          </table:table-cell>
          <table:table-cell office:value-type="float" office:value="93936" calcext:value-type="float">
            <text:p>93936</text:p>
          </table:table-cell>
          <table:table-cell office:value-type="float" office:value="23191" calcext:value-type="float">
            <text:p>231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493" calcext:value-type="float">
            <text:p>19493</text:p>
          </table:table-cell>
          <table:table-cell office:value-type="float" office:value="16746" calcext:value-type="float">
            <text:p>16746</text:p>
          </table:table-cell>
          <table:table-cell office:value-type="float" office:value="108721" calcext:value-type="float">
            <text:p>108721</text:p>
          </table:table-cell>
          <table:table-cell office:value-type="float" office:value="23551" calcext:value-type="float">
            <text:p>2355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626" calcext:value-type="float">
            <text:p>6626</text:p>
          </table:table-cell>
          <table:table-cell office:value-type="float" office:value="3525" calcext:value-type="float">
            <text:p>3525</text:p>
          </table:table-cell>
          <table:table-cell office:value-type="float" office:value="8887" calcext:value-type="float">
            <text:p>8887</text:p>
          </table:table-cell>
          <table:table-cell office:value-type="float" office:value="15692" calcext:value-type="float">
            <text:p>1569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470" calcext:value-type="float">
            <text:p>8470</text:p>
          </table:table-cell>
          <table:table-cell office:value-type="float" office:value="6373" calcext:value-type="float">
            <text:p>6373</text:p>
          </table:table-cell>
          <table:table-cell office:value-type="float" office:value="10363" calcext:value-type="float">
            <text:p>10363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00" calcext:value-type="float">
            <text:p>16200</text:p>
          </table:table-cell>
          <table:table-cell office:value-type="float" office:value="14161" calcext:value-type="float">
            <text:p>14161</text:p>
          </table:table-cell>
          <table:table-cell office:value-type="float" office:value="71818" calcext:value-type="float">
            <text:p>71818</text:p>
          </table:table-cell>
          <table:table-cell office:value-type="float" office:value="21868" calcext:value-type="float">
            <text:p>2186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7471" calcext:value-type="float">
            <text:p>17471</text:p>
          </table:table-cell>
          <table:table-cell office:value-type="float" office:value="14939" calcext:value-type="float">
            <text:p>14939</text:p>
          </table:table-cell>
          <table:table-cell office:value-type="float" office:value="86440" calcext:value-type="float">
            <text:p>86440</text:p>
          </table:table-cell>
          <table:table-cell office:value-type="float" office:value="22325" calcext:value-type="float">
            <text:p>2232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6241" calcext:value-type="float">
            <text:p>6241</text:p>
          </table:table-cell>
          <table:table-cell office:value-type="float" office:value="3295" calcext:value-type="float">
            <text:p>3295</text:p>
          </table:table-cell>
          <table:table-cell office:value-type="float" office:value="8634" calcext:value-type="float">
            <text:p>8634</text:p>
          </table:table-cell>
          <table:table-cell office:value-type="float" office:value="15284" calcext:value-type="float">
            <text:p>152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018" calcext:value-type="float">
            <text:p>8018</text:p>
          </table:table-cell>
          <table:table-cell office:value-type="float" office:value="5343" calcext:value-type="float">
            <text:p>5343</text:p>
          </table:table-cell>
          <table:table-cell office:value-type="float" office:value="9861" calcext:value-type="float">
            <text:p>9861</text:p>
          </table:table-cell>
          <table:table-cell office:value-type="float" office:value="17055" calcext:value-type="float">
            <text:p>170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41" calcext:value-type="float">
            <text:p>14441</text:p>
          </table:table-cell>
          <table:table-cell office:value-type="float" office:value="12750" calcext:value-type="float">
            <text:p>12750</text:p>
          </table:table-cell>
          <table:table-cell office:value-type="float" office:value="49933" calcext:value-type="float">
            <text:p>49933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5820" calcext:value-type="float">
            <text:p>15820</text:p>
          </table:table-cell>
          <table:table-cell office:value-type="float" office:value="13451" calcext:value-type="float">
            <text:p>13451</text:p>
          </table:table-cell>
          <table:table-cell office:value-type="float" office:value="64268" calcext:value-type="float">
            <text:p>64268</text:p>
          </table:table-cell>
          <table:table-cell office:value-type="float" office:value="21052" calcext:value-type="float">
            <text:p>2105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5828" calcext:value-type="float">
            <text:p>5828</text:p>
          </table:table-cell>
          <table:table-cell office:value-type="float" office:value="3074" calcext:value-type="float">
            <text:p>3074</text:p>
          </table:table-cell>
          <table:table-cell office:value-type="float" office:value="8341" calcext:value-type="float">
            <text:p>8341</text:p>
          </table:table-cell>
          <table:table-cell office:value-type="float" office:value="14905" calcext:value-type="float">
            <text:p>1490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604" calcext:value-type="float">
            <text:p>7604</text:p>
          </table:table-cell>
          <table:table-cell office:value-type="float" office:value="4584" calcext:value-type="float">
            <text:p>4584</text:p>
          </table:table-cell>
          <table:table-cell office:value-type="float" office:value="9583" calcext:value-type="float">
            <text:p>9583</text:p>
          </table:table-cell>
          <table:table-cell office:value-type="float" office:value="16693" calcext:value-type="float">
            <text:p>1669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701" calcext:value-type="float">
            <text:p>12701</text:p>
          </table:table-cell>
          <table:table-cell office:value-type="float" office:value="11402" calcext:value-type="float">
            <text:p>11402</text:p>
          </table:table-cell>
          <table:table-cell office:value-type="float" office:value="33405" calcext:value-type="float">
            <text:p>33405</text:p>
          </table:table-cell>
          <table:table-cell office:value-type="float" office:value="19564" calcext:value-type="float">
            <text:p>1956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4146" calcext:value-type="float">
            <text:p>14146</text:p>
          </table:table-cell>
          <table:table-cell office:value-type="float" office:value="12151" calcext:value-type="float">
            <text:p>12151</text:p>
          </table:table-cell>
          <table:table-cell office:value-type="float" office:value="43717" calcext:value-type="float">
            <text:p>437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512" calcext:value-type="float">
            <text:p>5512</text:p>
          </table:table-cell>
          <table:table-cell office:value-type="float" office:value="2887" calcext:value-type="float">
            <text:p>2887</text:p>
          </table:table-cell>
          <table:table-cell office:value-type="float" office:value="8069" calcext:value-type="float">
            <text:p>8069</text:p>
          </table:table-cell>
          <table:table-cell office:value-type="float" office:value="14479" calcext:value-type="float">
            <text:p>1447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237" calcext:value-type="float">
            <text:p>7237</text:p>
          </table:table-cell>
          <table:table-cell office:value-type="float" office:value="4150" calcext:value-type="float">
            <text:p>4150</text:p>
          </table:table-cell>
          <table:table-cell office:value-type="float" office:value="9293" calcext:value-type="float">
            <text:p>9293</text:p>
          </table:table-cell>
          <table:table-cell office:value-type="float" office:value="16338" calcext:value-type="float">
            <text:p>163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114" calcext:value-type="float">
            <text:p>11114</text:p>
          </table:table-cell>
          <table:table-cell office:value-type="float" office:value="9928" calcext:value-type="float">
            <text:p>9928</text:p>
          </table:table-cell>
          <table:table-cell office:value-type="float" office:value="21412" calcext:value-type="float">
            <text:p>21412</text:p>
          </table:table-cell>
          <table:table-cell office:value-type="float" office:value="18880" calcext:value-type="float">
            <text:p>1888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380" calcext:value-type="float">
            <text:p>12380</text:p>
          </table:table-cell>
          <table:table-cell office:value-type="float" office:value="10911" calcext:value-type="float">
            <text:p>10911</text:p>
          </table:table-cell>
          <table:table-cell office:value-type="float" office:value="26798" calcext:value-type="float">
            <text:p>26798</text:p>
          </table:table-cell>
          <table:table-cell office:value-type="float" office:value="19073" calcext:value-type="float">
            <text:p>1907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163" calcext:value-type="float">
            <text:p>5163</text:p>
          </table:table-cell>
          <table:table-cell office:value-type="float" office:value="2679" calcext:value-type="float">
            <text:p>2679</text:p>
          </table:table-cell>
          <table:table-cell office:value-type="float" office:value="7802" calcext:value-type="float">
            <text:p>7802</text:p>
          </table:table-cell>
          <table:table-cell office:value-type="float" office:value="14028" calcext:value-type="float">
            <text:p>1402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870" calcext:value-type="float">
            <text:p>6870</text:p>
          </table:table-cell>
          <table:table-cell office:value-type="float" office:value="3798" calcext:value-type="float">
            <text:p>3798</text:p>
          </table:table-cell>
          <table:table-cell office:value-type="float" office:value="9014" calcext:value-type="float">
            <text:p>9014</text:p>
          </table:table-cell>
          <table:table-cell office:value-type="float" office:value="15940" calcext:value-type="float">
            <text:p>159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71" calcext:value-type="float">
            <text:p>9871</text:p>
          </table:table-cell>
          <table:table-cell office:value-type="float" office:value="8522" calcext:value-type="float">
            <text:p>8522</text:p>
          </table:table-cell>
          <table:table-cell office:value-type="float" office:value="14245" calcext:value-type="float">
            <text:p>14245</text:p>
          </table:table-cell>
          <table:table-cell office:value-type="float" office:value="18318" calcext:value-type="float">
            <text:p>1831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816" calcext:value-type="float">
            <text:p>10816</text:p>
          </table:table-cell>
          <table:table-cell office:value-type="float" office:value="9361" calcext:value-type="float">
            <text:p>9361</text:p>
          </table:table-cell>
          <table:table-cell office:value-type="float" office:value="16288" calcext:value-type="float">
            <text:p>16288</text:p>
          </table:table-cell>
          <table:table-cell office:value-type="float" office:value="18446" calcext:value-type="float">
            <text:p>1844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4816" calcext:value-type="float">
            <text:p>4816</text:p>
          </table:table-cell>
          <table:table-cell office:value-type="float" office:value="2469" calcext:value-type="float">
            <text:p>2469</text:p>
          </table:table-cell>
          <table:table-cell office:value-type="float" office:value="7513" calcext:value-type="float">
            <text:p>7513</text:p>
          </table:table-cell>
          <table:table-cell office:value-type="float" office:value="13581" calcext:value-type="float">
            <text:p>1358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533" calcext:value-type="float">
            <text:p>6533</text:p>
          </table:table-cell>
          <table:table-cell office:value-type="float" office:value="3528" calcext:value-type="float">
            <text:p>3528</text:p>
          </table:table-cell>
          <table:table-cell office:value-type="float" office:value="8759" calcext:value-type="float">
            <text:p>8759</text:p>
          </table:table-cell>
          <table:table-cell office:value-type="float" office:value="15559" calcext:value-type="float">
            <text:p>155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943" calcext:value-type="float">
            <text:p>8943</text:p>
          </table:table-cell>
          <table:table-cell office:value-type="float" office:value="7364" calcext:value-type="float">
            <text:p>7364</text:p>
          </table:table-cell>
          <table:table-cell office:value-type="float" office:value="10369" calcext:value-type="float">
            <text:p>10369</text:p>
          </table:table-cell>
          <table:table-cell office:value-type="float" office:value="17836" calcext:value-type="float">
            <text:p>178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712" calcext:value-type="float">
            <text:p>9712</text:p>
          </table:table-cell>
          <table:table-cell office:value-type="float" office:value="8062" calcext:value-type="float">
            <text:p>8062</text:p>
          </table:table-cell>
          <table:table-cell office:value-type="float" office:value="11316" calcext:value-type="float">
            <text:p>11316</text:p>
          </table:table-cell>
          <table:table-cell office:value-type="float" office:value="17969" calcext:value-type="float">
            <text:p>1796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4457" calcext:value-type="float">
            <text:p>4457</text:p>
          </table:table-cell>
          <table:table-cell office:value-type="float" office:value="2268" calcext:value-type="float">
            <text:p>2268</text:p>
          </table:table-cell>
          <table:table-cell office:value-type="float" office:value="7208" calcext:value-type="float">
            <text:p>7208</text:p>
          </table:table-cell>
          <table:table-cell office:value-type="float" office:value="13076" calcext:value-type="float">
            <text:p>1307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183" calcext:value-type="float">
            <text:p>6183</text:p>
          </table:table-cell>
          <table:table-cell office:value-type="float" office:value="3291" calcext:value-type="float">
            <text:p>3291</text:p>
          </table:table-cell>
          <table:table-cell office:value-type="float" office:value="8475" calcext:value-type="float">
            <text:p>8475</text:p>
          </table:table-cell>
          <table:table-cell office:value-type="float" office:value="15162" calcext:value-type="float">
            <text:p>151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08" calcext:value-type="float">
            <text:p>8308</text:p>
          </table:table-cell>
          <table:table-cell office:value-type="float" office:value="6299" calcext:value-type="float">
            <text:p>6299</text:p>
          </table:table-cell>
          <table:table-cell office:value-type="float" office:value="9870" calcext:value-type="float">
            <text:p>9870</text:p>
          </table:table-cell>
          <table:table-cell office:value-type="float" office:value="17427" calcext:value-type="float">
            <text:p>1742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847" calcext:value-type="float">
            <text:p>8847</text:p>
          </table:table-cell>
          <table:table-cell office:value-type="float" office:value="7044" calcext:value-type="float">
            <text:p>7044</text:p>
          </table:table-cell>
          <table:table-cell office:value-type="float" office:value="10082" calcext:value-type="float">
            <text:p>10082</text:p>
          </table:table-cell>
          <table:table-cell office:value-type="float" office:value="17518" calcext:value-type="float">
            <text:p>1751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4102" calcext:value-type="float">
            <text:p>4102</text:p>
          </table:table-cell>
          <table:table-cell office:value-type="float" office:value="2100" calcext:value-type="float">
            <text:p>2100</text:p>
          </table:table-cell>
          <table:table-cell office:value-type="float" office:value="6892" calcext:value-type="float">
            <text:p>6892</text:p>
          </table:table-cell>
          <table:table-cell office:value-type="float" office:value="12620" calcext:value-type="float">
            <text:p>1262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5819" calcext:value-type="float">
            <text:p>5819</text:p>
          </table:table-cell>
          <table:table-cell office:value-type="float" office:value="3059" calcext:value-type="float">
            <text:p>3059</text:p>
          </table:table-cell>
          <table:table-cell office:value-type="float" office:value="8195" calcext:value-type="float">
            <text:p>8195</text:p>
          </table:table-cell>
          <table:table-cell office:value-type="float" office:value="14758" calcext:value-type="float">
            <text:p>147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842" calcext:value-type="float">
            <text:p>7842</text:p>
          </table:table-cell>
          <table:table-cell office:value-type="float" office:value="5272" calcext:value-type="float">
            <text:p>5272</text:p>
          </table:table-cell>
          <table:table-cell office:value-type="float" office:value="9589" calcext:value-type="float">
            <text:p>9589</text:p>
          </table:table-cell>
          <table:table-cell office:value-type="float" office:value="17046" calcext:value-type="float">
            <text:p>1704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8162" calcext:value-type="float">
            <text:p>8162</text:p>
          </table:table-cell>
          <table:table-cell office:value-type="float" office:value="5963" calcext:value-type="float">
            <text:p>5963</text:p>
          </table:table-cell>
          <table:table-cell office:value-type="float" office:value="9747" calcext:value-type="float">
            <text:p>9747</text:p>
          </table:table-cell>
          <table:table-cell office:value-type="float" office:value="17142" calcext:value-type="float">
            <text:p>1714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771" calcext:value-type="float">
            <text:p>3771</text:p>
          </table:table-cell>
          <table:table-cell office:value-type="float" office:value="1943" calcext:value-type="float">
            <text:p>1943</text:p>
          </table:table-cell>
          <table:table-cell office:value-type="float" office:value="6566" calcext:value-type="float">
            <text:p>6566</text:p>
          </table:table-cell>
          <table:table-cell office:value-type="float" office:value="12142" calcext:value-type="float">
            <text:p>1214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48" calcext:value-type="float">
            <text:p>5448</text:p>
          </table:table-cell>
          <table:table-cell office:value-type="float" office:value="2837" calcext:value-type="float">
            <text:p>2837</text:p>
          </table:table-cell>
          <table:table-cell office:value-type="float" office:value="7923" calcext:value-type="float">
            <text:p>7923</text:p>
          </table:table-cell>
          <table:table-cell office:value-type="float" office:value="14347" calcext:value-type="float">
            <text:p>143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418" calcext:value-type="float">
            <text:p>7418</text:p>
          </table:table-cell>
          <table:table-cell office:value-type="float" office:value="4498" calcext:value-type="float">
            <text:p>4498</text:p>
          </table:table-cell>
          <table:table-cell office:value-type="float" office:value="9302" calcext:value-type="float">
            <text:p>9302</text:p>
          </table:table-cell>
          <table:table-cell office:value-type="float" office:value="16690" calcext:value-type="float">
            <text:p>166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706" calcext:value-type="float">
            <text:p>7706</text:p>
          </table:table-cell>
          <table:table-cell office:value-type="float" office:value="4871" calcext:value-type="float">
            <text:p>4871</text:p>
          </table:table-cell>
          <table:table-cell office:value-type="float" office:value="9446" calcext:value-type="float">
            <text:p>9446</text:p>
          </table:table-cell>
          <table:table-cell office:value-type="float" office:value="16749" calcext:value-type="float">
            <text:p>167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67" calcext:value-type="float">
            <text:p>3467</text:p>
          </table:table-cell>
          <table:table-cell office:value-type="float" office:value="1777" calcext:value-type="float">
            <text:p>1777</text:p>
          </table:table-cell>
          <table:table-cell office:value-type="float" office:value="6232" calcext:value-type="float">
            <text:p>6232</text:p>
          </table:table-cell>
          <table:table-cell office:value-type="float" office:value="11641" calcext:value-type="float">
            <text:p>1164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045" calcext:value-type="float">
            <text:p>5045</text:p>
          </table:table-cell>
          <table:table-cell office:value-type="float" office:value="2637" calcext:value-type="float">
            <text:p>2637</text:p>
          </table:table-cell>
          <table:table-cell office:value-type="float" office:value="7642" calcext:value-type="float">
            <text:p>7642</text:p>
          </table:table-cell>
          <table:table-cell office:value-type="float" office:value="13890" calcext:value-type="float">
            <text:p>138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54" calcext:value-type="float">
            <text:p>7054</text:p>
          </table:table-cell>
          <table:table-cell office:value-type="float" office:value="4041" calcext:value-type="float">
            <text:p>4041</text:p>
          </table:table-cell>
          <table:table-cell office:value-type="float" office:value="9026" calcext:value-type="float">
            <text:p>9026</text:p>
          </table:table-cell>
          <table:table-cell office:value-type="float" office:value="16327" calcext:value-type="float">
            <text:p>163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319" calcext:value-type="float">
            <text:p>7319</text:p>
          </table:table-cell>
          <table:table-cell office:value-type="float" office:value="4297" calcext:value-type="float">
            <text:p>4297</text:p>
          </table:table-cell>
          <table:table-cell office:value-type="float" office:value="9174" calcext:value-type="float">
            <text:p>9174</text:p>
          </table:table-cell>
          <table:table-cell office:value-type="float" office:value="16397" calcext:value-type="float">
            <text:p>163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62" calcext:value-type="float">
            <text:p>3162</text:p>
          </table:table-cell>
          <table:table-cell office:value-type="float" office:value="1602" calcext:value-type="float">
            <text:p>1602</text:p>
          </table:table-cell>
          <table:table-cell office:value-type="float" office:value="5907" calcext:value-type="float">
            <text:p>5907</text:p>
          </table:table-cell>
          <table:table-cell office:value-type="float" office:value="11115" calcext:value-type="float">
            <text:p>111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670" calcext:value-type="float">
            <text:p>4670</text:p>
          </table:table-cell>
          <table:table-cell office:value-type="float" office:value="2467" calcext:value-type="float">
            <text:p>2467</text:p>
          </table:table-cell>
          <table:table-cell office:value-type="float" office:value="7354" calcext:value-type="float">
            <text:p>7354</text:p>
          </table:table-cell>
          <table:table-cell office:value-type="float" office:value="13389" calcext:value-type="float">
            <text:p>133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663" calcext:value-type="float">
            <text:p>6663</text:p>
          </table:table-cell>
          <table:table-cell office:value-type="float" office:value="3719" calcext:value-type="float">
            <text:p>3719</text:p>
          </table:table-cell>
          <table:table-cell office:value-type="float" office:value="8770" calcext:value-type="float">
            <text:p>8770</text:p>
          </table:table-cell>
          <table:table-cell office:value-type="float" office:value="15929" calcext:value-type="float">
            <text:p>1592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25" calcext:value-type="float">
            <text:p>6925</text:p>
          </table:table-cell>
          <table:table-cell office:value-type="float" office:value="3884" calcext:value-type="float">
            <text:p>3884</text:p>
          </table:table-cell>
          <table:table-cell office:value-type="float" office:value="8901" calcext:value-type="float">
            <text:p>8901</text:p>
          </table:table-cell>
          <table:table-cell office:value-type="float" office:value="15996" calcext:value-type="float">
            <text:p>1599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866" calcext:value-type="float">
            <text:p>2866</text:p>
          </table:table-cell>
          <table:table-cell office:value-type="float" office:value="1415" calcext:value-type="float">
            <text:p>1415</text:p>
          </table:table-cell>
          <table:table-cell office:value-type="float" office:value="5574" calcext:value-type="float">
            <text:p>5574</text:p>
          </table:table-cell>
          <table:table-cell office:value-type="float" office:value="10571" calcext:value-type="float">
            <text:p>1057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321" calcext:value-type="float">
            <text:p>4321</text:p>
          </table:table-cell>
          <table:table-cell office:value-type="float" office:value="2298" calcext:value-type="float">
            <text:p>2298</text:p>
          </table:table-cell>
          <table:table-cell office:value-type="float" office:value="7059" calcext:value-type="float">
            <text:p>7059</text:p>
          </table:table-cell>
          <table:table-cell office:value-type="float" office:value="12923" calcext:value-type="float">
            <text:p>129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308" calcext:value-type="float">
            <text:p>6308</text:p>
          </table:table-cell>
          <table:table-cell office:value-type="float" office:value="3461" calcext:value-type="float">
            <text:p>3461</text:p>
          </table:table-cell>
          <table:table-cell office:value-type="float" office:value="8479" calcext:value-type="float">
            <text:p>8479</text:p>
          </table:table-cell>
          <table:table-cell office:value-type="float" office:value="15549" calcext:value-type="float">
            <text:p>1554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547" calcext:value-type="float">
            <text:p>6547</text:p>
          </table:table-cell>
          <table:table-cell office:value-type="float" office:value="3602" calcext:value-type="float">
            <text:p>3602</text:p>
          </table:table-cell>
          <table:table-cell office:value-type="float" office:value="8631" calcext:value-type="float">
            <text:p>8631</text:p>
          </table:table-cell>
          <table:table-cell office:value-type="float" office:value="15602" calcext:value-type="float">
            <text:p>1560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568" calcext:value-type="float">
            <text:p>2568</text:p>
          </table:table-cell>
          <table:table-cell office:value-type="float" office:value="1256" calcext:value-type="float">
            <text:p>1256</text:p>
          </table:table-cell>
          <table:table-cell office:value-type="float" office:value="5221" calcext:value-type="float">
            <text:p>5221</text:p>
          </table:table-cell>
          <table:table-cell office:value-type="float" office:value="10010" calcext:value-type="float">
            <text:p>1001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997" calcext:value-type="float">
            <text:p>3997</text:p>
          </table:table-cell>
          <table:table-cell office:value-type="float" office:value="2153" calcext:value-type="float">
            <text:p>2153</text:p>
          </table:table-cell>
          <table:table-cell office:value-type="float" office:value="6757" calcext:value-type="float">
            <text:p>6757</text:p>
          </table:table-cell>
          <table:table-cell office:value-type="float" office:value="12503" calcext:value-type="float">
            <text:p>125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931" calcext:value-type="float">
            <text:p>5931</text:p>
          </table:table-cell>
          <table:table-cell office:value-type="float" office:value="3226" calcext:value-type="float">
            <text:p>3226</text:p>
          </table:table-cell>
          <table:table-cell office:value-type="float" office:value="8195" calcext:value-type="float">
            <text:p>8195</text:p>
          </table:table-cell>
          <table:table-cell office:value-type="float" office:value="15158" calcext:value-type="float">
            <text:p>1515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170" calcext:value-type="float">
            <text:p>6170</text:p>
          </table:table-cell>
          <table:table-cell office:value-type="float" office:value="3345" calcext:value-type="float">
            <text:p>3345</text:p>
          </table:table-cell>
          <table:table-cell office:value-type="float" office:value="8331" calcext:value-type="float">
            <text:p>8331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282" calcext:value-type="float">
            <text:p>2282</text:p>
          </table:table-cell>
          <table:table-cell office:value-type="float" office:value="1141" calcext:value-type="float">
            <text:p>1141</text:p>
          </table:table-cell>
          <table:table-cell office:value-type="float" office:value="4881" calcext:value-type="float">
            <text:p>4881</text:p>
          </table:table-cell>
          <table:table-cell office:value-type="float" office:value="9507" calcext:value-type="float">
            <text:p>950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638" calcext:value-type="float">
            <text:p>3638</text:p>
          </table:table-cell>
          <table:table-cell office:value-type="float" office:value="1950" calcext:value-type="float">
            <text:p>1950</text:p>
          </table:table-cell>
          <table:table-cell office:value-type="float" office:value="6421" calcext:value-type="float">
            <text:p>6421</text:p>
          </table:table-cell>
          <table:table-cell office:value-type="float" office:value="12001" calcext:value-type="float">
            <text:p>12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72" calcext:value-type="float">
            <text:p>5572</text:p>
          </table:table-cell>
          <table:table-cell office:value-type="float" office:value="2999" calcext:value-type="float">
            <text:p>2999</text:p>
          </table:table-cell>
          <table:table-cell office:value-type="float" office:value="7922" calcext:value-type="float">
            <text:p>7922</text:p>
          </table:table-cell>
          <table:table-cell office:value-type="float" office:value="14749" calcext:value-type="float">
            <text:p>1474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734" calcext:value-type="float">
            <text:p>5734</text:p>
          </table:table-cell>
          <table:table-cell office:value-type="float" office:value="3114" calcext:value-type="float">
            <text:p>3114</text:p>
          </table:table-cell>
          <table:table-cell office:value-type="float" office:value="8061" calcext:value-type="float">
            <text:p>8061</text:p>
          </table:table-cell>
          <table:table-cell office:value-type="float" office:value="14814" calcext:value-type="float">
            <text:p>1481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022" calcext:value-type="float">
            <text:p>2022</text:p>
          </table:table-cell>
          <table:table-cell office:value-type="float" office:value="1048" calcext:value-type="float">
            <text:p>1048</text:p>
          </table:table-cell>
          <table:table-cell office:value-type="float" office:value="4547" calcext:value-type="float">
            <text:p>4547</text:p>
          </table:table-cell>
          <table:table-cell office:value-type="float" office:value="9005" calcext:value-type="float">
            <text:p>900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292" calcext:value-type="float">
            <text:p>3292</text:p>
          </table:table-cell>
          <table:table-cell office:value-type="float" office:value="1757" calcext:value-type="float">
            <text:p>1757</text:p>
          </table:table-cell>
          <table:table-cell office:value-type="float" office:value="6094" calcext:value-type="float">
            <text:p>6094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18" calcext:value-type="float">
            <text:p>5218</text:p>
          </table:table-cell>
          <table:table-cell office:value-type="float" office:value="2789" calcext:value-type="float">
            <text:p>2789</text:p>
          </table:table-cell>
          <table:table-cell office:value-type="float" office:value="7647" calcext:value-type="float">
            <text:p>7647</text:p>
          </table:table-cell>
          <table:table-cell office:value-type="float" office:value="14329" calcext:value-type="float">
            <text:p>1432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382" calcext:value-type="float">
            <text:p>5382</text:p>
          </table:table-cell>
          <table:table-cell office:value-type="float" office:value="2908" calcext:value-type="float">
            <text:p>2908</text:p>
          </table:table-cell>
          <table:table-cell office:value-type="float" office:value="7801" calcext:value-type="float">
            <text:p>7801</text:p>
          </table:table-cell>
          <table:table-cell office:value-type="float" office:value="14403" calcext:value-type="float">
            <text:p>1440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789" calcext:value-type="float">
            <text:p>1789</text:p>
          </table:table-cell>
          <table:table-cell office:value-type="float" office:value="968" calcext:value-type="float">
            <text:p>968</text:p>
          </table:table-cell>
          <table:table-cell office:value-type="float" office:value="4227" calcext:value-type="float">
            <text:p>4227</text:p>
          </table:table-cell>
          <table:table-cell office:value-type="float" office:value="8537" calcext:value-type="float">
            <text:p>853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957" calcext:value-type="float">
            <text:p>2957</text:p>
          </table:table-cell>
          <table:table-cell office:value-type="float" office:value="1550" calcext:value-type="float">
            <text:p>1550</text:p>
          </table:table-cell>
          <table:table-cell office:value-type="float" office:value="5764" calcext:value-type="float">
            <text:p>5764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79" calcext:value-type="float">
            <text:p>4879</text:p>
          </table:table-cell>
          <table:table-cell office:value-type="float" office:value="2605" calcext:value-type="float">
            <text:p>2605</text:p>
          </table:table-cell>
          <table:table-cell office:value-type="float" office:value="7364" calcext:value-type="float">
            <text:p>7364</text:p>
          </table:table-cell>
          <table:table-cell office:value-type="float" office:value="13885" calcext:value-type="float">
            <text:p>1388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117" calcext:value-type="float">
            <text:p>5117</text:p>
          </table:table-cell>
          <table:table-cell office:value-type="float" office:value="2716" calcext:value-type="float">
            <text:p>2716</text:p>
          </table:table-cell>
          <table:table-cell office:value-type="float" office:value="7502" calcext:value-type="float">
            <text:p>7502</text:p>
          </table:table-cell>
          <table:table-cell office:value-type="float" office:value="13959" calcext:value-type="float">
            <text:p>1395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574" calcext:value-type="float">
            <text:p>1574</text:p>
          </table:table-cell>
          <table:table-cell office:value-type="float" office:value="896" calcext:value-type="float">
            <text:p>896</text:p>
          </table:table-cell>
          <table:table-cell office:value-type="float" office:value="3946" calcext:value-type="float">
            <text:p>3946</text:p>
          </table:table-cell>
          <table:table-cell office:value-type="float" office:value="8072" calcext:value-type="float">
            <text:p>807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639" calcext:value-type="float">
            <text:p>2639</text:p>
          </table:table-cell>
          <table:table-cell office:value-type="float" office:value="1375" calcext:value-type="float">
            <text:p>1375</text:p>
          </table:table-cell>
          <table:table-cell office:value-type="float" office:value="5433" calcext:value-type="float">
            <text:p>5433</text:p>
          </table:table-cell>
          <table:table-cell office:value-type="float" office:value="10404" calcext:value-type="float">
            <text:p>104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31" calcext:value-type="float">
            <text:p>4531</text:p>
          </table:table-cell>
          <table:table-cell office:value-type="float" office:value="2438" calcext:value-type="float">
            <text:p>2438</text:p>
          </table:table-cell>
          <table:table-cell office:value-type="float" office:value="7065" calcext:value-type="float">
            <text:p>7065</text:p>
          </table:table-cell>
          <table:table-cell office:value-type="float" office:value="13360" calcext:value-type="float">
            <text:p>1336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4706" calcext:value-type="float">
            <text:p>4706</text:p>
          </table:table-cell>
          <table:table-cell office:value-type="float" office:value="2511" calcext:value-type="float">
            <text:p>2511</text:p>
          </table:table-cell>
          <table:table-cell office:value-type="float" office:value="7154" calcext:value-type="float">
            <text:p>7154</text:p>
          </table:table-cell>
          <table:table-cell office:value-type="float" office:value="13470" calcext:value-type="float">
            <text:p>1347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342" calcext:value-type="float">
            <text:p>1342</text:p>
          </table:table-cell>
          <table:table-cell office:value-type="float" office:value="800" calcext:value-type="float">
            <text:p>800</text:p>
          </table:table-cell>
          <table:table-cell office:value-type="float" office:value="3690" calcext:value-type="float">
            <text:p>3690</text:p>
          </table:table-cell>
          <table:table-cell office:value-type="float" office:value="7629" calcext:value-type="float">
            <text:p>762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314" calcext:value-type="float">
            <text:p>2314</text:p>
          </table:table-cell>
          <table:table-cell office:value-type="float" office:value="1215" calcext:value-type="float">
            <text:p>1215</text:p>
          </table:table-cell>
          <table:table-cell office:value-type="float" office:value="5090" calcext:value-type="float">
            <text:p>5090</text:p>
          </table:table-cell>
          <table:table-cell office:value-type="float" office:value="9873" calcext:value-type="float">
            <text:p>987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189" calcext:value-type="float">
            <text:p>4189</text:p>
          </table:table-cell>
          <table:table-cell office:value-type="float" office:value="2268" calcext:value-type="float">
            <text:p>2268</text:p>
          </table:table-cell>
          <table:table-cell office:value-type="float" office:value="6701" calcext:value-type="float">
            <text:p>6701</text:p>
          </table:table-cell>
          <table:table-cell office:value-type="float" office:value="12912" calcext:value-type="float">
            <text:p>1291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334" calcext:value-type="float">
            <text:p>4334</text:p>
          </table:table-cell>
          <table:table-cell office:value-type="float" office:value="2351" calcext:value-type="float">
            <text:p>2351</text:p>
          </table:table-cell>
          <table:table-cell office:value-type="float" office:value="6907" calcext:value-type="float">
            <text:p>6907</text:p>
          </table:table-cell>
          <table:table-cell office:value-type="float" office:value="12987" calcext:value-type="float">
            <text:p>1298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2" calcext:value-type="float">
            <text:p>1132</text:p>
          </table:table-cell>
          <table:table-cell office:value-type="float" office:value="707" calcext:value-type="float">
            <text:p>707</text:p>
          </table:table-cell>
          <table:table-cell office:value-type="float" office:value="3455" calcext:value-type="float">
            <text:p>3455</text:p>
          </table:table-cell>
          <table:table-cell office:value-type="float" office:value="7208" calcext:value-type="float">
            <text:p>720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025" calcext:value-type="float">
            <text:p>2025</text:p>
          </table:table-cell>
          <table:table-cell office:value-type="float" office:value="1110" calcext:value-type="float">
            <text:p>1110</text:p>
          </table:table-cell>
          <table:table-cell office:value-type="float" office:value="4770" calcext:value-type="float">
            <text:p>4770</text:p>
          </table:table-cell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57" calcext:value-type="float">
            <text:p>3857</text:p>
          </table:table-cell>
          <table:table-cell office:value-type="float" office:value="2106" calcext:value-type="float">
            <text:p>2106</text:p>
          </table:table-cell>
          <table:table-cell office:value-type="float" office:value="6365" calcext:value-type="float">
            <text:p>6365</text:p>
          </table:table-cell>
          <table:table-cell office:value-type="float" office:value="12479" calcext:value-type="float">
            <text:p>1247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993" calcext:value-type="float">
            <text:p>3993</text:p>
          </table:table-cell>
          <table:table-cell office:value-type="float" office:value="2194" calcext:value-type="float">
            <text:p>2194</text:p>
          </table:table-cell>
          <table:table-cell office:value-type="float" office:value="6503" calcext:value-type="float">
            <text:p>6503</text:p>
          </table:table-cell>
          <table:table-cell office:value-type="float" office:value="12545" calcext:value-type="float">
            <text:p>1254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943" calcext:value-type="float">
            <text:p>943</text:p>
          </table:table-cell>
          <table:table-cell office:value-type="float" office:value="629" calcext:value-type="float">
            <text:p>629</text:p>
          </table:table-cell>
          <table:table-cell office:value-type="float" office:value="3217" calcext:value-type="float">
            <text:p>3217</text:p>
          </table:table-cell>
          <table:table-cell office:value-type="float" office:value="6812" calcext:value-type="float">
            <text:p>681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758" calcext:value-type="float">
            <text:p>1758</text:p>
          </table:table-cell>
          <table:table-cell office:value-type="float" office:value="1003" calcext:value-type="float">
            <text:p>1003</text:p>
          </table:table-cell>
          <table:table-cell office:value-type="float" office:value="4422" calcext:value-type="float">
            <text:p>4422</text:p>
          </table:table-cell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99" calcext:value-type="float">
            <text:p>3499</text:p>
          </table:table-cell>
          <table:table-cell office:value-type="float" office:value="1903" calcext:value-type="float">
            <text:p>1903</text:p>
          </table:table-cell>
          <table:table-cell office:value-type="float" office:value="6044" calcext:value-type="float">
            <text:p>6044</text:p>
          </table:table-cell>
          <table:table-cell office:value-type="float" office:value="11967" calcext:value-type="float">
            <text:p>119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666" calcext:value-type="float">
            <text:p>3666</text:p>
          </table:table-cell>
          <table:table-cell office:value-type="float" office:value="2001" calcext:value-type="float">
            <text:p>2001</text:p>
          </table:table-cell>
          <table:table-cell office:value-type="float" office:value="6241" calcext:value-type="float">
            <text:p>6241</text:p>
          </table:table-cell>
          <table:table-cell office:value-type="float" office:value="12071" calcext:value-type="float">
            <text:p>120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1" calcext:value-type="float">
            <text:p>751</text:p>
          </table:table-cell>
          <table:table-cell office:value-type="float" office:value="552" calcext:value-type="float">
            <text:p>552</text:p>
          </table:table-cell>
          <table:table-cell office:value-type="float" office:value="2988" calcext:value-type="float">
            <text:p>2988</text:p>
          </table:table-cell>
          <table:table-cell office:value-type="float" office:value="6435" calcext:value-type="float">
            <text:p>64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91" calcext:value-type="float">
            <text:p>1491</text:p>
          </table:table-cell>
          <table:table-cell office:value-type="float" office:value="917" calcext:value-type="float">
            <text:p>917</text:p>
          </table:table-cell>
          <table:table-cell office:value-type="float" office:value="4103" calcext:value-type="float">
            <text:p>4103</text:p>
          </table:table-cell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60" calcext:value-type="float">
            <text:p>3160</text:p>
          </table:table-cell>
          <table:table-cell office:value-type="float" office:value="1709" calcext:value-type="float">
            <text:p>1709</text:p>
          </table:table-cell>
          <table:table-cell office:value-type="float" office:value="5695" calcext:value-type="float">
            <text:p>5695</text:p>
          </table:table-cell>
          <table:table-cell office:value-type="float" office:value="11427" calcext:value-type="float">
            <text:p>1142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295" calcext:value-type="float">
            <text:p>3295</text:p>
          </table:table-cell>
          <table:table-cell office:value-type="float" office:value="1801" calcext:value-type="float">
            <text:p>1801</text:p>
          </table:table-cell>
          <table:table-cell office:value-type="float" office:value="5870" calcext:value-type="float">
            <text:p>5870</text:p>
          </table:table-cell>
          <table:table-cell office:value-type="float" office:value="11517" calcext:value-type="float">
            <text:p>1151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565" calcext:value-type="float">
            <text:p>565</text:p>
          </table:table-cell>
          <table:table-cell office:value-type="float" office:value="464" calcext:value-type="float">
            <text:p>464</text:p>
          </table:table-cell>
          <table:table-cell office:value-type="float" office:value="2796" calcext:value-type="float">
            <text:p>2796</text:p>
          </table:table-cell>
          <table:table-cell office:value-type="float" office:value="6089" calcext:value-type="float">
            <text:p>608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238" calcext:value-type="float">
            <text:p>1238</text:p>
          </table:table-cell>
          <table:table-cell office:value-type="float" office:value="814" calcext:value-type="float">
            <text:p>814</text:p>
          </table:table-cell>
          <table:table-cell office:value-type="float" office:value="3822" calcext:value-type="float">
            <text:p>3822</text:p>
          </table:table-cell>
          <table:table-cell office:value-type="float" office:value="7949" calcext:value-type="float">
            <text:p>79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39" calcext:value-type="float">
            <text:p>2839</text:p>
          </table:table-cell>
          <table:table-cell office:value-type="float" office:value="1498" calcext:value-type="float">
            <text:p>1498</text:p>
          </table:table-cell>
          <table:table-cell office:value-type="float" office:value="5341" calcext:value-type="float">
            <text:p>5341</text:p>
          </table:table-cell>
          <table:table-cell office:value-type="float" office:value="10919" calcext:value-type="float">
            <text:p>1091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977" calcext:value-type="float">
            <text:p>2977</text:p>
          </table:table-cell>
          <table:table-cell office:value-type="float" office:value="1603" calcext:value-type="float">
            <text:p>1603</text:p>
          </table:table-cell>
          <table:table-cell office:value-type="float" office:value="5492" calcext:value-type="float">
            <text:p>5492</text:p>
          </table:table-cell>
          <table:table-cell office:value-type="float" office:value="11005" calcext:value-type="float">
            <text:p>1100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office:value-type="float" office:value="2613" calcext:value-type="float">
            <text:p>2613</text:p>
          </table:table-cell>
          <table:table-cell office:value-type="float" office:value="5727" calcext:value-type="float">
            <text:p>572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982" calcext:value-type="float">
            <text:p>982</text:p>
          </table:table-cell>
          <table:table-cell office:value-type="float" office:value="716" calcext:value-type="float">
            <text:p>716</text:p>
          </table:table-cell>
          <table:table-cell office:value-type="float" office:value="3564" calcext:value-type="float">
            <text:p>3564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52" calcext:value-type="float">
            <text:p>2552</text:p>
          </table:table-cell>
          <table:table-cell office:value-type="float" office:value="1329" calcext:value-type="float">
            <text:p>1329</text:p>
          </table:table-cell>
          <table:table-cell office:value-type="float" office:value="4976" calcext:value-type="float">
            <text:p>4976</text:p>
          </table:table-cell>
          <table:table-cell office:value-type="float" office:value="10357" calcext:value-type="float">
            <text:p>1035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676" calcext:value-type="float">
            <text:p>2676</text:p>
          </table:table-cell>
          <table:table-cell office:value-type="float" office:value="1425" calcext:value-type="float">
            <text:p>1425</text:p>
          </table:table-cell>
          <table:table-cell office:value-type="float" office:value="5190" calcext:value-type="float">
            <text:p>5190</text:p>
          </table:table-cell>
          <table:table-cell office:value-type="float" office:value="10475" calcext:value-type="float">
            <text:p>1047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86" calcext:value-type="float">
            <text:p>286</text:p>
          </table:table-cell>
          <table:table-cell office:value-type="float" office:value="372" calcext:value-type="float">
            <text:p>372</text:p>
          </table:table-cell>
          <table:table-cell office:value-type="float" office:value="2452" calcext:value-type="float">
            <text:p>2452</text:p>
          </table:table-cell>
          <table:table-cell office:value-type="float" office:value="5390" calcext:value-type="float">
            <text:p>539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720" calcext:value-type="float">
            <text:p>720</text:p>
          </table:table-cell>
          <table:table-cell office:value-type="float" office:value="642" calcext:value-type="float">
            <text:p>642</text:p>
          </table:table-cell>
          <table:table-cell office:value-type="float" office:value="3325" calcext:value-type="float">
            <text:p>3325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28" calcext:value-type="float">
            <text:p>2228</text:p>
          </table:table-cell>
          <table:table-cell office:value-type="float" office:value="1179" calcext:value-type="float">
            <text:p>1179</text:p>
          </table:table-cell>
          <table:table-cell office:value-type="float" office:value="4644" calcext:value-type="float">
            <text:p>4644</text:p>
          </table:table-cell>
          <table:table-cell office:value-type="float" office:value="9826" calcext:value-type="float">
            <text:p>98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366" calcext:value-type="float">
            <text:p>2366</text:p>
          </table:table-cell>
          <table:table-cell office:value-type="float" office:value="1276" calcext:value-type="float">
            <text:p>1276</text:p>
          </table:table-cell>
          <table:table-cell office:value-type="float" office:value="4857" calcext:value-type="float">
            <text:p>4857</text:p>
          </table:table-cell>
          <table:table-cell office:value-type="float" office:value="9921" calcext:value-type="float">
            <text:p>992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87" calcext:value-type="float">
            <text:p>187</text:p>
          </table:table-cell>
          <table:table-cell office:value-type="float" office:value="341" calcext:value-type="float">
            <text:p>341</text:p>
          </table:table-cell>
          <table:table-cell office:value-type="float" office:value="2287" calcext:value-type="float">
            <text:p>2287</text:p>
          </table:table-cell>
          <table:table-cell office:value-type="float" office:value="5061" calcext:value-type="float">
            <text:p>506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524" calcext:value-type="float">
            <text:p>524</text:p>
          </table:table-cell>
          <table:table-cell office:value-type="float" office:value="563" calcext:value-type="float">
            <text:p>563</text:p>
          </table:table-cell>
          <table:table-cell office:value-type="float" office:value="3098" calcext:value-type="float">
            <text:p>3098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43" calcext:value-type="float">
            <text:p>1943</text:p>
          </table:table-cell>
          <table:table-cell office:value-type="float" office:value="1077" calcext:value-type="float">
            <text:p>1077</text:p>
          </table:table-cell>
          <table:table-cell office:value-type="float" office:value="4243" calcext:value-type="float">
            <text:p>4243</text:p>
          </table:table-cell>
          <table:table-cell office:value-type="float" office:value="9322" calcext:value-type="float">
            <text:p>932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052" calcext:value-type="float">
            <text:p>2052</text:p>
          </table:table-cell>
          <table:table-cell office:value-type="float" office:value="1146" calcext:value-type="float">
            <text:p>1146</text:p>
          </table:table-cell>
          <table:table-cell office:value-type="float" office:value="4489" calcext:value-type="float">
            <text:p>4489</text:p>
          </table:table-cell>
          <table:table-cell office:value-type="float" office:value="9417" calcext:value-type="float">
            <text:p>941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291" calcext:value-type="float">
            <text:p>291</text:p>
          </table:table-cell>
          <table:table-cell office:value-type="float" office:value="2127" calcext:value-type="float">
            <text:p>2127</text:p>
          </table:table-cell>
          <table:table-cell office:value-type="float" office:value="4766" calcext:value-type="float">
            <text:p>476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59" calcext:value-type="float">
            <text:p>359</text:p>
          </table:table-cell>
          <table:table-cell office:value-type="float" office:value="479" calcext:value-type="float">
            <text:p>479</text:p>
          </table:table-cell>
          <table:table-cell office:value-type="float" office:value="2876" calcext:value-type="float">
            <text:p>2876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57" calcext:value-type="float">
            <text:p>1657</text:p>
          </table:table-cell>
          <table:table-cell office:value-type="float" office:value="969" calcext:value-type="float">
            <text:p>969</text:p>
          </table:table-cell>
          <table:table-cell office:value-type="float" office:value="3953" calcext:value-type="float">
            <text:p>3953</text:p>
          </table:table-cell>
          <table:table-cell office:value-type="float" office:value="8844" calcext:value-type="float">
            <text:p>884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739" calcext:value-type="float">
            <text:p>1739</text:p>
          </table:table-cell>
          <table:table-cell office:value-type="float" office:value="1016" calcext:value-type="float">
            <text:p>1016</text:p>
          </table:table-cell>
          <table:table-cell office:value-type="float" office:value="4146" calcext:value-type="float">
            <text:p>4146</text:p>
          </table:table-cell>
          <table:table-cell office:value-type="float" office:value="8941" calcext:value-type="float">
            <text:p>894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  <table:table-cell office:value-type="float" office:value="246" calcext:value-type="float">
            <text:p>246</text:p>
          </table:table-cell>
          <table:table-cell office:value-type="float" office:value="1969" calcext:value-type="float">
            <text:p>1969</text:p>
          </table:table-cell>
          <table:table-cell office:value-type="float" office:value="4459" calcext:value-type="float">
            <text:p>445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32" calcext:value-type="float">
            <text:p>232</text:p>
          </table:table-cell>
          <table:table-cell office:value-type="float" office:value="425" calcext:value-type="float">
            <text:p>425</text:p>
          </table:table-cell>
          <table:table-cell office:value-type="float" office:value="2704" calcext:value-type="float">
            <text:p>2704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20" calcext:value-type="float">
            <text:p>1420</text:p>
          </table:table-cell>
          <table:table-cell office:value-type="float" office:value="884" calcext:value-type="float">
            <text:p>884</text:p>
          </table:table-cell>
          <table:table-cell office:value-type="float" office:value="3688" calcext:value-type="float">
            <text:p>3688</text:p>
          </table:table-cell>
          <table:table-cell office:value-type="float" office:value="8119" calcext:value-type="float">
            <text:p>811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479" calcext:value-type="float">
            <text:p>1479</text:p>
          </table:table-cell>
          <table:table-cell office:value-type="float" office:value="925" calcext:value-type="float">
            <text:p>925</text:p>
          </table:table-cell>
          <table:table-cell office:value-type="float" office:value="3861" calcext:value-type="float">
            <text:p>3861</text:p>
          </table:table-cell>
          <table:table-cell office:value-type="float" office:value="8469" calcext:value-type="float">
            <text:p>846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210" calcext:value-type="float">
            <text:p>210</text:p>
          </table:table-cell>
          <table:table-cell office:value-type="float" office:value="1809" calcext:value-type="float">
            <text:p>1809</text:p>
          </table:table-cell>
          <table:table-cell office:value-type="float" office:value="4174" calcext:value-type="float">
            <text:p>417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float" office:value="383" calcext:value-type="float">
            <text:p>383</text:p>
          </table:table-cell>
          <table:table-cell office:value-type="float" office:value="2517" calcext:value-type="float">
            <text:p>2517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96" calcext:value-type="float">
            <text:p>1196</text:p>
          </table:table-cell>
          <table:table-cell office:value-type="float" office:value="775" calcext:value-type="float">
            <text:p>775</text:p>
          </table:table-cell>
          <table:table-cell office:value-type="float" office:value="3434" calcext:value-type="float">
            <text:p>3434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39" calcext:value-type="float">
            <text:p>1239</text:p>
          </table:table-cell>
          <table:table-cell office:value-type="float" office:value="822" calcext:value-type="float">
            <text:p>822</text:p>
          </table:table-cell>
          <table:table-cell office:value-type="float" office:value="3612" calcext:value-type="float">
            <text:p>3612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1651" calcext:value-type="float">
            <text:p>1651</text:p>
          </table:table-cell>
          <table:table-cell office:value-type="float" office:value="3899" calcext:value-type="float">
            <text:p>389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  <table:table-cell office:value-type="float" office:value="344" calcext:value-type="float">
            <text:p>344</text:p>
          </table:table-cell>
          <table:table-cell office:value-type="float" office:value="2353" calcext:value-type="float">
            <text:p>2353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26" calcext:value-type="float">
            <text:p>926</text:p>
          </table:table-cell>
          <table:table-cell office:value-type="float" office:value="686" calcext:value-type="float">
            <text:p>686</text:p>
          </table:table-cell>
          <table:table-cell office:value-type="float" office:value="3198" calcext:value-type="float">
            <text:p>3198</text:p>
          </table:table-cell>
          <table:table-cell office:value-type="float" office:value="7162" calcext:value-type="float">
            <text:p>716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982" calcext:value-type="float">
            <text:p>982</text:p>
          </table:table-cell>
          <table:table-cell office:value-type="float" office:value="724" calcext:value-type="float">
            <text:p>724</text:p>
          </table:table-cell>
          <table:table-cell office:value-type="float" office:value="3354" calcext:value-type="float">
            <text:p>3354</text:p>
          </table:table-cell>
          <table:table-cell office:value-type="float" office:value="7522" calcext:value-type="float">
            <text:p>752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1505" calcext:value-type="float">
            <text:p>1505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299" calcext:value-type="float">
            <text:p>299</text:p>
          </table:table-cell>
          <table:table-cell office:value-type="float" office:value="2182" calcext:value-type="float">
            <text:p>2182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0" calcext:value-type="float">
            <text:p>680</text:p>
          </table:table-cell>
          <table:table-cell office:value-type="float" office:value="597" calcext:value-type="float">
            <text:p>597</text:p>
          </table:table-cell>
          <table:table-cell office:value-type="float" office:value="2975" calcext:value-type="float">
            <text:p>2975</text:p>
          </table:table-cell>
          <table:table-cell office:value-type="float" office:value="6761" calcext:value-type="float">
            <text:p>676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25" calcext:value-type="float">
            <text:p>725</text:p>
          </table:table-cell>
          <table:table-cell office:value-type="float" office:value="656" calcext:value-type="float">
            <text:p>656</text:p>
          </table:table-cell>
          <table:table-cell office:value-type="float" office:value="3129" calcext:value-type="float">
            <text:p>3129</text:p>
          </table:table-cell>
          <table:table-cell office:value-type="float" office:value="7134" calcext:value-type="float">
            <text:p>71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359" calcext:value-type="float">
            <text:p>1359</text:p>
          </table:table-cell>
          <table:table-cell office:value-type="float" office:value="3410" calcext:value-type="float">
            <text:p>34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office:value-type="float" office:value="2006" calcext:value-type="float">
            <text:p>2006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79" calcext:value-type="float">
            <text:p>479</text:p>
          </table:table-cell>
          <table:table-cell office:value-type="float" office:value="500" calcext:value-type="float">
            <text:p>500</text:p>
          </table:table-cell>
          <table:table-cell office:value-type="float" office:value="2782" calcext:value-type="float">
            <text:p>2782</text:p>
          </table:table-cell>
          <table:table-cell office:value-type="float" office:value="6383" calcext:value-type="float">
            <text:p>638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2890" calcext:value-type="float">
            <text:p>2890</text:p>
          </table:table-cell>
          <table:table-cell office:value-type="float" office:value="6685" calcext:value-type="float">
            <text:p>668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34" calcext:value-type="float">
            <text:p>1234</text:p>
          </table:table-cell>
          <table:table-cell office:value-type="float" office:value="3164" calcext:value-type="float">
            <text:p>316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1855" calcext:value-type="float">
            <text:p>1855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6" calcext:value-type="float">
            <text:p>336</text:p>
          </table:table-cell>
          <table:table-cell office:value-type="float" office:value="435" calcext:value-type="float">
            <text:p>435</text:p>
          </table:table-cell>
          <table:table-cell office:value-type="float" office:value="2601" calcext:value-type="float">
            <text:p>2601</text:p>
          </table:table-cell>
          <table:table-cell office:value-type="float" office:value="6029" calcext:value-type="float">
            <text:p>602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60" calcext:value-type="float">
            <text:p>360</text:p>
          </table:table-cell>
          <table:table-cell office:value-type="float" office:value="492" calcext:value-type="float">
            <text:p>492</text:p>
          </table:table-cell>
          <table:table-cell office:value-type="float" office:value="2719" calcext:value-type="float">
            <text:p>2719</text:p>
          </table:table-cell>
          <table:table-cell office:value-type="float" office:value="6343" calcext:value-type="float">
            <text:p>634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28" calcext:value-type="float">
            <text:p>1128</text:p>
          </table:table-cell>
          <table:table-cell office:value-type="float" office:value="2966" calcext:value-type="float">
            <text:p>296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693" calcext:value-type="float">
            <text:p>169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406" calcext:value-type="float">
            <text:p>406</text:p>
          </table:table-cell>
          <table:table-cell office:value-type="float" office:value="2425" calcext:value-type="float">
            <text:p>2425</text:p>
          </table:table-cell>
          <table:table-cell office:value-type="float" office:value="5665" calcext:value-type="float">
            <text:p>566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32" calcext:value-type="float">
            <text:p>232</text:p>
          </table:table-cell>
          <table:table-cell office:value-type="float" office:value="426" calcext:value-type="float">
            <text:p>426</text:p>
          </table:table-cell>
          <table:table-cell office:value-type="float" office:value="2537" calcext:value-type="float">
            <text:p>2537</text:p>
          </table:table-cell>
          <table:table-cell office:value-type="float" office:value="5965" calcext:value-type="float">
            <text:p>596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18" calcext:value-type="float">
            <text:p>1018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39" calcext:value-type="float">
            <text:p>1539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357" calcext:value-type="float">
            <text:p>357</text:p>
          </table:table-cell>
          <table:table-cell office:value-type="float" office:value="2266" calcext:value-type="float">
            <text:p>2266</text:p>
          </table:table-cell>
          <table:table-cell office:value-type="float" office:value="5326" calcext:value-type="float">
            <text:p>532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388" calcext:value-type="float">
            <text:p>388</text:p>
          </table:table-cell>
          <table:table-cell office:value-type="float" office:value="2361" calcext:value-type="float">
            <text:p>2361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2" calcext:value-type="float">
            <text:p>922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86" calcext:value-type="float">
            <text:p>1386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317" calcext:value-type="float">
            <text:p>317</text:p>
          </table:table-cell>
          <table:table-cell office:value-type="float" office:value="2086" calcext:value-type="float">
            <text:p>2086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336" calcext:value-type="float">
            <text:p>336</text:p>
          </table:table-cell>
          <table:table-cell office:value-type="float" office:value="2186" calcext:value-type="float">
            <text:p>2186</text:p>
          </table:table-cell>
          <table:table-cell office:value-type="float" office:value="5269" calcext:value-type="float">
            <text:p>526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3" calcext:value-type="float">
            <text:p>823</text:p>
          </table:table-cell>
          <table:table-cell office:value-type="float" office:value="2338" calcext:value-type="float">
            <text:p>233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53" calcext:value-type="float">
            <text:p>1253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1922" calcext:value-type="float">
            <text:p>1922</text:p>
          </table:table-cell>
          <table:table-cell office:value-type="float" office:value="4693" calcext:value-type="float">
            <text:p>469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285" calcext:value-type="float">
            <text:p>285</text:p>
          </table:table-cell>
          <table:table-cell office:value-type="float" office:value="2014" calcext:value-type="float">
            <text:p>2014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31" calcext:value-type="float">
            <text:p>1131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1743" calcext:value-type="float">
            <text:p>1743</text:p>
          </table:table-cell>
          <table:table-cell office:value-type="float" office:value="4388" calcext:value-type="float">
            <text:p>438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office:value-type="float" office:value="1862" calcext:value-type="float">
            <text:p>1862</text:p>
          </table:table-cell>
          <table:table-cell office:value-type="float" office:value="4627" calcext:value-type="float">
            <text:p>4627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37" calcext:value-type="float">
            <text:p>1037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4121" calcext:value-type="float">
            <text:p>412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660" calcext:value-type="float">
            <text:p>1660</text:p>
          </table:table-cell>
          <table:table-cell office:value-type="float" office:value="4311" calcext:value-type="float">
            <text:p>4311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3" calcext:value-type="float">
            <text:p>923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417" calcext:value-type="float">
            <text:p>1417</text:p>
          </table:table-cell>
          <table:table-cell office:value-type="float" office:value="3843" calcext:value-type="float">
            <text:p>384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519" calcext:value-type="float">
            <text:p>1519</text:p>
          </table:table-cell>
          <table:table-cell office:value-type="float" office:value="4031" calcext:value-type="float">
            <text:p>4031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7" calcext:value-type="float">
            <text:p>847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6" calcext:value-type="float">
            <text:p>1276</text:p>
          </table:table-cell>
          <table:table-cell office:value-type="float" office:value="3614" calcext:value-type="float">
            <text:p>361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71" calcext:value-type="float">
            <text:p>1371</text:p>
          </table:table-cell>
          <table:table-cell office:value-type="float" office:value="3771" calcext:value-type="float">
            <text:p>3771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49" calcext:value-type="float">
            <text:p>1149</text:p>
          </table:table-cell>
          <table:table-cell office:value-type="float" office:value="3325" calcext:value-type="float">
            <text:p>332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43" calcext:value-type="float">
            <text:p>1243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47" calcext:value-type="float">
            <text:p>1047</text:p>
          </table:table-cell>
          <table:table-cell office:value-type="float" office:value="3080" calcext:value-type="float">
            <text:p>308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05" calcext:value-type="float">
            <text:p>1105</text:p>
          </table:table-cell>
          <table:table-cell office:value-type="float" office:value="3278" calcext:value-type="float">
            <text:p>3278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32" calcext:value-type="float">
            <text:p>932</text:p>
          </table:table-cell>
          <table:table-cell office:value-type="float" office:value="2878" calcext:value-type="float">
            <text:p>287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01" calcext:value-type="float">
            <text:p>1001</text:p>
          </table:table-cell>
          <table:table-cell office:value-type="float" office:value="2930" calcext:value-type="float">
            <text:p>2930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47" calcext:value-type="float">
            <text:p>847</text:p>
          </table:table-cell>
          <table:table-cell office:value-type="float" office:value="2651" calcext:value-type="float">
            <text:p>265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86" calcext:value-type="float">
            <text:p>886</text:p>
          </table:table-cell>
          <table:table-cell office:value-type="float" office:value="2713" calcext:value-type="float">
            <text:p>27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2438" calcext:value-type="float">
            <text:p>243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10" calcext:value-type="float">
            <text:p>81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238" calcext:value-type="float">
            <text:p>22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7" calcext:value-type="float">
            <text:p>727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123" calcext:value-type="float">
            <text:p>2123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0:54:02.025875019</meta:creation-date>
    <dc:date>2019-09-04T06:45:31.192036188</dc:date>
    <meta:editing-duration>PT9H8M3S</meta:editing-duration>
    <meta:editing-cycles>1</meta:editing-cycles>
    <meta:document-statistic meta:table-count="2" meta:cell-count="6404" meta:object-count="1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65cm" svg:height="10.327cm" xlink:href=".." xlink:type="simple" chart:class="chart:scatter" chart:style-name="ch1">
        <chart:legend chart:legend-position="end" svg:x="16.857cm" svg:y="4.117cm" style:legend-expansion="high" chart:style-name="ch2"/>
        <chart:plot-area chart:style-name="ch3" table:cell-range-address="Sheet1.A1:Sheet1.E257" chart:data-source-has-labels="row" svg:x="0.371cm" svg:y="0.206cm" svg:width="16.115cm" svg:height="9.915cm">
          <chartooo:coordinate-region svg:x="1.733cm" svg:y="0.406cm" svg:width="14.288cm" svg:height="9.0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7" chart:label-cell-address="Sheet1.B1:Sheet1.B1" chart:class="chart:scatter">
            <chart:domain table:cell-range-address="Sheet1.A2:Sheet1.A257"/>
            <chart:data-point chart:repeated="256"/>
          </chart:series>
          <chart:series chart:style-name="ch7" chart:values-cell-range-address="Sheet1.C2:Sheet1.C257" chart:label-cell-address="Sheet1.C1:Sheet1.C1" chart:class="chart:scatter">
            <chart:data-point chart:repeated="256"/>
          </chart:series>
          <chart:series chart:style-name="ch8" chart:values-cell-range-address="Sheet1.D2:Sheet1.D257" chart:label-cell-address="Sheet1.D1:Sheet1.D1" chart:class="chart:scatter">
            <chart:data-point chart:repeated="256"/>
          </chart:series>
          <chart:series chart:style-name="ch9" chart:values-cell-range-address="Sheet1.E2:Sheet1.E257" chart:label-cell-address="Sheet1.E1:Sheet1.E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mg_8</text:p>
                <draw:g>
                  <svg:desc>Sheet1.B1:Sheet1.B1</svg:desc>
                </draw:g>
              </table:table-cell>
              <table:table-cell office:value-type="string">
                <text:p>Img_5</text:p>
                <draw:g>
                  <svg:desc>Sheet1.C1:Sheet1.C1</svg:desc>
                </draw:g>
              </table:table-cell>
              <table:table-cell office:value-type="string">
                <text:p>Img_1</text:p>
                <draw:g>
                  <svg:desc>Sheet1.D1:Sheet1.D1</svg:desc>
                </draw:g>
              </table:table-cell>
              <table:table-cell office:value-type="string">
                <text:p>Img_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7</svg:desc>
                </draw:g>
              </table:table-cell>
              <table:table-cell office:value-type="float" office:value="877899">
                <text:p>877899</text:p>
                <draw:g>
                  <svg:desc>Sheet1.B2:Sheet1.B257</svg:desc>
                </draw:g>
              </table:table-cell>
              <table:table-cell office:value-type="float" office:value="877899">
                <text:p>877899</text:p>
                <draw:g>
                  <svg:desc>Sheet1.C2:Sheet1.C257</svg:desc>
                </draw:g>
              </table:table-cell>
              <table:table-cell office:value-type="float" office:value="877899">
                <text:p>877899</text:p>
                <draw:g>
                  <svg:desc>Sheet1.D2:Sheet1.D257</svg:desc>
                </draw:g>
              </table:table-cell>
              <table:table-cell office:value-type="float" office:value="877899">
                <text:p>877899</text:p>
                <draw:g>
                  <svg:desc>Sheet1.E2:Sheet1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7">
                <text:p>877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97">
                <text:p>877897</text:p>
              </table:table-cell>
              <table:table-cell office:value-type="float" office:value="877897">
                <text:p>877897</text:p>
              </table:table-cell>
              <table:table-cell office:value-type="float" office:value="877898">
                <text:p>877898</text:p>
              </table:table-cell>
              <table:table-cell office:value-type="float" office:value="877893">
                <text:p>877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  <table:table-cell office:value-type="float" office:value="877893">
                <text:p>877893</text:p>
              </table:table-cell>
              <table:table-cell office:value-type="float" office:value="877887">
                <text:p>877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92">
                <text:p>877892</text:p>
              </table:table-cell>
              <table:table-cell office:value-type="float" office:value="877891">
                <text:p>877891</text:p>
              </table:table-cell>
              <table:table-cell office:value-type="float" office:value="877892">
                <text:p>877892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89">
                <text:p>877889</text:p>
              </table:table-cell>
              <table:table-cell office:value-type="float" office:value="877887">
                <text:p>877887</text:p>
              </table:table-cell>
              <table:table-cell office:value-type="float" office:value="877889">
                <text:p>877889</text:p>
              </table:table-cell>
              <table:table-cell office:value-type="float" office:value="877874">
                <text:p>877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83">
                <text:p>877883</text:p>
              </table:table-cell>
              <table:table-cell office:value-type="float" office:value="877882">
                <text:p>877882</text:p>
              </table:table-cell>
              <table:table-cell office:value-type="float" office:value="877884">
                <text:p>877884</text:p>
              </table:table-cell>
              <table:table-cell office:value-type="float" office:value="877865">
                <text:p>877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81">
                <text:p>877881</text:p>
              </table:table-cell>
              <table:table-cell office:value-type="float" office:value="877881">
                <text:p>877881</text:p>
              </table:table-cell>
              <table:table-cell office:value-type="float" office:value="877883">
                <text:p>877883</text:p>
              </table:table-cell>
              <table:table-cell office:value-type="float" office:value="877847">
                <text:p>877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80">
                <text:p>877880</text:p>
              </table:table-cell>
              <table:table-cell office:value-type="float" office:value="877878">
                <text:p>877878</text:p>
              </table:table-cell>
              <table:table-cell office:value-type="float" office:value="877880">
                <text:p>877880</text:p>
              </table:table-cell>
              <table:table-cell office:value-type="float" office:value="877793">
                <text:p>877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76">
                <text:p>877876</text:p>
              </table:table-cell>
              <table:table-cell office:value-type="float" office:value="877875">
                <text:p>877875</text:p>
              </table:table-cell>
              <table:table-cell office:value-type="float" office:value="877876">
                <text:p>877876</text:p>
              </table:table-cell>
              <table:table-cell office:value-type="float" office:value="877723">
                <text:p>877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73">
                <text:p>877873</text:p>
              </table:table-cell>
              <table:table-cell office:value-type="float" office:value="877873">
                <text:p>877873</text:p>
              </table:table-cell>
              <table:table-cell office:value-type="float" office:value="877875">
                <text:p>877875</text:p>
              </table:table-cell>
              <table:table-cell office:value-type="float" office:value="877663">
                <text:p>877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72">
                <text:p>877872</text:p>
              </table:table-cell>
              <table:table-cell office:value-type="float" office:value="877858">
                <text:p>877858</text:p>
              </table:table-cell>
              <table:table-cell office:value-type="float" office:value="877874">
                <text:p>877874</text:p>
              </table:table-cell>
              <table:table-cell office:value-type="float" office:value="877624">
                <text:p>877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869">
                <text:p>877869</text:p>
              </table:table-cell>
              <table:table-cell office:value-type="float" office:value="877706">
                <text:p>877706</text:p>
              </table:table-cell>
              <table:table-cell office:value-type="float" office:value="877872">
                <text:p>877872</text:p>
              </table:table-cell>
              <table:table-cell office:value-type="float" office:value="877571">
                <text:p>877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867">
                <text:p>877867</text:p>
              </table:table-cell>
              <table:table-cell office:value-type="float" office:value="876992">
                <text:p>876992</text:p>
              </table:table-cell>
              <table:table-cell office:value-type="float" office:value="877869">
                <text:p>877869</text:p>
              </table:table-cell>
              <table:table-cell office:value-type="float" office:value="877402">
                <text:p>877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864">
                <text:p>877864</text:p>
              </table:table-cell>
              <table:table-cell office:value-type="float" office:value="874615">
                <text:p>874615</text:p>
              </table:table-cell>
              <table:table-cell office:value-type="float" office:value="877866">
                <text:p>877866</text:p>
              </table:table-cell>
              <table:table-cell office:value-type="float" office:value="877009">
                <text:p>877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861">
                <text:p>877861</text:p>
              </table:table-cell>
              <table:table-cell office:value-type="float" office:value="871520">
                <text:p>871520</text:p>
              </table:table-cell>
              <table:table-cell office:value-type="float" office:value="877864">
                <text:p>877864</text:p>
              </table:table-cell>
              <table:table-cell office:value-type="float" office:value="876424">
                <text:p>876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857">
                <text:p>877857</text:p>
              </table:table-cell>
              <table:table-cell office:value-type="float" office:value="868852">
                <text:p>868852</text:p>
              </table:table-cell>
              <table:table-cell office:value-type="float" office:value="877859">
                <text:p>877859</text:p>
              </table:table-cell>
              <table:table-cell office:value-type="float" office:value="875623">
                <text:p>875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854">
                <text:p>877854</text:p>
              </table:table-cell>
              <table:table-cell office:value-type="float" office:value="866197">
                <text:p>866197</text:p>
              </table:table-cell>
              <table:table-cell office:value-type="float" office:value="877857">
                <text:p>877857</text:p>
              </table:table-cell>
              <table:table-cell office:value-type="float" office:value="874789">
                <text:p>874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7851">
                <text:p>877851</text:p>
              </table:table-cell>
              <table:table-cell office:value-type="float" office:value="864099">
                <text:p>864099</text:p>
              </table:table-cell>
              <table:table-cell office:value-type="float" office:value="877854">
                <text:p>877854</text:p>
              </table:table-cell>
              <table:table-cell office:value-type="float" office:value="874188">
                <text:p>874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7848">
                <text:p>877848</text:p>
              </table:table-cell>
              <table:table-cell office:value-type="float" office:value="862433">
                <text:p>862433</text:p>
              </table:table-cell>
              <table:table-cell office:value-type="float" office:value="877851">
                <text:p>877851</text:p>
              </table:table-cell>
              <table:table-cell office:value-type="float" office:value="873806">
                <text:p>873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7846">
                <text:p>877846</text:p>
              </table:table-cell>
              <table:table-cell office:value-type="float" office:value="861217">
                <text:p>861217</text:p>
              </table:table-cell>
              <table:table-cell office:value-type="float" office:value="877849">
                <text:p>877849</text:p>
              </table:table-cell>
              <table:table-cell office:value-type="float" office:value="873522">
                <text:p>873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7843">
                <text:p>877843</text:p>
              </table:table-cell>
              <table:table-cell office:value-type="float" office:value="860210">
                <text:p>860210</text:p>
              </table:table-cell>
              <table:table-cell office:value-type="float" office:value="877847">
                <text:p>877847</text:p>
              </table:table-cell>
              <table:table-cell office:value-type="float" office:value="873216">
                <text:p>873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7840">
                <text:p>877840</text:p>
              </table:table-cell>
              <table:table-cell office:value-type="float" office:value="859176">
                <text:p>859176</text:p>
              </table:table-cell>
              <table:table-cell office:value-type="float" office:value="877843">
                <text:p>877843</text:p>
              </table:table-cell>
              <table:table-cell office:value-type="float" office:value="872850">
                <text:p>8728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7837">
                <text:p>877837</text:p>
              </table:table-cell>
              <table:table-cell office:value-type="float" office:value="857973">
                <text:p>857973</text:p>
              </table:table-cell>
              <table:table-cell office:value-type="float" office:value="877843">
                <text:p>877843</text:p>
              </table:table-cell>
              <table:table-cell office:value-type="float" office:value="872514">
                <text:p>872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7835">
                <text:p>877835</text:p>
              </table:table-cell>
              <table:table-cell office:value-type="float" office:value="856547">
                <text:p>856547</text:p>
              </table:table-cell>
              <table:table-cell office:value-type="float" office:value="877838">
                <text:p>877838</text:p>
              </table:table-cell>
              <table:table-cell office:value-type="float" office:value="872229">
                <text:p>872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7832">
                <text:p>877832</text:p>
              </table:table-cell>
              <table:table-cell office:value-type="float" office:value="855689">
                <text:p>855689</text:p>
              </table:table-cell>
              <table:table-cell office:value-type="float" office:value="877835">
                <text:p>877835</text:p>
              </table:table-cell>
              <table:table-cell office:value-type="float" office:value="871920">
                <text:p>8719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7829">
                <text:p>877829</text:p>
              </table:table-cell>
              <table:table-cell office:value-type="float" office:value="855146">
                <text:p>855146</text:p>
              </table:table-cell>
              <table:table-cell office:value-type="float" office:value="877833">
                <text:p>877833</text:p>
              </table:table-cell>
              <table:table-cell office:value-type="float" office:value="871600">
                <text:p>871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7825">
                <text:p>877825</text:p>
              </table:table-cell>
              <table:table-cell office:value-type="float" office:value="854610">
                <text:p>854610</text:p>
              </table:table-cell>
              <table:table-cell office:value-type="float" office:value="877828">
                <text:p>877828</text:p>
              </table:table-cell>
              <table:table-cell office:value-type="float" office:value="871277">
                <text:p>871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7823">
                <text:p>877823</text:p>
              </table:table-cell>
              <table:table-cell office:value-type="float" office:value="854171">
                <text:p>854171</text:p>
              </table:table-cell>
              <table:table-cell office:value-type="float" office:value="877827">
                <text:p>877827</text:p>
              </table:table-cell>
              <table:table-cell office:value-type="float" office:value="870832">
                <text:p>870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77819">
                <text:p>877819</text:p>
              </table:table-cell>
              <table:table-cell office:value-type="float" office:value="853755">
                <text:p>853755</text:p>
              </table:table-cell>
              <table:table-cell office:value-type="float" office:value="877825">
                <text:p>877825</text:p>
              </table:table-cell>
              <table:table-cell office:value-type="float" office:value="870261">
                <text:p>870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77816">
                <text:p>877816</text:p>
              </table:table-cell>
              <table:table-cell office:value-type="float" office:value="853349">
                <text:p>853349</text:p>
              </table:table-cell>
              <table:table-cell office:value-type="float" office:value="877822">
                <text:p>877822</text:p>
              </table:table-cell>
              <table:table-cell office:value-type="float" office:value="869406">
                <text:p>869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77814">
                <text:p>877814</text:p>
              </table:table-cell>
              <table:table-cell office:value-type="float" office:value="853032">
                <text:p>853032</text:p>
              </table:table-cell>
              <table:table-cell office:value-type="float" office:value="877819">
                <text:p>877819</text:p>
              </table:table-cell>
              <table:table-cell office:value-type="float" office:value="868286">
                <text:p>868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77812">
                <text:p>877812</text:p>
              </table:table-cell>
              <table:table-cell office:value-type="float" office:value="852640">
                <text:p>852640</text:p>
              </table:table-cell>
              <table:table-cell office:value-type="float" office:value="877816">
                <text:p>877816</text:p>
              </table:table-cell>
              <table:table-cell office:value-type="float" office:value="866520">
                <text:p>8665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77809">
                <text:p>877809</text:p>
              </table:table-cell>
              <table:table-cell office:value-type="float" office:value="852279">
                <text:p>852279</text:p>
              </table:table-cell>
              <table:table-cell office:value-type="float" office:value="877803">
                <text:p>877803</text:p>
              </table:table-cell>
              <table:table-cell office:value-type="float" office:value="865488">
                <text:p>865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77808">
                <text:p>877808</text:p>
              </table:table-cell>
              <table:table-cell office:value-type="float" office:value="851853">
                <text:p>851853</text:p>
              </table:table-cell>
              <table:table-cell office:value-type="float" office:value="877760">
                <text:p>877760</text:p>
              </table:table-cell>
              <table:table-cell office:value-type="float" office:value="864478">
                <text:p>864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77806">
                <text:p>877806</text:p>
              </table:table-cell>
              <table:table-cell office:value-type="float" office:value="851473">
                <text:p>851473</text:p>
              </table:table-cell>
              <table:table-cell office:value-type="float" office:value="877653">
                <text:p>877653</text:p>
              </table:table-cell>
              <table:table-cell office:value-type="float" office:value="863627">
                <text:p>8636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77804">
                <text:p>877804</text:p>
              </table:table-cell>
              <table:table-cell office:value-type="float" office:value="851126">
                <text:p>851126</text:p>
              </table:table-cell>
              <table:table-cell office:value-type="float" office:value="877529">
                <text:p>877529</text:p>
              </table:table-cell>
              <table:table-cell office:value-type="float" office:value="862815">
                <text:p>862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77803">
                <text:p>877803</text:p>
              </table:table-cell>
              <table:table-cell office:value-type="float" office:value="850739">
                <text:p>850739</text:p>
              </table:table-cell>
              <table:table-cell office:value-type="float" office:value="877388">
                <text:p>877388</text:p>
              </table:table-cell>
              <table:table-cell office:value-type="float" office:value="862021">
                <text:p>862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77798">
                <text:p>877798</text:p>
              </table:table-cell>
              <table:table-cell office:value-type="float" office:value="850372">
                <text:p>850372</text:p>
              </table:table-cell>
              <table:table-cell office:value-type="float" office:value="877194">
                <text:p>877194</text:p>
              </table:table-cell>
              <table:table-cell office:value-type="float" office:value="861275">
                <text:p>861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77796">
                <text:p>877796</text:p>
              </table:table-cell>
              <table:table-cell office:value-type="float" office:value="850060">
                <text:p>850060</text:p>
              </table:table-cell>
              <table:table-cell office:value-type="float" office:value="877003">
                <text:p>877003</text:p>
              </table:table-cell>
              <table:table-cell office:value-type="float" office:value="860592">
                <text:p>860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77794">
                <text:p>877794</text:p>
              </table:table-cell>
              <table:table-cell office:value-type="float" office:value="849690">
                <text:p>849690</text:p>
              </table:table-cell>
              <table:table-cell office:value-type="float" office:value="876810">
                <text:p>876810</text:p>
              </table:table-cell>
              <table:table-cell office:value-type="float" office:value="859907">
                <text:p>8599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77793">
                <text:p>877793</text:p>
              </table:table-cell>
              <table:table-cell office:value-type="float" office:value="849316">
                <text:p>849316</text:p>
              </table:table-cell>
              <table:table-cell office:value-type="float" office:value="876651">
                <text:p>876651</text:p>
              </table:table-cell>
              <table:table-cell office:value-type="float" office:value="859228">
                <text:p>859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77793">
                <text:p>877793</text:p>
              </table:table-cell>
              <table:table-cell office:value-type="float" office:value="848951">
                <text:p>848951</text:p>
              </table:table-cell>
              <table:table-cell office:value-type="float" office:value="876469">
                <text:p>876469</text:p>
              </table:table-cell>
              <table:table-cell office:value-type="float" office:value="858534">
                <text:p>858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77789">
                <text:p>877789</text:p>
              </table:table-cell>
              <table:table-cell office:value-type="float" office:value="848591">
                <text:p>848591</text:p>
              </table:table-cell>
              <table:table-cell office:value-type="float" office:value="876304">
                <text:p>876304</text:p>
              </table:table-cell>
              <table:table-cell office:value-type="float" office:value="857866">
                <text:p>857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77786">
                <text:p>877786</text:p>
              </table:table-cell>
              <table:table-cell office:value-type="float" office:value="848210">
                <text:p>848210</text:p>
              </table:table-cell>
              <table:table-cell office:value-type="float" office:value="876136">
                <text:p>876136</text:p>
              </table:table-cell>
              <table:table-cell office:value-type="float" office:value="857214">
                <text:p>8572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77784">
                <text:p>877784</text:p>
              </table:table-cell>
              <table:table-cell office:value-type="float" office:value="847838">
                <text:p>847838</text:p>
              </table:table-cell>
              <table:table-cell office:value-type="float" office:value="875959">
                <text:p>875959</text:p>
              </table:table-cell>
              <table:table-cell office:value-type="float" office:value="856572">
                <text:p>856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77781">
                <text:p>877781</text:p>
              </table:table-cell>
              <table:table-cell office:value-type="float" office:value="847489">
                <text:p>847489</text:p>
              </table:table-cell>
              <table:table-cell office:value-type="float" office:value="875803">
                <text:p>875803</text:p>
              </table:table-cell>
              <table:table-cell office:value-type="float" office:value="855946">
                <text:p>855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77780">
                <text:p>877780</text:p>
              </table:table-cell>
              <table:table-cell office:value-type="float" office:value="847125">
                <text:p>847125</text:p>
              </table:table-cell>
              <table:table-cell office:value-type="float" office:value="875639">
                <text:p>875639</text:p>
              </table:table-cell>
              <table:table-cell office:value-type="float" office:value="855321">
                <text:p>855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77778">
                <text:p>877778</text:p>
              </table:table-cell>
              <table:table-cell office:value-type="float" office:value="846741">
                <text:p>846741</text:p>
              </table:table-cell>
              <table:table-cell office:value-type="float" office:value="875461">
                <text:p>875461</text:p>
              </table:table-cell>
              <table:table-cell office:value-type="float" office:value="854718">
                <text:p>8547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77777">
                <text:p>877777</text:p>
              </table:table-cell>
              <table:table-cell office:value-type="float" office:value="846315">
                <text:p>846315</text:p>
              </table:table-cell>
              <table:table-cell office:value-type="float" office:value="875311">
                <text:p>875311</text:p>
              </table:table-cell>
              <table:table-cell office:value-type="float" office:value="854122">
                <text:p>854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77775">
                <text:p>877775</text:p>
              </table:table-cell>
              <table:table-cell office:value-type="float" office:value="845892">
                <text:p>845892</text:p>
              </table:table-cell>
              <table:table-cell office:value-type="float" office:value="875144">
                <text:p>875144</text:p>
              </table:table-cell>
              <table:table-cell office:value-type="float" office:value="853478">
                <text:p>8534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77772">
                <text:p>877772</text:p>
              </table:table-cell>
              <table:table-cell office:value-type="float" office:value="845411">
                <text:p>845411</text:p>
              </table:table-cell>
              <table:table-cell office:value-type="float" office:value="874981">
                <text:p>874981</text:p>
              </table:table-cell>
              <table:table-cell office:value-type="float" office:value="852917">
                <text:p>8529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77771">
                <text:p>877771</text:p>
              </table:table-cell>
              <table:table-cell office:value-type="float" office:value="844918">
                <text:p>844918</text:p>
              </table:table-cell>
              <table:table-cell office:value-type="float" office:value="874841">
                <text:p>874841</text:p>
              </table:table-cell>
              <table:table-cell office:value-type="float" office:value="852349">
                <text:p>85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77766">
                <text:p>877766</text:p>
              </table:table-cell>
              <table:table-cell office:value-type="float" office:value="844390">
                <text:p>844390</text:p>
              </table:table-cell>
              <table:table-cell office:value-type="float" office:value="874677">
                <text:p>874677</text:p>
              </table:table-cell>
              <table:table-cell office:value-type="float" office:value="851770">
                <text:p>8517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77765">
                <text:p>877765</text:p>
              </table:table-cell>
              <table:table-cell office:value-type="float" office:value="843891">
                <text:p>843891</text:p>
              </table:table-cell>
              <table:table-cell office:value-type="float" office:value="874523">
                <text:p>874523</text:p>
              </table:table-cell>
              <table:table-cell office:value-type="float" office:value="851208">
                <text:p>851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77762">
                <text:p>877762</text:p>
              </table:table-cell>
              <table:table-cell office:value-type="float" office:value="843391">
                <text:p>843391</text:p>
              </table:table-cell>
              <table:table-cell office:value-type="float" office:value="874373">
                <text:p>874373</text:p>
              </table:table-cell>
              <table:table-cell office:value-type="float" office:value="850651">
                <text:p>850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77760">
                <text:p>877760</text:p>
              </table:table-cell>
              <table:table-cell office:value-type="float" office:value="842846">
                <text:p>842846</text:p>
              </table:table-cell>
              <table:table-cell office:value-type="float" office:value="874209">
                <text:p>874209</text:p>
              </table:table-cell>
              <table:table-cell office:value-type="float" office:value="850088">
                <text:p>850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77759">
                <text:p>877759</text:p>
              </table:table-cell>
              <table:table-cell office:value-type="float" office:value="842256">
                <text:p>842256</text:p>
              </table:table-cell>
              <table:table-cell office:value-type="float" office:value="874056">
                <text:p>874056</text:p>
              </table:table-cell>
              <table:table-cell office:value-type="float" office:value="849537">
                <text:p>849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77757">
                <text:p>877757</text:p>
              </table:table-cell>
              <table:table-cell office:value-type="float" office:value="841594">
                <text:p>841594</text:p>
              </table:table-cell>
              <table:table-cell office:value-type="float" office:value="873904">
                <text:p>873904</text:p>
              </table:table-cell>
              <table:table-cell office:value-type="float" office:value="848937">
                <text:p>8489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77754">
                <text:p>877754</text:p>
              </table:table-cell>
              <table:table-cell office:value-type="float" office:value="840894">
                <text:p>840894</text:p>
              </table:table-cell>
              <table:table-cell office:value-type="float" office:value="873734">
                <text:p>873734</text:p>
              </table:table-cell>
              <table:table-cell office:value-type="float" office:value="848327">
                <text:p>8483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77749">
                <text:p>877749</text:p>
              </table:table-cell>
              <table:table-cell office:value-type="float" office:value="840231">
                <text:p>840231</text:p>
              </table:table-cell>
              <table:table-cell office:value-type="float" office:value="873560">
                <text:p>873560</text:p>
              </table:table-cell>
              <table:table-cell office:value-type="float" office:value="847715">
                <text:p>847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77743">
                <text:p>877743</text:p>
              </table:table-cell>
              <table:table-cell office:value-type="float" office:value="839455">
                <text:p>839455</text:p>
              </table:table-cell>
              <table:table-cell office:value-type="float" office:value="873400">
                <text:p>873400</text:p>
              </table:table-cell>
              <table:table-cell office:value-type="float" office:value="847080">
                <text:p>8470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77732">
                <text:p>877732</text:p>
              </table:table-cell>
              <table:table-cell office:value-type="float" office:value="838642">
                <text:p>838642</text:p>
              </table:table-cell>
              <table:table-cell office:value-type="float" office:value="873228">
                <text:p>873228</text:p>
              </table:table-cell>
              <table:table-cell office:value-type="float" office:value="846385">
                <text:p>846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77719">
                <text:p>877719</text:p>
              </table:table-cell>
              <table:table-cell office:value-type="float" office:value="837722">
                <text:p>837722</text:p>
              </table:table-cell>
              <table:table-cell office:value-type="float" office:value="873056">
                <text:p>873056</text:p>
              </table:table-cell>
              <table:table-cell office:value-type="float" office:value="845667">
                <text:p>845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77705">
                <text:p>877705</text:p>
              </table:table-cell>
              <table:table-cell office:value-type="float" office:value="836716">
                <text:p>836716</text:p>
              </table:table-cell>
              <table:table-cell office:value-type="float" office:value="872880">
                <text:p>872880</text:p>
              </table:table-cell>
              <table:table-cell office:value-type="float" office:value="844861">
                <text:p>8448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77681">
                <text:p>877681</text:p>
              </table:table-cell>
              <table:table-cell office:value-type="float" office:value="835765">
                <text:p>835765</text:p>
              </table:table-cell>
              <table:table-cell office:value-type="float" office:value="872703">
                <text:p>872703</text:p>
              </table:table-cell>
              <table:table-cell office:value-type="float" office:value="843975">
                <text:p>843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77634">
                <text:p>877634</text:p>
              </table:table-cell>
              <table:table-cell office:value-type="float" office:value="834525">
                <text:p>834525</text:p>
              </table:table-cell>
              <table:table-cell office:value-type="float" office:value="872521">
                <text:p>872521</text:p>
              </table:table-cell>
              <table:table-cell office:value-type="float" office:value="843000">
                <text:p>843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77561">
                <text:p>877561</text:p>
              </table:table-cell>
              <table:table-cell office:value-type="float" office:value="832837">
                <text:p>832837</text:p>
              </table:table-cell>
              <table:table-cell office:value-type="float" office:value="872334">
                <text:p>872334</text:p>
              </table:table-cell>
              <table:table-cell office:value-type="float" office:value="841942">
                <text:p>8419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77432">
                <text:p>877432</text:p>
              </table:table-cell>
              <table:table-cell office:value-type="float" office:value="830811">
                <text:p>830811</text:p>
              </table:table-cell>
              <table:table-cell office:value-type="float" office:value="872102">
                <text:p>872102</text:p>
              </table:table-cell>
              <table:table-cell office:value-type="float" office:value="840745">
                <text:p>840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77200">
                <text:p>877200</text:p>
              </table:table-cell>
              <table:table-cell office:value-type="float" office:value="828434">
                <text:p>828434</text:p>
              </table:table-cell>
              <table:table-cell office:value-type="float" office:value="871800">
                <text:p>871800</text:p>
              </table:table-cell>
              <table:table-cell office:value-type="float" office:value="839583">
                <text:p>8395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76788">
                <text:p>876788</text:p>
              </table:table-cell>
              <table:table-cell office:value-type="float" office:value="826218">
                <text:p>826218</text:p>
              </table:table-cell>
              <table:table-cell office:value-type="float" office:value="871404">
                <text:p>871404</text:p>
              </table:table-cell>
              <table:table-cell office:value-type="float" office:value="838463">
                <text:p>838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76247">
                <text:p>876247</text:p>
              </table:table-cell>
              <table:table-cell office:value-type="float" office:value="823691">
                <text:p>823691</text:p>
              </table:table-cell>
              <table:table-cell office:value-type="float" office:value="870912">
                <text:p>870912</text:p>
              </table:table-cell>
              <table:table-cell office:value-type="float" office:value="837340">
                <text:p>8373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75525">
                <text:p>875525</text:p>
              </table:table-cell>
              <table:table-cell office:value-type="float" office:value="821087">
                <text:p>821087</text:p>
              </table:table-cell>
              <table:table-cell office:value-type="float" office:value="870341">
                <text:p>870341</text:p>
              </table:table-cell>
              <table:table-cell office:value-type="float" office:value="836135">
                <text:p>836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74588">
                <text:p>874588</text:p>
              </table:table-cell>
              <table:table-cell office:value-type="float" office:value="818311">
                <text:p>818311</text:p>
              </table:table-cell>
              <table:table-cell office:value-type="float" office:value="869656">
                <text:p>869656</text:p>
              </table:table-cell>
              <table:table-cell office:value-type="float" office:value="834951">
                <text:p>834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73552">
                <text:p>873552</text:p>
              </table:table-cell>
              <table:table-cell office:value-type="float" office:value="815279">
                <text:p>815279</text:p>
              </table:table-cell>
              <table:table-cell office:value-type="float" office:value="869010">
                <text:p>869010</text:p>
              </table:table-cell>
              <table:table-cell office:value-type="float" office:value="833647">
                <text:p>8336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72291">
                <text:p>872291</text:p>
              </table:table-cell>
              <table:table-cell office:value-type="float" office:value="811665">
                <text:p>811665</text:p>
              </table:table-cell>
              <table:table-cell office:value-type="float" office:value="868435">
                <text:p>868435</text:p>
              </table:table-cell>
              <table:table-cell office:value-type="float" office:value="832180">
                <text:p>832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70916">
                <text:p>870916</text:p>
              </table:table-cell>
              <table:table-cell office:value-type="float" office:value="807570">
                <text:p>807570</text:p>
              </table:table-cell>
              <table:table-cell office:value-type="float" office:value="867821">
                <text:p>867821</text:p>
              </table:table-cell>
              <table:table-cell office:value-type="float" office:value="830577">
                <text:p>8305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69400">
                <text:p>869400</text:p>
              </table:table-cell>
              <table:table-cell office:value-type="float" office:value="803416">
                <text:p>803416</text:p>
              </table:table-cell>
              <table:table-cell office:value-type="float" office:value="867110">
                <text:p>867110</text:p>
              </table:table-cell>
              <table:table-cell office:value-type="float" office:value="828774">
                <text:p>828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67738">
                <text:p>867738</text:p>
              </table:table-cell>
              <table:table-cell office:value-type="float" office:value="799249">
                <text:p>799249</text:p>
              </table:table-cell>
              <table:table-cell office:value-type="float" office:value="866211">
                <text:p>866211</text:p>
              </table:table-cell>
              <table:table-cell office:value-type="float" office:value="826975">
                <text:p>826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66017">
                <text:p>866017</text:p>
              </table:table-cell>
              <table:table-cell office:value-type="float" office:value="794532">
                <text:p>794532</text:p>
              </table:table-cell>
              <table:table-cell office:value-type="float" office:value="865177">
                <text:p>865177</text:p>
              </table:table-cell>
              <table:table-cell office:value-type="float" office:value="825011">
                <text:p>825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64170">
                <text:p>864170</text:p>
              </table:table-cell>
              <table:table-cell office:value-type="float" office:value="789216">
                <text:p>789216</text:p>
              </table:table-cell>
              <table:table-cell office:value-type="float" office:value="863805">
                <text:p>863805</text:p>
              </table:table-cell>
              <table:table-cell office:value-type="float" office:value="822894">
                <text:p>822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62021">
                <text:p>862021</text:p>
              </table:table-cell>
              <table:table-cell office:value-type="float" office:value="782966">
                <text:p>782966</text:p>
              </table:table-cell>
              <table:table-cell office:value-type="float" office:value="862280">
                <text:p>862280</text:p>
              </table:table-cell>
              <table:table-cell office:value-type="float" office:value="820509">
                <text:p>820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9480">
                <text:p>859480</text:p>
              </table:table-cell>
              <table:table-cell office:value-type="float" office:value="775885">
                <text:p>775885</text:p>
              </table:table-cell>
              <table:table-cell office:value-type="float" office:value="860454">
                <text:p>860454</text:p>
              </table:table-cell>
              <table:table-cell office:value-type="float" office:value="817594">
                <text:p>817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6562">
                <text:p>856562</text:p>
              </table:table-cell>
              <table:table-cell office:value-type="float" office:value="768034">
                <text:p>768034</text:p>
              </table:table-cell>
              <table:table-cell office:value-type="float" office:value="858261">
                <text:p>858261</text:p>
              </table:table-cell>
              <table:table-cell office:value-type="float" office:value="813867">
                <text:p>8138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2912">
                <text:p>852912</text:p>
              </table:table-cell>
              <table:table-cell office:value-type="float" office:value="758904">
                <text:p>758904</text:p>
              </table:table-cell>
              <table:table-cell office:value-type="float" office:value="855574">
                <text:p>855574</text:p>
              </table:table-cell>
              <table:table-cell office:value-type="float" office:value="809116">
                <text:p>8091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8529">
                <text:p>848529</text:p>
              </table:table-cell>
              <table:table-cell office:value-type="float" office:value="748676">
                <text:p>748676</text:p>
              </table:table-cell>
              <table:table-cell office:value-type="float" office:value="852527">
                <text:p>852527</text:p>
              </table:table-cell>
              <table:table-cell office:value-type="float" office:value="803083">
                <text:p>8030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43226">
                <text:p>843226</text:p>
              </table:table-cell>
              <table:table-cell office:value-type="float" office:value="737607">
                <text:p>737607</text:p>
              </table:table-cell>
              <table:table-cell office:value-type="float" office:value="849139">
                <text:p>849139</text:p>
              </table:table-cell>
              <table:table-cell office:value-type="float" office:value="794344">
                <text:p>794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36612">
                <text:p>836612</text:p>
              </table:table-cell>
              <table:table-cell office:value-type="float" office:value="726655">
                <text:p>726655</text:p>
              </table:table-cell>
              <table:table-cell office:value-type="float" office:value="845195">
                <text:p>845195</text:p>
              </table:table-cell>
              <table:table-cell office:value-type="float" office:value="780961">
                <text:p>780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28058">
                <text:p>828058</text:p>
              </table:table-cell>
              <table:table-cell office:value-type="float" office:value="716692">
                <text:p>716692</text:p>
              </table:table-cell>
              <table:table-cell office:value-type="float" office:value="840649">
                <text:p>840649</text:p>
              </table:table-cell>
              <table:table-cell office:value-type="float" office:value="765011">
                <text:p>765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17361">
                <text:p>817361</text:p>
              </table:table-cell>
              <table:table-cell office:value-type="float" office:value="707329">
                <text:p>707329</text:p>
              </table:table-cell>
              <table:table-cell office:value-type="float" office:value="834979">
                <text:p>834979</text:p>
              </table:table-cell>
              <table:table-cell office:value-type="float" office:value="748004">
                <text:p>748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03756">
                <text:p>803756</text:p>
              </table:table-cell>
              <table:table-cell office:value-type="float" office:value="697635">
                <text:p>697635</text:p>
              </table:table-cell>
              <table:table-cell office:value-type="float" office:value="828503">
                <text:p>828503</text:p>
              </table:table-cell>
              <table:table-cell office:value-type="float" office:value="732077">
                <text:p>7320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87703">
                <text:p>787703</text:p>
              </table:table-cell>
              <table:table-cell office:value-type="float" office:value="686767">
                <text:p>686767</text:p>
              </table:table-cell>
              <table:table-cell office:value-type="float" office:value="821125">
                <text:p>821125</text:p>
              </table:table-cell>
              <table:table-cell office:value-type="float" office:value="720605">
                <text:p>720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70158">
                <text:p>770158</text:p>
              </table:table-cell>
              <table:table-cell office:value-type="float" office:value="673403">
                <text:p>673403</text:p>
              </table:table-cell>
              <table:table-cell office:value-type="float" office:value="812352">
                <text:p>812352</text:p>
              </table:table-cell>
              <table:table-cell office:value-type="float" office:value="710100">
                <text:p>710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51290">
                <text:p>751290</text:p>
              </table:table-cell>
              <table:table-cell office:value-type="float" office:value="656538">
                <text:p>656538</text:p>
              </table:table-cell>
              <table:table-cell office:value-type="float" office:value="801563">
                <text:p>801563</text:p>
              </table:table-cell>
              <table:table-cell office:value-type="float" office:value="699414">
                <text:p>6994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31095">
                <text:p>731095</text:p>
              </table:table-cell>
              <table:table-cell office:value-type="float" office:value="636470">
                <text:p>636470</text:p>
              </table:table-cell>
              <table:table-cell office:value-type="float" office:value="787862">
                <text:p>787862</text:p>
              </table:table-cell>
              <table:table-cell office:value-type="float" office:value="686455">
                <text:p>686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08224">
                <text:p>708224</text:p>
              </table:table-cell>
              <table:table-cell office:value-type="float" office:value="613570">
                <text:p>613570</text:p>
              </table:table-cell>
              <table:table-cell office:value-type="float" office:value="771263">
                <text:p>771263</text:p>
              </table:table-cell>
              <table:table-cell office:value-type="float" office:value="670645">
                <text:p>6706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82593">
                <text:p>682593</text:p>
              </table:table-cell>
              <table:table-cell office:value-type="float" office:value="589733">
                <text:p>589733</text:p>
              </table:table-cell>
              <table:table-cell office:value-type="float" office:value="752470">
                <text:p>752470</text:p>
              </table:table-cell>
              <table:table-cell office:value-type="float" office:value="651987">
                <text:p>651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55862">
                <text:p>655862</text:p>
              </table:table-cell>
              <table:table-cell office:value-type="float" office:value="564773">
                <text:p>564773</text:p>
              </table:table-cell>
              <table:table-cell office:value-type="float" office:value="732136">
                <text:p>732136</text:p>
              </table:table-cell>
              <table:table-cell office:value-type="float" office:value="630531">
                <text:p>630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27809">
                <text:p>627809</text:p>
              </table:table-cell>
              <table:table-cell office:value-type="float" office:value="539203">
                <text:p>539203</text:p>
              </table:table-cell>
              <table:table-cell office:value-type="float" office:value="711550">
                <text:p>711550</text:p>
              </table:table-cell>
              <table:table-cell office:value-type="float" office:value="609953">
                <text:p>6099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99858">
                <text:p>599858</text:p>
              </table:table-cell>
              <table:table-cell office:value-type="float" office:value="514040">
                <text:p>514040</text:p>
              </table:table-cell>
              <table:table-cell office:value-type="float" office:value="688980">
                <text:p>688980</text:p>
              </table:table-cell>
              <table:table-cell office:value-type="float" office:value="590583">
                <text:p>5905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73936">
                <text:p>573936</text:p>
              </table:table-cell>
              <table:table-cell office:value-type="float" office:value="488987">
                <text:p>488987</text:p>
              </table:table-cell>
              <table:table-cell office:value-type="float" office:value="665887">
                <text:p>665887</text:p>
              </table:table-cell>
              <table:table-cell office:value-type="float" office:value="569685">
                <text:p>569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48895">
                <text:p>548895</text:p>
              </table:table-cell>
              <table:table-cell office:value-type="float" office:value="466039">
                <text:p>466039</text:p>
              </table:table-cell>
              <table:table-cell office:value-type="float" office:value="642177">
                <text:p>642177</text:p>
              </table:table-cell>
              <table:table-cell office:value-type="float" office:value="549476">
                <text:p>5494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19612">
                <text:p>519612</text:p>
              </table:table-cell>
              <table:table-cell office:value-type="float" office:value="444259">
                <text:p>444259</text:p>
              </table:table-cell>
              <table:table-cell office:value-type="float" office:value="615716">
                <text:p>615716</text:p>
              </table:table-cell>
              <table:table-cell office:value-type="float" office:value="526684">
                <text:p>5266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87736">
                <text:p>487736</text:p>
              </table:table-cell>
              <table:table-cell office:value-type="float" office:value="421559">
                <text:p>421559</text:p>
              </table:table-cell>
              <table:table-cell office:value-type="float" office:value="587333">
                <text:p>587333</text:p>
              </table:table-cell>
              <table:table-cell office:value-type="float" office:value="500495">
                <text:p>5004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56985">
                <text:p>456985</text:p>
              </table:table-cell>
              <table:table-cell office:value-type="float" office:value="394908">
                <text:p>394908</text:p>
              </table:table-cell>
              <table:table-cell office:value-type="float" office:value="560519">
                <text:p>560519</text:p>
              </table:table-cell>
              <table:table-cell office:value-type="float" office:value="470470">
                <text:p>4704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25398">
                <text:p>425398</text:p>
              </table:table-cell>
              <table:table-cell office:value-type="float" office:value="365456">
                <text:p>365456</text:p>
              </table:table-cell>
              <table:table-cell office:value-type="float" office:value="534237">
                <text:p>534237</text:p>
              </table:table-cell>
              <table:table-cell office:value-type="float" office:value="439171">
                <text:p>439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86948">
                <text:p>386948</text:p>
              </table:table-cell>
              <table:table-cell office:value-type="float" office:value="330179">
                <text:p>330179</text:p>
              </table:table-cell>
              <table:table-cell office:value-type="float" office:value="506494">
                <text:p>506494</text:p>
              </table:table-cell>
              <table:table-cell office:value-type="float" office:value="406107">
                <text:p>406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42618">
                <text:p>342618</text:p>
              </table:table-cell>
              <table:table-cell office:value-type="float" office:value="292050">
                <text:p>292050</text:p>
              </table:table-cell>
              <table:table-cell office:value-type="float" office:value="476307">
                <text:p>476307</text:p>
              </table:table-cell>
              <table:table-cell office:value-type="float" office:value="374987">
                <text:p>374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93564">
                <text:p>293564</text:p>
              </table:table-cell>
              <table:table-cell office:value-type="float" office:value="251909">
                <text:p>251909</text:p>
              </table:table-cell>
              <table:table-cell office:value-type="float" office:value="440961">
                <text:p>440961</text:p>
              </table:table-cell>
              <table:table-cell office:value-type="float" office:value="343881">
                <text:p>3438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47518">
                <text:p>247518</text:p>
              </table:table-cell>
              <table:table-cell office:value-type="float" office:value="214310">
                <text:p>214310</text:p>
              </table:table-cell>
              <table:table-cell office:value-type="float" office:value="402823">
                <text:p>402823</text:p>
              </table:table-cell>
              <table:table-cell office:value-type="float" office:value="312304">
                <text:p>3123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06986">
                <text:p>206986</text:p>
              </table:table-cell>
              <table:table-cell office:value-type="float" office:value="176132">
                <text:p>176132</text:p>
              </table:table-cell>
              <table:table-cell office:value-type="float" office:value="365461">
                <text:p>365461</text:p>
              </table:table-cell>
              <table:table-cell office:value-type="float" office:value="278690">
                <text:p>2786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4359">
                <text:p>174359</text:p>
              </table:table-cell>
              <table:table-cell office:value-type="float" office:value="137329">
                <text:p>137329</text:p>
              </table:table-cell>
              <table:table-cell office:value-type="float" office:value="330256">
                <text:p>330256</text:p>
              </table:table-cell>
              <table:table-cell office:value-type="float" office:value="246260">
                <text:p>2462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45094">
                <text:p>145094</text:p>
              </table:table-cell>
              <table:table-cell office:value-type="float" office:value="105194">
                <text:p>105194</text:p>
              </table:table-cell>
              <table:table-cell office:value-type="float" office:value="297121">
                <text:p>297121</text:p>
              </table:table-cell>
              <table:table-cell office:value-type="float" office:value="213687">
                <text:p>2136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9327">
                <text:p>119327</text:p>
              </table:table-cell>
              <table:table-cell office:value-type="float" office:value="80972">
                <text:p>80972</text:p>
              </table:table-cell>
              <table:table-cell office:value-type="float" office:value="263220">
                <text:p>263220</text:p>
              </table:table-cell>
              <table:table-cell office:value-type="float" office:value="184011">
                <text:p>1840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92772">
                <text:p>92772</text:p>
              </table:table-cell>
              <table:table-cell office:value-type="float" office:value="60553">
                <text:p>60553</text:p>
              </table:table-cell>
              <table:table-cell office:value-type="float" office:value="232025">
                <text:p>232025</text:p>
              </table:table-cell>
              <table:table-cell office:value-type="float" office:value="155655">
                <text:p>1556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7386">
                <text:p>67386</text:p>
              </table:table-cell>
              <table:table-cell office:value-type="float" office:value="43940">
                <text:p>43940</text:p>
              </table:table-cell>
              <table:table-cell office:value-type="float" office:value="200449">
                <text:p>200449</text:p>
              </table:table-cell>
              <table:table-cell office:value-type="float" office:value="126560">
                <text:p>1265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5133">
                <text:p>45133</text:p>
              </table:table-cell>
              <table:table-cell office:value-type="float" office:value="29196">
                <text:p>29196</text:p>
              </table:table-cell>
              <table:table-cell office:value-type="float" office:value="171456">
                <text:p>171456</text:p>
              </table:table-cell>
              <table:table-cell office:value-type="float" office:value="100701">
                <text:p>1007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7448">
                <text:p>27448</text:p>
              </table:table-cell>
              <table:table-cell office:value-type="float" office:value="18531">
                <text:p>18531</text:p>
              </table:table-cell>
              <table:table-cell office:value-type="float" office:value="146607">
                <text:p>146607</text:p>
              </table:table-cell>
              <table:table-cell office:value-type="float" office:value="75180">
                <text:p>75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6823">
                <text:p>16823</text:p>
              </table:table-cell>
              <table:table-cell office:value-type="float" office:value="12665">
                <text:p>12665</text:p>
              </table:table-cell>
              <table:table-cell office:value-type="float" office:value="123465">
                <text:p>123465</text:p>
              </table:table-cell>
              <table:table-cell office:value-type="float" office:value="51090">
                <text:p>510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77">
                <text:p>11677</text:p>
              </table:table-cell>
              <table:table-cell office:value-type="float" office:value="11050">
                <text:p>11050</text:p>
              </table:table-cell>
              <table:table-cell office:value-type="float" office:value="102991">
                <text:p>102991</text:p>
              </table:table-cell>
              <table:table-cell office:value-type="float" office:value="32187">
                <text:p>321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0385">
                <text:p>10385</text:p>
              </table:table-cell>
              <table:table-cell office:value-type="float" office:value="10272">
                <text:p>10272</text:p>
              </table:table-cell>
              <table:table-cell office:value-type="float" office:value="82738">
                <text:p>82738</text:p>
              </table:table-cell>
              <table:table-cell office:value-type="float" office:value="19953">
                <text:p>199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025">
                <text:p>10025</text:p>
              </table:table-cell>
              <table:table-cell office:value-type="float" office:value="9906">
                <text:p>9906</text:p>
              </table:table-cell>
              <table:table-cell office:value-type="float" office:value="65638">
                <text:p>65638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750">
                <text:p>9750</text:p>
              </table:table-cell>
              <table:table-cell office:value-type="float" office:value="9572">
                <text:p>9572</text:p>
              </table:table-cell>
              <table:table-cell office:value-type="float" office:value="49259">
                <text:p>49259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482">
                <text:p>9482</text:p>
              </table:table-cell>
              <table:table-cell office:value-type="float" office:value="9267">
                <text:p>9267</text:p>
              </table:table-cell>
              <table:table-cell office:value-type="float" office:value="41069">
                <text:p>41069</text:p>
              </table:table-cell>
              <table:table-cell office:value-type="float" office:value="12806">
                <text:p>12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210">
                <text:p>9210</text:p>
              </table:table-cell>
              <table:table-cell office:value-type="float" office:value="8957">
                <text:p>8957</text:p>
              </table:table-cell>
              <table:table-cell office:value-type="float" office:value="35574">
                <text:p>35574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917">
                <text:p>8917</text:p>
              </table:table-cell>
              <table:table-cell office:value-type="float" office:value="8676">
                <text:p>8676</text:p>
              </table:table-cell>
              <table:table-cell office:value-type="float" office:value="30749">
                <text:p>30749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626">
                <text:p>8626</text:p>
              </table:table-cell>
              <table:table-cell office:value-type="float" office:value="8370">
                <text:p>8370</text:p>
              </table:table-cell>
              <table:table-cell office:value-type="float" office:value="26347">
                <text:p>26347</text:p>
              </table:table-cell>
              <table:table-cell office:value-type="float" office:value="11825">
                <text:p>11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361">
                <text:p>8361</text:p>
              </table:table-cell>
              <table:table-cell office:value-type="float" office:value="8086">
                <text:p>8086</text:p>
              </table:table-cell>
              <table:table-cell office:value-type="float" office:value="23146">
                <text:p>23146</text:p>
              </table:table-cell>
              <table:table-cell office:value-type="float" office:value="11554">
                <text:p>115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8120">
                <text:p>8120</text:p>
              </table:table-cell>
              <table:table-cell office:value-type="float" office:value="7767">
                <text:p>7767</text:p>
              </table:table-cell>
              <table:table-cell office:value-type="float" office:value="21539">
                <text:p>21539</text:p>
              </table:table-cell>
              <table:table-cell office:value-type="float" office:value="11281">
                <text:p>11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830">
                <text:p>7830</text:p>
              </table:table-cell>
              <table:table-cell office:value-type="float" office:value="7416">
                <text:p>7416</text:p>
              </table:table-cell>
              <table:table-cell office:value-type="float" office:value="20821">
                <text:p>20821</text:p>
              </table:table-cell>
              <table:table-cell office:value-type="float" office:value="10978">
                <text:p>109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522">
                <text:p>7522</text:p>
              </table:table-cell>
              <table:table-cell office:value-type="float" office:value="7087">
                <text:p>7087</text:p>
              </table:table-cell>
              <table:table-cell office:value-type="float" office:value="20167">
                <text:p>20167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214">
                <text:p>7214</text:p>
              </table:table-cell>
              <table:table-cell office:value-type="float" office:value="6718">
                <text:p>6718</text:p>
              </table:table-cell>
              <table:table-cell office:value-type="float" office:value="19599">
                <text:p>19599</text:p>
              </table:table-cell>
              <table:table-cell office:value-type="float" office:value="10405">
                <text:p>104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6884">
                <text:p>6884</text:p>
              </table:table-cell>
              <table:table-cell office:value-type="float" office:value="6354">
                <text:p>6354</text:p>
              </table:table-cell>
              <table:table-cell office:value-type="float" office:value="18998">
                <text:p>18998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6558">
                <text:p>6558</text:p>
              </table:table-cell>
              <table:table-cell office:value-type="float" office:value="5963">
                <text:p>5963</text:p>
              </table:table-cell>
              <table:table-cell office:value-type="float" office:value="18466">
                <text:p>18466</text:p>
              </table:table-cell>
              <table:table-cell office:value-type="float" office:value="9742">
                <text:p>9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228">
                <text:p>6228</text:p>
              </table:table-cell>
              <table:table-cell office:value-type="float" office:value="5616">
                <text:p>5616</text:p>
              </table:table-cell>
              <table:table-cell office:value-type="float" office:value="17913">
                <text:p>1791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880">
                <text:p>5880</text:p>
              </table:table-cell>
              <table:table-cell office:value-type="float" office:value="5314">
                <text:p>5314</text:p>
              </table:table-cell>
              <table:table-cell office:value-type="float" office:value="17302">
                <text:p>17302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525">
                <text:p>5525</text:p>
              </table:table-cell>
              <table:table-cell office:value-type="float" office:value="5027">
                <text:p>5027</text:p>
              </table:table-cell>
              <table:table-cell office:value-type="float" office:value="16740">
                <text:p>16740</text:p>
              </table:table-cell>
              <table:table-cell office:value-type="float" office:value="8719">
                <text:p>87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175">
                <text:p>5175</text:p>
              </table:table-cell>
              <table:table-cell office:value-type="float" office:value="4751">
                <text:p>4751</text:p>
              </table:table-cell>
              <table:table-cell office:value-type="float" office:value="16257">
                <text:p>16257</text:p>
              </table:table-cell>
              <table:table-cell office:value-type="float" office:value="8405">
                <text:p>84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810">
                <text:p>4810</text:p>
              </table:table-cell>
              <table:table-cell office:value-type="float" office:value="4481">
                <text:p>4481</text:p>
              </table:table-cell>
              <table:table-cell office:value-type="float" office:value="15772">
                <text:p>15772</text:p>
              </table:table-cell>
              <table:table-cell office:value-type="float" office:value="8072">
                <text:p>80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488">
                <text:p>4488</text:p>
              </table:table-cell>
              <table:table-cell office:value-type="float" office:value="4176">
                <text:p>4176</text:p>
              </table:table-cell>
              <table:table-cell office:value-type="float" office:value="15292">
                <text:p>15292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196">
                <text:p>4196</text:p>
              </table:table-cell>
              <table:table-cell office:value-type="float" office:value="3907">
                <text:p>3907</text:p>
              </table:table-cell>
              <table:table-cell office:value-type="float" office:value="14819">
                <text:p>14819</text:p>
              </table:table-cell>
              <table:table-cell office:value-type="float" office:value="7357">
                <text:p>73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942">
                <text:p>3942</text:p>
              </table:table-cell>
              <table:table-cell office:value-type="float" office:value="3653">
                <text:p>3653</text:p>
              </table:table-cell>
              <table:table-cell office:value-type="float" office:value="14343">
                <text:p>14343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694">
                <text:p>3694</text:p>
              </table:table-cell>
              <table:table-cell office:value-type="float" office:value="3319">
                <text:p>3319</text:p>
              </table:table-cell>
              <table:table-cell office:value-type="float" office:value="13918">
                <text:p>13918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463">
                <text:p>3463</text:p>
              </table:table-cell>
              <table:table-cell office:value-type="float" office:value="3009">
                <text:p>3009</text:p>
              </table:table-cell>
              <table:table-cell office:value-type="float" office:value="13430">
                <text:p>13430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246">
                <text:p>3246</text:p>
              </table:table-cell>
              <table:table-cell office:value-type="float" office:value="2712">
                <text:p>2712</text:p>
              </table:table-cell>
              <table:table-cell office:value-type="float" office:value="12979">
                <text:p>12979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025">
                <text:p>3025</text:p>
              </table:table-cell>
              <table:table-cell office:value-type="float" office:value="2439">
                <text:p>2439</text:p>
              </table:table-cell>
              <table:table-cell office:value-type="float" office:value="12559">
                <text:p>12559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832">
                <text:p>2832</text:p>
              </table:table-cell>
              <table:table-cell office:value-type="float" office:value="2218">
                <text:p>2218</text:p>
              </table:table-cell>
              <table:table-cell office:value-type="float" office:value="12109">
                <text:p>12109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655">
                <text:p>2655</text:p>
              </table:table-cell>
              <table:table-cell office:value-type="float" office:value="2019">
                <text:p>2019</text:p>
              </table:table-cell>
              <table:table-cell office:value-type="float" office:value="11663">
                <text:p>11663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483">
                <text:p>2483</text:p>
              </table:table-cell>
              <table:table-cell office:value-type="float" office:value="1845">
                <text:p>1845</text:p>
              </table:table-cell>
              <table:table-cell office:value-type="float" office:value="11233">
                <text:p>11233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325">
                <text:p>2325</text:p>
              </table:table-cell>
              <table:table-cell office:value-type="float" office:value="1655">
                <text:p>1655</text:p>
              </table:table-cell>
              <table:table-cell office:value-type="float" office:value="10814">
                <text:p>10814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165">
                <text:p>2165</text:p>
              </table:table-cell>
              <table:table-cell office:value-type="float" office:value="1476">
                <text:p>1476</text:p>
              </table:table-cell>
              <table:table-cell office:value-type="float" office:value="10390">
                <text:p>1039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014">
                <text:p>2014</text:p>
              </table:table-cell>
              <table:table-cell office:value-type="float" office:value="1323">
                <text:p>1323</text:p>
              </table:table-cell>
              <table:table-cell office:value-type="float" office:value="9928">
                <text:p>9928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51">
                <text:p>1851</text:p>
              </table:table-cell>
              <table:table-cell office:value-type="float" office:value="1163">
                <text:p>1163</text:p>
              </table:table-cell>
              <table:table-cell office:value-type="float" office:value="9458">
                <text:p>9458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719">
                <text:p>1719</text:p>
              </table:table-cell>
              <table:table-cell office:value-type="float" office:value="1042">
                <text:p>1042</text:p>
              </table:table-cell>
              <table:table-cell office:value-type="float" office:value="9026">
                <text:p>9026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64">
                <text:p>1564</text:p>
              </table:table-cell>
              <table:table-cell office:value-type="float" office:value="933">
                <text:p>933</text:p>
              </table:table-cell>
              <table:table-cell office:value-type="float" office:value="8566">
                <text:p>856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441">
                <text:p>1441</text:p>
              </table:table-cell>
              <table:table-cell office:value-type="float" office:value="836">
                <text:p>836</text:p>
              </table:table-cell>
              <table:table-cell office:value-type="float" office:value="8096">
                <text:p>809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304">
                <text:p>1304</text:p>
              </table:table-cell>
              <table:table-cell office:value-type="float" office:value="729">
                <text:p>729</text:p>
              </table:table-cell>
              <table:table-cell office:value-type="float" office:value="7602">
                <text:p>7602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174">
                <text:p>1174</text:p>
              </table:table-cell>
              <table:table-cell office:value-type="float" office:value="633">
                <text:p>633</text:p>
              </table:table-cell>
              <table:table-cell office:value-type="float" office:value="7110">
                <text:p>711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75">
                <text:p>1075</text:p>
              </table:table-cell>
              <table:table-cell office:value-type="float" office:value="563">
                <text:p>563</text:p>
              </table:table-cell>
              <table:table-cell office:value-type="float" office:value="6574">
                <text:p>6574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973">
                <text:p>973</text:p>
              </table:table-cell>
              <table:table-cell office:value-type="float" office:value="497">
                <text:p>497</text:p>
              </table:table-cell>
              <table:table-cell office:value-type="float" office:value="6019">
                <text:p>6019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875">
                <text:p>875</text:p>
              </table:table-cell>
              <table:table-cell office:value-type="float" office:value="439">
                <text:p>439</text:p>
              </table:table-cell>
              <table:table-cell office:value-type="float" office:value="5425">
                <text:p>542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786">
                <text:p>786</text:p>
              </table:table-cell>
              <table:table-cell office:value-type="float" office:value="389">
                <text:p>389</text:p>
              </table:table-cell>
              <table:table-cell office:value-type="float" office:value="4836">
                <text:p>483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705">
                <text:p>705</text:p>
              </table:table-cell>
              <table:table-cell office:value-type="float" office:value="336">
                <text:p>336</text:p>
              </table:table-cell>
              <table:table-cell office:value-type="float" office:value="4298">
                <text:p>429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31">
                <text:p>631</text:p>
              </table:table-cell>
              <table:table-cell office:value-type="float" office:value="302">
                <text:p>302</text:p>
              </table:table-cell>
              <table:table-cell office:value-type="float" office:value="3734">
                <text:p>373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570">
                <text:p>570</text:p>
              </table:table-cell>
              <table:table-cell office:value-type="float" office:value="259">
                <text:p>259</text:p>
              </table:table-cell>
              <table:table-cell office:value-type="float" office:value="3134">
                <text:p>313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16">
                <text:p>516</text:p>
              </table:table-cell>
              <table:table-cell office:value-type="float" office:value="221">
                <text:p>221</text:p>
              </table:table-cell>
              <table:table-cell office:value-type="float" office:value="2609">
                <text:p>260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466">
                <text:p>466</text:p>
              </table:table-cell>
              <table:table-cell office:value-type="float" office:value="196">
                <text:p>196</text:p>
              </table:table-cell>
              <table:table-cell office:value-type="float" office:value="2174">
                <text:p>217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417">
                <text:p>417</text:p>
              </table:table-cell>
              <table:table-cell office:value-type="float" office:value="170">
                <text:p>170</text:p>
              </table:table-cell>
              <table:table-cell office:value-type="float" office:value="1830">
                <text:p>18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68">
                <text:p>368</text:p>
              </table:table-cell>
              <table:table-cell office:value-type="float" office:value="142">
                <text:p>142</text:p>
              </table:table-cell>
              <table:table-cell office:value-type="float" office:value="1505">
                <text:p>150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1163">
                <text:p>116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14">
                <text:p>314</text:p>
              </table:table-cell>
              <table:table-cell office:value-type="float" office:value="95">
                <text:p>95</text:p>
              </table:table-cell>
              <table:table-cell office:value-type="float" office:value="918">
                <text:p>9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98">
                <text:p>298</text:p>
              </table:table-cell>
              <table:table-cell office:value-type="float" office:value="77">
                <text:p>77</text:p>
              </table:table-cell>
              <table:table-cell office:value-type="float" office:value="711">
                <text:p>7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74">
                <text:p>274</text:p>
              </table:table-cell>
              <table:table-cell office:value-type="float" office:value="59">
                <text:p>59</text:p>
              </table:table-cell>
              <table:table-cell office:value-type="float" office:value="533">
                <text:p>5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60">
                <text:p>260</text:p>
              </table:table-cell>
              <table:table-cell office:value-type="float" office:value="49">
                <text:p>49</text:p>
              </table:table-cell>
              <table:table-cell office:value-type="float" office:value="382">
                <text:p>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44">
                <text:p>244</text:p>
              </table:table-cell>
              <table:table-cell office:value-type="float" office:value="40">
                <text:p>40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32">
                <text:p>232</text:p>
              </table:table-cell>
              <table:table-cell office:value-type="float" office:value="36">
                <text:p>36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18">
                <text:p>218</text:p>
              </table:table-cell>
              <table:table-cell office:value-type="float" office:value="24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99">
                <text:p>199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17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68">
                <text:p>168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44">
                <text:p>144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